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4.50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3554568">
            <text:p>35545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15QEA6MKXoLVNvEtYLZNPQPoeKuFFNegAwKMRuoWHtE35p",50000000000]</text:p>
          </table:table-cell>
          <table:table-cell office:value-type="float" office:value="1618322706">
            <text:p>1618322706</text:p>
          </table:table-cell>
          <table:table-cell office:value-type="string">
            <text:p>13-04-2021 14:05:06</text:p>
          </table:table-cell>
        </table:table-row>
        <table:table-row table:style-name="ro1">
          <table:table-cell office:value-type="float" office:value="3554965">
            <text:p>35549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KmCwMsVAH4ycDJ6aadk7Hj8KRSQNzHghrq4XVHGvocZzbg",50000000000]</text:p>
          </table:table-cell>
          <table:table-cell office:value-type="float" office:value="1618325088">
            <text:p>1618325088</text:p>
          </table:table-cell>
          <table:table-cell office:value-type="string">
            <text:p>13-04-2021 14:44:48</text:p>
          </table:table-cell>
        </table:table-row>
        <table:table-row table:style-name="ro1">
          <table:table-cell office:value-type="float" office:value="3555167">
            <text:p>35551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YYnQGFfirCLQX4iJ43WQgHQxiLVWa8qdU69WJyAXpUwXYX",50000000000]</text:p>
          </table:table-cell>
          <table:table-cell office:value-type="float" office:value="1618326300">
            <text:p>1618326300</text:p>
          </table:table-cell>
          <table:table-cell office:value-type="string">
            <text:p>13-04-2021 15:05:00</text:p>
          </table:table-cell>
        </table:table-row>
        <table:table-row table:style-name="ro1">
          <table:table-cell office:value-type="float" office:value="3555259">
            <text:p>35552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hGn4oE6eZKn7SGDUh67um2Pz8tNqPESaT8LsZhLJi24Jj",50000000000]</text:p>
          </table:table-cell>
          <table:table-cell office:value-type="float" office:value="1618326852">
            <text:p>1618326852</text:p>
          </table:table-cell>
          <table:table-cell office:value-type="string">
            <text:p>13-04-2021 15:14:12</text:p>
          </table:table-cell>
        </table:table-row>
        <table:table-row table:style-name="ro1">
          <table:table-cell office:value-type="float" office:value="3555275">
            <text:p>35552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KnhTX3jW93Y1THv5HZPuyYtuW9329YNyi9yQkeNXYD1qz",50000000000]</text:p>
          </table:table-cell>
          <table:table-cell office:value-type="float" office:value="1618326948">
            <text:p>1618326948</text:p>
          </table:table-cell>
          <table:table-cell office:value-type="string">
            <text:p>13-04-2021 15:15:48</text:p>
          </table:table-cell>
        </table:table-row>
        <table:table-row table:style-name="ro1">
          <table:table-cell office:value-type="float" office:value="3555286">
            <text:p>35552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p3W1noXNgDazq54doEFoSv77Vg8iRVpSHngoes5ydKLsNW",50000000000]</text:p>
          </table:table-cell>
          <table:table-cell office:value-type="float" office:value="1618327014">
            <text:p>1618327014</text:p>
          </table:table-cell>
          <table:table-cell office:value-type="string">
            <text:p>13-04-2021 15:16:54</text:p>
          </table:table-cell>
        </table:table-row>
        <table:table-row table:style-name="ro1">
          <table:table-cell office:value-type="float" office:value="3555294">
            <text:p>355529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9L4kZ9NyY9uVoPrgubN6gDHyazkCccDwfXtqCCzdrVkuxd",50000000000]</text:p>
          </table:table-cell>
          <table:table-cell office:value-type="float" office:value="1618327062">
            <text:p>1618327062</text:p>
          </table:table-cell>
          <table:table-cell office:value-type="string">
            <text:p>13-04-2021 15:17:42</text:p>
          </table:table-cell>
        </table:table-row>
        <table:table-row table:style-name="ro1">
          <table:table-cell office:value-type="float" office:value="3555320">
            <text:p>35553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VJP3RpPYm9hBkrPSjkuvC6uBFVMAsaQcT5JCFNFrD7fXp5",50000000000]</text:p>
          </table:table-cell>
          <table:table-cell office:value-type="float" office:value="1618327218">
            <text:p>1618327218</text:p>
          </table:table-cell>
          <table:table-cell office:value-type="string">
            <text:p>13-04-2021 15:20:18</text:p>
          </table:table-cell>
        </table:table-row>
        <table:table-row table:style-name="ro1">
          <table:table-cell office:value-type="float" office:value="3555390">
            <text:p>35553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Y1ZRA7VuMPoyJRU6jjc5FaLyWkYh1rpnByFeEzBExpQ8YH",50000000000]</text:p>
          </table:table-cell>
          <table:table-cell office:value-type="float" office:value="1618327638">
            <text:p>1618327638</text:p>
          </table:table-cell>
          <table:table-cell office:value-type="string">
            <text:p>13-04-2021 15:27:18</text:p>
          </table:table-cell>
        </table:table-row>
        <table:table-row table:style-name="ro1">
          <table:table-cell office:value-type="float" office:value="3555415">
            <text:p>35554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ubzLoxqduZdMJYXmao6dokiJeoQuTQiZj81V9ab9PA7MU4",50000000000]</text:p>
          </table:table-cell>
          <table:table-cell office:value-type="float" office:value="1618327788">
            <text:p>1618327788</text:p>
          </table:table-cell>
          <table:table-cell office:value-type="string">
            <text:p>13-04-2021 15:29:48</text:p>
          </table:table-cell>
        </table:table-row>
        <table:table-row table:style-name="ro1">
          <table:table-cell office:value-type="float" office:value="3555496">
            <text:p>35554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jNqmorFVCj6KVyawb2oiKBZsfaANYP8yepxiNUP5tR59Z",50000000000]</text:p>
          </table:table-cell>
          <table:table-cell office:value-type="float" office:value="1618328274">
            <text:p>1618328274</text:p>
          </table:table-cell>
          <table:table-cell office:value-type="string">
            <text:p>13-04-2021 15:37:54</text:p>
          </table:table-cell>
        </table:table-row>
        <table:table-row table:style-name="ro1">
          <table:table-cell office:value-type="float" office:value="3555543">
            <text:p>35555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B9VomCXxSF1PiT2ytpwmKxeVaS6YHsAW78YRCv3jTu32is",50000000000]</text:p>
          </table:table-cell>
          <table:table-cell office:value-type="float" office:value="1618328556">
            <text:p>1618328556</text:p>
          </table:table-cell>
          <table:table-cell office:value-type="string">
            <text:p>13-04-2021 15:42:36</text:p>
          </table:table-cell>
        </table:table-row>
        <table:table-row table:style-name="ro1">
          <table:table-cell office:value-type="float" office:value="3555580">
            <text:p>35555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xT5kyLn1ymAMGtgbHSiNLKwtnGHqkjqsF1fRMqqbW9jkvk",50000000000]</text:p>
          </table:table-cell>
          <table:table-cell office:value-type="float" office:value="1618328778">
            <text:p>1618328778</text:p>
          </table:table-cell>
          <table:table-cell office:value-type="string">
            <text:p>13-04-2021 15:46:18</text:p>
          </table:table-cell>
        </table:table-row>
        <table:table-row table:style-name="ro1">
          <table:table-cell office:value-type="float" office:value="3555630">
            <text:p>355563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s9w1S5skpYaaBG9EpCFCwf9UMQgfu27HkDYoPmMHtRmeU",50000000000]</text:p>
          </table:table-cell>
          <table:table-cell office:value-type="float" office:value="1618329078">
            <text:p>1618329078</text:p>
          </table:table-cell>
          <table:table-cell office:value-type="string">
            <text:p>13-04-2021 15:51:18</text:p>
          </table:table-cell>
        </table:table-row>
        <table:table-row table:style-name="ro1">
          <table:table-cell office:value-type="float" office:value="3555742">
            <text:p>35557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rTXhEUHTKeCbPTx9a2BNRbemdWhkcdzsfms5Uj92gKmHP2",50000000000]</text:p>
          </table:table-cell>
          <table:table-cell office:value-type="float" office:value="1618329750">
            <text:p>1618329750</text:p>
          </table:table-cell>
          <table:table-cell office:value-type="string">
            <text:p>13-04-2021 16:02:30</text:p>
          </table:table-cell>
        </table:table-row>
        <table:table-row table:style-name="ro1">
          <table:table-cell office:value-type="float" office:value="3555801">
            <text:p>35558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VjPuENmDCamq2fBwpbyZ2jBJjmWeiDpKoHLteiWeBS8LyW",50000000000]</text:p>
          </table:table-cell>
          <table:table-cell office:value-type="float" office:value="1618330104">
            <text:p>1618330104</text:p>
          </table:table-cell>
          <table:table-cell office:value-type="string">
            <text:p>13-04-2021 16:08:24</text:p>
          </table:table-cell>
        </table:table-row>
        <table:table-row table:style-name="ro1">
          <table:table-cell office:value-type="float" office:value="3555980">
            <text:p>35559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dyJkqd3HaV5wiU4rL4NfDFj9iDthkFwrvwkcQfkeFHoeoU",50000000000]</text:p>
          </table:table-cell>
          <table:table-cell office:value-type="float" office:value="1618331178">
            <text:p>1618331178</text:p>
          </table:table-cell>
          <table:table-cell office:value-type="string">
            <text:p>13-04-2021 16:26:18</text:p>
          </table:table-cell>
        </table:table-row>
        <table:table-row table:style-name="ro1">
          <table:table-cell office:value-type="float" office:value="3556002">
            <text:p>35560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KhmZhaBz5Dh1PsHCFz1Coz6dPBdicKVZM2L9RE1z5P1m78",50000000000]</text:p>
          </table:table-cell>
          <table:table-cell office:value-type="float" office:value="1618331310">
            <text:p>1618331310</text:p>
          </table:table-cell>
          <table:table-cell office:value-type="string">
            <text:p>13-04-2021 16:28:30</text:p>
          </table:table-cell>
        </table:table-row>
        <table:table-row table:style-name="ro1">
          <table:table-cell office:value-type="float" office:value="3556011">
            <text:p>35560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f7M1D2gyQYKE4GF1BAC4ShR76P1Xda9aGnEoQTRR1RMLf",50000000000]</text:p>
          </table:table-cell>
          <table:table-cell office:value-type="float" office:value="1618331364">
            <text:p>1618331364</text:p>
          </table:table-cell>
          <table:table-cell office:value-type="string">
            <text:p>13-04-2021 16:29:24</text:p>
          </table:table-cell>
        </table:table-row>
        <table:table-row table:style-name="ro1">
          <table:table-cell office:value-type="float" office:value="3556015">
            <text:p>35560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HGGD1FLBRGxXtpDKnoMmiS8T8xFWURarrZBuqJi5UrvcwB",50000000000]</text:p>
          </table:table-cell>
          <table:table-cell office:value-type="float" office:value="1618331388">
            <text:p>1618331388</text:p>
          </table:table-cell>
          <table:table-cell office:value-type="string">
            <text:p>13-04-2021 16:29:48</text:p>
          </table:table-cell>
        </table:table-row>
        <table:table-row table:style-name="ro1">
          <table:table-cell office:value-type="float" office:value="3556040">
            <text:p>355604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x1UTPzi2jXiZTVD4c6ctGDgy3nyygBzSMdvVrLxd41m8u",50000000000]</text:p>
          </table:table-cell>
          <table:table-cell office:value-type="float" office:value="1618331538">
            <text:p>1618331538</text:p>
          </table:table-cell>
          <table:table-cell office:value-type="string">
            <text:p>13-04-2021 16:32:18</text:p>
          </table:table-cell>
        </table:table-row>
        <table:table-row table:style-name="ro1">
          <table:table-cell office:value-type="float" office:value="3556215">
            <text:p>35562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KdZKhEDnH1pW1V9iq7RZkkEVgfHV5C5hsJwhWkK7wdWnMo",50000000000]</text:p>
          </table:table-cell>
          <table:table-cell office:value-type="float" office:value="1618332588">
            <text:p>1618332588</text:p>
          </table:table-cell>
          <table:table-cell office:value-type="string">
            <text:p>13-04-2021 16:49:48</text:p>
          </table:table-cell>
        </table:table-row>
        <table:table-row table:style-name="ro1">
          <table:table-cell office:value-type="float" office:value="3556270">
            <text:p>355627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wydm9xXKb2hogmEuzehq1kPrroYvopjVVsrsiLcu3xHrCP",50000000000]</text:p>
          </table:table-cell>
          <table:table-cell office:value-type="float" office:value="1618332918">
            <text:p>1618332918</text:p>
          </table:table-cell>
          <table:table-cell office:value-type="string">
            <text:p>13-04-2021 16:55:18</text:p>
          </table:table-cell>
        </table:table-row>
        <table:table-row table:style-name="ro1">
          <table:table-cell office:value-type="float" office:value="3556278">
            <text:p>35562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n2y1sgbhKKtE9uiPH3iwEbJgrVKNbGzYYKtcWndkVKmdy",50000000000]</text:p>
          </table:table-cell>
          <table:table-cell office:value-type="float" office:value="1618332966">
            <text:p>1618332966</text:p>
          </table:table-cell>
          <table:table-cell office:value-type="string">
            <text:p>13-04-2021 16:56:06</text:p>
          </table:table-cell>
        </table:table-row>
        <table:table-row table:style-name="ro1">
          <table:table-cell office:value-type="float" office:value="3556294">
            <text:p>355629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qqV3o7CNw7anesic8KYBDzQix5HEsmg6ta7Doi27SnohLK",50000000000]</text:p>
          </table:table-cell>
          <table:table-cell office:value-type="float" office:value="1618333062">
            <text:p>1618333062</text:p>
          </table:table-cell>
          <table:table-cell office:value-type="string">
            <text:p>13-04-2021 16:57:42</text:p>
          </table:table-cell>
        </table:table-row>
        <table:table-row table:style-name="ro1">
          <table:table-cell office:value-type="float" office:value="3556387">
            <text:p>35563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XDxrUJSRWBfFNDM8rNVmm6hfMruC9hDtkDCZLW6FxtNHMP",50000000000]</text:p>
          </table:table-cell>
          <table:table-cell office:value-type="float" office:value="1618333620">
            <text:p>1618333620</text:p>
          </table:table-cell>
          <table:table-cell office:value-type="string">
            <text:p>13-04-2021 17:07:00</text:p>
          </table:table-cell>
        </table:table-row>
        <table:table-row table:style-name="ro1">
          <table:table-cell office:value-type="float" office:value="3556417">
            <text:p>35564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5qMdDmXEC5qaT1jPkz6CzGHsbmWqqNCUaSg1hfDgCP1vb2",50000000000]</text:p>
          </table:table-cell>
          <table:table-cell office:value-type="float" office:value="1618333800">
            <text:p>1618333800</text:p>
          </table:table-cell>
          <table:table-cell office:value-type="string">
            <text:p>13-04-2021 17:10:00</text:p>
          </table:table-cell>
        </table:table-row>
        <table:table-row table:style-name="ro1">
          <table:table-cell office:value-type="float" office:value="3556432">
            <text:p>35564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Q7UgD7nNBzYHPrVYZ6AKBi4ofjHFHEFMGHFPQJMWK5rrgb",50000000000]</text:p>
          </table:table-cell>
          <table:table-cell office:value-type="float" office:value="1618333890">
            <text:p>1618333890</text:p>
          </table:table-cell>
          <table:table-cell office:value-type="string">
            <text:p>13-04-2021 17:11:30</text:p>
          </table:table-cell>
        </table:table-row>
        <table:table-row table:style-name="ro1">
          <table:table-cell office:value-type="float" office:value="3556444">
            <text:p>35564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tg6o2YQkCt6PD9F5S7KZSVbfwGGgvFYhy9S5nq1pu3wEZF",50000000000]</text:p>
          </table:table-cell>
          <table:table-cell office:value-type="float" office:value="1618333962">
            <text:p>1618333962</text:p>
          </table:table-cell>
          <table:table-cell office:value-type="string">
            <text:p>13-04-2021 17:12:42</text:p>
          </table:table-cell>
        </table:table-row>
        <table:table-row table:style-name="ro1">
          <table:table-cell office:value-type="float" office:value="3556447">
            <text:p>35564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VgjknkVqhd9vVg1dEAE3yEViG2kCpxfZHnaZFwcVvBCqm",50000000000]</text:p>
          </table:table-cell>
          <table:table-cell office:value-type="float" office:value="1618333980">
            <text:p>1618333980</text:p>
          </table:table-cell>
          <table:table-cell office:value-type="string">
            <text:p>13-04-2021 17:13:00</text:p>
          </table:table-cell>
        </table:table-row>
        <table:table-row table:style-name="ro1">
          <table:table-cell office:value-type="float" office:value="3556512">
            <text:p>355651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jHvey5AfxrqPd1Bu6kiQYg9157wS7jcWYJoJKRxAxD4hSo",50000000000]</text:p>
          </table:table-cell>
          <table:table-cell office:value-type="float" office:value="1618334370">
            <text:p>1618334370</text:p>
          </table:table-cell>
          <table:table-cell office:value-type="string">
            <text:p>13-04-2021 17:19:30</text:p>
          </table:table-cell>
        </table:table-row>
        <table:table-row table:style-name="ro1">
          <table:table-cell office:value-type="float" office:value="3556587">
            <text:p>35565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3yAPXJ8GvDk5Us33E7nt9uAEzACn36maLkoXLqc9bFJSKR",50000000000]</text:p>
          </table:table-cell>
          <table:table-cell office:value-type="float" office:value="1618334820">
            <text:p>1618334820</text:p>
          </table:table-cell>
          <table:table-cell office:value-type="string">
            <text:p>13-04-2021 17:27:00</text:p>
          </table:table-cell>
        </table:table-row>
        <table:table-row table:style-name="ro1">
          <table:table-cell office:value-type="float" office:value="3556706">
            <text:p>35567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gXA4evce8oo8croVzyMha5AMTRgC6MgzT7cUGe9o2GiKz",50000000000]</text:p>
          </table:table-cell>
          <table:table-cell office:value-type="float" office:value="1618335534">
            <text:p>1618335534</text:p>
          </table:table-cell>
          <table:table-cell office:value-type="string">
            <text:p>13-04-2021 17:38:54</text:p>
          </table:table-cell>
        </table:table-row>
        <table:table-row table:style-name="ro1">
          <table:table-cell office:value-type="float" office:value="3556728">
            <text:p>35567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hHCL3W1amujSLssrmx5vd1KoTV6bs9WMGZRK79ersZRadU",50000000000]</text:p>
          </table:table-cell>
          <table:table-cell office:value-type="float" office:value="1618335666">
            <text:p>1618335666</text:p>
          </table:table-cell>
          <table:table-cell office:value-type="string">
            <text:p>13-04-2021 17:41:06</text:p>
          </table:table-cell>
        </table:table-row>
        <table:table-row table:style-name="ro1">
          <table:table-cell office:value-type="float" office:value="3556968">
            <text:p>35569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H2cvARKaAMLB8iDQKAqshZi3aSNypztF9D8t5mkAfdLBsS",50000000000]</text:p>
          </table:table-cell>
          <table:table-cell office:value-type="float" office:value="1618337106">
            <text:p>1618337106</text:p>
          </table:table-cell>
          <table:table-cell office:value-type="string">
            <text:p>13-04-2021 18:05:06</text:p>
          </table:table-cell>
        </table:table-row>
        <table:table-row table:style-name="ro1">
          <table:table-cell office:value-type="float" office:value="3557028">
            <text:p>35570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xYWqovAzK2K7pRJY68KJFVsxAve5wLSMK6jM7E1JzD7k8h",50000000000]</text:p>
          </table:table-cell>
          <table:table-cell office:value-type="float" office:value="1618337466">
            <text:p>1618337466</text:p>
          </table:table-cell>
          <table:table-cell office:value-type="string">
            <text:p>13-04-2021 18:11:06</text:p>
          </table:table-cell>
        </table:table-row>
        <table:table-row table:style-name="ro1">
          <table:table-cell office:value-type="float" office:value="3557060">
            <text:p>35570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6zATMwJKYHKxvZeSyucjyx6Mrn6d1QTfu5EeYbVzJcroxW",50000000000]</text:p>
          </table:table-cell>
          <table:table-cell office:value-type="float" office:value="1618337658">
            <text:p>1618337658</text:p>
          </table:table-cell>
          <table:table-cell office:value-type="string">
            <text:p>13-04-2021 18:14:18</text:p>
          </table:table-cell>
        </table:table-row>
        <table:table-row table:style-name="ro1">
          <table:table-cell office:value-type="float" office:value="3557101">
            <text:p>35571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4cA5nEWSCM6fmt14Gxo21uQg3semUgpyCtejmGWNn9DBH",50000000000]</text:p>
          </table:table-cell>
          <table:table-cell office:value-type="float" office:value="1618337904">
            <text:p>1618337904</text:p>
          </table:table-cell>
          <table:table-cell office:value-type="string">
            <text:p>13-04-2021 18:18:24</text:p>
          </table:table-cell>
        </table:table-row>
        <table:table-row table:style-name="ro1">
          <table:table-cell office:value-type="float" office:value="3557106">
            <text:p>35571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bBZAvp2FfXcybwGph8r48zPqNCUDuS7RJAxSNs72AyHm2",50000000000]</text:p>
          </table:table-cell>
          <table:table-cell office:value-type="float" office:value="1618337934">
            <text:p>1618337934</text:p>
          </table:table-cell>
          <table:table-cell office:value-type="string">
            <text:p>13-04-2021 18:18:54</text:p>
          </table:table-cell>
        </table:table-row>
        <table:table-row table:style-name="ro1">
          <table:table-cell office:value-type="float" office:value="3557142">
            <text:p>35571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uscWdgSPsUizfJAkMto1zpc4SiCJLL6jqFzZB2YBk2KZfs",50000000000]</text:p>
          </table:table-cell>
          <table:table-cell office:value-type="float" office:value="1618338150">
            <text:p>1618338150</text:p>
          </table:table-cell>
          <table:table-cell office:value-type="string">
            <text:p>13-04-2021 18:22:30</text:p>
          </table:table-cell>
        </table:table-row>
        <table:table-row table:style-name="ro1">
          <table:table-cell office:value-type="float" office:value="3557353">
            <text:p>355735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aaaca5LoRRd8mgL3kbEWKgnMM26CLbyyvt58vcPzNp43k",50000000000]</text:p>
          </table:table-cell>
          <table:table-cell office:value-type="float" office:value="1618339416">
            <text:p>1618339416</text:p>
          </table:table-cell>
          <table:table-cell office:value-type="string">
            <text:p>13-04-2021 18:43:36</text:p>
          </table:table-cell>
        </table:table-row>
        <table:table-row table:style-name="ro1">
          <table:table-cell office:value-type="float" office:value="3557371">
            <text:p>35573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3BnGa6f9WcPimVyN5dR2yLEDHeJaAfLKs5KVkSG87oapQR",50000000000]</text:p>
          </table:table-cell>
          <table:table-cell office:value-type="float" office:value="1618339524">
            <text:p>1618339524</text:p>
          </table:table-cell>
          <table:table-cell office:value-type="string">
            <text:p>13-04-2021 18:45:24</text:p>
          </table:table-cell>
        </table:table-row>
        <table:table-row table:style-name="ro1">
          <table:table-cell office:value-type="float" office:value="3557445">
            <text:p>35574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yRMB34fg5HsmEeufG7WEhqDwjzW9tWuQbVDdJAijQLL4S1",50000000000]</text:p>
          </table:table-cell>
          <table:table-cell office:value-type="float" office:value="1618339968">
            <text:p>1618339968</text:p>
          </table:table-cell>
          <table:table-cell office:value-type="string">
            <text:p>13-04-2021 18:52:48</text:p>
          </table:table-cell>
        </table:table-row>
        <table:table-row table:style-name="ro1">
          <table:table-cell office:value-type="float" office:value="3557474">
            <text:p>355747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9DLWaxhVRgFAtbALP5nHkMDMHEcEQ8HW3gQ9pypG7ZRT1",50000000000]</text:p>
          </table:table-cell>
          <table:table-cell office:value-type="float" office:value="1618340142">
            <text:p>1618340142</text:p>
          </table:table-cell>
          <table:table-cell office:value-type="string">
            <text:p>13-04-2021 18:55:42</text:p>
          </table:table-cell>
        </table:table-row>
        <table:table-row table:style-name="ro1">
          <table:table-cell office:value-type="float" office:value="3557603">
            <text:p>35576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55mnS27N1SdG3W9mah2ZeTsv1m5pxFwejhZs3AYiFGD1k",50000000000]</text:p>
          </table:table-cell>
          <table:table-cell office:value-type="float" office:value="1618340916">
            <text:p>1618340916</text:p>
          </table:table-cell>
          <table:table-cell office:value-type="string">
            <text:p>13-04-2021 19:08:36</text:p>
          </table:table-cell>
        </table:table-row>
        <table:table-row table:style-name="ro1">
          <table:table-cell office:value-type="float" office:value="3557639">
            <text:p>35576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j2nQVXtdYWe4HU4EzZHmrYfDtoVxTEkJcjbDnzUiivF1K",50000000000]</text:p>
          </table:table-cell>
          <table:table-cell office:value-type="float" office:value="1618341132">
            <text:p>1618341132</text:p>
          </table:table-cell>
          <table:table-cell office:value-type="string">
            <text:p>13-04-2021 19:12:12</text:p>
          </table:table-cell>
        </table:table-row>
        <table:table-row table:style-name="ro1">
          <table:table-cell office:value-type="float" office:value="3557685">
            <text:p>355768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81btZfvAr1fTR5Cm8GqkEbSu7vrU8S2FxtGWhDvZkc76MQ",50000000000]</text:p>
          </table:table-cell>
          <table:table-cell office:value-type="float" office:value="1618341408">
            <text:p>1618341408</text:p>
          </table:table-cell>
          <table:table-cell office:value-type="string">
            <text:p>13-04-2021 19:16:48</text:p>
          </table:table-cell>
        </table:table-row>
        <table:table-row table:style-name="ro1">
          <table:table-cell office:value-type="float" office:value="3557719">
            <text:p>35577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K6CbMpyvj7KT8RaWgb2WmzrpwcgVCC5FhoQbzWWaotjCEo",50000000000]</text:p>
          </table:table-cell>
          <table:table-cell office:value-type="float" office:value="1618341612">
            <text:p>1618341612</text:p>
          </table:table-cell>
          <table:table-cell office:value-type="string">
            <text:p>13-04-2021 19:20:12</text:p>
          </table:table-cell>
        </table:table-row>
        <table:table-row table:style-name="ro1">
          <table:table-cell office:value-type="float" office:value="3557762">
            <text:p>35577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YgynHs9WvAL4rGvTNPErrEKx4tPJHPUKieC3y2qsexjt6F",50000000000]</text:p>
          </table:table-cell>
          <table:table-cell office:value-type="float" office:value="1618341870">
            <text:p>1618341870</text:p>
          </table:table-cell>
          <table:table-cell office:value-type="string">
            <text:p>13-04-2021 19:24:30</text:p>
          </table:table-cell>
        </table:table-row>
        <table:table-row table:style-name="ro1">
          <table:table-cell office:value-type="float" office:value="3558246">
            <text:p>35582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2hKVmdwbEMNKQkHfYJj8deSqiAFZaxrAEk69yRY4hQRHdh",50000000000]</text:p>
          </table:table-cell>
          <table:table-cell office:value-type="float" office:value="1618344774">
            <text:p>1618344774</text:p>
          </table:table-cell>
          <table:table-cell office:value-type="string">
            <text:p>13-04-2021 20:12:54</text:p>
          </table:table-cell>
        </table:table-row>
        <table:table-row table:style-name="ro1">
          <table:table-cell office:value-type="float" office:value="3558645">
            <text:p>35586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nkDD8dKgJbHRpUKdnWyQVUz3doGPitvUF4EDfBHXTFTp2",50000000000]</text:p>
          </table:table-cell>
          <table:table-cell office:value-type="float" office:value="1618347168">
            <text:p>1618347168</text:p>
          </table:table-cell>
          <table:table-cell office:value-type="string">
            <text:p>13-04-2021 20:52:48</text:p>
          </table:table-cell>
        </table:table-row>
        <table:table-row table:style-name="ro1">
          <table:table-cell office:value-type="float" office:value="3558775">
            <text:p>35587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G1SDeWyH74rpN5A1iwKF6KRjcxSGK6C3Dt7bSZoEo8E68V",50000000000]</text:p>
          </table:table-cell>
          <table:table-cell office:value-type="float" office:value="1618347948">
            <text:p>1618347948</text:p>
          </table:table-cell>
          <table:table-cell office:value-type="string">
            <text:p>13-04-2021 21:05:48</text:p>
          </table:table-cell>
        </table:table-row>
        <table:table-row table:style-name="ro1">
          <table:table-cell office:value-type="float" office:value="3558811">
            <text:p>35588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SoSZexFpKpMDEFVRvj63EDNGShCjbCaUp1z89H7ziFh22a",50000000000]</text:p>
          </table:table-cell>
          <table:table-cell office:value-type="float" office:value="1618348164">
            <text:p>1618348164</text:p>
          </table:table-cell>
          <table:table-cell office:value-type="string">
            <text:p>13-04-2021 21:09:24</text:p>
          </table:table-cell>
        </table:table-row>
        <table:table-row table:style-name="ro1">
          <table:table-cell office:value-type="float" office:value="3558840">
            <text:p>355884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7iqw5dXyjgTs8DLgj2wh6fiqYdnLQvUCbr5GC9yMkXXa48",50000000000]</text:p>
          </table:table-cell>
          <table:table-cell office:value-type="float" office:value="1618348338">
            <text:p>1618348338</text:p>
          </table:table-cell>
          <table:table-cell office:value-type="string">
            <text:p>13-04-2021 21:12:18</text:p>
          </table:table-cell>
        </table:table-row>
        <table:table-row table:style-name="ro1">
          <table:table-cell office:value-type="float" office:value="3558944">
            <text:p>35589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uL3dd6pfMFDWtbNMnBeCizKPcwdsJCCv1QDfJeyWhjXXjU",50000000000]</text:p>
          </table:table-cell>
          <table:table-cell office:value-type="float" office:value="1618348962">
            <text:p>1618348962</text:p>
          </table:table-cell>
          <table:table-cell office:value-type="string">
            <text:p>13-04-2021 21:22:42</text:p>
          </table:table-cell>
        </table:table-row>
        <table:table-row table:style-name="ro1">
          <table:table-cell office:value-type="float" office:value="3559401">
            <text:p>35594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nWYoe2nMm6um6KcrSPy5Ps6mFXaKNscZRDqn3QBaQHPy18",50000000000]</text:p>
          </table:table-cell>
          <table:table-cell office:value-type="float" office:value="1618351704">
            <text:p>1618351704</text:p>
          </table:table-cell>
          <table:table-cell office:value-type="string">
            <text:p>13-04-2021 22:08:24</text:p>
          </table:table-cell>
        </table:table-row>
        <table:table-row table:style-name="ro1">
          <table:table-cell office:value-type="float" office:value="3559411">
            <text:p>35594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ko3eiGXBYSzJ7zkyx4KAgA1BufxafUjHCc2e1nPSBvoaM",50000000000]</text:p>
          </table:table-cell>
          <table:table-cell office:value-type="float" office:value="1618351764">
            <text:p>1618351764</text:p>
          </table:table-cell>
          <table:table-cell office:value-type="string">
            <text:p>13-04-2021 22:09:24</text:p>
          </table:table-cell>
        </table:table-row>
        <table:table-row table:style-name="ro1">
          <table:table-cell office:value-type="float" office:value="3559553">
            <text:p>355955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wkjfuBxTaLrKhD5YQMt2vgvFfxk1eCyhhFibuJyX871Zd",50000000000]</text:p>
          </table:table-cell>
          <table:table-cell office:value-type="float" office:value="1618352616">
            <text:p>1618352616</text:p>
          </table:table-cell>
          <table:table-cell office:value-type="string">
            <text:p>13-04-2021 22:23:36</text:p>
          </table:table-cell>
        </table:table-row>
        <table:table-row table:style-name="ro1">
          <table:table-cell office:value-type="float" office:value="3559589">
            <text:p>35595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tPGjtQLs23aiuaobewUpnobaxYkJWSqV3ykjUM3bN5qGEJ",50000000000]</text:p>
          </table:table-cell>
          <table:table-cell office:value-type="float" office:value="1618352832">
            <text:p>1618352832</text:p>
          </table:table-cell>
          <table:table-cell office:value-type="string">
            <text:p>13-04-2021 22:27:12</text:p>
          </table:table-cell>
        </table:table-row>
        <table:table-row table:style-name="ro1">
          <table:table-cell office:value-type="float" office:value="3559639">
            <text:p>35596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WcyaJn1N3ptLexmH7ieZmSFdaWLuRVW2dWMB6ou3pu8DC",50000000000]</text:p>
          </table:table-cell>
          <table:table-cell office:value-type="float" office:value="1618353132">
            <text:p>1618353132</text:p>
          </table:table-cell>
          <table:table-cell office:value-type="string">
            <text:p>13-04-2021 22:32:12</text:p>
          </table:table-cell>
        </table:table-row>
        <table:table-row table:style-name="ro1">
          <table:table-cell office:value-type="float" office:value="3559763">
            <text:p>35597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yLMCCryjk5iQUeGooaMdLEWZnE9aMq9s6gR89cXwFxP4V",50000000000]</text:p>
          </table:table-cell>
          <table:table-cell office:value-type="float" office:value="1618353876">
            <text:p>1618353876</text:p>
          </table:table-cell>
          <table:table-cell office:value-type="string">
            <text:p>13-04-2021 22:44:36</text:p>
          </table:table-cell>
        </table:table-row>
        <table:table-row table:style-name="ro1">
          <table:table-cell office:value-type="float" office:value="3560492">
            <text:p>35604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NMCfRZXCfPauqEJouAXtpv18U89Cea5M58ajnQWDkWZGb",50000000000]</text:p>
          </table:table-cell>
          <table:table-cell office:value-type="float" office:value="1618358250">
            <text:p>1618358250</text:p>
          </table:table-cell>
          <table:table-cell office:value-type="string">
            <text:p>13-04-2021 23:57:30</text:p>
          </table:table-cell>
        </table:table-row>
        <table:table-row table:style-name="ro1">
          <table:table-cell office:value-type="float" office:value="3561066">
            <text:p>356106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QXoeuUEpd7TgaYf7wjiihv7jn16MpoqKULkmC5wup2JD8r",50000000000]</text:p>
          </table:table-cell>
          <table:table-cell office:value-type="float" office:value="1618361694">
            <text:p>1618361694</text:p>
          </table:table-cell>
          <table:table-cell office:value-type="string">
            <text:p>14-04-2021 0:54:54</text:p>
          </table:table-cell>
        </table:table-row>
        <table:table-row table:style-name="ro1">
          <table:table-cell office:value-type="float" office:value="3561491">
            <text:p>356149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67rqDUqKYEHiscCJRR5SX9Db2zuocaUN7iWdWQjBYCiV56",50000000000]</text:p>
          </table:table-cell>
          <table:table-cell office:value-type="float" office:value="1618364244">
            <text:p>1618364244</text:p>
          </table:table-cell>
          <table:table-cell office:value-type="string">
            <text:p>14-04-2021 1:37:24</text:p>
          </table:table-cell>
        </table:table-row>
        <table:table-row table:style-name="ro1">
          <table:table-cell office:value-type="float" office:value="3561588">
            <text:p>356158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4eDwWsPMKrcMJjK5HJVQSdYqZAuLPoWX842DDcEporjty",50000000000]</text:p>
          </table:table-cell>
          <table:table-cell office:value-type="float" office:value="1618364826">
            <text:p>1618364826</text:p>
          </table:table-cell>
          <table:table-cell office:value-type="string">
            <text:p>14-04-2021 1:47:06</text:p>
          </table:table-cell>
        </table:table-row>
        <table:table-row table:style-name="ro1">
          <table:table-cell office:value-type="float" office:value="3561596">
            <text:p>35615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XnLPryUjXicYK55bbnUmD35pgvpVAvoEbm4uUGLvuwSm9i",50000000000]</text:p>
          </table:table-cell>
          <table:table-cell office:value-type="float" office:value="1618364874">
            <text:p>1618364874</text:p>
          </table:table-cell>
          <table:table-cell office:value-type="string">
            <text:p>14-04-2021 1:47:54</text:p>
          </table:table-cell>
        </table:table-row>
        <table:table-row table:style-name="ro1">
          <table:table-cell office:value-type="float" office:value="3561809">
            <text:p>356180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2YhZ2qX3vdNakAYkctqFeNU3bYaK76tUXsQFwTF8Rhddi",50000000000]</text:p>
          </table:table-cell>
          <table:table-cell office:value-type="float" office:value="1618366152">
            <text:p>1618366152</text:p>
          </table:table-cell>
          <table:table-cell office:value-type="string">
            <text:p>14-04-2021 2:09:12</text:p>
          </table:table-cell>
        </table:table-row>
        <table:table-row table:style-name="ro1">
          <table:table-cell office:value-type="float" office:value="3561834">
            <text:p>35618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fbkB1BgcJkn9F73UAQZMhdPzDmeEyJQAPH7KSFBK4d9mmJ",50000000000]</text:p>
          </table:table-cell>
          <table:table-cell office:value-type="float" office:value="1618366302">
            <text:p>1618366302</text:p>
          </table:table-cell>
          <table:table-cell office:value-type="string">
            <text:p>14-04-2021 2:11:42</text:p>
          </table:table-cell>
        </table:table-row>
        <table:table-row table:style-name="ro1">
          <table:table-cell office:value-type="float" office:value="3561900">
            <text:p>356190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uAT2gxbutDNgkMiDHSf9CHb6tMg9pQDqsVrd96g5JwMYzm",50000000000]</text:p>
          </table:table-cell>
          <table:table-cell office:value-type="float" office:value="1618366698">
            <text:p>1618366698</text:p>
          </table:table-cell>
          <table:table-cell office:value-type="string">
            <text:p>14-04-2021 2:18:18</text:p>
          </table:table-cell>
        </table:table-row>
        <table:table-row table:style-name="ro1">
          <table:table-cell office:value-type="float" office:value="3561920">
            <text:p>35619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sQJnDFh3NqwfXfFk1SDYs4WvuZH66wstoLijggoEs4ZjG",50000000000]</text:p>
          </table:table-cell>
          <table:table-cell office:value-type="float" office:value="1618366818">
            <text:p>1618366818</text:p>
          </table:table-cell>
          <table:table-cell office:value-type="string">
            <text:p>14-04-2021 2:20:18</text:p>
          </table:table-cell>
        </table:table-row>
        <table:table-row table:style-name="ro1">
          <table:table-cell office:value-type="float" office:value="3561977">
            <text:p>35619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S6USnwncyD21W4sBVjvquJRFKya9iFXv3cnekiwYrBt6N",50000000000]</text:p>
          </table:table-cell>
          <table:table-cell office:value-type="float" office:value="1618367160">
            <text:p>1618367160</text:p>
          </table:table-cell>
          <table:table-cell office:value-type="string">
            <text:p>14-04-2021 2:26:00</text:p>
          </table:table-cell>
        </table:table-row>
        <table:table-row table:style-name="ro1">
          <table:table-cell office:value-type="float" office:value="3562117">
            <text:p>35621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CsbqLULnZWsE6vtV45r51em14fkt9VpcSYN8hn8E254rm",50000000000]</text:p>
          </table:table-cell>
          <table:table-cell office:value-type="float" office:value="1618368000">
            <text:p>1618368000</text:p>
          </table:table-cell>
          <table:table-cell office:value-type="string">
            <text:p>14-04-2021 2:40:00</text:p>
          </table:table-cell>
        </table:table-row>
        <table:table-row table:style-name="ro1">
          <table:table-cell office:value-type="float" office:value="3562149">
            <text:p>356214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4vhTLax3z3h9vXKvaNM7ZfXm8BS1fpHhsPSurQpt7hivLK",50000000000]</text:p>
          </table:table-cell>
          <table:table-cell office:value-type="float" office:value="1618368192">
            <text:p>1618368192</text:p>
          </table:table-cell>
          <table:table-cell office:value-type="string">
            <text:p>14-04-2021 2:43:12</text:p>
          </table:table-cell>
        </table:table-row>
        <table:table-row table:style-name="ro1">
          <table:table-cell office:value-type="float" office:value="3562192">
            <text:p>35621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FmrNSTeD5edWWFh8nyT2hDYc3RDFKwfmfa5UEUpbiVQ5ef",50000000000]</text:p>
          </table:table-cell>
          <table:table-cell office:value-type="float" office:value="1618368450">
            <text:p>1618368450</text:p>
          </table:table-cell>
          <table:table-cell office:value-type="string">
            <text:p>14-04-2021 2:47:30</text:p>
          </table:table-cell>
        </table:table-row>
        <table:table-row table:style-name="ro1">
          <table:table-cell office:value-type="float" office:value="3562193">
            <text:p>35621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uvkJmjmcnXPczD8D2fyztmJLjvmqS2CJgNoX4tYLCKgG6n",50000000000]</text:p>
          </table:table-cell>
          <table:table-cell office:value-type="float" office:value="1618368456">
            <text:p>1618368456</text:p>
          </table:table-cell>
          <table:table-cell office:value-type="string">
            <text:p>14-04-2021 2:47:36</text:p>
          </table:table-cell>
        </table:table-row>
        <table:table-row table:style-name="ro1">
          <table:table-cell office:value-type="float" office:value="3562232">
            <text:p>35622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zs22FRmz182KA3zwVSdz7gGM6ZGaUR9o3qgu7v4UfguKC",50000000000]</text:p>
          </table:table-cell>
          <table:table-cell office:value-type="float" office:value="1618368690">
            <text:p>1618368690</text:p>
          </table:table-cell>
          <table:table-cell office:value-type="string">
            <text:p>14-04-2021 2:51:30</text:p>
          </table:table-cell>
        </table:table-row>
        <table:table-row table:style-name="ro1">
          <table:table-cell office:value-type="float" office:value="3562247">
            <text:p>35622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p66hrb9rZNYfoYCswCyQcqtVEM6nA8Bh999PB8AszYn6WK",50000000000]</text:p>
          </table:table-cell>
          <table:table-cell office:value-type="float" office:value="1618368780">
            <text:p>1618368780</text:p>
          </table:table-cell>
          <table:table-cell office:value-type="string">
            <text:p>14-04-2021 2:53:00</text:p>
          </table:table-cell>
        </table:table-row>
        <table:table-row table:style-name="ro1">
          <table:table-cell office:value-type="float" office:value="3562265">
            <text:p>35622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XpHHqmXEe5LokDst3mawzy4VYa5KoFYE9rHymg2zRTmvTB",50000000000]</text:p>
          </table:table-cell>
          <table:table-cell office:value-type="float" office:value="1618368888">
            <text:p>1618368888</text:p>
          </table:table-cell>
          <table:table-cell office:value-type="string">
            <text:p>14-04-2021 2:54:48</text:p>
          </table:table-cell>
        </table:table-row>
        <table:table-row table:style-name="ro1">
          <table:table-cell office:value-type="float" office:value="3562332">
            <text:p>35623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GyQYFeqz9DCdV89wdL7kiCnUR3yWwue5inVKM2m2ApW1qN",50000000000]</text:p>
          </table:table-cell>
          <table:table-cell office:value-type="float" office:value="1618369290">
            <text:p>1618369290</text:p>
          </table:table-cell>
          <table:table-cell office:value-type="string">
            <text:p>14-04-2021 3:01:30</text:p>
          </table:table-cell>
        </table:table-row>
        <table:table-row table:style-name="ro1">
          <table:table-cell office:value-type="float" office:value="3562339">
            <text:p>35623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xHdLiWZLeXBwknKMR7f1fBuuX1rcdNsU4dM16pcLZAs2tm",50000000000]</text:p>
          </table:table-cell>
          <table:table-cell office:value-type="float" office:value="1618369332">
            <text:p>1618369332</text:p>
          </table:table-cell>
          <table:table-cell office:value-type="string">
            <text:p>14-04-2021 3:02:12</text:p>
          </table:table-cell>
        </table:table-row>
        <table:table-row table:style-name="ro1">
          <table:table-cell office:value-type="float" office:value="3562412">
            <text:p>356241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7MgECpmwfBAyKEr95311hgdpqMvYhNHr8THTMKuPXFYqVg",50000000000]</text:p>
          </table:table-cell>
          <table:table-cell office:value-type="float" office:value="1618369770">
            <text:p>1618369770</text:p>
          </table:table-cell>
          <table:table-cell office:value-type="string">
            <text:p>14-04-2021 3:09:30</text:p>
          </table:table-cell>
        </table:table-row>
        <table:table-row table:style-name="ro1">
          <table:table-cell office:value-type="float" office:value="3562571">
            <text:p>35625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7tpLaJACm7rdbjLSo5Xkq1xfu9ToizeWNUTTJ2TBrBDE6",50000000000]</text:p>
          </table:table-cell>
          <table:table-cell office:value-type="float" office:value="1618370724">
            <text:p>1618370724</text:p>
          </table:table-cell>
          <table:table-cell office:value-type="string">
            <text:p>14-04-2021 3:25:24</text:p>
          </table:table-cell>
        </table:table-row>
        <table:table-row table:style-name="ro1">
          <table:table-cell office:value-type="float" office:value="3562636">
            <text:p>356263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RiQoKx86rzZKmA1jy2on3B8s29gnLM3tQK1JfTi19yvu8",50000000000]</text:p>
          </table:table-cell>
          <table:table-cell office:value-type="float" office:value="1618371114">
            <text:p>1618371114</text:p>
          </table:table-cell>
          <table:table-cell office:value-type="string">
            <text:p>14-04-2021 3:31:54</text:p>
          </table:table-cell>
        </table:table-row>
        <table:table-row table:style-name="ro1">
          <table:table-cell office:value-type="float" office:value="3562693">
            <text:p>35626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FFt8JLBw4jvoHfm6ESZ7tY5zM9Z1e9YcA4BjhvC7koUHm",50000000000]</text:p>
          </table:table-cell>
          <table:table-cell office:value-type="float" office:value="1618371456">
            <text:p>1618371456</text:p>
          </table:table-cell>
          <table:table-cell office:value-type="string">
            <text:p>14-04-2021 3:37:36</text:p>
          </table:table-cell>
        </table:table-row>
        <table:table-row table:style-name="ro1">
          <table:table-cell office:value-type="float" office:value="3562715">
            <text:p>35627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Y4UpPoZ4KLtQcyYhX5qviAKAZz2gbDDzmcp5VkaqHuX8QD",50000000000]</text:p>
          </table:table-cell>
          <table:table-cell office:value-type="float" office:value="1618371588">
            <text:p>1618371588</text:p>
          </table:table-cell>
          <table:table-cell office:value-type="string">
            <text:p>14-04-2021 3:39:48</text:p>
          </table:table-cell>
        </table:table-row>
        <table:table-row table:style-name="ro1">
          <table:table-cell office:value-type="float" office:value="3562729">
            <text:p>35627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aXhLDA81rjbYsGdzXMsgRrqz54c4LTcDkQbX6aCLA3d94",50000000000]</text:p>
          </table:table-cell>
          <table:table-cell office:value-type="float" office:value="1618371672">
            <text:p>1618371672</text:p>
          </table:table-cell>
          <table:table-cell office:value-type="string">
            <text:p>14-04-2021 3:41:12</text:p>
          </table:table-cell>
        </table:table-row>
        <table:table-row table:style-name="ro1">
          <table:table-cell office:value-type="float" office:value="3562735">
            <text:p>35627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S3Re2sw6q4V8qqnwrHj5bQpmx2pseX8GmUp4K7K7ijjdR",50000000000]</text:p>
          </table:table-cell>
          <table:table-cell office:value-type="float" office:value="1618371708">
            <text:p>1618371708</text:p>
          </table:table-cell>
          <table:table-cell office:value-type="string">
            <text:p>14-04-2021 3:41:48</text:p>
          </table:table-cell>
        </table:table-row>
        <table:table-row table:style-name="ro1">
          <table:table-cell office:value-type="float" office:value="3562750">
            <text:p>35627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sBpt1un88t3cDMTvcBsGW7AMZ5LpDPFRrsPrvEFA8dBpWp",50000000000]</text:p>
          </table:table-cell>
          <table:table-cell office:value-type="float" office:value="1618371798">
            <text:p>1618371798</text:p>
          </table:table-cell>
          <table:table-cell office:value-type="string">
            <text:p>14-04-2021 3:43:18</text:p>
          </table:table-cell>
        </table:table-row>
        <table:table-row table:style-name="ro1">
          <table:table-cell office:value-type="float" office:value="3562754">
            <text:p>35627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xdk4JsGyvbeu9vB9k74mKHTcg8nTYm2CbgNpkjd2ab5Bqt",50000000000]</text:p>
          </table:table-cell>
          <table:table-cell office:value-type="float" office:value="1618371822">
            <text:p>1618371822</text:p>
          </table:table-cell>
          <table:table-cell office:value-type="string">
            <text:p>14-04-2021 3:43:42</text:p>
          </table:table-cell>
        </table:table-row>
        <table:table-row table:style-name="ro1">
          <table:table-cell office:value-type="float" office:value="3562792">
            <text:p>35627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i95T64i7ny4k9xbkQqRGH8pkd6ARx5xwbx84m5jL5qK7GK",50000000000]</text:p>
          </table:table-cell>
          <table:table-cell office:value-type="float" office:value="1618372050">
            <text:p>1618372050</text:p>
          </table:table-cell>
          <table:table-cell office:value-type="string">
            <text:p>14-04-2021 3:47:30</text:p>
          </table:table-cell>
        </table:table-row>
        <table:table-row table:style-name="ro1">
          <table:table-cell office:value-type="float" office:value="3562812">
            <text:p>356281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xcXmt1zqxi2M6zTuS3TwF7bLooRHB9TDq9A9gR3HbtJhD",50000000000]</text:p>
          </table:table-cell>
          <table:table-cell office:value-type="float" office:value="1618372170">
            <text:p>1618372170</text:p>
          </table:table-cell>
          <table:table-cell office:value-type="string">
            <text:p>14-04-2021 3:49:30</text:p>
          </table:table-cell>
        </table:table-row>
        <table:table-row table:style-name="ro1">
          <table:table-cell office:value-type="float" office:value="3562851">
            <text:p>35628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GD9K1MuyXqjzgHN9roxKkoit2baVsEJCnX5EKWVfT9uYAe",50000000000]</text:p>
          </table:table-cell>
          <table:table-cell office:value-type="float" office:value="1618372404">
            <text:p>1618372404</text:p>
          </table:table-cell>
          <table:table-cell office:value-type="string">
            <text:p>14-04-2021 3:53:24</text:p>
          </table:table-cell>
        </table:table-row>
        <table:table-row table:style-name="ro1">
          <table:table-cell office:value-type="float" office:value="3562871">
            <text:p>35628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LUhusFEBoyyLEsG2rgBZVQLMa4g1qugdup7RyKFiaXfYth",50000000000]</text:p>
          </table:table-cell>
          <table:table-cell office:value-type="float" office:value="1618372524">
            <text:p>1618372524</text:p>
          </table:table-cell>
          <table:table-cell office:value-type="string">
            <text:p>14-04-2021 3:55:24</text:p>
          </table:table-cell>
        </table:table-row>
        <table:table-row table:style-name="ro1">
          <table:table-cell office:value-type="float" office:value="3562933">
            <text:p>35629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csben2jSevZ2Fh9R78E89aV2CkKhx34XGcfCqCqWjqcjXt",50000000000]</text:p>
          </table:table-cell>
          <table:table-cell office:value-type="float" office:value="1618372896">
            <text:p>1618372896</text:p>
          </table:table-cell>
          <table:table-cell office:value-type="string">
            <text:p>14-04-2021 4:01:36</text:p>
          </table:table-cell>
        </table:table-row>
        <table:table-row table:style-name="ro1">
          <table:table-cell office:value-type="float" office:value="3563032">
            <text:p>35630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PkhAEKVr6Y5VQjS2NPAWnXWZ31XxXCkL8WvrNxjwtCMSW",50000000000]</text:p>
          </table:table-cell>
          <table:table-cell office:value-type="float" office:value="1618373490">
            <text:p>1618373490</text:p>
          </table:table-cell>
          <table:table-cell office:value-type="string">
            <text:p>14-04-2021 4:11:30</text:p>
          </table:table-cell>
        </table:table-row>
        <table:table-row table:style-name="ro1">
          <table:table-cell office:value-type="float" office:value="3563128">
            <text:p>35631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4jba6kMKDR6tWE3gTBeG8hhdAYHXSrTgZAsGrFBFHcDT8",50000000000]</text:p>
          </table:table-cell>
          <table:table-cell office:value-type="float" office:value="1618374066">
            <text:p>1618374066</text:p>
          </table:table-cell>
          <table:table-cell office:value-type="string">
            <text:p>14-04-2021 4:21:06</text:p>
          </table:table-cell>
        </table:table-row>
        <table:table-row table:style-name="ro1">
          <table:table-cell office:value-type="float" office:value="3563213">
            <text:p>35632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8YMHgA5LNUKMzNapiTRKpPMcToJtQQbMsbmL9d7bryHu1",50000000000]</text:p>
          </table:table-cell>
          <table:table-cell office:value-type="float" office:value="1618374576">
            <text:p>1618374576</text:p>
          </table:table-cell>
          <table:table-cell office:value-type="string">
            <text:p>14-04-2021 4:29:36</text:p>
          </table:table-cell>
        </table:table-row>
        <table:table-row table:style-name="ro1">
          <table:table-cell office:value-type="float" office:value="3563315">
            <text:p>35633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ctCGkmBEoGi4Ymgu5WDqJh4QES9AGHXMpd8jHj7cfP9eWs",50000000000]</text:p>
          </table:table-cell>
          <table:table-cell office:value-type="float" office:value="1618375188">
            <text:p>1618375188</text:p>
          </table:table-cell>
          <table:table-cell office:value-type="string">
            <text:p>14-04-2021 4:39:48</text:p>
          </table:table-cell>
        </table:table-row>
        <table:table-row table:style-name="ro1">
          <table:table-cell office:value-type="float" office:value="3563725">
            <text:p>356372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qRPtZUVqtm4VPrsoBxfzGEeP6Z5STmvpsEaQaKuAwWvWX",50000000000]</text:p>
          </table:table-cell>
          <table:table-cell office:value-type="float" office:value="1618377648">
            <text:p>1618377648</text:p>
          </table:table-cell>
          <table:table-cell office:value-type="string">
            <text:p>14-04-2021 5:20:48</text:p>
          </table:table-cell>
        </table:table-row>
        <table:table-row table:style-name="ro1">
          <table:table-cell office:value-type="float" office:value="3563897">
            <text:p>35638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JfdTFuvDqGjzKq5cd4UTifJr8v99R4TNL7tLdKmbiajxjf",50000000000]</text:p>
          </table:table-cell>
          <table:table-cell office:value-type="float" office:value="1618378680">
            <text:p>1618378680</text:p>
          </table:table-cell>
          <table:table-cell office:value-type="string">
            <text:p>14-04-2021 5:38:00</text:p>
          </table:table-cell>
        </table:table-row>
        <table:table-row table:style-name="ro1">
          <table:table-cell office:value-type="float" office:value="3563902">
            <text:p>35639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BM3HCjcBUqVVWin9MoBUY6DjKDhHCdm77YLfAYo29skB9L",50000000000]</text:p>
          </table:table-cell>
          <table:table-cell office:value-type="float" office:value="1618378710">
            <text:p>1618378710</text:p>
          </table:table-cell>
          <table:table-cell office:value-type="string">
            <text:p>14-04-2021 5:38:30</text:p>
          </table:table-cell>
        </table:table-row>
        <table:table-row table:style-name="ro1">
          <table:table-cell office:value-type="float" office:value="3563983">
            <text:p>35639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GKj1UiQj9m6TUVyTaLfZkAWq9G7yTav7icBxuW32Nt8v97",50000000000]</text:p>
          </table:table-cell>
          <table:table-cell office:value-type="float" office:value="1618379196">
            <text:p>1618379196</text:p>
          </table:table-cell>
          <table:table-cell office:value-type="string">
            <text:p>14-04-2021 5:46:36</text:p>
          </table:table-cell>
        </table:table-row>
        <table:table-row table:style-name="ro1">
          <table:table-cell office:value-type="float" office:value="3564045">
            <text:p>35640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te5B1h7bBatW4vJtvXibiL31bu8fYKNKa3EhMbWhgd3AAx",50000000000]</text:p>
          </table:table-cell>
          <table:table-cell office:value-type="float" office:value="1618379568">
            <text:p>1618379568</text:p>
          </table:table-cell>
          <table:table-cell office:value-type="string">
            <text:p>14-04-2021 5:52:48</text:p>
          </table:table-cell>
        </table:table-row>
        <table:table-row table:style-name="ro1">
          <table:table-cell office:value-type="float" office:value="3564168">
            <text:p>35641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WoNMqhoqN45eg1WP97m9pxNCHFZXdBLVbW9fEAo4Xn5qJG",50000000000]</text:p>
          </table:table-cell>
          <table:table-cell office:value-type="float" office:value="1618380306">
            <text:p>1618380306</text:p>
          </table:table-cell>
          <table:table-cell office:value-type="string">
            <text:p>14-04-2021 6:05:06</text:p>
          </table:table-cell>
        </table:table-row>
        <table:table-row table:style-name="ro1">
          <table:table-cell office:value-type="float" office:value="3564178">
            <text:p>35641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6EbxYRA1DE9WjJfKA3pbzXTbN2NPbhVFQ1LuL7CSrVAaGq",50000000000]</text:p>
          </table:table-cell>
          <table:table-cell office:value-type="float" office:value="1618380366">
            <text:p>1618380366</text:p>
          </table:table-cell>
          <table:table-cell office:value-type="string">
            <text:p>14-04-2021 6:06:06</text:p>
          </table:table-cell>
        </table:table-row>
        <table:table-row table:style-name="ro1">
          <table:table-cell office:value-type="float" office:value="3564188">
            <text:p>356418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Qdwd8ZuDXKTYibRbYCsZAizjxK5wk7qwBtzvV8Bs5KnwAr",50000000000]</text:p>
          </table:table-cell>
          <table:table-cell office:value-type="float" office:value="1618380426">
            <text:p>1618380426</text:p>
          </table:table-cell>
          <table:table-cell office:value-type="string">
            <text:p>14-04-2021 6:07:06</text:p>
          </table:table-cell>
        </table:table-row>
        <table:table-row table:style-name="ro1">
          <table:table-cell office:value-type="float" office:value="3564250">
            <text:p>35642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rfMUaHjk1PXPVjfDuxuomVXH8dFDNcifQc3Wne2c7dCZ3",50000000000]</text:p>
          </table:table-cell>
          <table:table-cell office:value-type="float" office:value="1618380798">
            <text:p>1618380798</text:p>
          </table:table-cell>
          <table:table-cell office:value-type="string">
            <text:p>14-04-2021 6:13:18</text:p>
          </table:table-cell>
        </table:table-row>
        <table:table-row table:style-name="ro1">
          <table:table-cell office:value-type="float" office:value="3564309">
            <text:p>356430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QF1ATsPTPpimwGEPgXsoXKH8ZpmpDtDJQsLB5MWgU1aw5B",50000000000]</text:p>
          </table:table-cell>
          <table:table-cell office:value-type="float" office:value="1618381152">
            <text:p>1618381152</text:p>
          </table:table-cell>
          <table:table-cell office:value-type="string">
            <text:p>14-04-2021 6:19:12</text:p>
          </table:table-cell>
        </table:table-row>
        <table:table-row table:style-name="ro1">
          <table:table-cell office:value-type="float" office:value="3564380">
            <text:p>35643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JL9RmPFWcD7H6dWFZttAPCpCyUuyAgCJxMZvtVvmpWft2",50000000000]</text:p>
          </table:table-cell>
          <table:table-cell office:value-type="float" office:value="1618381578">
            <text:p>1618381578</text:p>
          </table:table-cell>
          <table:table-cell office:value-type="string">
            <text:p>14-04-2021 6:26:18</text:p>
          </table:table-cell>
        </table:table-row>
        <table:table-row table:style-name="ro1">
          <table:table-cell office:value-type="float" office:value="3564476">
            <text:p>35644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3UQvc9PsenAp8ort4nD6eLTyks7kFYuQj55LC8f1ixJo3",50000000000]</text:p>
          </table:table-cell>
          <table:table-cell office:value-type="float" office:value="1618382154">
            <text:p>1618382154</text:p>
          </table:table-cell>
          <table:table-cell office:value-type="string">
            <text:p>14-04-2021 6:35:54</text:p>
          </table:table-cell>
        </table:table-row>
        <table:table-row table:style-name="ro1">
          <table:table-cell office:value-type="float" office:value="3564640">
            <text:p>356464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GU6PyP8dNrbMb5myTLKU19qWZjkPdmWRXCZmn7T2wqpfyT",50000000000]</text:p>
          </table:table-cell>
          <table:table-cell office:value-type="float" office:value="1618383138">
            <text:p>1618383138</text:p>
          </table:table-cell>
          <table:table-cell office:value-type="string">
            <text:p>14-04-2021 6:52:18</text:p>
          </table:table-cell>
        </table:table-row>
        <table:table-row table:style-name="ro1">
          <table:table-cell office:value-type="float" office:value="3564841">
            <text:p>356484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er7ERtWVc5N6rrcKHM2Zn5xCkzximnAzMxde8vMdiJS7GS",50000000000]</text:p>
          </table:table-cell>
          <table:table-cell office:value-type="float" office:value="1618384344">
            <text:p>1618384344</text:p>
          </table:table-cell>
          <table:table-cell office:value-type="string">
            <text:p>14-04-2021 7:12:24</text:p>
          </table:table-cell>
        </table:table-row>
        <table:table-row table:style-name="ro1">
          <table:table-cell office:value-type="float" office:value="3565005">
            <text:p>356500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YtPB5hs1TBy7LHK3a7qyo1SayuQk8pRAVvrQkQCkZLf5Dz",50000000000]</text:p>
          </table:table-cell>
          <table:table-cell office:value-type="float" office:value="1618385328">
            <text:p>1618385328</text:p>
          </table:table-cell>
          <table:table-cell office:value-type="string">
            <text:p>14-04-2021 7:28:48</text:p>
          </table:table-cell>
        </table:table-row>
        <table:table-row table:style-name="ro1">
          <table:table-cell office:value-type="float" office:value="3565020">
            <text:p>35650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aw4PWUNjwkuVo8SRwsBSWi5qhv1d368JCWCSujBfnwcJC",50000000000]</text:p>
          </table:table-cell>
          <table:table-cell office:value-type="float" office:value="1618385418">
            <text:p>1618385418</text:p>
          </table:table-cell>
          <table:table-cell office:value-type="string">
            <text:p>14-04-2021 7:30:18</text:p>
          </table:table-cell>
        </table:table-row>
        <table:table-row table:style-name="ro1">
          <table:table-cell office:value-type="float" office:value="3565329">
            <text:p>35653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oEpYtpD7Eho4wWzrpEHtgGJkhvfsExrsbRHcG8QgnJWh3Y",50000000000]</text:p>
          </table:table-cell>
          <table:table-cell office:value-type="float" office:value="1618387272">
            <text:p>1618387272</text:p>
          </table:table-cell>
          <table:table-cell office:value-type="string">
            <text:p>14-04-2021 8:01:12</text:p>
          </table:table-cell>
        </table:table-row>
        <table:table-row table:style-name="ro1">
          <table:table-cell office:value-type="float" office:value="3565654">
            <text:p>35656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Rvcpo3deFG1X5SxbbhizEik4ZQ6vSWX1oZcW4iKzE5xEyE",50000000000]</text:p>
          </table:table-cell>
          <table:table-cell office:value-type="float" office:value="1618389222">
            <text:p>1618389222</text:p>
          </table:table-cell>
          <table:table-cell office:value-type="string">
            <text:p>14-04-2021 8:33:42</text:p>
          </table:table-cell>
        </table:table-row>
        <table:table-row table:style-name="ro1">
          <table:table-cell office:value-type="float" office:value="3565666">
            <text:p>356566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FqG3RngcwtVd4Z1bXvuax3x7cFX9Nx5YLRaeDbD9Fp97F",50000000000]</text:p>
          </table:table-cell>
          <table:table-cell office:value-type="float" office:value="1618389294">
            <text:p>1618389294</text:p>
          </table:table-cell>
          <table:table-cell office:value-type="string">
            <text:p>14-04-2021 8:34:54</text:p>
          </table:table-cell>
        </table:table-row>
        <table:table-row table:style-name="ro1">
          <table:table-cell office:value-type="float" office:value="3565685">
            <text:p>356568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CjvThFnm5xeRVh8QWkRVUfEZQpSUdhGXn4ezg9ZZ8CJDCo",50000000000]</text:p>
          </table:table-cell>
          <table:table-cell office:value-type="float" office:value="1618389408">
            <text:p>1618389408</text:p>
          </table:table-cell>
          <table:table-cell office:value-type="string">
            <text:p>14-04-2021 8:36:48</text:p>
          </table:table-cell>
        </table:table-row>
        <table:table-row table:style-name="ro1">
          <table:table-cell office:value-type="float" office:value="3565708">
            <text:p>356570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qzhMW4vviYhJichW3yb6CNzCHJWaLS4JyNxZxWTWZvaYa",50000000000]</text:p>
          </table:table-cell>
          <table:table-cell office:value-type="float" office:value="1618389546">
            <text:p>1618389546</text:p>
          </table:table-cell>
          <table:table-cell office:value-type="string">
            <text:p>14-04-2021 8:39:06</text:p>
          </table:table-cell>
        </table:table-row>
        <table:table-row table:style-name="ro1">
          <table:table-cell office:value-type="float" office:value="3565862">
            <text:p>35658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3QmajS2qhC4kpRV7SAeTQpxhiNpTuiErBAFWV7VrJi4MsG",50000000000]</text:p>
          </table:table-cell>
          <table:table-cell office:value-type="float" office:value="1618390470">
            <text:p>1618390470</text:p>
          </table:table-cell>
          <table:table-cell office:value-type="string">
            <text:p>14-04-2021 8:54:30</text:p>
          </table:table-cell>
        </table:table-row>
        <table:table-row table:style-name="ro1">
          <table:table-cell office:value-type="float" office:value="3565917">
            <text:p>35659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RCEXPcpgCh28xbTSNmy859FVWCXvDAWHgiqpy14Qz7xiVW",50000000000]</text:p>
          </table:table-cell>
          <table:table-cell office:value-type="float" office:value="1618390800">
            <text:p>1618390800</text:p>
          </table:table-cell>
          <table:table-cell office:value-type="string">
            <text:p>14-04-2021 9:00:00</text:p>
          </table:table-cell>
        </table:table-row>
        <table:table-row table:style-name="ro1">
          <table:table-cell office:value-type="float" office:value="3566118">
            <text:p>35661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9NjnyEzsV1yjLPbGyNSvVxNZss2rh1CUJ5tKnKv6mhNaC",50000000000]</text:p>
          </table:table-cell>
          <table:table-cell office:value-type="float" office:value="1618392006">
            <text:p>1618392006</text:p>
          </table:table-cell>
          <table:table-cell office:value-type="string">
            <text:p>14-04-2021 9:20:06</text:p>
          </table:table-cell>
        </table:table-row>
        <table:table-row table:style-name="ro1">
          <table:table-cell office:value-type="float" office:value="3566354">
            <text:p>35663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axyfXNzxudFZ9p9V4LuZ14Dgs33rEJxio4kuDK6p7Bppzr",50000000000]</text:p>
          </table:table-cell>
          <table:table-cell office:value-type="float" office:value="1618393422">
            <text:p>1618393422</text:p>
          </table:table-cell>
          <table:table-cell office:value-type="string">
            <text:p>14-04-2021 9:43:42</text:p>
          </table:table-cell>
        </table:table-row>
        <table:table-row table:style-name="ro1">
          <table:table-cell office:value-type="float" office:value="3566401">
            <text:p>35664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8TeNuUSMEpHnJDZbWCgYUEWDa7w8SzhV45iRt6R7oKGMd",50000000000]</text:p>
          </table:table-cell>
          <table:table-cell office:value-type="float" office:value="1618393704">
            <text:p>1618393704</text:p>
          </table:table-cell>
          <table:table-cell office:value-type="string">
            <text:p>14-04-2021 9:48:24</text:p>
          </table:table-cell>
        </table:table-row>
        <table:table-row table:style-name="ro1">
          <table:table-cell office:value-type="float" office:value="3566448">
            <text:p>35664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g4rLDhgUiqdwdxjHwtYwt4KQTJ72nY3YAwzPRfaJQLMjNT",50000000000]</text:p>
          </table:table-cell>
          <table:table-cell office:value-type="float" office:value="1618393986">
            <text:p>1618393986</text:p>
          </table:table-cell>
          <table:table-cell office:value-type="string">
            <text:p>14-04-2021 9:53:06</text:p>
          </table:table-cell>
        </table:table-row>
        <table:table-row table:style-name="ro1">
          <table:table-cell office:value-type="float" office:value="3566457">
            <text:p>35664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bHgkgzzmjCvyJgoPA3PKChatJmisdRwzJpRQjPNYxrnpq",50000000000]</text:p>
          </table:table-cell>
          <table:table-cell office:value-type="float" office:value="1618394040">
            <text:p>1618394040</text:p>
          </table:table-cell>
          <table:table-cell office:value-type="string">
            <text:p>14-04-2021 9:54:00</text:p>
          </table:table-cell>
        </table:table-row>
        <table:table-row table:style-name="ro1">
          <table:table-cell office:value-type="float" office:value="3566543">
            <text:p>35665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9jYzM6NRGTnXiyRQYXCLhefgpknrBvtcbMucBZuwtytnV",50000000000]</text:p>
          </table:table-cell>
          <table:table-cell office:value-type="float" office:value="1618394556">
            <text:p>1618394556</text:p>
          </table:table-cell>
          <table:table-cell office:value-type="string">
            <text:p>14-04-2021 10:02:36</text:p>
          </table:table-cell>
        </table:table-row>
        <table:table-row table:style-name="ro1">
          <table:table-cell office:value-type="float" office:value="3566706">
            <text:p>35667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gZMTaFfTz3RfViEzWR8JHqL3PxLyR4eufMv1pSe99gAdeR",50000000000]</text:p>
          </table:table-cell>
          <table:table-cell office:value-type="float" office:value="1618395534">
            <text:p>1618395534</text:p>
          </table:table-cell>
          <table:table-cell office:value-type="string">
            <text:p>14-04-2021 10:18:54</text:p>
          </table:table-cell>
        </table:table-row>
        <table:table-row table:style-name="ro1">
          <table:table-cell office:value-type="float" office:value="3567027">
            <text:p>35670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ziLVU3RTkA1tb3tiNwmsJfv8Dbm7W8wfqK14kLZ4He3EJV",50000000000]</text:p>
          </table:table-cell>
          <table:table-cell office:value-type="float" office:value="1618397460">
            <text:p>1618397460</text:p>
          </table:table-cell>
          <table:table-cell office:value-type="string">
            <text:p>14-04-2021 10:51:00</text:p>
          </table:table-cell>
        </table:table-row>
        <table:table-row table:style-name="ro1">
          <table:table-cell office:value-type="float" office:value="3567045">
            <text:p>35670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1ABAUqD1sQmhNkKzUNF8pKyjwgU8fB5BvFfTQfwDhWovLG",50000000000]</text:p>
          </table:table-cell>
          <table:table-cell office:value-type="float" office:value="1618397568">
            <text:p>1618397568</text:p>
          </table:table-cell>
          <table:table-cell office:value-type="string">
            <text:p>14-04-2021 10:52:48</text:p>
          </table:table-cell>
        </table:table-row>
        <table:table-row table:style-name="ro1">
          <table:table-cell office:value-type="float" office:value="3567069">
            <text:p>35670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E6woKJvHQsrh2PNPqT85qWDzMcKD8vsBFCrvfCxoFPZiqU",50000000000]</text:p>
          </table:table-cell>
          <table:table-cell office:value-type="float" office:value="1618397712">
            <text:p>1618397712</text:p>
          </table:table-cell>
          <table:table-cell office:value-type="string">
            <text:p>14-04-2021 10:55:12</text:p>
          </table:table-cell>
        </table:table-row>
        <table:table-row table:style-name="ro1">
          <table:table-cell office:value-type="float" office:value="3567097">
            <text:p>35670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vCN9N7g7EUDnxPVoBsUx4Gymo3RaCX9h88iEop4AZTDKB",50000000000]</text:p>
          </table:table-cell>
          <table:table-cell office:value-type="float" office:value="1618397880">
            <text:p>1618397880</text:p>
          </table:table-cell>
          <table:table-cell office:value-type="string">
            <text:p>14-04-2021 10:58:00</text:p>
          </table:table-cell>
        </table:table-row>
        <table:table-row table:style-name="ro1">
          <table:table-cell office:value-type="float" office:value="3567116">
            <text:p>35671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4TU4uwNYr3KjB18LuLnarySGSLwbddM1GBYJCvZMPBYn2W",50000000000]</text:p>
          </table:table-cell>
          <table:table-cell office:value-type="float" office:value="1618397994">
            <text:p>1618397994</text:p>
          </table:table-cell>
          <table:table-cell office:value-type="string">
            <text:p>14-04-2021 10:59:54</text:p>
          </table:table-cell>
        </table:table-row>
        <table:table-row table:style-name="ro1">
          <table:table-cell office:value-type="float" office:value="3567154">
            <text:p>35671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dxVMZPrVBe5w4YbSz57aDQukPEEkoyZzs2Qj9JpzQipHfx",50000000000]</text:p>
          </table:table-cell>
          <table:table-cell office:value-type="float" office:value="1618398222">
            <text:p>1618398222</text:p>
          </table:table-cell>
          <table:table-cell office:value-type="string">
            <text:p>14-04-2021 11:03:42</text:p>
          </table:table-cell>
        </table:table-row>
        <table:table-row table:style-name="ro1">
          <table:table-cell office:value-type="float" office:value="3567158">
            <text:p>35671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rPJfmAYVrp53pAdpTaioKR8jijJsf8P8kVKLhLFpmXdoZ",50000000000]</text:p>
          </table:table-cell>
          <table:table-cell office:value-type="float" office:value="1618398246">
            <text:p>1618398246</text:p>
          </table:table-cell>
          <table:table-cell office:value-type="string">
            <text:p>14-04-2021 11:04:06</text:p>
          </table:table-cell>
        </table:table-row>
        <table:table-row table:style-name="ro1">
          <table:table-cell office:value-type="float" office:value="3567166">
            <text:p>356716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GbBwuwTfQQep61QSdy2Zer1tRQR9sPfdj8eA9ZSnDPziqx",50000000000]</text:p>
          </table:table-cell>
          <table:table-cell office:value-type="float" office:value="1618398294">
            <text:p>1618398294</text:p>
          </table:table-cell>
          <table:table-cell office:value-type="string">
            <text:p>14-04-2021 11:04:54</text:p>
          </table:table-cell>
        </table:table-row>
        <table:table-row table:style-name="ro1">
          <table:table-cell office:value-type="float" office:value="3567179">
            <text:p>35671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xsmupGURBsr8XA4KTN95p4noZtYUChzM17Q4o5NhmSHyuH",50000000000]</text:p>
          </table:table-cell>
          <table:table-cell office:value-type="float" office:value="1618398372">
            <text:p>1618398372</text:p>
          </table:table-cell>
          <table:table-cell office:value-type="string">
            <text:p>14-04-2021 11:06:12</text:p>
          </table:table-cell>
        </table:table-row>
        <table:table-row table:style-name="ro1">
          <table:table-cell office:value-type="float" office:value="3567238">
            <text:p>35672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R8mXXjYbfmyjy2taXSQ47NEbH5AGnLGcVbAKPwWM365Ds",50000000000]</text:p>
          </table:table-cell>
          <table:table-cell office:value-type="float" office:value="1618398726">
            <text:p>1618398726</text:p>
          </table:table-cell>
          <table:table-cell office:value-type="string">
            <text:p>14-04-2021 11:12:06</text:p>
          </table:table-cell>
        </table:table-row>
        <table:table-row table:style-name="ro1">
          <table:table-cell office:value-type="float" office:value="3567246">
            <text:p>35672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PsnpeskxfyihcBY3Q241J5tSNM12v8c9pZiuouHUkU3CL",50000000000]</text:p>
          </table:table-cell>
          <table:table-cell office:value-type="float" office:value="1618398774">
            <text:p>1618398774</text:p>
          </table:table-cell>
          <table:table-cell office:value-type="string">
            <text:p>14-04-2021 11:12:54</text:p>
          </table:table-cell>
        </table:table-row>
        <table:table-row table:style-name="ro1">
          <table:table-cell office:value-type="float" office:value="3567249">
            <text:p>356724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kUebJnFNZQ9GnLdX2zAAHHXvuKS7RtB4j59Lg1KU8H2Qs",50000000000]</text:p>
          </table:table-cell>
          <table:table-cell office:value-type="float" office:value="1618398792">
            <text:p>1618398792</text:p>
          </table:table-cell>
          <table:table-cell office:value-type="string">
            <text:p>14-04-2021 11:13:12</text:p>
          </table:table-cell>
        </table:table-row>
        <table:table-row table:style-name="ro1">
          <table:table-cell office:value-type="float" office:value="3567253">
            <text:p>356725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MUh39kSJofy2YnjN7NrrE8BPMZmmv88JRrrHZ8ieVb9uZ",50000000000]</text:p>
          </table:table-cell>
          <table:table-cell office:value-type="float" office:value="1618398816">
            <text:p>1618398816</text:p>
          </table:table-cell>
          <table:table-cell office:value-type="string">
            <text:p>14-04-2021 11:13:36</text:p>
          </table:table-cell>
        </table:table-row>
        <table:table-row table:style-name="ro1">
          <table:table-cell office:value-type="float" office:value="3567260">
            <text:p>35672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6LfUBugPdjX5m3u4GQXtmxFxdTL1tNQFFSCgrCYZPerLp",50000000000]</text:p>
          </table:table-cell>
          <table:table-cell office:value-type="float" office:value="1618398858">
            <text:p>1618398858</text:p>
          </table:table-cell>
          <table:table-cell office:value-type="string">
            <text:p>14-04-2021 11:14:18</text:p>
          </table:table-cell>
        </table:table-row>
        <table:table-row table:style-name="ro1">
          <table:table-cell office:value-type="float" office:value="3567267">
            <text:p>35672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F8QuirNVtxihEE2SiCGcwGms8B2DnJLt8B7FqT1hVqmgoa",50000000000]</text:p>
          </table:table-cell>
          <table:table-cell office:value-type="float" office:value="1618398900">
            <text:p>1618398900</text:p>
          </table:table-cell>
          <table:table-cell office:value-type="string">
            <text:p>14-04-2021 11:15:00</text:p>
          </table:table-cell>
        </table:table-row>
        <table:table-row table:style-name="ro1">
          <table:table-cell office:value-type="float" office:value="3567278">
            <text:p>35672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zuvkXUBRjiyM82eUwfKRqL8BS6QugEhCNLEPaWAyUi9Tm",50000000000]</text:p>
          </table:table-cell>
          <table:table-cell office:value-type="float" office:value="1618398966">
            <text:p>1618398966</text:p>
          </table:table-cell>
          <table:table-cell office:value-type="string">
            <text:p>14-04-2021 11:16:06</text:p>
          </table:table-cell>
        </table:table-row>
        <table:table-row table:style-name="ro1">
          <table:table-cell office:value-type="float" office:value="3567326">
            <text:p>35673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bQZ9ErDYSA2d7dHSnDmFafU9TSGzJcsJVd7qxnJFk8LJ3p",50000000000]</text:p>
          </table:table-cell>
          <table:table-cell office:value-type="float" office:value="1618399254">
            <text:p>1618399254</text:p>
          </table:table-cell>
          <table:table-cell office:value-type="string">
            <text:p>14-04-2021 11:20:54</text:p>
          </table:table-cell>
        </table:table-row>
        <table:table-row table:style-name="ro1">
          <table:table-cell office:value-type="float" office:value="3567336">
            <text:p>356733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K8ypcwbzEoYWMzoQ7FFNVmiizNvxqM9JsMm5r2SGzVhAQ",50000000000]</text:p>
          </table:table-cell>
          <table:table-cell office:value-type="float" office:value="1618399314">
            <text:p>1618399314</text:p>
          </table:table-cell>
          <table:table-cell office:value-type="string">
            <text:p>14-04-2021 11:21:54</text:p>
          </table:table-cell>
        </table:table-row>
        <table:table-row table:style-name="ro1">
          <table:table-cell office:value-type="float" office:value="3567337">
            <text:p>356733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bZzpmW7BxmGGYztafDKxMjeuEniY4QzzzbhV7wmDy4mFX7",50000000000]</text:p>
          </table:table-cell>
          <table:table-cell office:value-type="float" office:value="1618399320">
            <text:p>1618399320</text:p>
          </table:table-cell>
          <table:table-cell office:value-type="string">
            <text:p>14-04-2021 11:22:00</text:p>
          </table:table-cell>
        </table:table-row>
        <table:table-row table:style-name="ro1">
          <table:table-cell office:value-type="float" office:value="3567395">
            <text:p>356739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X67PBqeNR2guAm4CF5rfSPaYFnud7Ma8SdN9uxRgDqGR7W",50000000000]</text:p>
          </table:table-cell>
          <table:table-cell office:value-type="float" office:value="1618399668">
            <text:p>1618399668</text:p>
          </table:table-cell>
          <table:table-cell office:value-type="string">
            <text:p>14-04-2021 11:27:48</text:p>
          </table:table-cell>
        </table:table-row>
        <table:table-row table:style-name="ro1">
          <table:table-cell office:value-type="float" office:value="3567396">
            <text:p>35673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oGh2gFykH7mzMpkJRyAn1hpk61LspD14rbhNyiReEmDGEn",50000000000]</text:p>
          </table:table-cell>
          <table:table-cell office:value-type="float" office:value="1618399674">
            <text:p>1618399674</text:p>
          </table:table-cell>
          <table:table-cell office:value-type="string">
            <text:p>14-04-2021 11:27:54</text:p>
          </table:table-cell>
        </table:table-row>
        <table:table-row table:style-name="ro1">
          <table:table-cell office:value-type="float" office:value="3567401">
            <text:p>35674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cXQyhxrfRJxgHmVidqTFjdFdw3mHnSio3djuNsphZ2UfAv",50000000000]</text:p>
          </table:table-cell>
          <table:table-cell office:value-type="float" office:value="1618399704">
            <text:p>1618399704</text:p>
          </table:table-cell>
          <table:table-cell office:value-type="string">
            <text:p>14-04-2021 11:28:24</text:p>
          </table:table-cell>
        </table:table-row>
        <table:table-row table:style-name="ro1">
          <table:table-cell office:value-type="float" office:value="3567411">
            <text:p>35674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BLtXLGpASp7QUVQRBnh6QG59C3piRdU8rSDD1K8C7Z1o4",50000000000]</text:p>
          </table:table-cell>
          <table:table-cell office:value-type="float" office:value="1618399764">
            <text:p>1618399764</text:p>
          </table:table-cell>
          <table:table-cell office:value-type="string">
            <text:p>14-04-2021 11:29:24</text:p>
          </table:table-cell>
        </table:table-row>
        <table:table-row table:style-name="ro1">
          <table:table-cell office:value-type="float" office:value="3567434">
            <text:p>35674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7fjP7ymaMwY1ApfKdpezcsswtXuzpxDQopCQDkAVPCdHtk",50000000000]</text:p>
          </table:table-cell>
          <table:table-cell office:value-type="float" office:value="1618399902">
            <text:p>1618399902</text:p>
          </table:table-cell>
          <table:table-cell office:value-type="string">
            <text:p>14-04-2021 11:31:42</text:p>
          </table:table-cell>
        </table:table-row>
        <table:table-row table:style-name="ro1">
          <table:table-cell office:value-type="float" office:value="3567435">
            <text:p>35674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MFQ738hUKddBLoPNKLYhSb2knQZkjsMzs4mJBy5f13Q8r",50000000000]</text:p>
          </table:table-cell>
          <table:table-cell office:value-type="float" office:value="1618399908">
            <text:p>1618399908</text:p>
          </table:table-cell>
          <table:table-cell office:value-type="string">
            <text:p>14-04-2021 11:31:48</text:p>
          </table:table-cell>
        </table:table-row>
        <table:table-row table:style-name="ro1">
          <table:table-cell office:value-type="float" office:value="3567448">
            <text:p>35674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YNCRCoYQszDxBoLN9WirrAHHf3FUP92RQnQn4CMrTPAWQe",50000000000]</text:p>
          </table:table-cell>
          <table:table-cell office:value-type="float" office:value="1618399986">
            <text:p>1618399986</text:p>
          </table:table-cell>
          <table:table-cell office:value-type="string">
            <text:p>14-04-2021 11:33:06</text:p>
          </table:table-cell>
        </table:table-row>
        <table:table-row table:style-name="ro1">
          <table:table-cell office:value-type="float" office:value="3567454">
            <text:p>35674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c44qCDCGMUE1QeLd1zJCf8x3yrzsMvfNh7TNnqYm3qqkz",50000000000]</text:p>
          </table:table-cell>
          <table:table-cell office:value-type="float" office:value="1618400022">
            <text:p>1618400022</text:p>
          </table:table-cell>
          <table:table-cell office:value-type="string">
            <text:p>14-04-2021 11:33:42</text:p>
          </table:table-cell>
        </table:table-row>
        <table:table-row table:style-name="ro1">
          <table:table-cell office:value-type="float" office:value="3567490">
            <text:p>35674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ed2Rsv8Sk47KBiUWT9VMZL8xbQMkYetyZcKFTrBoVDSzL",50000000000]</text:p>
          </table:table-cell>
          <table:table-cell office:value-type="float" office:value="1618400238">
            <text:p>1618400238</text:p>
          </table:table-cell>
          <table:table-cell office:value-type="string">
            <text:p>14-04-2021 11:37:18</text:p>
          </table:table-cell>
        </table:table-row>
        <table:table-row table:style-name="ro1">
          <table:table-cell office:value-type="float" office:value="3567534">
            <text:p>35675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4bWLsGtFbW5H4YU9pyv2T2NhGhW3XGHgXwv2voSe5ANRr3",50000000000]</text:p>
          </table:table-cell>
          <table:table-cell office:value-type="float" office:value="1618400502">
            <text:p>1618400502</text:p>
          </table:table-cell>
          <table:table-cell office:value-type="string">
            <text:p>14-04-2021 11:41:42</text:p>
          </table:table-cell>
        </table:table-row>
        <table:table-row table:style-name="ro1">
          <table:table-cell office:value-type="float" office:value="3567552">
            <text:p>35675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JFfUUzmV4snRTciDZAfpUhnJNCAquLywg8YgHWq5kRckb",50000000000]</text:p>
          </table:table-cell>
          <table:table-cell office:value-type="float" office:value="1618400610">
            <text:p>1618400610</text:p>
          </table:table-cell>
          <table:table-cell office:value-type="string">
            <text:p>14-04-2021 11:43:30</text:p>
          </table:table-cell>
        </table:table-row>
        <table:table-row table:style-name="ro1">
          <table:table-cell office:value-type="float" office:value="3567589">
            <text:p>35675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N2mWN5ZDUPq1XT7ZGhkLVKRFjHHDexshsmL4yr1b7CDDV8",50000000000]</text:p>
          </table:table-cell>
          <table:table-cell office:value-type="float" office:value="1618400832">
            <text:p>1618400832</text:p>
          </table:table-cell>
          <table:table-cell office:value-type="string">
            <text:p>14-04-2021 11:47:12</text:p>
          </table:table-cell>
        </table:table-row>
        <table:table-row table:style-name="ro1">
          <table:table-cell office:value-type="float" office:value="3567590">
            <text:p>35675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kfBXkGTR1vvWNfyjzuxRaLWPDKAF75W9QyUSEWsxsE2A2t",50000000000]</text:p>
          </table:table-cell>
          <table:table-cell office:value-type="float" office:value="1618400838">
            <text:p>1618400838</text:p>
          </table:table-cell>
          <table:table-cell office:value-type="string">
            <text:p>14-04-2021 11:47:18</text:p>
          </table:table-cell>
        </table:table-row>
        <table:table-row table:style-name="ro1">
          <table:table-cell office:value-type="float" office:value="3567596">
            <text:p>35675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wjiRA3enEWSVw98nFzQXj2VEQLhssLn6qehypWcrzwx7we",50000000000]</text:p>
          </table:table-cell>
          <table:table-cell office:value-type="float" office:value="1618400874">
            <text:p>1618400874</text:p>
          </table:table-cell>
          <table:table-cell office:value-type="string">
            <text:p>14-04-2021 11:47:54</text:p>
          </table:table-cell>
        </table:table-row>
        <table:table-row table:style-name="ro1">
          <table:table-cell office:value-type="float" office:value="3567646">
            <text:p>35676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ozvUujxemCWe6boE9A7GEdpbpe6CzojgT4NWSCo2XCjPuC",50000000000]</text:p>
          </table:table-cell>
          <table:table-cell office:value-type="float" office:value="1618401174">
            <text:p>1618401174</text:p>
          </table:table-cell>
          <table:table-cell office:value-type="string">
            <text:p>14-04-2021 11:52:54</text:p>
          </table:table-cell>
        </table:table-row>
        <table:table-row table:style-name="ro1">
          <table:table-cell office:value-type="float" office:value="3567663">
            <text:p>35676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Dnyd89UWpHg315PuXcyYT5xEWAJGZdRF15LQHACx7X1Yv",50000000000]</text:p>
          </table:table-cell>
          <table:table-cell office:value-type="float" office:value="1618401276">
            <text:p>1618401276</text:p>
          </table:table-cell>
          <table:table-cell office:value-type="string">
            <text:p>14-04-2021 11:54:36</text:p>
          </table:table-cell>
        </table:table-row>
        <table:table-row table:style-name="ro1">
          <table:table-cell office:value-type="float" office:value="3567670">
            <text:p>356767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iTwxhQZWeXG2iPSUaesRzcDvmKiaBUuE558qpv3Jfe6Eg",50000000000]</text:p>
          </table:table-cell>
          <table:table-cell office:value-type="float" office:value="1618401318">
            <text:p>1618401318</text:p>
          </table:table-cell>
          <table:table-cell office:value-type="string">
            <text:p>14-04-2021 11:55:18</text:p>
          </table:table-cell>
        </table:table-row>
        <table:table-row table:style-name="ro1">
          <table:table-cell office:value-type="float" office:value="3567673">
            <text:p>35676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JUuMFKrS1fB13ufJmuCj4soRjafUeN3QKho3nqmit8dLb8",50000000000]</text:p>
          </table:table-cell>
          <table:table-cell office:value-type="float" office:value="1618401336">
            <text:p>1618401336</text:p>
          </table:table-cell>
          <table:table-cell office:value-type="string">
            <text:p>14-04-2021 11:55:36</text:p>
          </table:table-cell>
        </table:table-row>
        <table:table-row table:style-name="ro1">
          <table:table-cell office:value-type="float" office:value="3567680">
            <text:p>35676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4SEKdJtAEGELqhpChvKxd9hCSdEGD5jHQVsyNCQQfE1hRN",50000000000]</text:p>
          </table:table-cell>
          <table:table-cell office:value-type="float" office:value="1618401378">
            <text:p>1618401378</text:p>
          </table:table-cell>
          <table:table-cell office:value-type="string">
            <text:p>14-04-2021 11:56:18</text:p>
          </table:table-cell>
        </table:table-row>
        <table:table-row table:style-name="ro1">
          <table:table-cell office:value-type="float" office:value="3567689">
            <text:p>35676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LJDShpLo4UBSJQJFiaFNrJvjAMYzw5h1ciZVHffY8fqFdh",50000000000]</text:p>
          </table:table-cell>
          <table:table-cell office:value-type="float" office:value="1618401432">
            <text:p>1618401432</text:p>
          </table:table-cell>
          <table:table-cell office:value-type="string">
            <text:p>14-04-2021 11:57:12</text:p>
          </table:table-cell>
        </table:table-row>
        <table:table-row table:style-name="ro1">
          <table:table-cell office:value-type="float" office:value="3567693">
            <text:p>35676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hS6KY5upVSaWJJwfhVwhYtrDed373yTMv5nwPVPukdL5x5",50000000000]</text:p>
          </table:table-cell>
          <table:table-cell office:value-type="float" office:value="1618401456">
            <text:p>1618401456</text:p>
          </table:table-cell>
          <table:table-cell office:value-type="string">
            <text:p>14-04-2021 11:57:36</text:p>
          </table:table-cell>
        </table:table-row>
        <table:table-row table:style-name="ro1">
          <table:table-cell office:value-type="float" office:value="3567711">
            <text:p>35677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4Km5RecNqiZAj6huF1QpiLVysyEc2U3bRWwpdrQFuNPn5s",50000000000]</text:p>
          </table:table-cell>
          <table:table-cell office:value-type="float" office:value="1618401564">
            <text:p>1618401564</text:p>
          </table:table-cell>
          <table:table-cell office:value-type="string">
            <text:p>14-04-2021 11:59:24</text:p>
          </table:table-cell>
        </table:table-row>
        <table:table-row table:style-name="ro1">
          <table:table-cell office:value-type="float" office:value="3567714">
            <text:p>35677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jiebKtUtxEBnAT8PwTELCeKoTym6KXP1s1b2mPv7nU5VR6",50000000000]</text:p>
          </table:table-cell>
          <table:table-cell office:value-type="float" office:value="1618401582">
            <text:p>1618401582</text:p>
          </table:table-cell>
          <table:table-cell office:value-type="string">
            <text:p>14-04-2021 11:59:42</text:p>
          </table:table-cell>
        </table:table-row>
        <table:table-row table:style-name="ro1">
          <table:table-cell office:value-type="float" office:value="3567731">
            <text:p>35677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rqFiw4r9MdMvGerG2FFxzeY591ZUrsKQqV3onjoty7Si3V",50000000000]</text:p>
          </table:table-cell>
          <table:table-cell office:value-type="float" office:value="1618401684">
            <text:p>1618401684</text:p>
          </table:table-cell>
          <table:table-cell office:value-type="string">
            <text:p>14-04-2021 12:01:24</text:p>
          </table:table-cell>
        </table:table-row>
        <table:table-row table:style-name="ro1">
          <table:table-cell office:value-type="float" office:value="3567744">
            <text:p>35677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oZgNUy9E22CrLCGnSKtM8wb9MbNuUoJD8iz9nFbBCCnaB2",50000000000]</text:p>
          </table:table-cell>
          <table:table-cell office:value-type="float" office:value="1618401762">
            <text:p>1618401762</text:p>
          </table:table-cell>
          <table:table-cell office:value-type="string">
            <text:p>14-04-2021 12:02:42</text:p>
          </table:table-cell>
        </table:table-row>
        <table:table-row table:style-name="ro1">
          <table:table-cell office:value-type="float" office:value="3567753">
            <text:p>356775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VjSPiiGLGfgVpjdCkH2fmt1fGXB5tcHuXTpMdbwiYj22Mu",50000000000]</text:p>
          </table:table-cell>
          <table:table-cell office:value-type="float" office:value="1618401816">
            <text:p>1618401816</text:p>
          </table:table-cell>
          <table:table-cell office:value-type="string">
            <text:p>14-04-2021 12:03:36</text:p>
          </table:table-cell>
        </table:table-row>
        <table:table-row table:style-name="ro1">
          <table:table-cell office:value-type="float" office:value="3567758">
            <text:p>35677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GFxaE9hMG87MvCRazEzEifqb9T3pXSYbN4AyXnLAdf2Pzr",50000000000]</text:p>
          </table:table-cell>
          <table:table-cell office:value-type="float" office:value="1618401846">
            <text:p>1618401846</text:p>
          </table:table-cell>
          <table:table-cell office:value-type="string">
            <text:p>14-04-2021 12:04:06</text:p>
          </table:table-cell>
        </table:table-row>
        <table:table-row table:style-name="ro1">
          <table:table-cell office:value-type="float" office:value="3567764">
            <text:p>35677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kG5Yuv1YX1rPYaaz66Yenx6LEmuXqx6e3NVJNSXeWn64a",50000000000]</text:p>
          </table:table-cell>
          <table:table-cell office:value-type="float" office:value="1618401882">
            <text:p>1618401882</text:p>
          </table:table-cell>
          <table:table-cell office:value-type="string">
            <text:p>14-04-2021 12:04:42</text:p>
          </table:table-cell>
        </table:table-row>
        <table:table-row table:style-name="ro1">
          <table:table-cell office:value-type="float" office:value="3567776">
            <text:p>35677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Sayxo4cZVTikMGYzvxGM35mvfsEit7JkGRHtKQFP5X7My",50000000000]</text:p>
          </table:table-cell>
          <table:table-cell office:value-type="float" office:value="1618401954">
            <text:p>1618401954</text:p>
          </table:table-cell>
          <table:table-cell office:value-type="string">
            <text:p>14-04-2021 12:05:54</text:p>
          </table:table-cell>
        </table:table-row>
        <table:table-row table:style-name="ro1">
          <table:table-cell office:value-type="float" office:value="3567783">
            <text:p>35677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Diy8Sx8UV7CRuYeiadsjNd9y9q6SPq7m9NfmRhyAypgoS",50000000000]</text:p>
          </table:table-cell>
          <table:table-cell office:value-type="float" office:value="1618401996">
            <text:p>1618401996</text:p>
          </table:table-cell>
          <table:table-cell office:value-type="string">
            <text:p>14-04-2021 12:06:36</text:p>
          </table:table-cell>
        </table:table-row>
        <table:table-row table:style-name="ro1">
          <table:table-cell office:value-type="float" office:value="3567786">
            <text:p>35677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JhwoNBqA3uF7Rtmc5aydhXeYr93KEjTKMvvaVqM1mCV62",50000000000]</text:p>
          </table:table-cell>
          <table:table-cell office:value-type="float" office:value="1618402014">
            <text:p>1618402014</text:p>
          </table:table-cell>
          <table:table-cell office:value-type="string">
            <text:p>14-04-2021 12:06:54</text:p>
          </table:table-cell>
        </table:table-row>
        <table:table-row table:style-name="ro1">
          <table:table-cell office:value-type="float" office:value="3567803">
            <text:p>35678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wtTJNiY9X2Q53V3ewJdJqjBydupnmwByb91147fbQjDqQn",50000000000]</text:p>
          </table:table-cell>
          <table:table-cell office:value-type="float" office:value="1618402116">
            <text:p>1618402116</text:p>
          </table:table-cell>
          <table:table-cell office:value-type="string">
            <text:p>14-04-2021 12:08:36</text:p>
          </table:table-cell>
        </table:table-row>
        <table:table-row table:style-name="ro1">
          <table:table-cell office:value-type="float" office:value="3567833">
            <text:p>35678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ntVjK3Y2qLcYCXMXiMk7tyUrHCH1xdRT8AmoYBu2kkYKVw",50000000000]</text:p>
          </table:table-cell>
          <table:table-cell office:value-type="float" office:value="1618402296">
            <text:p>1618402296</text:p>
          </table:table-cell>
          <table:table-cell office:value-type="string">
            <text:p>14-04-2021 12:11:36</text:p>
          </table:table-cell>
        </table:table-row>
        <table:table-row table:style-name="ro1">
          <table:table-cell office:value-type="float" office:value="3567834">
            <text:p>35678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7sbjEAzZuTxgnEdx2gyzNY9mB5wBLSbzouLzZ8M3zymF2G",50000000000]</text:p>
          </table:table-cell>
          <table:table-cell office:value-type="float" office:value="1618402302">
            <text:p>1618402302</text:p>
          </table:table-cell>
          <table:table-cell office:value-type="string">
            <text:p>14-04-2021 12:11:42</text:p>
          </table:table-cell>
        </table:table-row>
        <table:table-row table:style-name="ro1">
          <table:table-cell office:value-type="float" office:value="3567835">
            <text:p>35678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zBqnjvbAQ5a6QnsU52k68v6bLez3CmFk5TyQpho47KeQZ",50000000000]</text:p>
          </table:table-cell>
          <table:table-cell office:value-type="float" office:value="1618402308">
            <text:p>1618402308</text:p>
          </table:table-cell>
          <table:table-cell office:value-type="string">
            <text:p>14-04-2021 12:11:48</text:p>
          </table:table-cell>
        </table:table-row>
        <table:table-row table:style-name="ro1">
          <table:table-cell office:value-type="float" office:value="3567837">
            <text:p>356783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Xgdo6bf2iyQkL6xVAbrFygRei9Ek512aMspQgcGxf8JwK",50000000000]</text:p>
          </table:table-cell>
          <table:table-cell office:value-type="float" office:value="1618402320">
            <text:p>1618402320</text:p>
          </table:table-cell>
          <table:table-cell office:value-type="string">
            <text:p>14-04-2021 12:12:00</text:p>
          </table:table-cell>
        </table:table-row>
        <table:table-row table:style-name="ro1">
          <table:table-cell office:value-type="float" office:value="3567838">
            <text:p>35678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bNtbpTzFmqjfre56Zq8ro4TCnBEvAEw97n95tKN2YZHWX",50000000000]</text:p>
          </table:table-cell>
          <table:table-cell office:value-type="float" office:value="1618402326">
            <text:p>1618402326</text:p>
          </table:table-cell>
          <table:table-cell office:value-type="string">
            <text:p>14-04-2021 12:12:06</text:p>
          </table:table-cell>
        </table:table-row>
        <table:table-row table:style-name="ro1">
          <table:table-cell office:value-type="float" office:value="3567843">
            <text:p>35678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Yd3WDrSrpKUC9hXBoFAUU5qHPDFG4d7Gc8U8P8WFR7zN5P",50000000000]</text:p>
          </table:table-cell>
          <table:table-cell office:value-type="float" office:value="1618402356">
            <text:p>1618402356</text:p>
          </table:table-cell>
          <table:table-cell office:value-type="string">
            <text:p>14-04-2021 12:12:36</text:p>
          </table:table-cell>
        </table:table-row>
        <table:table-row table:style-name="ro1">
          <table:table-cell office:value-type="float" office:value="3567867">
            <text:p>35678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GWSQye3psAL1XTeM3WY8LtHMnudnQ4SFp9bnEyNsLhcaUH",50000000000]</text:p>
          </table:table-cell>
          <table:table-cell office:value-type="float" office:value="1618402500">
            <text:p>1618402500</text:p>
          </table:table-cell>
          <table:table-cell office:value-type="string">
            <text:p>14-04-2021 12:15:00</text:p>
          </table:table-cell>
        </table:table-row>
        <table:table-row table:style-name="ro1">
          <table:table-cell office:value-type="float" office:value="3567910">
            <text:p>35679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BBajhHUCAqBqdx3Spff12Y4MqCfs2ppRFWka9uGmLUbN2p",50000000000]</text:p>
          </table:table-cell>
          <table:table-cell office:value-type="float" office:value="1618402758">
            <text:p>1618402758</text:p>
          </table:table-cell>
          <table:table-cell office:value-type="string">
            <text:p>14-04-2021 12:19:18</text:p>
          </table:table-cell>
        </table:table-row>
        <table:table-row table:style-name="ro1">
          <table:table-cell office:value-type="float" office:value="3567915">
            <text:p>35679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68WTCZpx2RUYcyei1GrLqqrwn22npVhuZdY6KMD3DZJ8oF",50000000000]</text:p>
          </table:table-cell>
          <table:table-cell office:value-type="float" office:value="1618402788">
            <text:p>1618402788</text:p>
          </table:table-cell>
          <table:table-cell office:value-type="string">
            <text:p>14-04-2021 12:19:48</text:p>
          </table:table-cell>
        </table:table-row>
        <table:table-row table:style-name="ro1">
          <table:table-cell office:value-type="float" office:value="3567921">
            <text:p>356792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jTPTPwzPWcWSn9R6rSgvdn81WXbSbC4GbLNZVifjN1quhd",50000000000]</text:p>
          </table:table-cell>
          <table:table-cell office:value-type="float" office:value="1618402824">
            <text:p>1618402824</text:p>
          </table:table-cell>
          <table:table-cell office:value-type="string">
            <text:p>14-04-2021 12:20:24</text:p>
          </table:table-cell>
        </table:table-row>
        <table:table-row table:style-name="ro1">
          <table:table-cell office:value-type="float" office:value="3567923">
            <text:p>356792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BMsHwj5M3AC5XRGwktdFzBb3yTbGDH9W2hWEcuZVfLDCJ",50000000000]</text:p>
          </table:table-cell>
          <table:table-cell office:value-type="float" office:value="1618402836">
            <text:p>1618402836</text:p>
          </table:table-cell>
          <table:table-cell office:value-type="string">
            <text:p>14-04-2021 12:20:36</text:p>
          </table:table-cell>
        </table:table-row>
        <table:table-row table:style-name="ro1">
          <table:table-cell office:value-type="float" office:value="3567943">
            <text:p>35679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yX1d6HDAYccLpcsPcjwnmMu2T8DRgK8iSvNrN5CVDegE1e",50000000000]</text:p>
          </table:table-cell>
          <table:table-cell office:value-type="float" office:value="1618402956">
            <text:p>1618402956</text:p>
          </table:table-cell>
          <table:table-cell office:value-type="string">
            <text:p>14-04-2021 12:22:36</text:p>
          </table:table-cell>
        </table:table-row>
        <table:table-row table:style-name="ro1">
          <table:table-cell office:value-type="float" office:value="3567945">
            <text:p>35679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cYAXxtMDTXBkpSyvTkj6AAyE1BjvBc2CTosPZb2t3ervz",50000000000]</text:p>
          </table:table-cell>
          <table:table-cell office:value-type="float" office:value="1618402968">
            <text:p>1618402968</text:p>
          </table:table-cell>
          <table:table-cell office:value-type="string">
            <text:p>14-04-2021 12:22:48</text:p>
          </table:table-cell>
        </table:table-row>
        <table:table-row table:style-name="ro1">
          <table:table-cell office:value-type="float" office:value="3567947">
            <text:p>35679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GKHQRAcLTi1kts5ux6vrd79Ti7HxQXGZQZmJVtr7TucCk7",50000000000]</text:p>
          </table:table-cell>
          <table:table-cell office:value-type="float" office:value="1618402980">
            <text:p>1618402980</text:p>
          </table:table-cell>
          <table:table-cell office:value-type="string">
            <text:p>14-04-2021 12:23:00</text:p>
          </table:table-cell>
        </table:table-row>
        <table:table-row table:style-name="ro1">
          <table:table-cell office:value-type="float" office:value="3567951">
            <text:p>35679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FKkfh7RNzUQJDN8z42adJAPgaPw4u2B5fEiwytsVXQkmF",50000000000]</text:p>
          </table:table-cell>
          <table:table-cell office:value-type="float" office:value="1618403004">
            <text:p>1618403004</text:p>
          </table:table-cell>
          <table:table-cell office:value-type="string">
            <text:p>14-04-2021 12:23:24</text:p>
          </table:table-cell>
        </table:table-row>
        <table:table-row table:style-name="ro1">
          <table:table-cell office:value-type="float" office:value="3567957">
            <text:p>35679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JEnhDMFDy5WPjJK3Zf7U4GPCKQ7HfS35RSuDfup8Qnj9BJ",50000000000]</text:p>
          </table:table-cell>
          <table:table-cell office:value-type="float" office:value="1618403040">
            <text:p>1618403040</text:p>
          </table:table-cell>
          <table:table-cell office:value-type="string">
            <text:p>14-04-2021 12:24:00</text:p>
          </table:table-cell>
        </table:table-row>
        <table:table-row table:style-name="ro1">
          <table:table-cell office:value-type="float" office:value="3567992">
            <text:p>35679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wUyNPsZDaYyWZ81jQzUc8d7s9XpMzeeHd8qFX1ue3LssF",50000000000]</text:p>
          </table:table-cell>
          <table:table-cell office:value-type="float" office:value="1618403250">
            <text:p>1618403250</text:p>
          </table:table-cell>
          <table:table-cell office:value-type="string">
            <text:p>14-04-2021 12:27:30</text:p>
          </table:table-cell>
        </table:table-row>
        <table:table-row table:style-name="ro1">
          <table:table-cell office:value-type="float" office:value="3567997">
            <text:p>35679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9FErnq6k6nT4fTktn8V1mpBN6fTHK6JtyX7GRUkjKexrpB",50000000000]</text:p>
          </table:table-cell>
          <table:table-cell office:value-type="float" office:value="1618403280">
            <text:p>1618403280</text:p>
          </table:table-cell>
          <table:table-cell office:value-type="string">
            <text:p>14-04-2021 12:28:00</text:p>
          </table:table-cell>
        </table:table-row>
        <table:table-row table:style-name="ro1">
          <table:table-cell office:value-type="float" office:value="3568014">
            <text:p>35680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XtsWbCTvUsegyTNYR8dA4RgFAYtQ5hcAjGqibbsxfwcyC",50000000000]</text:p>
          </table:table-cell>
          <table:table-cell office:value-type="float" office:value="1618403382">
            <text:p>1618403382</text:p>
          </table:table-cell>
          <table:table-cell office:value-type="string">
            <text:p>14-04-2021 12:29:42</text:p>
          </table:table-cell>
        </table:table-row>
        <table:table-row table:style-name="ro1">
          <table:table-cell office:value-type="float" office:value="3568015">
            <text:p>35680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c9SjHfAccbHeuWaKYSpr9U7vcu2um9QA9A16Xy68MsnHET",50000000000]</text:p>
          </table:table-cell>
          <table:table-cell office:value-type="float" office:value="1618403388">
            <text:p>1618403388</text:p>
          </table:table-cell>
          <table:table-cell office:value-type="string">
            <text:p>14-04-2021 12:29:48</text:p>
          </table:table-cell>
        </table:table-row>
        <table:table-row table:style-name="ro1">
          <table:table-cell office:value-type="float" office:value="3568018">
            <text:p>35680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5b3oAuexPK22WGNhENRE9MSdJs6BW4SdxADPNh8LuYR3Pe",50000000000]</text:p>
          </table:table-cell>
          <table:table-cell office:value-type="float" office:value="1618403406">
            <text:p>1618403406</text:p>
          </table:table-cell>
          <table:table-cell office:value-type="string">
            <text:p>14-04-2021 12:30:06</text:p>
          </table:table-cell>
        </table:table-row>
        <table:table-row table:style-name="ro1">
          <table:table-cell office:value-type="float" office:value="3568021">
            <text:p>356802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QsDgAWt3itqoNqjChxi5DXzXJwDWMu4bs4Mbns26KZiukC",50000000000]</text:p>
          </table:table-cell>
          <table:table-cell office:value-type="float" office:value="1618403424">
            <text:p>1618403424</text:p>
          </table:table-cell>
          <table:table-cell office:value-type="string">
            <text:p>14-04-2021 12:30:24</text:p>
          </table:table-cell>
        </table:table-row>
        <table:table-row table:style-name="ro1">
          <table:table-cell office:value-type="float" office:value="3568029">
            <text:p>35680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1mTaJEh32dE5nn43GtNbNim5KAwLNj7sKSWfPiT7Q5AgL",50000000000]</text:p>
          </table:table-cell>
          <table:table-cell office:value-type="float" office:value="1618403472">
            <text:p>1618403472</text:p>
          </table:table-cell>
          <table:table-cell office:value-type="string">
            <text:p>14-04-2021 12:31:12</text:p>
          </table:table-cell>
        </table:table-row>
        <table:table-row table:style-name="ro1">
          <table:table-cell office:value-type="float" office:value="3568035">
            <text:p>35680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cL2Gz9penAFie8uUemqsW2vvuHfc8Kis4q8x7UehTaqhVu",50000000000]</text:p>
          </table:table-cell>
          <table:table-cell office:value-type="float" office:value="1618403508">
            <text:p>1618403508</text:p>
          </table:table-cell>
          <table:table-cell office:value-type="string">
            <text:p>14-04-2021 12:31:48</text:p>
          </table:table-cell>
        </table:table-row>
        <table:table-row table:style-name="ro1">
          <table:table-cell office:value-type="float" office:value="3568058">
            <text:p>35680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1X8brn98RcmnnRZMpqQaxSR8EDwYXHJgX76RAmZZkpQE5z",50000000000]</text:p>
          </table:table-cell>
          <table:table-cell office:value-type="float" office:value="1618403646">
            <text:p>1618403646</text:p>
          </table:table-cell>
          <table:table-cell office:value-type="string">
            <text:p>14-04-2021 12:34:06</text:p>
          </table:table-cell>
        </table:table-row>
        <table:table-row table:style-name="ro1">
          <table:table-cell office:value-type="float" office:value="3568063">
            <text:p>35680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4yBTbxef8MUSgj5x74iY4eii7U2CDgzUbVbv1qfqimDzV",50000000000]</text:p>
          </table:table-cell>
          <table:table-cell office:value-type="float" office:value="1618403676">
            <text:p>1618403676</text:p>
          </table:table-cell>
          <table:table-cell office:value-type="string">
            <text:p>14-04-2021 12:34:36</text:p>
          </table:table-cell>
        </table:table-row>
        <table:table-row table:style-name="ro1">
          <table:table-cell office:value-type="float" office:value="3568084">
            <text:p>35680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kirRUerXA82nX7n1mK6RFWTwSuNFXSYGxsJPzgo8hYzHW",50000000000]</text:p>
          </table:table-cell>
          <table:table-cell office:value-type="float" office:value="1618403802">
            <text:p>1618403802</text:p>
          </table:table-cell>
          <table:table-cell office:value-type="string">
            <text:p>14-04-2021 12:36:42</text:p>
          </table:table-cell>
        </table:table-row>
        <table:table-row table:style-name="ro1">
          <table:table-cell office:value-type="float" office:value="3568087">
            <text:p>35680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sNFASJ6uL9gxL8wDqBa7JbgKcVP3MJEFC161CoQArbedSo",50000000000]</text:p>
          </table:table-cell>
          <table:table-cell office:value-type="float" office:value="1618403820">
            <text:p>1618403820</text:p>
          </table:table-cell>
          <table:table-cell office:value-type="string">
            <text:p>14-04-2021 12:37:00</text:p>
          </table:table-cell>
        </table:table-row>
        <table:table-row table:style-name="ro1">
          <table:table-cell office:value-type="float" office:value="3568100">
            <text:p>356810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3kb42P5fNTkXQMKk3X39CG27ZH578Z2nHAm9VX3aYtNiVi",50000000000]</text:p>
          </table:table-cell>
          <table:table-cell office:value-type="float" office:value="1618403898">
            <text:p>1618403898</text:p>
          </table:table-cell>
          <table:table-cell office:value-type="string">
            <text:p>14-04-2021 12:38:18</text:p>
          </table:table-cell>
        </table:table-row>
        <table:table-row table:style-name="ro1">
          <table:table-cell office:value-type="float" office:value="3568107">
            <text:p>35681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JrNoMBYreTPSpY9MZNpQ8q4WyR4V9BanEKo2yMFLjXcmVk",50000000000]</text:p>
          </table:table-cell>
          <table:table-cell office:value-type="float" office:value="1618403940">
            <text:p>1618403940</text:p>
          </table:table-cell>
          <table:table-cell office:value-type="string">
            <text:p>14-04-2021 12:39:00</text:p>
          </table:table-cell>
        </table:table-row>
        <table:table-row table:style-name="ro1">
          <table:table-cell office:value-type="float" office:value="3568117">
            <text:p>35681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24gDj1xpj82HHad6QdGajF2r73H4f7e8c39ZwVhZ5Pxzew",50000000000]</text:p>
          </table:table-cell>
          <table:table-cell office:value-type="float" office:value="1618404000">
            <text:p>1618404000</text:p>
          </table:table-cell>
          <table:table-cell office:value-type="string">
            <text:p>14-04-2021 12:40:00</text:p>
          </table:table-cell>
        </table:table-row>
        <table:table-row table:style-name="ro1">
          <table:table-cell office:value-type="float" office:value="3568118">
            <text:p>35681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4FgTt4y72LdR1AhGxhLC7dzsFDypG2NeNsLhSSt3cYDht",50000000000]</text:p>
          </table:table-cell>
          <table:table-cell office:value-type="float" office:value="1618404006">
            <text:p>1618404006</text:p>
          </table:table-cell>
          <table:table-cell office:value-type="string">
            <text:p>14-04-2021 12:40:06</text:p>
          </table:table-cell>
        </table:table-row>
        <table:table-row table:style-name="ro1">
          <table:table-cell office:value-type="float" office:value="3568133">
            <text:p>35681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c5A1iCP8v6kc2SjZg2wjww12AxXinyNBLaantDE8Ky7Kg",50000000000]</text:p>
          </table:table-cell>
          <table:table-cell office:value-type="float" office:value="1618404096">
            <text:p>1618404096</text:p>
          </table:table-cell>
          <table:table-cell office:value-type="string">
            <text:p>14-04-2021 12:41:36</text:p>
          </table:table-cell>
        </table:table-row>
        <table:table-row table:style-name="ro1">
          <table:table-cell office:value-type="float" office:value="3568140">
            <text:p>356814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iiLDuDZwRtjmcMjBspJW3LaNYvotdSkiPY1FCjfyFr4zT",50000000000]</text:p>
          </table:table-cell>
          <table:table-cell office:value-type="float" office:value="1618404138">
            <text:p>1618404138</text:p>
          </table:table-cell>
          <table:table-cell office:value-type="string">
            <text:p>14-04-2021 12:42:18</text:p>
          </table:table-cell>
        </table:table-row>
        <table:table-row table:style-name="ro1">
          <table:table-cell office:value-type="float" office:value="3568142">
            <text:p>35681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abVx8QqT6r24QSksuWsmqGopPR5D2XZybATApqT33Bq1ho",50000000000]</text:p>
          </table:table-cell>
          <table:table-cell office:value-type="float" office:value="1618404150">
            <text:p>1618404150</text:p>
          </table:table-cell>
          <table:table-cell office:value-type="string">
            <text:p>14-04-2021 12:42:30</text:p>
          </table:table-cell>
        </table:table-row>
        <table:table-row table:style-name="ro1">
          <table:table-cell office:value-type="float" office:value="3568146">
            <text:p>35681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1RG6jMo9cwAaZyPSKUarBWPSqRk816J411k9piSKpQiuks",50000000000]</text:p>
          </table:table-cell>
          <table:table-cell office:value-type="float" office:value="1618404174">
            <text:p>1618404174</text:p>
          </table:table-cell>
          <table:table-cell office:value-type="string">
            <text:p>14-04-2021 12:42:54</text:p>
          </table:table-cell>
        </table:table-row>
        <table:table-row table:style-name="ro1">
          <table:table-cell office:value-type="float" office:value="3568151">
            <text:p>35681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wMfVUZVesCim5k2hMZRoVaMFx2wurk6DgtjBZRHvydWwrT",50000000000]</text:p>
          </table:table-cell>
          <table:table-cell office:value-type="float" office:value="1618404204">
            <text:p>1618404204</text:p>
          </table:table-cell>
          <table:table-cell office:value-type="string">
            <text:p>14-04-2021 12:43:24</text:p>
          </table:table-cell>
        </table:table-row>
        <table:table-row table:style-name="ro1">
          <table:table-cell office:value-type="float" office:value="3568154">
            <text:p>35681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pNMcosbeC7abMZ7FmVfZTNNSrdEYmXNFQSmQsNfFVxhYPM",50000000000]</text:p>
          </table:table-cell>
          <table:table-cell office:value-type="float" office:value="1618404222">
            <text:p>1618404222</text:p>
          </table:table-cell>
          <table:table-cell office:value-type="string">
            <text:p>14-04-2021 12:43:42</text:p>
          </table:table-cell>
        </table:table-row>
        <table:table-row table:style-name="ro1">
          <table:table-cell office:value-type="float" office:value="3568156">
            <text:p>35681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nxt1o9BtTPZXuq1DfZqrMrVVYjLJfC1C7h77H8rN7c3Ey6",50000000000]</text:p>
          </table:table-cell>
          <table:table-cell office:value-type="float" office:value="1618404234">
            <text:p>1618404234</text:p>
          </table:table-cell>
          <table:table-cell office:value-type="string">
            <text:p>14-04-2021 12:43:54</text:p>
          </table:table-cell>
        </table:table-row>
        <table:table-row table:style-name="ro1">
          <table:table-cell office:value-type="float" office:value="3568157">
            <text:p>35681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rxtP9wjXNoy46ZVadGc9wrFryjLPZXpSra3xRnKnS4paR",50000000000]</text:p>
          </table:table-cell>
          <table:table-cell office:value-type="float" office:value="1618404240">
            <text:p>1618404240</text:p>
          </table:table-cell>
          <table:table-cell office:value-type="string">
            <text:p>14-04-2021 12:44:00</text:p>
          </table:table-cell>
        </table:table-row>
        <table:table-row table:style-name="ro1">
          <table:table-cell office:value-type="float" office:value="3568203">
            <text:p>35682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Az3vdyDg1qRGDAa4ZKK5ercqSXLRZcfoGb48S4i3ghCraS",50000000000]</text:p>
          </table:table-cell>
          <table:table-cell office:value-type="float" office:value="1618404516">
            <text:p>1618404516</text:p>
          </table:table-cell>
          <table:table-cell office:value-type="string">
            <text:p>14-04-2021 12:48:36</text:p>
          </table:table-cell>
        </table:table-row>
        <table:table-row table:style-name="ro1">
          <table:table-cell office:value-type="float" office:value="3568206">
            <text:p>35682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TM3eaKpS7zP87g7bCg9MRAo7LhfJDeXGehtZa6WzvKgZkW",50000000000]</text:p>
          </table:table-cell>
          <table:table-cell office:value-type="float" office:value="1618404534">
            <text:p>1618404534</text:p>
          </table:table-cell>
          <table:table-cell office:value-type="string">
            <text:p>14-04-2021 12:48:54</text:p>
          </table:table-cell>
        </table:table-row>
        <table:table-row table:style-name="ro1">
          <table:table-cell office:value-type="float" office:value="3568212">
            <text:p>356821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PRvFaLwx6QdcAcCXGdxLmCapXNhNgx9rnNEMMfkWJc6VUG",50000000000]</text:p>
          </table:table-cell>
          <table:table-cell office:value-type="float" office:value="1618404570">
            <text:p>1618404570</text:p>
          </table:table-cell>
          <table:table-cell office:value-type="string">
            <text:p>14-04-2021 12:49:30</text:p>
          </table:table-cell>
        </table:table-row>
        <table:table-row table:style-name="ro1">
          <table:table-cell office:value-type="float" office:value="3568228">
            <text:p>35682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HUUxUzF8paHixADJ76YfUzxMYe6erVvsb1GMYGen2idba",50000000000]</text:p>
          </table:table-cell>
          <table:table-cell office:value-type="float" office:value="1618404666">
            <text:p>1618404666</text:p>
          </table:table-cell>
          <table:table-cell office:value-type="string">
            <text:p>14-04-2021 12:51:06</text:p>
          </table:table-cell>
        </table:table-row>
        <table:table-row table:style-name="ro1">
          <table:table-cell office:value-type="float" office:value="3568239">
            <text:p>35682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Ug1YLqYzncGSxXPVvg1Z5uT8idWPeCRFc3MyQPZQJjYXzX",50000000000]</text:p>
          </table:table-cell>
          <table:table-cell office:value-type="float" office:value="1618404732">
            <text:p>1618404732</text:p>
          </table:table-cell>
          <table:table-cell office:value-type="string">
            <text:p>14-04-2021 12:52:12</text:p>
          </table:table-cell>
        </table:table-row>
        <table:table-row table:style-name="ro1">
          <table:table-cell office:value-type="float" office:value="3568243">
            <text:p>35682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TNaWh884Nm77TD1e3TndBHZPRsCUR2wQk4oqiUSKXatp7d",50000000000]</text:p>
          </table:table-cell>
          <table:table-cell office:value-type="float" office:value="1618404756">
            <text:p>1618404756</text:p>
          </table:table-cell>
          <table:table-cell office:value-type="string">
            <text:p>14-04-2021 12:52:36</text:p>
          </table:table-cell>
        </table:table-row>
        <table:table-row table:style-name="ro1">
          <table:table-cell office:value-type="float" office:value="3568251">
            <text:p>35682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JXPXfB2i8Pr18FErMdyfv1sgPfhf3DG7JkBaiFcnxVWy73",50000000000]</text:p>
          </table:table-cell>
          <table:table-cell office:value-type="float" office:value="1618404804">
            <text:p>1618404804</text:p>
          </table:table-cell>
          <table:table-cell office:value-type="string">
            <text:p>14-04-2021 12:53:24</text:p>
          </table:table-cell>
        </table:table-row>
        <table:table-row table:style-name="ro1">
          <table:table-cell office:value-type="float" office:value="3568257">
            <text:p>35682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36NFinbNuW5pzRuMP5nUhv2PF5L3Lb9aoQS1v8Zpb9Wy9s",50000000000]</text:p>
          </table:table-cell>
          <table:table-cell office:value-type="float" office:value="1618404840">
            <text:p>1618404840</text:p>
          </table:table-cell>
          <table:table-cell office:value-type="string">
            <text:p>14-04-2021 12:54:00</text:p>
          </table:table-cell>
        </table:table-row>
        <table:table-row table:style-name="ro1">
          <table:table-cell office:value-type="float" office:value="3568265">
            <text:p>35682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b7KZL4dqCCTrSHhvPLaP7zsEXxJgBAtCgrNDX9xuDyFETj",50000000000]</text:p>
          </table:table-cell>
          <table:table-cell office:value-type="float" office:value="1618404888">
            <text:p>1618404888</text:p>
          </table:table-cell>
          <table:table-cell office:value-type="string">
            <text:p>14-04-2021 12:54:48</text:p>
          </table:table-cell>
        </table:table-row>
        <table:table-row table:style-name="ro1">
          <table:table-cell office:value-type="float" office:value="3568300">
            <text:p>356830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agQDAd4xUNpxMVRLQM8JaiVqzS7Zq5cc8QTEKBXsK9c3uX",50000000000]</text:p>
          </table:table-cell>
          <table:table-cell office:value-type="float" office:value="1618405098">
            <text:p>1618405098</text:p>
          </table:table-cell>
          <table:table-cell office:value-type="string">
            <text:p>14-04-2021 12:58:18</text:p>
          </table:table-cell>
        </table:table-row>
        <table:table-row table:style-name="ro1">
          <table:table-cell office:value-type="float" office:value="3568303">
            <text:p>35683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uGCAGVtoYdjZSupFcyXhM6r34pt33CmCMnrun6o8RKLbi",50000000000]</text:p>
          </table:table-cell>
          <table:table-cell office:value-type="float" office:value="1618405116">
            <text:p>1618405116</text:p>
          </table:table-cell>
          <table:table-cell office:value-type="string">
            <text:p>14-04-2021 12:58:36</text:p>
          </table:table-cell>
        </table:table-row>
        <table:table-row table:style-name="ro1">
          <table:table-cell office:value-type="float" office:value="3568304">
            <text:p>35683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irmUm6JsexYQrZw8BrfwWch5bC9r7SPBrL5Q6xgGtqG8E",50000000000]</text:p>
          </table:table-cell>
          <table:table-cell office:value-type="float" office:value="1618405122">
            <text:p>1618405122</text:p>
          </table:table-cell>
          <table:table-cell office:value-type="string">
            <text:p>14-04-2021 12:58:42</text:p>
          </table:table-cell>
        </table:table-row>
        <table:table-row table:style-name="ro1">
          <table:table-cell office:value-type="float" office:value="3568313">
            <text:p>35683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8is9Lit5ALPJvVeDVJLy5d36VXkxYT67amEU1nbQzMyG3w",50000000000]</text:p>
          </table:table-cell>
          <table:table-cell office:value-type="float" office:value="1618405176">
            <text:p>1618405176</text:p>
          </table:table-cell>
          <table:table-cell office:value-type="string">
            <text:p>14-04-2021 12:59:36</text:p>
          </table:table-cell>
        </table:table-row>
        <table:table-row table:style-name="ro1">
          <table:table-cell office:value-type="float" office:value="3568316">
            <text:p>35683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oT6utr3b3G2m4uWAtzqcsqHNL7DPaWVB6kKutL26j6wHmW",50000000000]</text:p>
          </table:table-cell>
          <table:table-cell office:value-type="float" office:value="1618405194">
            <text:p>1618405194</text:p>
          </table:table-cell>
          <table:table-cell office:value-type="string">
            <text:p>14-04-2021 12:59:54</text:p>
          </table:table-cell>
        </table:table-row>
        <table:table-row table:style-name="ro1">
          <table:table-cell office:value-type="float" office:value="3568338">
            <text:p>35683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L2qqhrfcNHBqAmvZSPCKUKASYRHkzkmvr3jf2TadnBizoE",50000000000]</text:p>
          </table:table-cell>
          <table:table-cell office:value-type="float" office:value="1618405326">
            <text:p>1618405326</text:p>
          </table:table-cell>
          <table:table-cell office:value-type="string">
            <text:p>14-04-2021 13:02:06</text:p>
          </table:table-cell>
        </table:table-row>
        <table:table-row table:style-name="ro1">
          <table:table-cell office:value-type="float" office:value="3568348">
            <text:p>35683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pC2587Rw7QcgxqXooeREiSxUEfzwSLwC6shb4KnCfyDr9",50000000000]</text:p>
          </table:table-cell>
          <table:table-cell office:value-type="float" office:value="1618405386">
            <text:p>1618405386</text:p>
          </table:table-cell>
          <table:table-cell office:value-type="string">
            <text:p>14-04-2021 13:03:06</text:p>
          </table:table-cell>
        </table:table-row>
        <table:table-row table:style-name="ro1">
          <table:table-cell office:value-type="float" office:value="3568352">
            <text:p>35683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hw3jMyTZVyvcRSYc5VwgmBEnzPP8QsivM3hV5WqvG7tQmj",50000000000]</text:p>
          </table:table-cell>
          <table:table-cell office:value-type="float" office:value="1618405410">
            <text:p>1618405410</text:p>
          </table:table-cell>
          <table:table-cell office:value-type="string">
            <text:p>14-04-2021 13:03:30</text:p>
          </table:table-cell>
        </table:table-row>
        <table:table-row table:style-name="ro1">
          <table:table-cell office:value-type="float" office:value="3568356">
            <text:p>35683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FsmrDP7NKTQTqaYSpkFKFsV1cNuG23puQzYfcJMVFrFd3",50000000000]</text:p>
          </table:table-cell>
          <table:table-cell office:value-type="float" office:value="1618405434">
            <text:p>1618405434</text:p>
          </table:table-cell>
          <table:table-cell office:value-type="string">
            <text:p>14-04-2021 13:03:54</text:p>
          </table:table-cell>
        </table:table-row>
        <table:table-row table:style-name="ro1">
          <table:table-cell office:value-type="float" office:value="3568362">
            <text:p>35683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zQLWYhDTrZHBUKexrhKV92aLoYoF3AWyzPUdHS1YWY9oq",50000000000]</text:p>
          </table:table-cell>
          <table:table-cell office:value-type="float" office:value="1618405470">
            <text:p>1618405470</text:p>
          </table:table-cell>
          <table:table-cell office:value-type="string">
            <text:p>14-04-2021 13:04:30</text:p>
          </table:table-cell>
        </table:table-row>
        <table:table-row table:style-name="ro1">
          <table:table-cell office:value-type="float" office:value="3568369">
            <text:p>35683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JqqskBoWokNdYNYm4oCb7PwWfazU6zqYyZzsGHtpETie3U",50000000000]</text:p>
          </table:table-cell>
          <table:table-cell office:value-type="float" office:value="1618405512">
            <text:p>1618405512</text:p>
          </table:table-cell>
          <table:table-cell office:value-type="string">
            <text:p>14-04-2021 13:05:12</text:p>
          </table:table-cell>
        </table:table-row>
        <table:table-row table:style-name="ro1">
          <table:table-cell office:value-type="float" office:value="3568397">
            <text:p>35683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YcbR1Ua8TrKzdzziGP233BW6W2bU699Mk4gZnGWHGLR6w",50000000000]</text:p>
          </table:table-cell>
          <table:table-cell office:value-type="float" office:value="1618405680">
            <text:p>1618405680</text:p>
          </table:table-cell>
          <table:table-cell office:value-type="string">
            <text:p>14-04-2021 13:08:00</text:p>
          </table:table-cell>
        </table:table-row>
        <table:table-row table:style-name="ro1">
          <table:table-cell office:value-type="float" office:value="3568413">
            <text:p>35684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o58epJ1J3pdztEaGp5KzJTP7Cbt1ACwV5w5AqYNfZKybE",50000000000]</text:p>
          </table:table-cell>
          <table:table-cell office:value-type="float" office:value="1618405776">
            <text:p>1618405776</text:p>
          </table:table-cell>
          <table:table-cell office:value-type="string">
            <text:p>14-04-2021 13:09:36</text:p>
          </table:table-cell>
        </table:table-row>
        <table:table-row table:style-name="ro1">
          <table:table-cell office:value-type="float" office:value="3568417">
            <text:p>35684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MPnfeNSHyBtFM6i7BX3fE3DtGTFtQ4R6aHgok8Pu4R5sp",50000000000]</text:p>
          </table:table-cell>
          <table:table-cell office:value-type="float" office:value="1618405800">
            <text:p>1618405800</text:p>
          </table:table-cell>
          <table:table-cell office:value-type="string">
            <text:p>14-04-2021 13:10:00</text:p>
          </table:table-cell>
        </table:table-row>
        <table:table-row table:style-name="ro1">
          <table:table-cell office:value-type="float" office:value="3568426">
            <text:p>35684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n8yiaFe1rjB2cWg9CU83bGJbpiaS5Ma71ex5KXshhmx1W",50000000000]</text:p>
          </table:table-cell>
          <table:table-cell office:value-type="float" office:value="1618405854">
            <text:p>1618405854</text:p>
          </table:table-cell>
          <table:table-cell office:value-type="string">
            <text:p>14-04-2021 13:10:54</text:p>
          </table:table-cell>
        </table:table-row>
        <table:table-row table:style-name="ro1">
          <table:table-cell office:value-type="float" office:value="3568428">
            <text:p>35684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NK411qPVihT6aYbHfznU6Usx4fCWUKrbHjNGgYpfqqKmY",50000000000]</text:p>
          </table:table-cell>
          <table:table-cell office:value-type="float" office:value="1618405866">
            <text:p>1618405866</text:p>
          </table:table-cell>
          <table:table-cell office:value-type="string">
            <text:p>14-04-2021 13:11:06</text:p>
          </table:table-cell>
        </table:table-row>
        <table:table-row table:style-name="ro1">
          <table:table-cell office:value-type="float" office:value="3568442">
            <text:p>35684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wgF8nkLz31CtteWSpST9yBZUUER5woLcxyH8PtMg2m9fy1",50000000000]</text:p>
          </table:table-cell>
          <table:table-cell office:value-type="float" office:value="1618405950">
            <text:p>1618405950</text:p>
          </table:table-cell>
          <table:table-cell office:value-type="string">
            <text:p>14-04-2021 13:12:30</text:p>
          </table:table-cell>
        </table:table-row>
        <table:table-row table:style-name="ro1">
          <table:table-cell office:value-type="float" office:value="3568454">
            <text:p>35684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xRhaEziTaRYh2eWd8sb8RGFc4XAtnk1phiNYyRbpXkwyv",50000000000]</text:p>
          </table:table-cell>
          <table:table-cell office:value-type="float" office:value="1618406022">
            <text:p>1618406022</text:p>
          </table:table-cell>
          <table:table-cell office:value-type="string">
            <text:p>14-04-2021 13:13:42</text:p>
          </table:table-cell>
        </table:table-row>
        <table:table-row table:style-name="ro1">
          <table:table-cell office:value-type="float" office:value="3568459">
            <text:p>35684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3xoDGqrFxz67fRkvJ9Mo8kkhAXwNP1WNdoNY51bzqXVS9x",50000000000]</text:p>
          </table:table-cell>
          <table:table-cell office:value-type="float" office:value="1618406052">
            <text:p>1618406052</text:p>
          </table:table-cell>
          <table:table-cell office:value-type="string">
            <text:p>14-04-2021 13:14:12</text:p>
          </table:table-cell>
        </table:table-row>
        <table:table-row table:style-name="ro1">
          <table:table-cell office:value-type="float" office:value="3568467">
            <text:p>35684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K781urhJrkxAM54PFeZcFtjhrp8WRoiA6VL2dsdys8kMo",50000000000]</text:p>
          </table:table-cell>
          <table:table-cell office:value-type="float" office:value="1618406100">
            <text:p>1618406100</text:p>
          </table:table-cell>
          <table:table-cell office:value-type="string">
            <text:p>14-04-2021 13:15:00</text:p>
          </table:table-cell>
        </table:table-row>
        <table:table-row table:style-name="ro1">
          <table:table-cell office:value-type="float" office:value="3568475">
            <text:p>35684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aQpEBxX6W3MDBqrfkn31rNnPw5ZGuFWoX6RyG1cSLU2Hv",50000000000]</text:p>
          </table:table-cell>
          <table:table-cell office:value-type="float" office:value="1618406148">
            <text:p>1618406148</text:p>
          </table:table-cell>
          <table:table-cell office:value-type="string">
            <text:p>14-04-2021 13:15:48</text:p>
          </table:table-cell>
        </table:table-row>
        <table:table-row table:style-name="ro1">
          <table:table-cell office:value-type="float" office:value="3568479">
            <text:p>35684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JU6ysUWVCTnuL3RNgYNYGCSjGSYbELGRFAZGBw3qRbEect",50000000000]</text:p>
          </table:table-cell>
          <table:table-cell office:value-type="float" office:value="1618406172">
            <text:p>1618406172</text:p>
          </table:table-cell>
          <table:table-cell office:value-type="string">
            <text:p>14-04-2021 13:16:12</text:p>
          </table:table-cell>
        </table:table-row>
        <table:table-row table:style-name="ro1">
          <table:table-cell office:value-type="float" office:value="3568511">
            <text:p>35685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T8qfTaw2uFG4zwnT97BSJZrifnZcuyKmLt1bbAyF7ooms6",50000000000]</text:p>
          </table:table-cell>
          <table:table-cell office:value-type="float" office:value="1618406364">
            <text:p>1618406364</text:p>
          </table:table-cell>
          <table:table-cell office:value-type="string">
            <text:p>14-04-2021 13:19:24</text:p>
          </table:table-cell>
        </table:table-row>
        <table:table-row table:style-name="ro1">
          <table:table-cell office:value-type="float" office:value="3568516">
            <text:p>35685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YbVCaASz5mw91kQsUkGrACqFPqvMAGr9WfMNsiDDMSxNBU",50000000000]</text:p>
          </table:table-cell>
          <table:table-cell office:value-type="float" office:value="1618406394">
            <text:p>1618406394</text:p>
          </table:table-cell>
          <table:table-cell office:value-type="string">
            <text:p>14-04-2021 13:19:54</text:p>
          </table:table-cell>
        </table:table-row>
        <table:table-row table:style-name="ro1">
          <table:table-cell office:value-type="float" office:value="3568517">
            <text:p>35685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hr7sqS41SW9MNCyDpVGNbGxuQqmaMqUBZuf496tWcKMvcW",50000000000]</text:p>
          </table:table-cell>
          <table:table-cell office:value-type="float" office:value="1618406400">
            <text:p>1618406400</text:p>
          </table:table-cell>
          <table:table-cell office:value-type="string">
            <text:p>14-04-2021 13:20:00</text:p>
          </table:table-cell>
        </table:table-row>
        <table:table-row table:style-name="ro1">
          <table:table-cell office:value-type="float" office:value="3568528">
            <text:p>35685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LTW3Le8Z8BPuHnevTytxyyGSJg9cxnkkih7DZjMuprjoK",50000000000]</text:p>
          </table:table-cell>
          <table:table-cell office:value-type="float" office:value="1618406466">
            <text:p>1618406466</text:p>
          </table:table-cell>
          <table:table-cell office:value-type="string">
            <text:p>14-04-2021 13:21:06</text:p>
          </table:table-cell>
        </table:table-row>
        <table:table-row table:style-name="ro1">
          <table:table-cell office:value-type="float" office:value="3568560">
            <text:p>35685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QKxcm46h3xYsV3pDpGy6qARoGaJD5dQL1BnkfPem9ManHB",50000000000]</text:p>
          </table:table-cell>
          <table:table-cell office:value-type="float" office:value="1618406658">
            <text:p>1618406658</text:p>
          </table:table-cell>
          <table:table-cell office:value-type="string">
            <text:p>14-04-2021 13:24:18</text:p>
          </table:table-cell>
        </table:table-row>
        <table:table-row table:style-name="ro1">
          <table:table-cell office:value-type="float" office:value="3568562">
            <text:p>35685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Q4R3UhiP2FAeSC9iqBXaYZvWvSk3spH61JK5NB3vTyW4zF",50000000000]</text:p>
          </table:table-cell>
          <table:table-cell office:value-type="float" office:value="1618406670">
            <text:p>1618406670</text:p>
          </table:table-cell>
          <table:table-cell office:value-type="string">
            <text:p>14-04-2021 13:24:30</text:p>
          </table:table-cell>
        </table:table-row>
        <table:table-row table:style-name="ro1">
          <table:table-cell office:value-type="float" office:value="3568570">
            <text:p>356857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7kw9NoWj6M1QxSfbQSgaMQoZ25Xi1euHymF2Pj9YAhqisy",50000000000]</text:p>
          </table:table-cell>
          <table:table-cell office:value-type="float" office:value="1618406718">
            <text:p>1618406718</text:p>
          </table:table-cell>
          <table:table-cell office:value-type="string">
            <text:p>14-04-2021 13:25:18</text:p>
          </table:table-cell>
        </table:table-row>
        <table:table-row table:style-name="ro1">
          <table:table-cell office:value-type="float" office:value="3568572">
            <text:p>356857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7hffqD1mdW7xjmPzjvYzT7j2pX8efBUT3TqENgjuRCcdN",50000000000]</text:p>
          </table:table-cell>
          <table:table-cell office:value-type="float" office:value="1618406730">
            <text:p>1618406730</text:p>
          </table:table-cell>
          <table:table-cell office:value-type="string">
            <text:p>14-04-2021 13:25:30</text:p>
          </table:table-cell>
        </table:table-row>
        <table:table-row table:style-name="ro1">
          <table:table-cell office:value-type="float" office:value="3568577">
            <text:p>35685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x5A63X5xBzsfZcJbXzc8iLt293iCS8tdUA7aghMCLRyweu",50000000000]</text:p>
          </table:table-cell>
          <table:table-cell office:value-type="float" office:value="1618406760">
            <text:p>1618406760</text:p>
          </table:table-cell>
          <table:table-cell office:value-type="string">
            <text:p>14-04-2021 13:26:00</text:p>
          </table:table-cell>
        </table:table-row>
        <table:table-row table:style-name="ro1">
          <table:table-cell office:value-type="float" office:value="3568584">
            <text:p>35685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H8kR4hLoP8ygv7P5xiNp4AkqAgCA9WWs1ALQSMe36cLFXG",50000000000]</text:p>
          </table:table-cell>
          <table:table-cell office:value-type="float" office:value="1618406802">
            <text:p>1618406802</text:p>
          </table:table-cell>
          <table:table-cell office:value-type="string">
            <text:p>14-04-2021 13:26:42</text:p>
          </table:table-cell>
        </table:table-row>
        <table:table-row table:style-name="ro1">
          <table:table-cell office:value-type="float" office:value="3568607">
            <text:p>35686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6jFkxFHvcNnxUub7pe7Ddt7VjCFAcC97LGGHvKQBQRBQe",50000000000]</text:p>
          </table:table-cell>
          <table:table-cell office:value-type="float" office:value="1618406940">
            <text:p>1618406940</text:p>
          </table:table-cell>
          <table:table-cell office:value-type="string">
            <text:p>14-04-2021 13:29:00</text:p>
          </table:table-cell>
        </table:table-row>
        <table:table-row table:style-name="ro1">
          <table:table-cell office:value-type="float" office:value="3568615">
            <text:p>35686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28RveNyHCq7GpgR4jdwzBYKw78An754EqcP4Dxjq4L4Fa",50000000000]</text:p>
          </table:table-cell>
          <table:table-cell office:value-type="float" office:value="1618406988">
            <text:p>1618406988</text:p>
          </table:table-cell>
          <table:table-cell office:value-type="string">
            <text:p>14-04-2021 13:29:48</text:p>
          </table:table-cell>
        </table:table-row>
        <table:table-row table:style-name="ro1">
          <table:table-cell office:value-type="float" office:value="3568617">
            <text:p>35686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b2aeiEdrrW2mP4b8Ct5Tc8H37SVDeZeZP2AEnenWjeiBWm",50000000000]</text:p>
          </table:table-cell>
          <table:table-cell office:value-type="float" office:value="1618407000">
            <text:p>1618407000</text:p>
          </table:table-cell>
          <table:table-cell office:value-type="string">
            <text:p>14-04-2021 13:30:00</text:p>
          </table:table-cell>
        </table:table-row>
        <table:table-row table:style-name="ro1">
          <table:table-cell office:value-type="float" office:value="3568625">
            <text:p>356862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XyD4maUWJ7aV3Q9xzy2BnAwMFH951wRWWBHWukkSdAdAY8",50000000000]</text:p>
          </table:table-cell>
          <table:table-cell office:value-type="float" office:value="1618407048">
            <text:p>1618407048</text:p>
          </table:table-cell>
          <table:table-cell office:value-type="string">
            <text:p>14-04-2021 13:30:48</text:p>
          </table:table-cell>
        </table:table-row>
        <table:table-row table:style-name="ro1">
          <table:table-cell office:value-type="float" office:value="3568645">
            <text:p>35686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rKkGsHLu8Y6sdTTfiQa2WWZx9NPw51gx5aa8cEpcPmjyp",50000000000]</text:p>
          </table:table-cell>
          <table:table-cell office:value-type="float" office:value="1618407168">
            <text:p>1618407168</text:p>
          </table:table-cell>
          <table:table-cell office:value-type="string">
            <text:p>14-04-2021 13:32:48</text:p>
          </table:table-cell>
        </table:table-row>
        <table:table-row table:style-name="ro1">
          <table:table-cell office:value-type="float" office:value="3568650">
            <text:p>35686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uss6mZa3J8CJ57TkRpoYfm7TuFdgQADJr39gZ3ctkaiZg",50000000000]</text:p>
          </table:table-cell>
          <table:table-cell office:value-type="float" office:value="1618407198">
            <text:p>1618407198</text:p>
          </table:table-cell>
          <table:table-cell office:value-type="string">
            <text:p>14-04-2021 13:33:18</text:p>
          </table:table-cell>
        </table:table-row>
        <table:table-row table:style-name="ro1">
          <table:table-cell office:value-type="float" office:value="3568693">
            <text:p>35686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mdEQpyapbr5jp9P3b4eVLQ4MnDEyf4qmSAJP7zFe8JGypn",50000000000]</text:p>
          </table:table-cell>
          <table:table-cell office:value-type="float" office:value="1618407456">
            <text:p>1618407456</text:p>
          </table:table-cell>
          <table:table-cell office:value-type="string">
            <text:p>14-04-2021 13:37:36</text:p>
          </table:table-cell>
        </table:table-row>
        <table:table-row table:style-name="ro1">
          <table:table-cell office:value-type="float" office:value="3568716">
            <text:p>35687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EUX6bjR8w275k7HmWttvcbdYhMjVgFFeQUyCPndz6ev2N",50000000000]</text:p>
          </table:table-cell>
          <table:table-cell office:value-type="float" office:value="1618407594">
            <text:p>1618407594</text:p>
          </table:table-cell>
          <table:table-cell office:value-type="string">
            <text:p>14-04-2021 13:39:54</text:p>
          </table:table-cell>
        </table:table-row>
        <table:table-row table:style-name="ro1">
          <table:table-cell office:value-type="float" office:value="3568731">
            <text:p>35687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fei8WXjgLzt17Edt2P8SxWxiqoCwwP7yiqyXN5QgJerQa",50000000000]</text:p>
          </table:table-cell>
          <table:table-cell office:value-type="float" office:value="1618407684">
            <text:p>1618407684</text:p>
          </table:table-cell>
          <table:table-cell office:value-type="string">
            <text:p>14-04-2021 13:41:24</text:p>
          </table:table-cell>
        </table:table-row>
        <table:table-row table:style-name="ro1">
          <table:table-cell office:value-type="float" office:value="3568745">
            <text:p>35687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NXhKPk5aFkRcPQ7zN3gLXGZsjK7GVQtkk9mShos8C1rga",50000000000]</text:p>
          </table:table-cell>
          <table:table-cell office:value-type="float" office:value="1618407768">
            <text:p>1618407768</text:p>
          </table:table-cell>
          <table:table-cell office:value-type="string">
            <text:p>14-04-2021 13:42:48</text:p>
          </table:table-cell>
        </table:table-row>
        <table:table-row table:style-name="ro1">
          <table:table-cell office:value-type="float" office:value="3568746">
            <text:p>35687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TtuJi9Br3eqBEQ5d3ExtqHGFQBn5DwUginqhZF29Qmmv91",50000000000]</text:p>
          </table:table-cell>
          <table:table-cell office:value-type="float" office:value="1618407774">
            <text:p>1618407774</text:p>
          </table:table-cell>
          <table:table-cell office:value-type="string">
            <text:p>14-04-2021 13:42:54</text:p>
          </table:table-cell>
        </table:table-row>
        <table:table-row table:style-name="ro1">
          <table:table-cell office:value-type="float" office:value="3568775">
            <text:p>35687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fcax9md8u4DEvLztycMrS1eLL9kNFjgNSEQWim6jLWJmgH",50000000000]</text:p>
          </table:table-cell>
          <table:table-cell office:value-type="float" office:value="1618407948">
            <text:p>1618407948</text:p>
          </table:table-cell>
          <table:table-cell office:value-type="string">
            <text:p>14-04-2021 13:45:48</text:p>
          </table:table-cell>
        </table:table-row>
        <table:table-row table:style-name="ro1">
          <table:table-cell office:value-type="float" office:value="3568782">
            <text:p>356878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UW3o3brggRWxm8JsNC4RnxwnaaaTM8nd9rJ2weUfVjU8K",50000000000]</text:p>
          </table:table-cell>
          <table:table-cell office:value-type="float" office:value="1618407990">
            <text:p>1618407990</text:p>
          </table:table-cell>
          <table:table-cell office:value-type="string">
            <text:p>14-04-2021 13:46:30</text:p>
          </table:table-cell>
        </table:table-row>
        <table:table-row table:style-name="ro1">
          <table:table-cell office:value-type="float" office:value="3568787">
            <text:p>35687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XzNRTH4LEL3xf7BQjYVhWRDAZHp3xKgeMYoZq2PZtFC7K",50000000000]</text:p>
          </table:table-cell>
          <table:table-cell office:value-type="float" office:value="1618408020">
            <text:p>1618408020</text:p>
          </table:table-cell>
          <table:table-cell office:value-type="string">
            <text:p>14-04-2021 13:47:00</text:p>
          </table:table-cell>
        </table:table-row>
        <table:table-row table:style-name="ro1">
          <table:table-cell office:value-type="float" office:value="3568807">
            <text:p>35688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8PtLZcCbSNWJjq4fLNLqrnVhrzHsZFgutUjvqDEhHyiA3j",50000000000]</text:p>
          </table:table-cell>
          <table:table-cell office:value-type="float" office:value="1618408140">
            <text:p>1618408140</text:p>
          </table:table-cell>
          <table:table-cell office:value-type="string">
            <text:p>14-04-2021 13:49:00</text:p>
          </table:table-cell>
        </table:table-row>
        <table:table-row table:style-name="ro1">
          <table:table-cell office:value-type="float" office:value="3568811">
            <text:p>35688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uCTBczFm8ZvKB5E8gCQxeJuSJXJfD1DytUnwW2cY4B1Ad",50000000000]</text:p>
          </table:table-cell>
          <table:table-cell office:value-type="float" office:value="1618408164">
            <text:p>1618408164</text:p>
          </table:table-cell>
          <table:table-cell office:value-type="string">
            <text:p>14-04-2021 13:49:24</text:p>
          </table:table-cell>
        </table:table-row>
        <table:table-row table:style-name="ro1">
          <table:table-cell office:value-type="float" office:value="3568827">
            <text:p>35688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9Eq4Q7qNJ7URDCCGJ3v11xu3pUPiUrm5PT7GF9PYWGKzna",50000000000]</text:p>
          </table:table-cell>
          <table:table-cell office:value-type="float" office:value="1618408260">
            <text:p>1618408260</text:p>
          </table:table-cell>
          <table:table-cell office:value-type="string">
            <text:p>14-04-2021 13:51:00</text:p>
          </table:table-cell>
        </table:table-row>
        <table:table-row table:style-name="ro1">
          <table:table-cell office:value-type="float" office:value="3568848">
            <text:p>35688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7N42AQTVH6SkH4qwZZyvasAKyTfXRLCp6k5Mg1Yip9RcQy",50000000000]</text:p>
          </table:table-cell>
          <table:table-cell office:value-type="float" office:value="1618408386">
            <text:p>1618408386</text:p>
          </table:table-cell>
          <table:table-cell office:value-type="string">
            <text:p>14-04-2021 13:53:06</text:p>
          </table:table-cell>
        </table:table-row>
        <table:table-row table:style-name="ro1">
          <table:table-cell office:value-type="float" office:value="3568863">
            <text:p>35688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iSwAvr1wTbJoaGn1THmQfEW99x74fy1rbzh44ixuVv6uCV",50000000000]</text:p>
          </table:table-cell>
          <table:table-cell office:value-type="float" office:value="1618408476">
            <text:p>1618408476</text:p>
          </table:table-cell>
          <table:table-cell office:value-type="string">
            <text:p>14-04-2021 13:54:36</text:p>
          </table:table-cell>
        </table:table-row>
        <table:table-row table:style-name="ro1">
          <table:table-cell office:value-type="float" office:value="3568876">
            <text:p>35688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B7RAQBxc89TrQbce4Q6uRaR1QSVaUDVGuPVBUC74dgrjAG",50000000000]</text:p>
          </table:table-cell>
          <table:table-cell office:value-type="float" office:value="1618408554">
            <text:p>1618408554</text:p>
          </table:table-cell>
          <table:table-cell office:value-type="string">
            <text:p>14-04-2021 13:55:54</text:p>
          </table:table-cell>
        </table:table-row>
        <table:table-row table:style-name="ro1">
          <table:table-cell office:value-type="float" office:value="3568887">
            <text:p>35688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62sti2ffXhT1LB2tWeE3VAbuykdxi2na1z27JmVJD5m6u",50000000000]</text:p>
          </table:table-cell>
          <table:table-cell office:value-type="float" office:value="1618408620">
            <text:p>1618408620</text:p>
          </table:table-cell>
          <table:table-cell office:value-type="string">
            <text:p>14-04-2021 13:57:00</text:p>
          </table:table-cell>
        </table:table-row>
        <table:table-row table:style-name="ro1">
          <table:table-cell office:value-type="float" office:value="3568890">
            <text:p>35688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W1dHmLXuM6YNfdvRafHwdUQjRSomFYWD6DgxQbeW21tbqQ",50000000000]</text:p>
          </table:table-cell>
          <table:table-cell office:value-type="float" office:value="1618408638">
            <text:p>1618408638</text:p>
          </table:table-cell>
          <table:table-cell office:value-type="string">
            <text:p>14-04-2021 13:57:18</text:p>
          </table:table-cell>
        </table:table-row>
        <table:table-row table:style-name="ro1">
          <table:table-cell office:value-type="float" office:value="3568909">
            <text:p>356890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6UAHLNubp4JBCsNfn17JGJffid9aB8v9HC6KpV6Bnpe3Mf",50000000000]</text:p>
          </table:table-cell>
          <table:table-cell office:value-type="float" office:value="1618408752">
            <text:p>1618408752</text:p>
          </table:table-cell>
          <table:table-cell office:value-type="string">
            <text:p>14-04-2021 13:59:12</text:p>
          </table:table-cell>
        </table:table-row>
        <table:table-row table:style-name="ro1">
          <table:table-cell office:value-type="float" office:value="3568915">
            <text:p>35689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MMu5n5bNTL1Qy7G9oRhLzi9Jk5Cgd1weUkvQumPzD7HUj6",50000000000]</text:p>
          </table:table-cell>
          <table:table-cell office:value-type="float" office:value="1618408788">
            <text:p>1618408788</text:p>
          </table:table-cell>
          <table:table-cell office:value-type="string">
            <text:p>14-04-2021 13:59:48</text:p>
          </table:table-cell>
        </table:table-row>
        <table:table-row table:style-name="ro1">
          <table:table-cell office:value-type="float" office:value="3568943">
            <text:p>35689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jRwVtgfEwKeYFN7t3WCeuHStqfVZ3daabibogVL8tEwsq",50000000000]</text:p>
          </table:table-cell>
          <table:table-cell office:value-type="float" office:value="1618408956">
            <text:p>1618408956</text:p>
          </table:table-cell>
          <table:table-cell office:value-type="string">
            <text:p>14-04-2021 14:02:36</text:p>
          </table:table-cell>
        </table:table-row>
        <table:table-row table:style-name="ro1">
          <table:table-cell office:value-type="float" office:value="3568967">
            <text:p>35689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pN2GciNZqkZ4ryHu6Di2yzxqsattn2J41jEVPL2RV1Pj7M",50000000000]</text:p>
          </table:table-cell>
          <table:table-cell office:value-type="float" office:value="1618409100">
            <text:p>1618409100</text:p>
          </table:table-cell>
          <table:table-cell office:value-type="string">
            <text:p>14-04-2021 14:05:00</text:p>
          </table:table-cell>
        </table:table-row>
        <table:table-row table:style-name="ro1">
          <table:table-cell office:value-type="float" office:value="3568969">
            <text:p>35689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QkZYRmAYMthn97g1DTFztCdZZM1R7uaRdgc4sTEqPu36jm",50000000000]</text:p>
          </table:table-cell>
          <table:table-cell office:value-type="float" office:value="1618409112">
            <text:p>1618409112</text:p>
          </table:table-cell>
          <table:table-cell office:value-type="string">
            <text:p>14-04-2021 14:05:12</text:p>
          </table:table-cell>
        </table:table-row>
        <table:table-row table:style-name="ro1">
          <table:table-cell office:value-type="float" office:value="3568980">
            <text:p>35689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SJRMja4TD5tn3mvXQCab1xyojU4ZouxxbtT2gcBpLTt1As",50000000000]</text:p>
          </table:table-cell>
          <table:table-cell office:value-type="float" office:value="1618409178">
            <text:p>1618409178</text:p>
          </table:table-cell>
          <table:table-cell office:value-type="string">
            <text:p>14-04-2021 14:06:18</text:p>
          </table:table-cell>
        </table:table-row>
        <table:table-row table:style-name="ro1">
          <table:table-cell office:value-type="float" office:value="3568997">
            <text:p>35689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mepiC3XkkHRqt9SfY1C8PPuKQaGPhQ81UcBESkZKv1yqKL",50000000000]</text:p>
          </table:table-cell>
          <table:table-cell office:value-type="float" office:value="1618409280">
            <text:p>1618409280</text:p>
          </table:table-cell>
          <table:table-cell office:value-type="string">
            <text:p>14-04-2021 14:08:00</text:p>
          </table:table-cell>
        </table:table-row>
        <table:table-row table:style-name="ro1">
          <table:table-cell office:value-type="float" office:value="3569006">
            <text:p>35690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TevFWgFUTpq3vzpDZuQqbctuijshRquzbT3gFD5Zfk7gqC",50000000000]</text:p>
          </table:table-cell>
          <table:table-cell office:value-type="float" office:value="1618409334">
            <text:p>1618409334</text:p>
          </table:table-cell>
          <table:table-cell office:value-type="string">
            <text:p>14-04-2021 14:08:54</text:p>
          </table:table-cell>
        </table:table-row>
        <table:table-row table:style-name="ro1">
          <table:table-cell office:value-type="float" office:value="3569029">
            <text:p>35690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5K8JPxh13ArN7f46MfFCWYCVPc5pGCwKxj3BJKiGuQF6h",50000000000]</text:p>
          </table:table-cell>
          <table:table-cell office:value-type="float" office:value="1618409472">
            <text:p>1618409472</text:p>
          </table:table-cell>
          <table:table-cell office:value-type="string">
            <text:p>14-04-2021 14:11:12</text:p>
          </table:table-cell>
        </table:table-row>
        <table:table-row table:style-name="ro1">
          <table:table-cell office:value-type="float" office:value="3569035">
            <text:p>35690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73TuTPvdRkjimpm4bHM4nMpYPS1Jb1ymWgQoLRjyxLaUu",50000000000]</text:p>
          </table:table-cell>
          <table:table-cell office:value-type="float" office:value="1618409508">
            <text:p>1618409508</text:p>
          </table:table-cell>
          <table:table-cell office:value-type="string">
            <text:p>14-04-2021 14:11:48</text:p>
          </table:table-cell>
        </table:table-row>
        <table:table-row table:style-name="ro1">
          <table:table-cell office:value-type="float" office:value="3569047">
            <text:p>35690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rAigLj7FpYwwqHUWYEQ4yH8k1TJC2P3Xgzs3eWJMGJW3i4",50000000000]</text:p>
          </table:table-cell>
          <table:table-cell office:value-type="float" office:value="1618409580">
            <text:p>1618409580</text:p>
          </table:table-cell>
          <table:table-cell office:value-type="string">
            <text:p>14-04-2021 14:13:00</text:p>
          </table:table-cell>
        </table:table-row>
        <table:table-row table:style-name="ro1">
          <table:table-cell office:value-type="float" office:value="3569062">
            <text:p>35690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q3nGMjkxqvP22ZxbGJvrV5E6qjm39ShyuknGgFeFWEc3DG",50000000000]</text:p>
          </table:table-cell>
          <table:table-cell office:value-type="float" office:value="1618409670">
            <text:p>1618409670</text:p>
          </table:table-cell>
          <table:table-cell office:value-type="string">
            <text:p>14-04-2021 14:14:30</text:p>
          </table:table-cell>
        </table:table-row>
        <table:table-row table:style-name="ro1">
          <table:table-cell office:value-type="float" office:value="3569077">
            <text:p>35690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61G5Q8kdG8HdgmoqdyR1euQ9phCdGZaUuFmvPjJwjYx2u",50000000000]</text:p>
          </table:table-cell>
          <table:table-cell office:value-type="float" office:value="1618409760">
            <text:p>1618409760</text:p>
          </table:table-cell>
          <table:table-cell office:value-type="string">
            <text:p>14-04-2021 14:16:00</text:p>
          </table:table-cell>
        </table:table-row>
        <table:table-row table:style-name="ro1">
          <table:table-cell office:value-type="float" office:value="3569108">
            <text:p>356910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3dT6DQp99rJrWE4MwQ7ofa5X1UbBnkLJVrkBbisco6wkC1",50000000000]</text:p>
          </table:table-cell>
          <table:table-cell office:value-type="float" office:value="1618409946">
            <text:p>1618409946</text:p>
          </table:table-cell>
          <table:table-cell office:value-type="string">
            <text:p>14-04-2021 14:19:06</text:p>
          </table:table-cell>
        </table:table-row>
        <table:table-row table:style-name="ro1">
          <table:table-cell office:value-type="float" office:value="3569115">
            <text:p>35691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Gcnoa7fM9YpHahZBamBuQ8QtGpTdBM14irkautdZWJhonA",50000000000]</text:p>
          </table:table-cell>
          <table:table-cell office:value-type="float" office:value="1618409988">
            <text:p>1618409988</text:p>
          </table:table-cell>
          <table:table-cell office:value-type="string">
            <text:p>14-04-2021 14:19:48</text:p>
          </table:table-cell>
        </table:table-row>
        <table:table-row table:style-name="ro1">
          <table:table-cell office:value-type="float" office:value="3569132">
            <text:p>35691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VPsdJ7KUsLsfZm3gxd3H6vpduBQkzxP87TCqo7F2jj9ccz",50000000000]</text:p>
          </table:table-cell>
          <table:table-cell office:value-type="float" office:value="1618410090">
            <text:p>1618410090</text:p>
          </table:table-cell>
          <table:table-cell office:value-type="string">
            <text:p>14-04-2021 14:21:30</text:p>
          </table:table-cell>
        </table:table-row>
        <table:table-row table:style-name="ro1">
          <table:table-cell office:value-type="float" office:value="3569137">
            <text:p>356913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8sYivf5j9a3836Ki1VdiM9Ga17wHwiYuAfEgAkoVqeiFem",50000000000]</text:p>
          </table:table-cell>
          <table:table-cell office:value-type="float" office:value="1618410120">
            <text:p>1618410120</text:p>
          </table:table-cell>
          <table:table-cell office:value-type="string">
            <text:p>14-04-2021 14:22:00</text:p>
          </table:table-cell>
        </table:table-row>
        <table:table-row table:style-name="ro1">
          <table:table-cell office:value-type="float" office:value="3569152">
            <text:p>35691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jFq3Jrx3511JygSeNZAsxSdbjQHCoNUcVrSaj9NFeQiW7",50000000000]</text:p>
          </table:table-cell>
          <table:table-cell office:value-type="float" office:value="1618410210">
            <text:p>1618410210</text:p>
          </table:table-cell>
          <table:table-cell office:value-type="string">
            <text:p>14-04-2021 14:23:30</text:p>
          </table:table-cell>
        </table:table-row>
        <table:table-row table:style-name="ro1">
          <table:table-cell office:value-type="float" office:value="3569157">
            <text:p>35691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4QWmSfVF3GxXToa4dvHLXhDknY4Cj8g9hKxD27faCdonjN",50000000000]</text:p>
          </table:table-cell>
          <table:table-cell office:value-type="float" office:value="1618410240">
            <text:p>1618410240</text:p>
          </table:table-cell>
          <table:table-cell office:value-type="string">
            <text:p>14-04-2021 14:24:00</text:p>
          </table:table-cell>
        </table:table-row>
        <table:table-row table:style-name="ro1">
          <table:table-cell office:value-type="float" office:value="3569163">
            <text:p>35691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wD7YZbsx2TtGfpScL49d1Kw7XYAkr3wPDcGEL5kgGnkTrv",50000000000]</text:p>
          </table:table-cell>
          <table:table-cell office:value-type="float" office:value="1618410276">
            <text:p>1618410276</text:p>
          </table:table-cell>
          <table:table-cell office:value-type="string">
            <text:p>14-04-2021 14:24:36</text:p>
          </table:table-cell>
        </table:table-row>
        <table:table-row table:style-name="ro1">
          <table:table-cell office:value-type="float" office:value="3569183">
            <text:p>35691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xBHePXnKQx9ZwtwSnMep4oNFtsGTfqR9WGpwbQ8p4nkjg",50000000000]</text:p>
          </table:table-cell>
          <table:table-cell office:value-type="float" office:value="1618410396">
            <text:p>1618410396</text:p>
          </table:table-cell>
          <table:table-cell office:value-type="string">
            <text:p>14-04-2021 14:26:36</text:p>
          </table:table-cell>
        </table:table-row>
        <table:table-row table:style-name="ro1">
          <table:table-cell office:value-type="float" office:value="3569193">
            <text:p>35691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34q3qf2GvXdTH7BHLiEPExe1d4ms5RMnn4sJ7QJ84ji6S",50000000000]</text:p>
          </table:table-cell>
          <table:table-cell office:value-type="float" office:value="1618410456">
            <text:p>1618410456</text:p>
          </table:table-cell>
          <table:table-cell office:value-type="string">
            <text:p>14-04-2021 14:27:36</text:p>
          </table:table-cell>
        </table:table-row>
        <table:table-row table:style-name="ro1">
          <table:table-cell office:value-type="float" office:value="3569199">
            <text:p>35691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DNGaavEk9aiwXKTdZ3BdAYjzmjhcYYfJarSjHFQjPJyoG",50000000000]</text:p>
          </table:table-cell>
          <table:table-cell office:value-type="float" office:value="1618410492">
            <text:p>1618410492</text:p>
          </table:table-cell>
          <table:table-cell office:value-type="string">
            <text:p>14-04-2021 14:28:12</text:p>
          </table:table-cell>
        </table:table-row>
        <table:table-row table:style-name="ro1">
          <table:table-cell office:value-type="float" office:value="3569208">
            <text:p>356920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DgjyAJCJc3vJwsyTckKz7DDBnVxZiVAsJxBC4RCc6wuJE",50000000000]</text:p>
          </table:table-cell>
          <table:table-cell office:value-type="float" office:value="1618410546">
            <text:p>1618410546</text:p>
          </table:table-cell>
          <table:table-cell office:value-type="string">
            <text:p>14-04-2021 14:29:06</text:p>
          </table:table-cell>
        </table:table-row>
        <table:table-row table:style-name="ro1">
          <table:table-cell office:value-type="float" office:value="3569221">
            <text:p>356922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VkSjKM2zFBuLBRAsmbPVwQEQzdhq4YyUfTdnn2nzE6XexH",50000000000]</text:p>
          </table:table-cell>
          <table:table-cell office:value-type="float" office:value="1618410624">
            <text:p>1618410624</text:p>
          </table:table-cell>
          <table:table-cell office:value-type="string">
            <text:p>14-04-2021 14:30:24</text:p>
          </table:table-cell>
        </table:table-row>
        <table:table-row table:style-name="ro1">
          <table:table-cell office:value-type="float" office:value="3569239">
            <text:p>35692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pr2demVbZvazRBR93B9ES7P8Zino9LGVp8mxPQtXqNvWZz",50000000000]</text:p>
          </table:table-cell>
          <table:table-cell office:value-type="float" office:value="1618410732">
            <text:p>1618410732</text:p>
          </table:table-cell>
          <table:table-cell office:value-type="string">
            <text:p>14-04-2021 14:32:12</text:p>
          </table:table-cell>
        </table:table-row>
        <table:table-row table:style-name="ro1">
          <table:table-cell office:value-type="float" office:value="3569242">
            <text:p>35692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bvBmpgAtykuShZcTU7Ywtc84rTFvu8rdyPVQNrivgoEJnM",50000000000]</text:p>
          </table:table-cell>
          <table:table-cell office:value-type="float" office:value="1618410750">
            <text:p>1618410750</text:p>
          </table:table-cell>
          <table:table-cell office:value-type="string">
            <text:p>14-04-2021 14:32:30</text:p>
          </table:table-cell>
        </table:table-row>
        <table:table-row table:style-name="ro1">
          <table:table-cell office:value-type="float" office:value="3569268">
            <text:p>35692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dY4QfjahGG8AWj35RbGjmxUMcb5siia13LXAwHNFt6T6UD",50000000000]</text:p>
          </table:table-cell>
          <table:table-cell office:value-type="float" office:value="1618410906">
            <text:p>1618410906</text:p>
          </table:table-cell>
          <table:table-cell office:value-type="string">
            <text:p>14-04-2021 14:35:06</text:p>
          </table:table-cell>
        </table:table-row>
        <table:table-row table:style-name="ro1">
          <table:table-cell office:value-type="float" office:value="3569273">
            <text:p>35692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Mm2EXhTGDTa1y8y41o1TVYoYBH947xqe8jg6icHLGeo6or",50000000000]</text:p>
          </table:table-cell>
          <table:table-cell office:value-type="float" office:value="1618410936">
            <text:p>1618410936</text:p>
          </table:table-cell>
          <table:table-cell office:value-type="string">
            <text:p>14-04-2021 14:35:36</text:p>
          </table:table-cell>
        </table:table-row>
        <table:table-row table:style-name="ro1">
          <table:table-cell office:value-type="float" office:value="3569279">
            <text:p>35692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m3R22qYZQaUtJedLVPmtQmAajCStHs6ysWMX31kpw3uf2",50000000000]</text:p>
          </table:table-cell>
          <table:table-cell office:value-type="float" office:value="1618410972">
            <text:p>1618410972</text:p>
          </table:table-cell>
          <table:table-cell office:value-type="string">
            <text:p>14-04-2021 14:36:12</text:p>
          </table:table-cell>
        </table:table-row>
        <table:table-row table:style-name="ro1">
          <table:table-cell office:value-type="float" office:value="3569286">
            <text:p>35692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12DnEE7cx7kyraBngDJAnf2ycYKdYCNEk8vLQaWzrXYSp2",50000000000]</text:p>
          </table:table-cell>
          <table:table-cell office:value-type="float" office:value="1618411014">
            <text:p>1618411014</text:p>
          </table:table-cell>
          <table:table-cell office:value-type="string">
            <text:p>14-04-2021 14:36:54</text:p>
          </table:table-cell>
        </table:table-row>
        <table:table-row table:style-name="ro1">
          <table:table-cell office:value-type="float" office:value="3569305">
            <text:p>356930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JhAQypiye3osUfA3KYwZU6ivGoC8BaqQzKnxNaVfjwGEca",50000000000]</text:p>
          </table:table-cell>
          <table:table-cell office:value-type="float" office:value="1618411128">
            <text:p>1618411128</text:p>
          </table:table-cell>
          <table:table-cell office:value-type="string">
            <text:p>14-04-2021 14:38:48</text:p>
          </table:table-cell>
        </table:table-row>
        <table:table-row table:style-name="ro1">
          <table:table-cell office:value-type="float" office:value="3569306">
            <text:p>35693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7PFyTdCRBu4V7RVEdBgWRgP8DbkSssBgwVXbjSWCuLbzQo",50000000000]</text:p>
          </table:table-cell>
          <table:table-cell office:value-type="float" office:value="1618411134">
            <text:p>1618411134</text:p>
          </table:table-cell>
          <table:table-cell office:value-type="string">
            <text:p>14-04-2021 14:38:54</text:p>
          </table:table-cell>
        </table:table-row>
        <table:table-row table:style-name="ro1">
          <table:table-cell office:value-type="float" office:value="3569326">
            <text:p>35693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VEKnGUYYqs5R8hAk4hN4TfNnBAmEVxkDRsKPhCeFzbBAL8",50000000000]</text:p>
          </table:table-cell>
          <table:table-cell office:value-type="float" office:value="1618411254">
            <text:p>1618411254</text:p>
          </table:table-cell>
          <table:table-cell office:value-type="string">
            <text:p>14-04-2021 14:40:54</text:p>
          </table:table-cell>
        </table:table-row>
        <table:table-row table:style-name="ro1">
          <table:table-cell office:value-type="float" office:value="3569378">
            <text:p>35693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oXthF32gng3gW1iaVCTYQAkoc1CphW1To2PVHYRMWS7hnH",50000000000]</text:p>
          </table:table-cell>
          <table:table-cell office:value-type="float" office:value="1618411566">
            <text:p>1618411566</text:p>
          </table:table-cell>
          <table:table-cell office:value-type="string">
            <text:p>14-04-2021 14:46:06</text:p>
          </table:table-cell>
        </table:table-row>
        <table:table-row table:style-name="ro1">
          <table:table-cell office:value-type="float" office:value="3569386">
            <text:p>35693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QwMT9EoTWsKXTmyBzNH3oQ87tu9sH8tN8CdbUjZe4cNwKc",50000000000]</text:p>
          </table:table-cell>
          <table:table-cell office:value-type="float" office:value="1618411614">
            <text:p>1618411614</text:p>
          </table:table-cell>
          <table:table-cell office:value-type="string">
            <text:p>14-04-2021 14:46:54</text:p>
          </table:table-cell>
        </table:table-row>
        <table:table-row table:style-name="ro1">
          <table:table-cell office:value-type="float" office:value="3569389">
            <text:p>35693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ey3zXrrEo1G7u7rkfSUvoQC1ScFjgsrciazaRFwtbZZiP",50000000000]</text:p>
          </table:table-cell>
          <table:table-cell office:value-type="float" office:value="1618411632">
            <text:p>1618411632</text:p>
          </table:table-cell>
          <table:table-cell office:value-type="string">
            <text:p>14-04-2021 14:47:12</text:p>
          </table:table-cell>
        </table:table-row>
        <table:table-row table:style-name="ro1">
          <table:table-cell office:value-type="float" office:value="3569402">
            <text:p>35694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wX3bc3t6ohWK2kNmA9L85y6RphNB2tQc3VwtVaDWCBbPdc",50000000000]</text:p>
          </table:table-cell>
          <table:table-cell office:value-type="float" office:value="1618411710">
            <text:p>1618411710</text:p>
          </table:table-cell>
          <table:table-cell office:value-type="string">
            <text:p>14-04-2021 14:48:30</text:p>
          </table:table-cell>
        </table:table-row>
        <table:table-row table:style-name="ro1">
          <table:table-cell office:value-type="float" office:value="3569448">
            <text:p>35694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SCbQC6jGx4GX4QWdidKHk61WW3GK8FngvdJ4BRTzTn9mQ",50000000000]</text:p>
          </table:table-cell>
          <table:table-cell office:value-type="float" office:value="1618411986">
            <text:p>1618411986</text:p>
          </table:table-cell>
          <table:table-cell office:value-type="string">
            <text:p>14-04-2021 14:53:06</text:p>
          </table:table-cell>
        </table:table-row>
        <table:table-row table:style-name="ro1">
          <table:table-cell office:value-type="float" office:value="3569464">
            <text:p>35694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pTJfpbkT4myrpfsGHvaoHATSnNmqLw6Yr4PTnctv88pNZ",50000000000]</text:p>
          </table:table-cell>
          <table:table-cell office:value-type="float" office:value="1618412082">
            <text:p>1618412082</text:p>
          </table:table-cell>
          <table:table-cell office:value-type="string">
            <text:p>14-04-2021 14:54:42</text:p>
          </table:table-cell>
        </table:table-row>
        <table:table-row table:style-name="ro1">
          <table:table-cell office:value-type="float" office:value="3569483">
            <text:p>35694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1V5SDiNPEezfdQ5DGXbruE6sGHz17zZyr5Pbs5mtQtpmm",50000000000]</text:p>
          </table:table-cell>
          <table:table-cell office:value-type="float" office:value="1618412196">
            <text:p>1618412196</text:p>
          </table:table-cell>
          <table:table-cell office:value-type="string">
            <text:p>14-04-2021 14:56:36</text:p>
          </table:table-cell>
        </table:table-row>
        <table:table-row table:style-name="ro1">
          <table:table-cell office:value-type="float" office:value="3569493">
            <text:p>35694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YroACZDB4LgGaghUe551kY7hMZKjAv7xCHYrNGH1eFB5F3",50000000000]</text:p>
          </table:table-cell>
          <table:table-cell office:value-type="float" office:value="1618412256">
            <text:p>1618412256</text:p>
          </table:table-cell>
          <table:table-cell office:value-type="string">
            <text:p>14-04-2021 14:57:36</text:p>
          </table:table-cell>
        </table:table-row>
        <table:table-row table:style-name="ro1">
          <table:table-cell office:value-type="float" office:value="3569507">
            <text:p>35695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zRgpRgU4fa8kwpTQgMPKzjoveCo9P3G1uciz3QtLPirzV",50000000000]</text:p>
          </table:table-cell>
          <table:table-cell office:value-type="float" office:value="1618412340">
            <text:p>1618412340</text:p>
          </table:table-cell>
          <table:table-cell office:value-type="string">
            <text:p>14-04-2021 14:59:00</text:p>
          </table:table-cell>
        </table:table-row>
        <table:table-row table:style-name="ro1">
          <table:table-cell office:value-type="float" office:value="3569518">
            <text:p>35695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huhFF3TSBL1oYwEK94aU7PNQMqoANwMuSVXUegPT52XspT",50000000000]</text:p>
          </table:table-cell>
          <table:table-cell office:value-type="float" office:value="1618412406">
            <text:p>1618412406</text:p>
          </table:table-cell>
          <table:table-cell office:value-type="string">
            <text:p>14-04-2021 15:00:06</text:p>
          </table:table-cell>
        </table:table-row>
        <table:table-row table:style-name="ro1">
          <table:table-cell office:value-type="float" office:value="3569521">
            <text:p>356952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KGpkbT3R88jCmv1zt1KHLG3YNrFFpsfgMFFHrAjA8d7b6A",50000000000]</text:p>
          </table:table-cell>
          <table:table-cell office:value-type="float" office:value="1618412424">
            <text:p>1618412424</text:p>
          </table:table-cell>
          <table:table-cell office:value-type="string">
            <text:p>14-04-2021 15:00:24</text:p>
          </table:table-cell>
        </table:table-row>
        <table:table-row table:style-name="ro1">
          <table:table-cell office:value-type="float" office:value="3569522">
            <text:p>35695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EG92jPYPrhsuDpPzDQCXh6c9GygU2QteqCy2SHX5jHBmFv",50000000000]</text:p>
          </table:table-cell>
          <table:table-cell office:value-type="float" office:value="1618412430">
            <text:p>1618412430</text:p>
          </table:table-cell>
          <table:table-cell office:value-type="string">
            <text:p>14-04-2021 15:00:30</text:p>
          </table:table-cell>
        </table:table-row>
        <table:table-row table:style-name="ro1">
          <table:table-cell office:value-type="float" office:value="3569581">
            <text:p>356958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1FfGt2eHz3JHCkoCMLVLdDfAdu2ZvBN2S3LFszgmA7gqY9",50000000000]</text:p>
          </table:table-cell>
          <table:table-cell office:value-type="float" office:value="1618412784">
            <text:p>1618412784</text:p>
          </table:table-cell>
          <table:table-cell office:value-type="string">
            <text:p>14-04-2021 15:06:24</text:p>
          </table:table-cell>
        </table:table-row>
        <table:table-row table:style-name="ro1">
          <table:table-cell office:value-type="float" office:value="3569602">
            <text:p>35696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Ktfa6yedSuHWMJAeEcyrEsb8u4ERENmq6h7QTdg2QDZQS",50000000000]</text:p>
          </table:table-cell>
          <table:table-cell office:value-type="float" office:value="1618412910">
            <text:p>1618412910</text:p>
          </table:table-cell>
          <table:table-cell office:value-type="string">
            <text:p>14-04-2021 15:08:30</text:p>
          </table:table-cell>
        </table:table-row>
        <table:table-row table:style-name="ro1">
          <table:table-cell office:value-type="float" office:value="3569604">
            <text:p>35696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8Bp2JaUVsWt7rQ4YYEaDnrg63C1ABPMmG2qoiCMMvmVRpW",50000000000]</text:p>
          </table:table-cell>
          <table:table-cell office:value-type="float" office:value="1618412922">
            <text:p>1618412922</text:p>
          </table:table-cell>
          <table:table-cell office:value-type="string">
            <text:p>14-04-2021 15:08:42</text:p>
          </table:table-cell>
        </table:table-row>
        <table:table-row table:style-name="ro1">
          <table:table-cell office:value-type="float" office:value="3569614">
            <text:p>35696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7mx61fXRfrw4mzj9r98Z6dPWT2SgM2R721mquzooKVhZd",50000000000]</text:p>
          </table:table-cell>
          <table:table-cell office:value-type="float" office:value="1618412982">
            <text:p>1618412982</text:p>
          </table:table-cell>
          <table:table-cell office:value-type="string">
            <text:p>14-04-2021 15:09:42</text:p>
          </table:table-cell>
        </table:table-row>
        <table:table-row table:style-name="ro1">
          <table:table-cell office:value-type="float" office:value="3569735">
            <text:p>35697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YtaKCtKacBaXbABgVj6ZmwQrypczKvChHwNh5RJzy3JYQF",50000000000]</text:p>
          </table:table-cell>
          <table:table-cell office:value-type="float" office:value="1618413708">
            <text:p>1618413708</text:p>
          </table:table-cell>
          <table:table-cell office:value-type="string">
            <text:p>14-04-2021 15:21:48</text:p>
          </table:table-cell>
        </table:table-row>
        <table:table-row table:style-name="ro1">
          <table:table-cell office:value-type="float" office:value="3569739">
            <text:p>35697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jUhjrTNgPwSzTUcfBnEgrF4tHqPfijhMTAV7TmA2PsDf6a",50000000000]</text:p>
          </table:table-cell>
          <table:table-cell office:value-type="float" office:value="1618413732">
            <text:p>1618413732</text:p>
          </table:table-cell>
          <table:table-cell office:value-type="string">
            <text:p>14-04-2021 15:22:12</text:p>
          </table:table-cell>
        </table:table-row>
        <table:table-row table:style-name="ro1">
          <table:table-cell office:value-type="float" office:value="3569745">
            <text:p>35697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AaCtD8n37A5KgkkbBENBzR3gVmt6sLE1kN4JUdbXBvNLp",50000000000]</text:p>
          </table:table-cell>
          <table:table-cell office:value-type="float" office:value="1618413768">
            <text:p>1618413768</text:p>
          </table:table-cell>
          <table:table-cell office:value-type="string">
            <text:p>14-04-2021 15:22:48</text:p>
          </table:table-cell>
        </table:table-row>
        <table:table-row table:style-name="ro1">
          <table:table-cell office:value-type="float" office:value="3569772">
            <text:p>356977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fxDdsAQg4sgSNtQ8WyT8kjha7PDF2ooYeAMqJuAiXbdRN",50000000000]</text:p>
          </table:table-cell>
          <table:table-cell office:value-type="float" office:value="1618413930">
            <text:p>1618413930</text:p>
          </table:table-cell>
          <table:table-cell office:value-type="string">
            <text:p>14-04-2021 15:25:30</text:p>
          </table:table-cell>
        </table:table-row>
        <table:table-row table:style-name="ro1">
          <table:table-cell office:value-type="float" office:value="3569783">
            <text:p>35697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knKEVY5NSiyEYniMdd9iYcUDaoGwUJxBH8QP636a1XKr2j",50000000000]</text:p>
          </table:table-cell>
          <table:table-cell office:value-type="float" office:value="1618413996">
            <text:p>1618413996</text:p>
          </table:table-cell>
          <table:table-cell office:value-type="string">
            <text:p>14-04-2021 15:26:36</text:p>
          </table:table-cell>
        </table:table-row>
        <table:table-row table:style-name="ro1">
          <table:table-cell office:value-type="float" office:value="3569866">
            <text:p>356986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xSjV8a5PkA2Lm1x68aCxcMzoSquD1ScfwCve2bCtrfwKHE",50000000000]</text:p>
          </table:table-cell>
          <table:table-cell office:value-type="float" office:value="1618414494">
            <text:p>1618414494</text:p>
          </table:table-cell>
          <table:table-cell office:value-type="string">
            <text:p>14-04-2021 15:34:54</text:p>
          </table:table-cell>
        </table:table-row>
        <table:table-row table:style-name="ro1">
          <table:table-cell office:value-type="float" office:value="3569877">
            <text:p>35698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enN5fHdQsDDoVeqDDcQjU4y1MFskq2g13BcAByDrQLhHy6",50000000000]</text:p>
          </table:table-cell>
          <table:table-cell office:value-type="float" office:value="1618414560">
            <text:p>1618414560</text:p>
          </table:table-cell>
          <table:table-cell office:value-type="string">
            <text:p>14-04-2021 15:36:00</text:p>
          </table:table-cell>
        </table:table-row>
        <table:table-row table:style-name="ro1">
          <table:table-cell office:value-type="float" office:value="3569901">
            <text:p>35699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L7phh58b2Xfu5qmywA2xGKvVxRsX84XenP7tj2KLhqRqj",50000000000]</text:p>
          </table:table-cell>
          <table:table-cell office:value-type="float" office:value="1618414704">
            <text:p>1618414704</text:p>
          </table:table-cell>
          <table:table-cell office:value-type="string">
            <text:p>14-04-2021 15:38:24</text:p>
          </table:table-cell>
        </table:table-row>
        <table:table-row table:style-name="ro1">
          <table:table-cell office:value-type="float" office:value="3569903">
            <text:p>35699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pFJRpS1ASyJtZbRPfisSuS1onYdPUnBepNdwCX1NadF1CN",50000000000]</text:p>
          </table:table-cell>
          <table:table-cell office:value-type="float" office:value="1618414716">
            <text:p>1618414716</text:p>
          </table:table-cell>
          <table:table-cell office:value-type="string">
            <text:p>14-04-2021 15:38:36</text:p>
          </table:table-cell>
        </table:table-row>
        <table:table-row table:style-name="ro1">
          <table:table-cell office:value-type="float" office:value="3569951">
            <text:p>35699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g9NJCbWLxrLU4HAmMXbX7PzxCPJwZ7f8MtdCx11w4arWj",50000000000]</text:p>
          </table:table-cell>
          <table:table-cell office:value-type="float" office:value="1618415004">
            <text:p>1618415004</text:p>
          </table:table-cell>
          <table:table-cell office:value-type="string">
            <text:p>14-04-2021 15:43:24</text:p>
          </table:table-cell>
        </table:table-row>
        <table:table-row table:style-name="ro1">
          <table:table-cell office:value-type="float" office:value="3569961">
            <text:p>356996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kuSSe9NPNqPTG2mBVJjEQvY8pNx7qSgPdLdGs6vY2wEdhD",50000000000]</text:p>
          </table:table-cell>
          <table:table-cell office:value-type="float" office:value="1618415064">
            <text:p>1618415064</text:p>
          </table:table-cell>
          <table:table-cell office:value-type="string">
            <text:p>14-04-2021 15:44:24</text:p>
          </table:table-cell>
        </table:table-row>
        <table:table-row table:style-name="ro1">
          <table:table-cell office:value-type="float" office:value="3569999">
            <text:p>35699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ipTVrUBLe66B4mK3pd7yh7YcEGQQAScnwXa3zivA1jXvPh",50000000000]</text:p>
          </table:table-cell>
          <table:table-cell office:value-type="float" office:value="1618415292">
            <text:p>1618415292</text:p>
          </table:table-cell>
          <table:table-cell office:value-type="string">
            <text:p>14-04-2021 15:48:12</text:p>
          </table:table-cell>
        </table:table-row>
        <table:table-row table:style-name="ro1">
          <table:table-cell office:value-type="float" office:value="3570052">
            <text:p>35700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xf5gEUnydAyck1tkkqi7Mt7cXqsa1TAuDP8NaEGbKL9epS",50000000000]</text:p>
          </table:table-cell>
          <table:table-cell office:value-type="float" office:value="1618415610">
            <text:p>1618415610</text:p>
          </table:table-cell>
          <table:table-cell office:value-type="string">
            <text:p>14-04-2021 15:53:30</text:p>
          </table:table-cell>
        </table:table-row>
        <table:table-row table:style-name="ro1">
          <table:table-cell office:value-type="float" office:value="3570095">
            <text:p>357009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mz2XQTYWbu55Do78TyJywHJEmxFpfR3BE6Wsdmg5oUDfa",50000000000]</text:p>
          </table:table-cell>
          <table:table-cell office:value-type="float" office:value="1618415868">
            <text:p>1618415868</text:p>
          </table:table-cell>
          <table:table-cell office:value-type="string">
            <text:p>14-04-2021 15:57:48</text:p>
          </table:table-cell>
        </table:table-row>
        <table:table-row table:style-name="ro1">
          <table:table-cell office:value-type="float" office:value="3570158">
            <text:p>35701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9f4qEea9qPB7AHQ1QrEDBef7sNzF3e9GDN2iktStKUYZTS",50000000000]</text:p>
          </table:table-cell>
          <table:table-cell office:value-type="float" office:value="1618416246">
            <text:p>1618416246</text:p>
          </table:table-cell>
          <table:table-cell office:value-type="string">
            <text:p>14-04-2021 16:04:06</text:p>
          </table:table-cell>
        </table:table-row>
        <table:table-row table:style-name="ro1">
          <table:table-cell office:value-type="float" office:value="3570184">
            <text:p>35701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coQ6jrPNfbEdPN5Zrff13ybXs9PUgLsq4BkD8mRANVCsEw",50000000000]</text:p>
          </table:table-cell>
          <table:table-cell office:value-type="float" office:value="1618416402">
            <text:p>1618416402</text:p>
          </table:table-cell>
          <table:table-cell office:value-type="string">
            <text:p>14-04-2021 16:06:42</text:p>
          </table:table-cell>
        </table:table-row>
        <table:table-row table:style-name="ro1">
          <table:table-cell office:value-type="float" office:value="3570232">
            <text:p>35702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dmac71TDHMt1dHnjPZ43gjy6NqqwvSMzm6x9SjoaEocWT",50000000000]</text:p>
          </table:table-cell>
          <table:table-cell office:value-type="float" office:value="1618416690">
            <text:p>1618416690</text:p>
          </table:table-cell>
          <table:table-cell office:value-type="string">
            <text:p>14-04-2021 16:11:30</text:p>
          </table:table-cell>
        </table:table-row>
        <table:table-row table:style-name="ro1">
          <table:table-cell office:value-type="float" office:value="3570289">
            <text:p>35702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Ur6oT1BACUf8YfAtjR8hq9R1PaSCDUBfSgYH7yixq134KY",50000000000]</text:p>
          </table:table-cell>
          <table:table-cell office:value-type="float" office:value="1618417032">
            <text:p>1618417032</text:p>
          </table:table-cell>
          <table:table-cell office:value-type="string">
            <text:p>14-04-2021 16:17:12</text:p>
          </table:table-cell>
        </table:table-row>
        <table:table-row table:style-name="ro1">
          <table:table-cell office:value-type="float" office:value="3570314">
            <text:p>35703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op7PxiY4biZH4v1RVYsDQFtHx6YYsduQPEbvWu2FZM2DeS",50000000000]</text:p>
          </table:table-cell>
          <table:table-cell office:value-type="float" office:value="1618417182">
            <text:p>1618417182</text:p>
          </table:table-cell>
          <table:table-cell office:value-type="string">
            <text:p>14-04-2021 16:19:42</text:p>
          </table:table-cell>
        </table:table-row>
        <table:table-row table:style-name="ro1">
          <table:table-cell office:value-type="float" office:value="3570318">
            <text:p>35703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is7Yzs2iSvcjRP9aZfsikZSsQc1u3miZFEbXhaweJ2SMLF",50000000000]</text:p>
          </table:table-cell>
          <table:table-cell office:value-type="float" office:value="1618417206">
            <text:p>1618417206</text:p>
          </table:table-cell>
          <table:table-cell office:value-type="string">
            <text:p>14-04-2021 16:20:06</text:p>
          </table:table-cell>
        </table:table-row>
        <table:table-row table:style-name="ro1">
          <table:table-cell office:value-type="float" office:value="3570335">
            <text:p>35703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SphLer1Ej5rxrXsquE2MJoCchPRPrMuM6EeUwQJY4gRysZ",50000000000]</text:p>
          </table:table-cell>
          <table:table-cell office:value-type="float" office:value="1618417308">
            <text:p>1618417308</text:p>
          </table:table-cell>
          <table:table-cell office:value-type="string">
            <text:p>14-04-2021 16:21:48</text:p>
          </table:table-cell>
        </table:table-row>
        <table:table-row table:style-name="ro1">
          <table:table-cell office:value-type="float" office:value="3570340">
            <text:p>357034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uPM7hnATSydpiKYYMeChHbmKojkULcAuSGFM3tZdRzxfbS",50000000000]</text:p>
          </table:table-cell>
          <table:table-cell office:value-type="float" office:value="1618417338">
            <text:p>1618417338</text:p>
          </table:table-cell>
          <table:table-cell office:value-type="string">
            <text:p>14-04-2021 16:22:18</text:p>
          </table:table-cell>
        </table:table-row>
        <table:table-row table:style-name="ro1">
          <table:table-cell office:value-type="float" office:value="3570358">
            <text:p>35703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8T6naNSqrB3Bv8YE3DYyjfqej5ReB5RRb3xZdVWpRHn3j",50000000000]</text:p>
          </table:table-cell>
          <table:table-cell office:value-type="float" office:value="1618417446">
            <text:p>1618417446</text:p>
          </table:table-cell>
          <table:table-cell office:value-type="string">
            <text:p>14-04-2021 16:24:06</text:p>
          </table:table-cell>
        </table:table-row>
        <table:table-row table:style-name="ro1">
          <table:table-cell office:value-type="float" office:value="3570463">
            <text:p>35704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ddiBgCUNcJPndMMuAn3rEas1zsDtGk7nmMMCPHRdjvPH6",50000000000]</text:p>
          </table:table-cell>
          <table:table-cell office:value-type="float" office:value="1618418076">
            <text:p>1618418076</text:p>
          </table:table-cell>
          <table:table-cell office:value-type="string">
            <text:p>14-04-2021 16:34:36</text:p>
          </table:table-cell>
        </table:table-row>
        <table:table-row table:style-name="ro1">
          <table:table-cell office:value-type="float" office:value="3570507">
            <text:p>35705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MaHdRFQBwJNurUaYLLW3XPSPH7xZudcErj3HVt36bYEuq",50000000000]</text:p>
          </table:table-cell>
          <table:table-cell office:value-type="float" office:value="1618418340">
            <text:p>1618418340</text:p>
          </table:table-cell>
          <table:table-cell office:value-type="string">
            <text:p>14-04-2021 16:39:00</text:p>
          </table:table-cell>
        </table:table-row>
        <table:table-row table:style-name="ro1">
          <table:table-cell office:value-type="float" office:value="3570510">
            <text:p>35705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XZJCEdTcdzBt9585AYFAZqGJV6VMVBBjzG3u3ZpTHVoUe",50000000000]</text:p>
          </table:table-cell>
          <table:table-cell office:value-type="float" office:value="1618418358">
            <text:p>1618418358</text:p>
          </table:table-cell>
          <table:table-cell office:value-type="string">
            <text:p>14-04-2021 16:39:18</text:p>
          </table:table-cell>
        </table:table-row>
        <table:table-row table:style-name="ro1">
          <table:table-cell office:value-type="float" office:value="3570548">
            <text:p>35705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VZHj9TQATZcv4ktn6oVobaEpSP5pwQ6GeULSC83R1Q3hV4",50000000000]</text:p>
          </table:table-cell>
          <table:table-cell office:value-type="float" office:value="1618418586">
            <text:p>1618418586</text:p>
          </table:table-cell>
          <table:table-cell office:value-type="string">
            <text:p>14-04-2021 16:43:06</text:p>
          </table:table-cell>
        </table:table-row>
        <table:table-row table:style-name="ro1">
          <table:table-cell office:value-type="float" office:value="3570550">
            <text:p>35705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vF6owJ2ybru3XSU5JYGX3N65MaVA6Chr8g9mmCggSYRR61",50000000000]</text:p>
          </table:table-cell>
          <table:table-cell office:value-type="float" office:value="1618418598">
            <text:p>1618418598</text:p>
          </table:table-cell>
          <table:table-cell office:value-type="string">
            <text:p>14-04-2021 16:43:18</text:p>
          </table:table-cell>
        </table:table-row>
        <table:table-row table:style-name="ro1">
          <table:table-cell office:value-type="float" office:value="3570597">
            <text:p>35705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aWwhZvZM8QVAxeGAmzPdb62mdfJSG9tGQwAfpXez3wk9x",50000000000]</text:p>
          </table:table-cell>
          <table:table-cell office:value-type="float" office:value="1618418880">
            <text:p>1618418880</text:p>
          </table:table-cell>
          <table:table-cell office:value-type="string">
            <text:p>14-04-2021 16:48:00</text:p>
          </table:table-cell>
        </table:table-row>
        <table:table-row table:style-name="ro1">
          <table:table-cell office:value-type="float" office:value="3570669">
            <text:p>35706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nNBuXBrq6MHrGN19cSekJkiE5su4qpZBqWVxMjaPev8ij",50000000000]</text:p>
          </table:table-cell>
          <table:table-cell office:value-type="float" office:value="1618419312">
            <text:p>1618419312</text:p>
          </table:table-cell>
          <table:table-cell office:value-type="string">
            <text:p>14-04-2021 16:55:12</text:p>
          </table:table-cell>
        </table:table-row>
        <table:table-row table:style-name="ro1">
          <table:table-cell office:value-type="float" office:value="3570694">
            <text:p>357069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yavbZMQXQ5HzN4DLxFQwWXErnHrQdk5Y6fvDNQSQB5BPqJ",50000000000]</text:p>
          </table:table-cell>
          <table:table-cell office:value-type="float" office:value="1618419462">
            <text:p>1618419462</text:p>
          </table:table-cell>
          <table:table-cell office:value-type="string">
            <text:p>14-04-2021 16:57:42</text:p>
          </table:table-cell>
        </table:table-row>
        <table:table-row table:style-name="ro1">
          <table:table-cell office:value-type="float" office:value="3570696">
            <text:p>35706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QFy7ku7SmEqgiFzVJfoPZnsno3qT3uTWCM4PWegMsNfY3",50000000000]</text:p>
          </table:table-cell>
          <table:table-cell office:value-type="float" office:value="1618419474">
            <text:p>1618419474</text:p>
          </table:table-cell>
          <table:table-cell office:value-type="string">
            <text:p>14-04-2021 16:57:54</text:p>
          </table:table-cell>
        </table:table-row>
        <table:table-row table:style-name="ro1">
          <table:table-cell office:value-type="float" office:value="3570705">
            <text:p>357070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gAGRs9DhiekBV78pP8JLUMTMVBCakRFgXSi992AckCQfh",50000000000]</text:p>
          </table:table-cell>
          <table:table-cell office:value-type="float" office:value="1618419528">
            <text:p>1618419528</text:p>
          </table:table-cell>
          <table:table-cell office:value-type="string">
            <text:p>14-04-2021 16:58:48</text:p>
          </table:table-cell>
        </table:table-row>
        <table:table-row table:style-name="ro1">
          <table:table-cell office:value-type="float" office:value="3570931">
            <text:p>35709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etRSNhD8zYZrbpG6g4Bj2VvbXr6F5Bas9goeT1K6NKfzz",50000000000]</text:p>
          </table:table-cell>
          <table:table-cell office:value-type="float" office:value="1618420884">
            <text:p>1618420884</text:p>
          </table:table-cell>
          <table:table-cell office:value-type="string">
            <text:p>14-04-2021 17:21:24</text:p>
          </table:table-cell>
        </table:table-row>
        <table:table-row table:style-name="ro1">
          <table:table-cell office:value-type="float" office:value="3570976">
            <text:p>35709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Ygnb2hs3vodgc4CW5HCj3RqBG7jaabWceRBW2PGycWxD46",50000000000]</text:p>
          </table:table-cell>
          <table:table-cell office:value-type="float" office:value="1618421154">
            <text:p>1618421154</text:p>
          </table:table-cell>
          <table:table-cell office:value-type="string">
            <text:p>14-04-2021 17:25:54</text:p>
          </table:table-cell>
        </table:table-row>
        <table:table-row table:style-name="ro1">
          <table:table-cell office:value-type="float" office:value="3570999">
            <text:p>35709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nAukJ3pYT9QqKP43ZwD6uZ9vbzWuSw63YfkHRfWw4DDhH",50000000000]</text:p>
          </table:table-cell>
          <table:table-cell office:value-type="float" office:value="1618421292">
            <text:p>1618421292</text:p>
          </table:table-cell>
          <table:table-cell office:value-type="string">
            <text:p>14-04-2021 17:28:12</text:p>
          </table:table-cell>
        </table:table-row>
        <table:table-row table:style-name="ro1">
          <table:table-cell office:value-type="float" office:value="3571111">
            <text:p>35711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QpcpNxjt4DkSpZFRR89aZj4YUuHWUQEn8szTpXhcgFF2Gv",50000000000]</text:p>
          </table:table-cell>
          <table:table-cell office:value-type="float" office:value="1618421964">
            <text:p>1618421964</text:p>
          </table:table-cell>
          <table:table-cell office:value-type="string">
            <text:p>14-04-2021 17:39:24</text:p>
          </table:table-cell>
        </table:table-row>
        <table:table-row table:style-name="ro1">
          <table:table-cell office:value-type="float" office:value="3571162">
            <text:p>35711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WF6DE8iZNZygQ3GdxFxXP1SkHhaT1BWMHP4KoFYiFaszn",50000000000]</text:p>
          </table:table-cell>
          <table:table-cell office:value-type="float" office:value="1618422270">
            <text:p>1618422270</text:p>
          </table:table-cell>
          <table:table-cell office:value-type="string">
            <text:p>14-04-2021 17:44:30</text:p>
          </table:table-cell>
        </table:table-row>
        <table:table-row table:style-name="ro1">
          <table:table-cell office:value-type="float" office:value="3571169">
            <text:p>35711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mHC7hsbnmbjvQqzYGYFZPR4xmLACHsVwqS9T5Kpyjv6hG",50000000000]</text:p>
          </table:table-cell>
          <table:table-cell office:value-type="float" office:value="1618422312">
            <text:p>1618422312</text:p>
          </table:table-cell>
          <table:table-cell office:value-type="string">
            <text:p>14-04-2021 17:45:12</text:p>
          </table:table-cell>
        </table:table-row>
        <table:table-row table:style-name="ro1">
          <table:table-cell office:value-type="float" office:value="3571220">
            <text:p>35712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MVMGLWfU1isqkRBeR1yQAG3ekeDvnRbsrGk8ruYgG6S6v7",50000000000]</text:p>
          </table:table-cell>
          <table:table-cell office:value-type="float" office:value="1618422618">
            <text:p>1618422618</text:p>
          </table:table-cell>
          <table:table-cell office:value-type="string">
            <text:p>14-04-2021 17:50:18</text:p>
          </table:table-cell>
        </table:table-row>
        <table:table-row table:style-name="ro1">
          <table:table-cell office:value-type="float" office:value="3571276">
            <text:p>35712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2nxN1xAZPYVFtuNybmNET94VziQJfMfJEXbTY98zU1LNr",50000000000]</text:p>
          </table:table-cell>
          <table:table-cell office:value-type="float" office:value="1618422954">
            <text:p>1618422954</text:p>
          </table:table-cell>
          <table:table-cell office:value-type="string">
            <text:p>14-04-2021 17:55:54</text:p>
          </table:table-cell>
        </table:table-row>
        <table:table-row table:style-name="ro1">
          <table:table-cell office:value-type="float" office:value="3571327">
            <text:p>35713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i3EUvszCnrDDcP6PPTmo6eDTMjWimhP8MKrtzNx1xaku2P",50000000000]</text:p>
          </table:table-cell>
          <table:table-cell office:value-type="float" office:value="1618423260">
            <text:p>1618423260</text:p>
          </table:table-cell>
          <table:table-cell office:value-type="string">
            <text:p>14-04-2021 18:01:00</text:p>
          </table:table-cell>
        </table:table-row>
        <table:table-row table:style-name="ro1">
          <table:table-cell office:value-type="float" office:value="3571348">
            <text:p>35713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nhRJrjPPxpreUx2q4aPYAmCFheU1ps9E5KEK6qYA84GxHu",50000000000]</text:p>
          </table:table-cell>
          <table:table-cell office:value-type="float" office:value="1618423386">
            <text:p>1618423386</text:p>
          </table:table-cell>
          <table:table-cell office:value-type="string">
            <text:p>14-04-2021 18:03:06</text:p>
          </table:table-cell>
        </table:table-row>
        <table:table-row table:style-name="ro1">
          <table:table-cell office:value-type="float" office:value="3571394">
            <text:p>357139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YtgwG2s2XPykYXRhKFPcAakbsJGYFT8Uq4t6414Y9AiA1o",50000000000]</text:p>
          </table:table-cell>
          <table:table-cell office:value-type="float" office:value="1618423662">
            <text:p>1618423662</text:p>
          </table:table-cell>
          <table:table-cell office:value-type="string">
            <text:p>14-04-2021 18:07:42</text:p>
          </table:table-cell>
        </table:table-row>
        <table:table-row table:style-name="ro1">
          <table:table-cell office:value-type="float" office:value="3571523">
            <text:p>357152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GFXdrvBdwMZT5iL48ttxJfB3fMF4aNzr3EuaVa17z9vk3F",50000000000]</text:p>
          </table:table-cell>
          <table:table-cell office:value-type="float" office:value="1618424436">
            <text:p>1618424436</text:p>
          </table:table-cell>
          <table:table-cell office:value-type="string">
            <text:p>14-04-2021 18:20:36</text:p>
          </table:table-cell>
        </table:table-row>
        <table:table-row table:style-name="ro1">
          <table:table-cell office:value-type="float" office:value="3571530">
            <text:p>357153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tG5zCUZftGPdhbS6GZkRoWBSCyWu3fL2PcpnhYGrSyjJHP",50000000000]</text:p>
          </table:table-cell>
          <table:table-cell office:value-type="float" office:value="1618424478">
            <text:p>1618424478</text:p>
          </table:table-cell>
          <table:table-cell office:value-type="string">
            <text:p>14-04-2021 18:21:18</text:p>
          </table:table-cell>
        </table:table-row>
        <table:table-row table:style-name="ro1">
          <table:table-cell office:value-type="float" office:value="3571586">
            <text:p>35715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1LaAi9yZGTQiJJAdZudFB8CxcwZfnFG6UTGiYMFxUhJx6",50000000000]</text:p>
          </table:table-cell>
          <table:table-cell office:value-type="float" office:value="1618424814">
            <text:p>1618424814</text:p>
          </table:table-cell>
          <table:table-cell office:value-type="string">
            <text:p>14-04-2021 18:26:54</text:p>
          </table:table-cell>
        </table:table-row>
        <table:table-row table:style-name="ro1">
          <table:table-cell office:value-type="float" office:value="3571593">
            <text:p>35715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B4ANR4z7enT3LviBS2rbMS6AQBWVoAaoimGndfX6tywyNM",50000000000]</text:p>
          </table:table-cell>
          <table:table-cell office:value-type="float" office:value="1618424856">
            <text:p>1618424856</text:p>
          </table:table-cell>
          <table:table-cell office:value-type="string">
            <text:p>14-04-2021 18:27:36</text:p>
          </table:table-cell>
        </table:table-row>
        <table:table-row table:style-name="ro1">
          <table:table-cell office:value-type="float" office:value="3571601">
            <text:p>35716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BzeqyYuCqWH7ezKo8ahpXeA9zNTJB2ygL52FGnLc7gykhL",50000000000]</text:p>
          </table:table-cell>
          <table:table-cell office:value-type="float" office:value="1618424904">
            <text:p>1618424904</text:p>
          </table:table-cell>
          <table:table-cell office:value-type="string">
            <text:p>14-04-2021 18:28:24</text:p>
          </table:table-cell>
        </table:table-row>
        <table:table-row table:style-name="ro1">
          <table:table-cell office:value-type="float" office:value="3571637">
            <text:p>357163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34JQhpzTyi6zt1hJXZ4yE2ZRQZpurwYj7T4rSbszTMrc8",50000000000]</text:p>
          </table:table-cell>
          <table:table-cell office:value-type="float" office:value="1618425120">
            <text:p>1618425120</text:p>
          </table:table-cell>
          <table:table-cell office:value-type="string">
            <text:p>14-04-2021 18:32:00</text:p>
          </table:table-cell>
        </table:table-row>
        <table:table-row table:style-name="ro1">
          <table:table-cell office:value-type="float" office:value="3571708">
            <text:p>357170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qbq1EYqftqPZjMTVHHv7KkrKJqUY7nJmoTGXV1hAKHpkJw",50000000000]</text:p>
          </table:table-cell>
          <table:table-cell office:value-type="float" office:value="1618425546">
            <text:p>1618425546</text:p>
          </table:table-cell>
          <table:table-cell office:value-type="string">
            <text:p>14-04-2021 18:39:06</text:p>
          </table:table-cell>
        </table:table-row>
        <table:table-row table:style-name="ro1">
          <table:table-cell office:value-type="float" office:value="3571742">
            <text:p>35717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LroPgC4g5RcMxd5ZL7kg2PPmK4rGBjy3bNvfoowSQRhPM",50000000000]</text:p>
          </table:table-cell>
          <table:table-cell office:value-type="float" office:value="1618425750">
            <text:p>1618425750</text:p>
          </table:table-cell>
          <table:table-cell office:value-type="string">
            <text:p>14-04-2021 18:42:30</text:p>
          </table:table-cell>
        </table:table-row>
        <table:table-row table:style-name="ro1">
          <table:table-cell office:value-type="float" office:value="3571819">
            <text:p>35718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5Qz8RdZ87W7VzjcX4z3hDE9qbAxvdvFihMGjtujrUKfCBM",50000000000]</text:p>
          </table:table-cell>
          <table:table-cell office:value-type="float" office:value="1618426212">
            <text:p>1618426212</text:p>
          </table:table-cell>
          <table:table-cell office:value-type="string">
            <text:p>14-04-2021 18:50:12</text:p>
          </table:table-cell>
        </table:table-row>
        <table:table-row table:style-name="ro1">
          <table:table-cell office:value-type="float" office:value="3571858">
            <text:p>35718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oMKwdq6bi5eEjHJu319cjEVdCEQ23k5aqrtjUunz5ZCPcF",50000000000]</text:p>
          </table:table-cell>
          <table:table-cell office:value-type="float" office:value="1618426446">
            <text:p>1618426446</text:p>
          </table:table-cell>
          <table:table-cell office:value-type="string">
            <text:p>14-04-2021 18:54:06</text:p>
          </table:table-cell>
        </table:table-row>
        <table:table-row table:style-name="ro1">
          <table:table-cell office:value-type="float" office:value="3571902">
            <text:p>35719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WcM9UQFhvK5hAiED4LePWWrhi5CxfPDWZJiHWChmDoz1v",50000000000]</text:p>
          </table:table-cell>
          <table:table-cell office:value-type="float" office:value="1618426710">
            <text:p>1618426710</text:p>
          </table:table-cell>
          <table:table-cell office:value-type="string">
            <text:p>14-04-2021 18:58:30</text:p>
          </table:table-cell>
        </table:table-row>
        <table:table-row table:style-name="ro1">
          <table:table-cell office:value-type="float" office:value="3571944">
            <text:p>35719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xNKy3TKHAiNVKSoWeT4qPMiPhMsvsx8yNKBnoPcuu3XmE",50000000000]</text:p>
          </table:table-cell>
          <table:table-cell office:value-type="float" office:value="1618426962">
            <text:p>1618426962</text:p>
          </table:table-cell>
          <table:table-cell office:value-type="string">
            <text:p>14-04-2021 19:02:42</text:p>
          </table:table-cell>
        </table:table-row>
        <table:table-row table:style-name="ro1">
          <table:table-cell office:value-type="float" office:value="3572063">
            <text:p>35720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DrGyGBkTXvMxGKyECYANZ7idff2S3SdySxYJj7XnRAcd2",50000000000]</text:p>
          </table:table-cell>
          <table:table-cell office:value-type="float" office:value="1618427676">
            <text:p>1618427676</text:p>
          </table:table-cell>
          <table:table-cell office:value-type="string">
            <text:p>14-04-2021 19:14:36</text:p>
          </table:table-cell>
        </table:table-row>
        <table:table-row table:style-name="ro1">
          <table:table-cell office:value-type="float" office:value="3572075">
            <text:p>35720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YzWw3iYLYp971jWmRgVujaCvwufvUcVu3eN9bHwYMvaNX",50000000000]</text:p>
          </table:table-cell>
          <table:table-cell office:value-type="float" office:value="1618427748">
            <text:p>1618427748</text:p>
          </table:table-cell>
          <table:table-cell office:value-type="string">
            <text:p>14-04-2021 19:15:48</text:p>
          </table:table-cell>
        </table:table-row>
        <table:table-row table:style-name="ro1">
          <table:table-cell office:value-type="float" office:value="3572077">
            <text:p>35720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jgR2bxy64TJLSsRomKPpdv6CyabtvRe1RuXdtTTRhDqi8h",50000000000]</text:p>
          </table:table-cell>
          <table:table-cell office:value-type="float" office:value="1618427760">
            <text:p>1618427760</text:p>
          </table:table-cell>
          <table:table-cell office:value-type="string">
            <text:p>14-04-2021 19:16:00</text:p>
          </table:table-cell>
        </table:table-row>
        <table:table-row table:style-name="ro1">
          <table:table-cell office:value-type="float" office:value="3572137">
            <text:p>357213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ocJ6rjf5D1WaM2nps7o8JWk3uhDBGdBnpURvLGxzCm3Nj6",50000000000]</text:p>
          </table:table-cell>
          <table:table-cell office:value-type="float" office:value="1618428120">
            <text:p>1618428120</text:p>
          </table:table-cell>
          <table:table-cell office:value-type="string">
            <text:p>14-04-2021 19:22:00</text:p>
          </table:table-cell>
        </table:table-row>
        <table:table-row table:style-name="ro1">
          <table:table-cell office:value-type="float" office:value="3572184">
            <text:p>35721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Y7nb6FiZhcPQZ7hmWAk3rzj8hhtgFXTc7NJ6CBpziq77qg",50000000000]</text:p>
          </table:table-cell>
          <table:table-cell office:value-type="float" office:value="1618428402">
            <text:p>1618428402</text:p>
          </table:table-cell>
          <table:table-cell office:value-type="string">
            <text:p>14-04-2021 19:26:42</text:p>
          </table:table-cell>
        </table:table-row>
        <table:table-row table:style-name="ro1">
          <table:table-cell office:value-type="float" office:value="3572334">
            <text:p>35723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3VQPqKbbtwbTqqRvcVyap6aFhYnNQWY3sDRFZXTvswrRT5",50000000000]</text:p>
          </table:table-cell>
          <table:table-cell office:value-type="float" office:value="1618429302">
            <text:p>1618429302</text:p>
          </table:table-cell>
          <table:table-cell office:value-type="string">
            <text:p>14-04-2021 19:41:42</text:p>
          </table:table-cell>
        </table:table-row>
        <table:table-row table:style-name="ro1">
          <table:table-cell office:value-type="float" office:value="3572368">
            <text:p>35723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Y3pQYd42xQAUL9webgcJJuVayaTNjWZhK6sHv7KqUMRPuc",50000000000]</text:p>
          </table:table-cell>
          <table:table-cell office:value-type="float" office:value="1618429506">
            <text:p>1618429506</text:p>
          </table:table-cell>
          <table:table-cell office:value-type="string">
            <text:p>14-04-2021 19:45:06</text:p>
          </table:table-cell>
        </table:table-row>
        <table:table-row table:style-name="ro1">
          <table:table-cell office:value-type="float" office:value="3572427">
            <text:p>35724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4agx1tEwxtSjDehS5RgBew1UQRy8zD8hLeidCpf6oeLACy",50000000000]</text:p>
          </table:table-cell>
          <table:table-cell office:value-type="float" office:value="1618429860">
            <text:p>1618429860</text:p>
          </table:table-cell>
          <table:table-cell office:value-type="string">
            <text:p>14-04-2021 19:51:00</text:p>
          </table:table-cell>
        </table:table-row>
        <table:table-row table:style-name="ro1">
          <table:table-cell office:value-type="float" office:value="3572641">
            <text:p>357264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GAz2b3rXeNm7op8vHrwNodktQno2X6DniqaaZoj2e7hM4",50000000000]</text:p>
          </table:table-cell>
          <table:table-cell office:value-type="float" office:value="1618431144">
            <text:p>1618431144</text:p>
          </table:table-cell>
          <table:table-cell office:value-type="string">
            <text:p>14-04-2021 20:12:24</text:p>
          </table:table-cell>
        </table:table-row>
        <table:table-row table:style-name="ro1">
          <table:table-cell office:value-type="float" office:value="3572663">
            <text:p>35726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RY6Xq4QiHpMgicEpfqYdFcy9RpaaSsiVi4Lvwro7FfBnA",50000000000]</text:p>
          </table:table-cell>
          <table:table-cell office:value-type="float" office:value="1618431276">
            <text:p>1618431276</text:p>
          </table:table-cell>
          <table:table-cell office:value-type="string">
            <text:p>14-04-2021 20:14:36</text:p>
          </table:table-cell>
        </table:table-row>
        <table:table-row table:style-name="ro1">
          <table:table-cell office:value-type="float" office:value="3573010">
            <text:p>35730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BLfMid3uiKnusnSMNFaL83SHyXEFSgpmAwiscEGQgU1fQr",50000000000]</text:p>
          </table:table-cell>
          <table:table-cell office:value-type="float" office:value="1618433358">
            <text:p>1618433358</text:p>
          </table:table-cell>
          <table:table-cell office:value-type="string">
            <text:p>14-04-2021 20:49:18</text:p>
          </table:table-cell>
        </table:table-row>
        <table:table-row table:style-name="ro1">
          <table:table-cell office:value-type="float" office:value="3573060">
            <text:p>35730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9bvF3yBe2TqkunC38cfZunFHDwsy4WyCv6ssYa3ybAfyc",50000000000]</text:p>
          </table:table-cell>
          <table:table-cell office:value-type="float" office:value="1618433658">
            <text:p>1618433658</text:p>
          </table:table-cell>
          <table:table-cell office:value-type="string">
            <text:p>14-04-2021 20:54:18</text:p>
          </table:table-cell>
        </table:table-row>
        <table:table-row table:style-name="ro1">
          <table:table-cell office:value-type="float" office:value="3573321">
            <text:p>357332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Qg5qTEXFZgtnZkj9BzPBH5qmYkjQgG64WpMHQYkqfZjDr1",50000000000]</text:p>
          </table:table-cell>
          <table:table-cell office:value-type="float" office:value="1618435224">
            <text:p>1618435224</text:p>
          </table:table-cell>
          <table:table-cell office:value-type="string">
            <text:p>14-04-2021 21:20:24</text:p>
          </table:table-cell>
        </table:table-row>
        <table:table-row table:style-name="ro1">
          <table:table-cell office:value-type="float" office:value="3573406">
            <text:p>35734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BxdvfpmzrTs4ERyUjbWLGbzKi1gfioVrhbWZPc7s1kVPk",50000000000]</text:p>
          </table:table-cell>
          <table:table-cell office:value-type="float" office:value="1618435734">
            <text:p>1618435734</text:p>
          </table:table-cell>
          <table:table-cell office:value-type="string">
            <text:p>14-04-2021 21:28:54</text:p>
          </table:table-cell>
        </table:table-row>
        <table:table-row table:style-name="ro1">
          <table:table-cell office:value-type="float" office:value="3573657">
            <text:p>35736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fmk7MGR1t5EmoGuRt3ZmSAesWFibhmvZWWFgScGLdmThnq",50000000000]</text:p>
          </table:table-cell>
          <table:table-cell office:value-type="float" office:value="1618437240">
            <text:p>1618437240</text:p>
          </table:table-cell>
          <table:table-cell office:value-type="string">
            <text:p>14-04-2021 21:54:00</text:p>
          </table:table-cell>
        </table:table-row>
        <table:table-row table:style-name="ro1">
          <table:table-cell office:value-type="float" office:value="3573664">
            <text:p>35736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PnUsNGV8A7Ro6RjD77nK6xb6Vwd3DJohsfiBmMtyd7xGmU",50000000000]</text:p>
          </table:table-cell>
          <table:table-cell office:value-type="float" office:value="1618437282">
            <text:p>1618437282</text:p>
          </table:table-cell>
          <table:table-cell office:value-type="string">
            <text:p>14-04-2021 21:54:42</text:p>
          </table:table-cell>
        </table:table-row>
        <table:table-row table:style-name="ro1">
          <table:table-cell office:value-type="float" office:value="3573722">
            <text:p>35737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ZCsu83YFDAryALt2gd5YYgakPkQPquvakcxKFhkq3YutUR",50000000000]</text:p>
          </table:table-cell>
          <table:table-cell office:value-type="float" office:value="1618437630">
            <text:p>1618437630</text:p>
          </table:table-cell>
          <table:table-cell office:value-type="string">
            <text:p>14-04-2021 22:00:30</text:p>
          </table:table-cell>
        </table:table-row>
        <table:table-row table:style-name="ro1">
          <table:table-cell office:value-type="float" office:value="3573760">
            <text:p>35737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X6wMrjB93Py5PZUT7pu3b64EUKY5yucZq96KCSV4qRuwSP",50000000000]</text:p>
          </table:table-cell>
          <table:table-cell office:value-type="float" office:value="1618437858">
            <text:p>1618437858</text:p>
          </table:table-cell>
          <table:table-cell office:value-type="string">
            <text:p>14-04-2021 22:04:18</text:p>
          </table:table-cell>
        </table:table-row>
        <table:table-row table:style-name="ro1">
          <table:table-cell office:value-type="float" office:value="3573763">
            <text:p>35737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MzWr9RBcozRuJgrNmAb1TdZmfRAGrybbTydPuM7dAMBcRE",50000000000]</text:p>
          </table:table-cell>
          <table:table-cell office:value-type="float" office:value="1618437876">
            <text:p>1618437876</text:p>
          </table:table-cell>
          <table:table-cell office:value-type="string">
            <text:p>14-04-2021 22:04:36</text:p>
          </table:table-cell>
        </table:table-row>
        <table:table-row table:style-name="ro1">
          <table:table-cell office:value-type="float" office:value="3573786">
            <text:p>35737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ndVwmS99wsLt9s9Tnx3h8MvnG34dCpLmzXs9GijCMbbY4",50000000000]</text:p>
          </table:table-cell>
          <table:table-cell office:value-type="float" office:value="1618438014">
            <text:p>1618438014</text:p>
          </table:table-cell>
          <table:table-cell office:value-type="string">
            <text:p>14-04-2021 22:06:54</text:p>
          </table:table-cell>
        </table:table-row>
        <table:table-row table:style-name="ro1">
          <table:table-cell office:value-type="float" office:value="3573868">
            <text:p>35738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oAE6bJzrMKJbArykTJYzs397o7vu5JwSPxJDDmUQNoucq1",50000000000]</text:p>
          </table:table-cell>
          <table:table-cell office:value-type="float" office:value="1618438506">
            <text:p>1618438506</text:p>
          </table:table-cell>
          <table:table-cell office:value-type="string">
            <text:p>14-04-2021 22:15:06</text:p>
          </table:table-cell>
        </table:table-row>
        <table:table-row table:style-name="ro1">
          <table:table-cell office:value-type="float" office:value="3573901">
            <text:p>35739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CjZQSy2sBFaB2Hy7rkXohLSarYCi9CA1arzFd1pP8uwbk",50000000000]</text:p>
          </table:table-cell>
          <table:table-cell office:value-type="float" office:value="1618438704">
            <text:p>1618438704</text:p>
          </table:table-cell>
          <table:table-cell office:value-type="string">
            <text:p>14-04-2021 22:18:24</text:p>
          </table:table-cell>
        </table:table-row>
        <table:table-row table:style-name="ro1">
          <table:table-cell office:value-type="float" office:value="3574174">
            <text:p>357417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8FLgooQR554QomMzU2cgmnrrCjztBnJhrjwXr4zi4T474d",50000000000]</text:p>
          </table:table-cell>
          <table:table-cell office:value-type="float" office:value="1618440342">
            <text:p>1618440342</text:p>
          </table:table-cell>
          <table:table-cell office:value-type="string">
            <text:p>14-04-2021 22:45:42</text:p>
          </table:table-cell>
        </table:table-row>
        <table:table-row table:style-name="ro1">
          <table:table-cell office:value-type="float" office:value="3574199">
            <text:p>35741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Cgc6XEuGgBXjDENUBhQWw2D5RtCyc55QbsQSBEFzLtvQX",50000000000]</text:p>
          </table:table-cell>
          <table:table-cell office:value-type="float" office:value="1618440492">
            <text:p>1618440492</text:p>
          </table:table-cell>
          <table:table-cell office:value-type="string">
            <text:p>14-04-2021 22:48:12</text:p>
          </table:table-cell>
        </table:table-row>
        <table:table-row table:style-name="ro1">
          <table:table-cell office:value-type="float" office:value="3574270">
            <text:p>357427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TehQiiTh4votsrnBAtSofFJqa1pNDon9L2hhx6CZZ8fYMx",50000000000]</text:p>
          </table:table-cell>
          <table:table-cell office:value-type="float" office:value="1618440918">
            <text:p>1618440918</text:p>
          </table:table-cell>
          <table:table-cell office:value-type="string">
            <text:p>14-04-2021 22:55:18</text:p>
          </table:table-cell>
        </table:table-row>
        <table:table-row table:style-name="ro1">
          <table:table-cell office:value-type="float" office:value="3574391">
            <text:p>357439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hwvKaGG942mJSNW4EcUopknKeZJTCxP3JLL34SSC3WH3Sc",50000000000]</text:p>
          </table:table-cell>
          <table:table-cell office:value-type="float" office:value="1618441644">
            <text:p>1618441644</text:p>
          </table:table-cell>
          <table:table-cell office:value-type="string">
            <text:p>14-04-2021 23:07:24</text:p>
          </table:table-cell>
        </table:table-row>
        <table:table-row table:style-name="ro1">
          <table:table-cell office:value-type="float" office:value="3574393">
            <text:p>35743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iX4w6g5C2f5m1kszCF7ZAfNmuFt9FG5wojaqj1icHp7n4n",50000000000]</text:p>
          </table:table-cell>
          <table:table-cell office:value-type="float" office:value="1618441656">
            <text:p>1618441656</text:p>
          </table:table-cell>
          <table:table-cell office:value-type="string">
            <text:p>14-04-2021 23:07:36</text:p>
          </table:table-cell>
        </table:table-row>
        <table:table-row table:style-name="ro1">
          <table:table-cell office:value-type="float" office:value="3574564">
            <text:p>35745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JjuKmeNVs8MT5FqP1wBVaYcZwtffC3NxZ3XjVenfuG9RT",50000000000]</text:p>
          </table:table-cell>
          <table:table-cell office:value-type="float" office:value="1618442682">
            <text:p>1618442682</text:p>
          </table:table-cell>
          <table:table-cell office:value-type="string">
            <text:p>14-04-2021 23:24:42</text:p>
          </table:table-cell>
        </table:table-row>
        <table:table-row table:style-name="ro1">
          <table:table-cell office:value-type="float" office:value="3574572">
            <text:p>357457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qb9HC5cH3enw3ndf9cpGxs5iu8RRtq3Biw3awkR313oxdL",50000000000]</text:p>
          </table:table-cell>
          <table:table-cell office:value-type="float" office:value="1618442730">
            <text:p>1618442730</text:p>
          </table:table-cell>
          <table:table-cell office:value-type="string">
            <text:p>14-04-2021 23:25:30</text:p>
          </table:table-cell>
        </table:table-row>
        <table:table-row table:style-name="ro1">
          <table:table-cell office:value-type="float" office:value="3574621">
            <text:p>357462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Q5JRbPJh2jtyMjrUy4EC7qsBK2z11kySMJYy4Uv9YrKCZ",50000000000]</text:p>
          </table:table-cell>
          <table:table-cell office:value-type="float" office:value="1618443024">
            <text:p>1618443024</text:p>
          </table:table-cell>
          <table:table-cell office:value-type="string">
            <text:p>14-04-2021 23:30:24</text:p>
          </table:table-cell>
        </table:table-row>
        <table:table-row table:style-name="ro1">
          <table:table-cell office:value-type="float" office:value="3574745">
            <text:p>35747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U3DkCD7zzZanjZ4qUacZ38Ydxk6BFfbepRGLd7MZFpjwPx",50000000000]</text:p>
          </table:table-cell>
          <table:table-cell office:value-type="float" office:value="1618443768">
            <text:p>1618443768</text:p>
          </table:table-cell>
          <table:table-cell office:value-type="string">
            <text:p>14-04-2021 23:42:48</text:p>
          </table:table-cell>
        </table:table-row>
        <table:table-row table:style-name="ro1">
          <table:table-cell office:value-type="float" office:value="3574822">
            <text:p>35748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aa4ccTsvGiyFFFh9oLrQVpyREQojiRoqbSC16nVeNx9co",50000000000]</text:p>
          </table:table-cell>
          <table:table-cell office:value-type="float" office:value="1618444230">
            <text:p>1618444230</text:p>
          </table:table-cell>
          <table:table-cell office:value-type="string">
            <text:p>14-04-2021 23:50:30</text:p>
          </table:table-cell>
        </table:table-row>
        <table:table-row table:style-name="ro1">
          <table:table-cell office:value-type="float" office:value="3575031">
            <text:p>35750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GYqQVLM55YGQ8Z8yTkG2rvRqcxLVThd9pDpY19BrKqRP5",50000000000]</text:p>
          </table:table-cell>
          <table:table-cell office:value-type="float" office:value="1618445484">
            <text:p>1618445484</text:p>
          </table:table-cell>
          <table:table-cell office:value-type="string">
            <text:p>15-04-2021 0:11:24</text:p>
          </table:table-cell>
        </table:table-row>
        <table:table-row table:style-name="ro1">
          <table:table-cell office:value-type="float" office:value="3575106">
            <text:p>35751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fzpVwqsg6jx7o4h2YPJfaNb3qveKDgacFCTrQMe3sphN7X",50000000000]</text:p>
          </table:table-cell>
          <table:table-cell office:value-type="float" office:value="1618445934">
            <text:p>1618445934</text:p>
          </table:table-cell>
          <table:table-cell office:value-type="string">
            <text:p>15-04-2021 0:18:54</text:p>
          </table:table-cell>
        </table:table-row>
        <table:table-row table:style-name="ro1">
          <table:table-cell office:value-type="float" office:value="3575204">
            <text:p>35752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ZJXcB2NqkLdUULYKt33wdBBi6b5JPTuNoSP3p3Z2rSrY9d",50000000000]</text:p>
          </table:table-cell>
          <table:table-cell office:value-type="float" office:value="1618446522">
            <text:p>1618446522</text:p>
          </table:table-cell>
          <table:table-cell office:value-type="string">
            <text:p>15-04-2021 0:28:42</text:p>
          </table:table-cell>
        </table:table-row>
        <table:table-row table:style-name="ro1">
          <table:table-cell office:value-type="float" office:value="3575250">
            <text:p>35752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fJVH2Cipek6CodS64cuNNrQzcY2LxYMxscPCBPzjhXhH3",50000000000]</text:p>
          </table:table-cell>
          <table:table-cell office:value-type="float" office:value="1618446798">
            <text:p>1618446798</text:p>
          </table:table-cell>
          <table:table-cell office:value-type="string">
            <text:p>15-04-2021 0:33:18</text:p>
          </table:table-cell>
        </table:table-row>
        <table:table-row table:style-name="ro1">
          <table:table-cell office:value-type="float" office:value="3575282">
            <text:p>357528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zkc4eVHwEbCb4YDE6Q8LV5b2SkhBiS4tSjvfNDbX4r5zei",50000000000]</text:p>
          </table:table-cell>
          <table:table-cell office:value-type="float" office:value="1618446990">
            <text:p>1618446990</text:p>
          </table:table-cell>
          <table:table-cell office:value-type="string">
            <text:p>15-04-2021 0:36:30</text:p>
          </table:table-cell>
        </table:table-row>
        <table:table-row table:style-name="ro1">
          <table:table-cell office:value-type="float" office:value="3575346">
            <text:p>35753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9GnjTzEoHEnaWJdnPBiTLKuro1K52r5ve5A26gnJY7HLMp",50000000000]</text:p>
          </table:table-cell>
          <table:table-cell office:value-type="float" office:value="1618447374">
            <text:p>1618447374</text:p>
          </table:table-cell>
          <table:table-cell office:value-type="string">
            <text:p>15-04-2021 0:42:54</text:p>
          </table:table-cell>
        </table:table-row>
        <table:table-row table:style-name="ro1">
          <table:table-cell office:value-type="float" office:value="3575560">
            <text:p>35755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C75MLFv2EFt9sC7CoVcDx7MR7z17mND3DRMtk1aevzEZA",50000000000]</text:p>
          </table:table-cell>
          <table:table-cell office:value-type="float" office:value="1618448658">
            <text:p>1618448658</text:p>
          </table:table-cell>
          <table:table-cell office:value-type="string">
            <text:p>15-04-2021 1:04:18</text:p>
          </table:table-cell>
        </table:table-row>
        <table:table-row table:style-name="ro1">
          <table:table-cell office:value-type="float" office:value="3575616">
            <text:p>35756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KTckaVJHFhviWV3248WHTWsMyzA4XD7dRMxGYEu9vz7PrN",50000000000]</text:p>
          </table:table-cell>
          <table:table-cell office:value-type="float" office:value="1618448994">
            <text:p>1618448994</text:p>
          </table:table-cell>
          <table:table-cell office:value-type="string">
            <text:p>15-04-2021 1:09:54</text:p>
          </table:table-cell>
        </table:table-row>
        <table:table-row table:style-name="ro1">
          <table:table-cell office:value-type="float" office:value="3575873">
            <text:p>35758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FJzbDcEycqNmcow7zyEu1n937RgYdmfYEz8cR5QbKLJDi",50000000000]</text:p>
          </table:table-cell>
          <table:table-cell office:value-type="float" office:value="1618450536">
            <text:p>1618450536</text:p>
          </table:table-cell>
          <table:table-cell office:value-type="string">
            <text:p>15-04-2021 1:35:36</text:p>
          </table:table-cell>
        </table:table-row>
        <table:table-row table:style-name="ro1">
          <table:table-cell office:value-type="float" office:value="3575998">
            <text:p>357599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yurEHJq2uDHhe4DqifPaZCBeiyxSc2qhTD8U7qbg8u7Gv8",50000000000]</text:p>
          </table:table-cell>
          <table:table-cell office:value-type="float" office:value="1618451286">
            <text:p>1618451286</text:p>
          </table:table-cell>
          <table:table-cell office:value-type="string">
            <text:p>15-04-2021 1:48:06</text:p>
          </table:table-cell>
        </table:table-row>
        <table:table-row table:style-name="ro1">
          <table:table-cell office:value-type="float" office:value="3576228">
            <text:p>35762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xViGk1vXUALxqPiJkGyGSjU8cQGvngVZG54FZMDyNUaE5M",50000000000]</text:p>
          </table:table-cell>
          <table:table-cell office:value-type="float" office:value="1618452666">
            <text:p>1618452666</text:p>
          </table:table-cell>
          <table:table-cell office:value-type="string">
            <text:p>15-04-2021 2:11:06</text:p>
          </table:table-cell>
        </table:table-row>
        <table:table-row table:style-name="ro1">
          <table:table-cell office:value-type="float" office:value="3576277">
            <text:p>35762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tsFznw1a7A8qMmm1TNrMTDizTD8NnjiMay1ZnpdaqYdAJ",50000000000]</text:p>
          </table:table-cell>
          <table:table-cell office:value-type="float" office:value="1618452960">
            <text:p>1618452960</text:p>
          </table:table-cell>
          <table:table-cell office:value-type="string">
            <text:p>15-04-2021 2:16:00</text:p>
          </table:table-cell>
        </table:table-row>
        <table:table-row table:style-name="ro1">
          <table:table-cell office:value-type="float" office:value="3576310">
            <text:p>35763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iYewCMA8HPrFKKtfsnmpvu6tqLETJWC4qTakWjAiyC1iXZ",50000000000]</text:p>
          </table:table-cell>
          <table:table-cell office:value-type="float" office:value="1618453158">
            <text:p>1618453158</text:p>
          </table:table-cell>
          <table:table-cell office:value-type="string">
            <text:p>15-04-2021 2:19:18</text:p>
          </table:table-cell>
        </table:table-row>
        <table:table-row table:style-name="ro1">
          <table:table-cell office:value-type="float" office:value="3576402">
            <text:p>35764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Kwdc8MYgZUFyWLWuWds7CaAFbGdKipcMSc5yAxZju2XYs",50000000000]</text:p>
          </table:table-cell>
          <table:table-cell office:value-type="float" office:value="1618453710">
            <text:p>1618453710</text:p>
          </table:table-cell>
          <table:table-cell office:value-type="string">
            <text:p>15-04-2021 2:28:30</text:p>
          </table:table-cell>
        </table:table-row>
        <table:table-row table:style-name="ro1">
          <table:table-cell office:value-type="float" office:value="3576566">
            <text:p>357656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yepjA9pM12WnS9EHzzrF4dLj5ninzwnQuunao9GTFEP4Qo",50000000000]</text:p>
          </table:table-cell>
          <table:table-cell office:value-type="float" office:value="1618454694">
            <text:p>1618454694</text:p>
          </table:table-cell>
          <table:table-cell office:value-type="string">
            <text:p>15-04-2021 2:44:54</text:p>
          </table:table-cell>
        </table:table-row>
        <table:table-row table:style-name="ro1">
          <table:table-cell office:value-type="float" office:value="3576568">
            <text:p>35765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31fSVEKMZccPSSM89XuyW9r6FC5d2hAJahgwYkj3SH1DXm",50000000000]</text:p>
          </table:table-cell>
          <table:table-cell office:value-type="float" office:value="1618454706">
            <text:p>1618454706</text:p>
          </table:table-cell>
          <table:table-cell office:value-type="string">
            <text:p>15-04-2021 2:45:06</text:p>
          </table:table-cell>
        </table:table-row>
        <table:table-row table:style-name="ro1">
          <table:table-cell office:value-type="float" office:value="3576593">
            <text:p>35765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7sGxBeepuucn2LJfB5b9DU7ZZkMRCPytEchnzYRabGcx1L",50000000000]</text:p>
          </table:table-cell>
          <table:table-cell office:value-type="float" office:value="1618454856">
            <text:p>1618454856</text:p>
          </table:table-cell>
          <table:table-cell office:value-type="string">
            <text:p>15-04-2021 2:47:36</text:p>
          </table:table-cell>
        </table:table-row>
        <table:table-row table:style-name="ro1">
          <table:table-cell office:value-type="float" office:value="3576596">
            <text:p>35765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64VbUmyrPJa5ga2XnaycwJVS7ENxyQAZTH35ZDm67vmHmf",50000000000]</text:p>
          </table:table-cell>
          <table:table-cell office:value-type="float" office:value="1618454874">
            <text:p>1618454874</text:p>
          </table:table-cell>
          <table:table-cell office:value-type="string">
            <text:p>15-04-2021 2:47:54</text:p>
          </table:table-cell>
        </table:table-row>
        <table:table-row table:style-name="ro1">
          <table:table-cell office:value-type="float" office:value="3576648">
            <text:p>35766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WBeAyvTk8fCN2H49EwBWZLUU5NnpJoxWP4MZFynvnzuMdy",50000000000]</text:p>
          </table:table-cell>
          <table:table-cell office:value-type="float" office:value="1618455186">
            <text:p>1618455186</text:p>
          </table:table-cell>
          <table:table-cell office:value-type="string">
            <text:p>15-04-2021 2:53:06</text:p>
          </table:table-cell>
        </table:table-row>
        <table:table-row table:style-name="ro1">
          <table:table-cell office:value-type="float" office:value="3576684">
            <text:p>35766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nTsrfDSsqP1Mq42QDcCNhKG4bn7a9C2EwwVervJ1C2wHu",50000000000]</text:p>
          </table:table-cell>
          <table:table-cell office:value-type="float" office:value="1618455402">
            <text:p>1618455402</text:p>
          </table:table-cell>
          <table:table-cell office:value-type="string">
            <text:p>15-04-2021 2:56:42</text:p>
          </table:table-cell>
        </table:table-row>
        <table:table-row table:style-name="ro1">
          <table:table-cell office:value-type="float" office:value="3576702">
            <text:p>35767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p5dsuQ14sdr9KkhFmXgHnVZisES4DfKyDmRrFDAy8i9Zn",50000000000]</text:p>
          </table:table-cell>
          <table:table-cell office:value-type="float" office:value="1618455510">
            <text:p>1618455510</text:p>
          </table:table-cell>
          <table:table-cell office:value-type="string">
            <text:p>15-04-2021 2:58:30</text:p>
          </table:table-cell>
        </table:table-row>
        <table:table-row table:style-name="ro1">
          <table:table-cell office:value-type="float" office:value="3576704">
            <text:p>35767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iwMcVu5rQTqwu1wVPoYQBeTpuq4NnTohpgDxMkJj1fTHKn",50000000000]</text:p>
          </table:table-cell>
          <table:table-cell office:value-type="float" office:value="1618455522">
            <text:p>1618455522</text:p>
          </table:table-cell>
          <table:table-cell office:value-type="string">
            <text:p>15-04-2021 2:58:42</text:p>
          </table:table-cell>
        </table:table-row>
        <table:table-row table:style-name="ro1">
          <table:table-cell office:value-type="float" office:value="3576709">
            <text:p>357670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3KzRHyfNXNBzDqcxLahmRe1yDgzicRsr5oENqWUjBQybH",50000000000]</text:p>
          </table:table-cell>
          <table:table-cell office:value-type="float" office:value="1618455552">
            <text:p>1618455552</text:p>
          </table:table-cell>
          <table:table-cell office:value-type="string">
            <text:p>15-04-2021 2:59:12</text:p>
          </table:table-cell>
        </table:table-row>
        <table:table-row table:style-name="ro1">
          <table:table-cell office:value-type="float" office:value="3576715">
            <text:p>35767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SomEq6gvJgBZ4sjSDKHKSxc2RmPw2wN3tsebcsFY3GZbko",50000000000]</text:p>
          </table:table-cell>
          <table:table-cell office:value-type="float" office:value="1618455588">
            <text:p>1618455588</text:p>
          </table:table-cell>
          <table:table-cell office:value-type="string">
            <text:p>15-04-2021 2:59:48</text:p>
          </table:table-cell>
        </table:table-row>
        <table:table-row table:style-name="ro1">
          <table:table-cell office:value-type="float" office:value="3576738">
            <text:p>35767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MM4YtuH9PHvZKJuzKH775AfV5vfjomVtiqTkgjmQ89oRF",50000000000]</text:p>
          </table:table-cell>
          <table:table-cell office:value-type="float" office:value="1618455726">
            <text:p>1618455726</text:p>
          </table:table-cell>
          <table:table-cell office:value-type="string">
            <text:p>15-04-2021 3:02:06</text:p>
          </table:table-cell>
        </table:table-row>
        <table:table-row table:style-name="ro1">
          <table:table-cell office:value-type="float" office:value="3576756">
            <text:p>35767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LN2H8JFRRJjcmNxqRdeAqcUW6vAWdLJogZTfW6MqdwEaF",50000000000]</text:p>
          </table:table-cell>
          <table:table-cell office:value-type="float" office:value="1618455834">
            <text:p>1618455834</text:p>
          </table:table-cell>
          <table:table-cell office:value-type="string">
            <text:p>15-04-2021 3:03:54</text:p>
          </table:table-cell>
        </table:table-row>
        <table:table-row table:style-name="ro1">
          <table:table-cell office:value-type="float" office:value="3576759">
            <text:p>35767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r2ArF2FawG8DDyvJ7SmQ42GcHsDsQzXiPujJTH6SQLafRY",50000000000]</text:p>
          </table:table-cell>
          <table:table-cell office:value-type="float" office:value="1618455852">
            <text:p>1618455852</text:p>
          </table:table-cell>
          <table:table-cell office:value-type="string">
            <text:p>15-04-2021 3:04:12</text:p>
          </table:table-cell>
        </table:table-row>
        <table:table-row table:style-name="ro1">
          <table:table-cell office:value-type="float" office:value="3576764">
            <text:p>35767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ccHvqnfnu8zoHFCp5VKcGFwfqGZPh8LjGhaFJrFnXTwnFG",50000000000]</text:p>
          </table:table-cell>
          <table:table-cell office:value-type="float" office:value="1618455882">
            <text:p>1618455882</text:p>
          </table:table-cell>
          <table:table-cell office:value-type="string">
            <text:p>15-04-2021 3:04:42</text:p>
          </table:table-cell>
        </table:table-row>
        <table:table-row table:style-name="ro1">
          <table:table-cell office:value-type="float" office:value="3576770">
            <text:p>357677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zWY5v6RuAVjcB5QWqe2zk8kSfCYM7qanQswaSZ6xx4grHF",50000000000]</text:p>
          </table:table-cell>
          <table:table-cell office:value-type="float" office:value="1618455918">
            <text:p>1618455918</text:p>
          </table:table-cell>
          <table:table-cell office:value-type="string">
            <text:p>15-04-2021 3:05:18</text:p>
          </table:table-cell>
        </table:table-row>
        <table:table-row table:style-name="ro1">
          <table:table-cell office:value-type="float" office:value="3576775">
            <text:p>35767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zcLdftXvhw85TyMceXYjL2LeAvr683EMC2TqKcrNv3fSoc",50000000000]</text:p>
          </table:table-cell>
          <table:table-cell office:value-type="float" office:value="1618455948">
            <text:p>1618455948</text:p>
          </table:table-cell>
          <table:table-cell office:value-type="string">
            <text:p>15-04-2021 3:05:48</text:p>
          </table:table-cell>
        </table:table-row>
        <table:table-row table:style-name="ro1">
          <table:table-cell office:value-type="float" office:value="3576779">
            <text:p>35767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zm1pYJjxGscnnnYfaTsxyZAbE6SJaynVT53QF5GKryFLJR",50000000000]</text:p>
          </table:table-cell>
          <table:table-cell office:value-type="float" office:value="1618455972">
            <text:p>1618455972</text:p>
          </table:table-cell>
          <table:table-cell office:value-type="string">
            <text:p>15-04-2021 3:06:12</text:p>
          </table:table-cell>
        </table:table-row>
        <table:table-row table:style-name="ro1">
          <table:table-cell office:value-type="float" office:value="3576797">
            <text:p>35767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T6oKU1WZHWUCphzcQmuL6dQbhxNsHzgLpsacbiJzgSp2f",50000000000]</text:p>
          </table:table-cell>
          <table:table-cell office:value-type="float" office:value="1618456080">
            <text:p>1618456080</text:p>
          </table:table-cell>
          <table:table-cell office:value-type="string">
            <text:p>15-04-2021 3:08:00</text:p>
          </table:table-cell>
        </table:table-row>
        <table:table-row table:style-name="ro1">
          <table:table-cell office:value-type="float" office:value="3576807">
            <text:p>35768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s6e78ePeaYGCesQpjGPui4sMp6XAWs8UCX458FzmNzfHkp",50000000000]</text:p>
          </table:table-cell>
          <table:table-cell office:value-type="float" office:value="1618456140">
            <text:p>1618456140</text:p>
          </table:table-cell>
          <table:table-cell office:value-type="string">
            <text:p>15-04-2021 3:09:00</text:p>
          </table:table-cell>
        </table:table-row>
        <table:table-row table:style-name="ro1">
          <table:table-cell office:value-type="float" office:value="3576822">
            <text:p>35768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rhsoU3rXzZyQipFJ4QcKhkDBB2Wa3CSdKSVcZfUkcSLsPP",50000000000]</text:p>
          </table:table-cell>
          <table:table-cell office:value-type="float" office:value="1618456230">
            <text:p>1618456230</text:p>
          </table:table-cell>
          <table:table-cell office:value-type="string">
            <text:p>15-04-2021 3:10:30</text:p>
          </table:table-cell>
        </table:table-row>
        <table:table-row table:style-name="ro1">
          <table:table-cell office:value-type="float" office:value="3576827">
            <text:p>35768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V9t7UbZPS6GRUXDdE2hizMMEJFiC1cbnBUbySaMugyN32V",50000000000]</text:p>
          </table:table-cell>
          <table:table-cell office:value-type="float" office:value="1618456260">
            <text:p>1618456260</text:p>
          </table:table-cell>
          <table:table-cell office:value-type="string">
            <text:p>15-04-2021 3:11:00</text:p>
          </table:table-cell>
        </table:table-row>
        <table:table-row table:style-name="ro1">
          <table:table-cell office:value-type="float" office:value="3576831">
            <text:p>35768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LTkmEeWb5d3NLS7xUqkB6UnKhkhmWGQGY8xoGACVi9qXv1",50000000000]</text:p>
          </table:table-cell>
          <table:table-cell office:value-type="float" office:value="1618456284">
            <text:p>1618456284</text:p>
          </table:table-cell>
          <table:table-cell office:value-type="string">
            <text:p>15-04-2021 3:11:24</text:p>
          </table:table-cell>
        </table:table-row>
        <table:table-row table:style-name="ro1">
          <table:table-cell office:value-type="float" office:value="3576841">
            <text:p>357684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9SgpUP1wRHJ6UPq4P4dhRRn51wr2mqmuqj72ZJr7JiHrX",50000000000]</text:p>
          </table:table-cell>
          <table:table-cell office:value-type="float" office:value="1618456344">
            <text:p>1618456344</text:p>
          </table:table-cell>
          <table:table-cell office:value-type="string">
            <text:p>15-04-2021 3:12:24</text:p>
          </table:table-cell>
        </table:table-row>
        <table:table-row table:style-name="ro1">
          <table:table-cell office:value-type="float" office:value="3576848">
            <text:p>35768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Xj2fwjqNGMvpQ9wrzyt56NnXkrFKXjXw6FBN88duaA2QUw",50000000000]</text:p>
          </table:table-cell>
          <table:table-cell office:value-type="float" office:value="1618456386">
            <text:p>1618456386</text:p>
          </table:table-cell>
          <table:table-cell office:value-type="string">
            <text:p>15-04-2021 3:13:06</text:p>
          </table:table-cell>
        </table:table-row>
        <table:table-row table:style-name="ro1">
          <table:table-cell office:value-type="float" office:value="3576861">
            <text:p>357686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PeMfqXVNabP4PaiTXsokfq1GioVmeVUZYnX3oUywqvpuoe",50000000000]</text:p>
          </table:table-cell>
          <table:table-cell office:value-type="float" office:value="1618456464">
            <text:p>1618456464</text:p>
          </table:table-cell>
          <table:table-cell office:value-type="string">
            <text:p>15-04-2021 3:14:24</text:p>
          </table:table-cell>
        </table:table-row>
        <table:table-row table:style-name="ro1">
          <table:table-cell office:value-type="float" office:value="3576864">
            <text:p>35768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rsbNwd7Gj5FMjFEjQuvC5osVGfDVJAv9fPCR6v6qFxetVR",50000000000]</text:p>
          </table:table-cell>
          <table:table-cell office:value-type="float" office:value="1618456482">
            <text:p>1618456482</text:p>
          </table:table-cell>
          <table:table-cell office:value-type="string">
            <text:p>15-04-2021 3:14:42</text:p>
          </table:table-cell>
        </table:table-row>
        <table:table-row table:style-name="ro1">
          <table:table-cell office:value-type="float" office:value="3576876">
            <text:p>35768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KqxLtoyWkyQERcrQr3kGmBbqpy4BogPdV8T6KV8YD5TgK3",50000000000]</text:p>
          </table:table-cell>
          <table:table-cell office:value-type="float" office:value="1618456554">
            <text:p>1618456554</text:p>
          </table:table-cell>
          <table:table-cell office:value-type="string">
            <text:p>15-04-2021 3:15:54</text:p>
          </table:table-cell>
        </table:table-row>
        <table:table-row table:style-name="ro1">
          <table:table-cell office:value-type="float" office:value="3576884">
            <text:p>35768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PM3onAdRiC6R2tCJZVnKmbhP4MykFUwc8fxsaH6u4oMwUM",50000000000]</text:p>
          </table:table-cell>
          <table:table-cell office:value-type="float" office:value="1618456602">
            <text:p>1618456602</text:p>
          </table:table-cell>
          <table:table-cell office:value-type="string">
            <text:p>15-04-2021 3:16:42</text:p>
          </table:table-cell>
        </table:table-row>
        <table:table-row table:style-name="ro1">
          <table:table-cell office:value-type="float" office:value="3576888">
            <text:p>357688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rfnaoxwD2dh9Apv4VtSyPVezwykKE4GWZMRD78WPk3nP3j",50000000000]</text:p>
          </table:table-cell>
          <table:table-cell office:value-type="float" office:value="1618456626">
            <text:p>1618456626</text:p>
          </table:table-cell>
          <table:table-cell office:value-type="string">
            <text:p>15-04-2021 3:17:06</text:p>
          </table:table-cell>
        </table:table-row>
        <table:table-row table:style-name="ro1">
          <table:table-cell office:value-type="float" office:value="3576890">
            <text:p>35768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pfVe8Di16tLwYDbh4PZEBXx9yG1mFKFdDT99h7hnsbU5BS",50000000000]</text:p>
          </table:table-cell>
          <table:table-cell office:value-type="float" office:value="1618456638">
            <text:p>1618456638</text:p>
          </table:table-cell>
          <table:table-cell office:value-type="string">
            <text:p>15-04-2021 3:17:18</text:p>
          </table:table-cell>
        </table:table-row>
        <table:table-row table:style-name="ro1">
          <table:table-cell office:value-type="float" office:value="3576911">
            <text:p>35769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X1FJkurZ1W7jQvg4wRWQLF8cExB4RaGCpMrxc9cvoJoke",50000000000]</text:p>
          </table:table-cell>
          <table:table-cell office:value-type="float" office:value="1618456764">
            <text:p>1618456764</text:p>
          </table:table-cell>
          <table:table-cell office:value-type="string">
            <text:p>15-04-2021 3:19:24</text:p>
          </table:table-cell>
        </table:table-row>
        <table:table-row table:style-name="ro1">
          <table:table-cell office:value-type="float" office:value="3576917">
            <text:p>35769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J2dseXcYNrRSwXeHT5M6zXtXGpHHrApiBrtPSp7h5R1grb",50000000000]</text:p>
          </table:table-cell>
          <table:table-cell office:value-type="float" office:value="1618456800">
            <text:p>1618456800</text:p>
          </table:table-cell>
          <table:table-cell office:value-type="string">
            <text:p>15-04-2021 3:20:00</text:p>
          </table:table-cell>
        </table:table-row>
        <table:table-row table:style-name="ro1">
          <table:table-cell office:value-type="float" office:value="3576926">
            <text:p>35769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uc58q6KYeSMb6c6K1AsCnJhi9WJo9ht43r3Zj2csJkQdk6",50000000000]</text:p>
          </table:table-cell>
          <table:table-cell office:value-type="float" office:value="1618456854">
            <text:p>1618456854</text:p>
          </table:table-cell>
          <table:table-cell office:value-type="string">
            <text:p>15-04-2021 3:20:54</text:p>
          </table:table-cell>
        </table:table-row>
        <table:table-row table:style-name="ro1">
          <table:table-cell office:value-type="float" office:value="3576932">
            <text:p>35769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hMtVpsA8BcgkEL7w395SkCktxQzSx7TzcfFUDRwXPppvSP",50000000000]</text:p>
          </table:table-cell>
          <table:table-cell office:value-type="float" office:value="1618456890">
            <text:p>1618456890</text:p>
          </table:table-cell>
          <table:table-cell office:value-type="string">
            <text:p>15-04-2021 3:21:30</text:p>
          </table:table-cell>
        </table:table-row>
        <table:table-row table:style-name="ro1">
          <table:table-cell office:value-type="float" office:value="3576933">
            <text:p>35769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iMv8JiTr3b3FiPnYsrVSsx6ce7Y2EgDzr8EJxZNsexq2Dy",50000000000]</text:p>
          </table:table-cell>
          <table:table-cell office:value-type="float" office:value="1618456896">
            <text:p>1618456896</text:p>
          </table:table-cell>
          <table:table-cell office:value-type="string">
            <text:p>15-04-2021 3:21:36</text:p>
          </table:table-cell>
        </table:table-row>
        <table:table-row table:style-name="ro1">
          <table:table-cell office:value-type="float" office:value="3576943">
            <text:p>35769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oMqmFukGcrdabB24Xe1KSTumeii39EGZmHMaRFF4aCNmr",50000000000]</text:p>
          </table:table-cell>
          <table:table-cell office:value-type="float" office:value="1618456956">
            <text:p>1618456956</text:p>
          </table:table-cell>
          <table:table-cell office:value-type="string">
            <text:p>15-04-2021 3:22:36</text:p>
          </table:table-cell>
        </table:table-row>
        <table:table-row table:style-name="ro1">
          <table:table-cell office:value-type="float" office:value="3576946">
            <text:p>35769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LZg8CoEPi3wTXP4qFQ6k9atU1WbM6XKMieXL4EST6J5mP",50000000000]</text:p>
          </table:table-cell>
          <table:table-cell office:value-type="float" office:value="1618456974">
            <text:p>1618456974</text:p>
          </table:table-cell>
          <table:table-cell office:value-type="string">
            <text:p>15-04-2021 3:22:54</text:p>
          </table:table-cell>
        </table:table-row>
        <table:table-row table:style-name="ro1">
          <table:table-cell office:value-type="float" office:value="3576959">
            <text:p>35769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8YRw8k3Ynp3oYMqL5BzDbNrcLbevvRxW4eQTFBcBtoU4hp",50000000000]</text:p>
          </table:table-cell>
          <table:table-cell office:value-type="float" office:value="1618457052">
            <text:p>1618457052</text:p>
          </table:table-cell>
          <table:table-cell office:value-type="string">
            <text:p>15-04-2021 3:24:12</text:p>
          </table:table-cell>
        </table:table-row>
        <table:table-row table:style-name="ro1">
          <table:table-cell office:value-type="float" office:value="3576963">
            <text:p>35769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R27dQ7UMvAu1eiwsGihQUTPmLS4ZsHHWEui3u8d8ai8w9",50000000000]</text:p>
          </table:table-cell>
          <table:table-cell office:value-type="float" office:value="1618457076">
            <text:p>1618457076</text:p>
          </table:table-cell>
          <table:table-cell office:value-type="string">
            <text:p>15-04-2021 3:24:36</text:p>
          </table:table-cell>
        </table:table-row>
        <table:table-row table:style-name="ro1">
          <table:table-cell office:value-type="float" office:value="3576964">
            <text:p>35769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VmWQ3imxuHFcFEVVW84WAhaeA9ytXNR9ufmBzxA4kHX56P",50000000000]</text:p>
          </table:table-cell>
          <table:table-cell office:value-type="float" office:value="1618457082">
            <text:p>1618457082</text:p>
          </table:table-cell>
          <table:table-cell office:value-type="string">
            <text:p>15-04-2021 3:24:42</text:p>
          </table:table-cell>
        </table:table-row>
        <table:table-row table:style-name="ro1">
          <table:table-cell office:value-type="float" office:value="3576965">
            <text:p>35769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C4MdGVaZvaE1dJw4wUA644RRRyeVzFsE91MK8A5oj2QYz",50000000000]</text:p>
          </table:table-cell>
          <table:table-cell office:value-type="float" office:value="1618457088">
            <text:p>1618457088</text:p>
          </table:table-cell>
          <table:table-cell office:value-type="string">
            <text:p>15-04-2021 3:24:48</text:p>
          </table:table-cell>
        </table:table-row>
        <table:table-row table:style-name="ro1">
          <table:table-cell office:value-type="float" office:value="3576968">
            <text:p>35769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G26TNpJ7azcgqem5jEHsLUxyCjTae9vQtn4vddK7wCBGJy",50000000000]</text:p>
          </table:table-cell>
          <table:table-cell office:value-type="float" office:value="1618457106">
            <text:p>1618457106</text:p>
          </table:table-cell>
          <table:table-cell office:value-type="string">
            <text:p>15-04-2021 3:25:06</text:p>
          </table:table-cell>
        </table:table-row>
        <table:table-row table:style-name="ro1">
          <table:table-cell office:value-type="float" office:value="3576969">
            <text:p>35769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RvV435RT2N2vewcesVmpuH8apj2y6pYU5hKf6KheKBPKeU",50000000000]</text:p>
          </table:table-cell>
          <table:table-cell office:value-type="float" office:value="1618457112">
            <text:p>1618457112</text:p>
          </table:table-cell>
          <table:table-cell office:value-type="string">
            <text:p>15-04-2021 3:25:12</text:p>
          </table:table-cell>
        </table:table-row>
        <table:table-row table:style-name="ro1">
          <table:table-cell office:value-type="float" office:value="3576971">
            <text:p>35769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qGpR1rp9gLUaBDSr2mix8PKTn1VF4FqYNNiDJWWRUpHL6s",50000000000]</text:p>
          </table:table-cell>
          <table:table-cell office:value-type="float" office:value="1618457124">
            <text:p>1618457124</text:p>
          </table:table-cell>
          <table:table-cell office:value-type="string">
            <text:p>15-04-2021 3:25:24</text:p>
          </table:table-cell>
        </table:table-row>
        <table:table-row table:style-name="ro1">
          <table:table-cell office:value-type="float" office:value="3576996">
            <text:p>35769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7C3uVnEi6mDn1zRM1NiAiR4KgPYQJe652d4ef29ECqsoaS",50000000000]</text:p>
          </table:table-cell>
          <table:table-cell office:value-type="float" office:value="1618457274">
            <text:p>1618457274</text:p>
          </table:table-cell>
          <table:table-cell office:value-type="string">
            <text:p>15-04-2021 3:27:54</text:p>
          </table:table-cell>
        </table:table-row>
        <table:table-row table:style-name="ro1">
          <table:table-cell office:value-type="float" office:value="3577015">
            <text:p>357701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RBeCcP4Rqj93iw3PpRZLrfVEyhwLDgfFQiZkjY54Lo7sM3",50000000000]</text:p>
          </table:table-cell>
          <table:table-cell office:value-type="float" office:value="1618457388">
            <text:p>1618457388</text:p>
          </table:table-cell>
          <table:table-cell office:value-type="string">
            <text:p>15-04-2021 3:29:48</text:p>
          </table:table-cell>
        </table:table-row>
        <table:table-row table:style-name="ro1">
          <table:table-cell office:value-type="float" office:value="3577019">
            <text:p>35770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iHZ6YohNuMFxa2ererqc6eo3361mFiu2rFcwxUmaRKjshi",50000000000]</text:p>
          </table:table-cell>
          <table:table-cell office:value-type="float" office:value="1618457412">
            <text:p>1618457412</text:p>
          </table:table-cell>
          <table:table-cell office:value-type="string">
            <text:p>15-04-2021 3:30:12</text:p>
          </table:table-cell>
        </table:table-row>
        <table:table-row table:style-name="ro1">
          <table:table-cell office:value-type="float" office:value="3577026">
            <text:p>35770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2ggp2KSuZcSkEhTt8yahcbWD5jDeaVG4J9TxXb9tVjzB3h",50000000000]</text:p>
          </table:table-cell>
          <table:table-cell office:value-type="float" office:value="1618457454">
            <text:p>1618457454</text:p>
          </table:table-cell>
          <table:table-cell office:value-type="string">
            <text:p>15-04-2021 3:30:54</text:p>
          </table:table-cell>
        </table:table-row>
        <table:table-row table:style-name="ro1">
          <table:table-cell office:value-type="float" office:value="3577028">
            <text:p>35770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S6yjru3mdCYLKUsk72gdGHUXom2TFUkY9x9qTi1EvTKTo",50000000000]</text:p>
          </table:table-cell>
          <table:table-cell office:value-type="float" office:value="1618457466">
            <text:p>1618457466</text:p>
          </table:table-cell>
          <table:table-cell office:value-type="string">
            <text:p>15-04-2021 3:31:06</text:p>
          </table:table-cell>
        </table:table-row>
        <table:table-row table:style-name="ro1">
          <table:table-cell office:value-type="float" office:value="3577044">
            <text:p>35770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YYbAyE5WkWexnL3cYxBaDWF3RZntqGwwn8DxuHEqqLgHt",50000000000]</text:p>
          </table:table-cell>
          <table:table-cell office:value-type="float" office:value="1618457562">
            <text:p>1618457562</text:p>
          </table:table-cell>
          <table:table-cell office:value-type="string">
            <text:p>15-04-2021 3:32:42</text:p>
          </table:table-cell>
        </table:table-row>
        <table:table-row table:style-name="ro1">
          <table:table-cell office:value-type="float" office:value="3577060">
            <text:p>35770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9mtu4aVkCH9FUjbLGMTq4JqKyAMaFHPqMBnYGdBWNSRJhn",50000000000]</text:p>
          </table:table-cell>
          <table:table-cell office:value-type="float" office:value="1618457658">
            <text:p>1618457658</text:p>
          </table:table-cell>
          <table:table-cell office:value-type="string">
            <text:p>15-04-2021 3:34:18</text:p>
          </table:table-cell>
        </table:table-row>
        <table:table-row table:style-name="ro1">
          <table:table-cell office:value-type="float" office:value="3577062">
            <text:p>35770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wpd7avf7K6bL4MXQHYRsRKgv5vV6mcUWAhsuxa6NPzq6o6",50000000000]</text:p>
          </table:table-cell>
          <table:table-cell office:value-type="float" office:value="1618457670">
            <text:p>1618457670</text:p>
          </table:table-cell>
          <table:table-cell office:value-type="string">
            <text:p>15-04-2021 3:34:30</text:p>
          </table:table-cell>
        </table:table-row>
        <table:table-row table:style-name="ro1">
          <table:table-cell office:value-type="float" office:value="3577063">
            <text:p>35770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nUnmPYCTcrQo2TS3BhTsHkGoWsyqptAzjHGxy7NzeZTYX",50000000000]</text:p>
          </table:table-cell>
          <table:table-cell office:value-type="float" office:value="1618457676">
            <text:p>1618457676</text:p>
          </table:table-cell>
          <table:table-cell office:value-type="string">
            <text:p>15-04-2021 3:34:36</text:p>
          </table:table-cell>
        </table:table-row>
        <table:table-row table:style-name="ro1">
          <table:table-cell office:value-type="float" office:value="3577091">
            <text:p>357709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TqPPYQY3M7GnuVXMUDAfaWJ3QQAAnBxvP2GNsSHn4zqsA",50000000000]</text:p>
          </table:table-cell>
          <table:table-cell office:value-type="float" office:value="1618457844">
            <text:p>1618457844</text:p>
          </table:table-cell>
          <table:table-cell office:value-type="string">
            <text:p>15-04-2021 3:37:24</text:p>
          </table:table-cell>
        </table:table-row>
        <table:table-row table:style-name="ro1">
          <table:table-cell office:value-type="float" office:value="3577102">
            <text:p>35771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aY2F3ddg8sWM98dig2m7f3UgNcKJ9hAjoJjKVr4nhKtFnj",50000000000]</text:p>
          </table:table-cell>
          <table:table-cell office:value-type="float" office:value="1618457910">
            <text:p>1618457910</text:p>
          </table:table-cell>
          <table:table-cell office:value-type="string">
            <text:p>15-04-2021 3:38:30</text:p>
          </table:table-cell>
        </table:table-row>
        <table:table-row table:style-name="ro1">
          <table:table-cell office:value-type="float" office:value="3577113">
            <text:p>35771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63WVJkHzEbER41N96PCATLL5NYERzKVo1XmfXNGxSDS9L1",50000000000]</text:p>
          </table:table-cell>
          <table:table-cell office:value-type="float" office:value="1618457976">
            <text:p>1618457976</text:p>
          </table:table-cell>
          <table:table-cell office:value-type="string">
            <text:p>15-04-2021 3:39:36</text:p>
          </table:table-cell>
        </table:table-row>
        <table:table-row table:style-name="ro1">
          <table:table-cell office:value-type="float" office:value="3577116">
            <text:p>35771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9ywLpHUGyxX1BZcDH3rgDmnFguBVUFZ3Ry3i79cT7jvgv3",50000000000]</text:p>
          </table:table-cell>
          <table:table-cell office:value-type="float" office:value="1618457994">
            <text:p>1618457994</text:p>
          </table:table-cell>
          <table:table-cell office:value-type="string">
            <text:p>15-04-2021 3:39:54</text:p>
          </table:table-cell>
        </table:table-row>
        <table:table-row table:style-name="ro1">
          <table:table-cell office:value-type="float" office:value="3577125">
            <text:p>357712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SjbvBHFAn5KsmjHhpMPKEYeDdTYoKm1S6dG928R4EAgKSE",50000000000]</text:p>
          </table:table-cell>
          <table:table-cell office:value-type="float" office:value="1618458048">
            <text:p>1618458048</text:p>
          </table:table-cell>
          <table:table-cell office:value-type="string">
            <text:p>15-04-2021 3:40:48</text:p>
          </table:table-cell>
        </table:table-row>
        <table:table-row table:style-name="ro1">
          <table:table-cell office:value-type="float" office:value="3577128">
            <text:p>35771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jzJk7i3bAXoXYp8YQHbSF273WRtyhR2ke9h6EHVGNM9FBB",50000000000]</text:p>
          </table:table-cell>
          <table:table-cell office:value-type="float" office:value="1618458066">
            <text:p>1618458066</text:p>
          </table:table-cell>
          <table:table-cell office:value-type="string">
            <text:p>15-04-2021 3:41:06</text:p>
          </table:table-cell>
        </table:table-row>
        <table:table-row table:style-name="ro1">
          <table:table-cell office:value-type="float" office:value="3577133">
            <text:p>35771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GZN5cJ7Aqb3cdpjmpjp3A75FQxTYCQq4i6HkrYvM23u5K",50000000000]</text:p>
          </table:table-cell>
          <table:table-cell office:value-type="float" office:value="1618458096">
            <text:p>1618458096</text:p>
          </table:table-cell>
          <table:table-cell office:value-type="string">
            <text:p>15-04-2021 3:41:36</text:p>
          </table:table-cell>
        </table:table-row>
        <table:table-row table:style-name="ro1">
          <table:table-cell office:value-type="float" office:value="3577138">
            <text:p>35771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JE7JbZNktTompjDLMxQvWp2jiWhvfuN8zzBnkgmC2s25z",50000000000]</text:p>
          </table:table-cell>
          <table:table-cell office:value-type="float" office:value="1618458126">
            <text:p>1618458126</text:p>
          </table:table-cell>
          <table:table-cell office:value-type="string">
            <text:p>15-04-2021 3:42:06</text:p>
          </table:table-cell>
        </table:table-row>
        <table:table-row table:style-name="ro1">
          <table:table-cell office:value-type="float" office:value="3577143">
            <text:p>35771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rQcstQtv2AYP35KeWEKFU6X1PYjv89sU6sNUyiZA2z6G2",50000000000]</text:p>
          </table:table-cell>
          <table:table-cell office:value-type="float" office:value="1618458156">
            <text:p>1618458156</text:p>
          </table:table-cell>
          <table:table-cell office:value-type="string">
            <text:p>15-04-2021 3:42:36</text:p>
          </table:table-cell>
        </table:table-row>
        <table:table-row table:style-name="ro1">
          <table:table-cell office:value-type="float" office:value="3577145">
            <text:p>35771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k1yXXBdvz9ZDfgtn1VDt7X6STLcFcawm88YtCVxCRy2t6",50000000000]</text:p>
          </table:table-cell>
          <table:table-cell office:value-type="float" office:value="1618458168">
            <text:p>1618458168</text:p>
          </table:table-cell>
          <table:table-cell office:value-type="string">
            <text:p>15-04-2021 3:42:48</text:p>
          </table:table-cell>
        </table:table-row>
        <table:table-row table:style-name="ro1">
          <table:table-cell office:value-type="float" office:value="3577147">
            <text:p>35771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tDNtkds9NcVAZ3hZbYRUpFbvYhsFSZFPRUCtRc2LAhZjr",50000000000]</text:p>
          </table:table-cell>
          <table:table-cell office:value-type="float" office:value="1618458180">
            <text:p>1618458180</text:p>
          </table:table-cell>
          <table:table-cell office:value-type="string">
            <text:p>15-04-2021 3:43:00</text:p>
          </table:table-cell>
        </table:table-row>
        <table:table-row table:style-name="ro1">
          <table:table-cell office:value-type="float" office:value="3577157">
            <text:p>35771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xkXaNasmRm9heypvfwiKdyDsR7ACC2SH7Kq3cnqHxqP1cv",50000000000]</text:p>
          </table:table-cell>
          <table:table-cell office:value-type="float" office:value="1618458240">
            <text:p>1618458240</text:p>
          </table:table-cell>
          <table:table-cell office:value-type="string">
            <text:p>15-04-2021 3:44:00</text:p>
          </table:table-cell>
        </table:table-row>
        <table:table-row table:style-name="ro1">
          <table:table-cell office:value-type="float" office:value="3577168">
            <text:p>35771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YeKYtNpoUuh17tzSLo9vt6Ticoor4VfwpdvGGhdLCCaBLJ",50000000000]</text:p>
          </table:table-cell>
          <table:table-cell office:value-type="float" office:value="1618458306">
            <text:p>1618458306</text:p>
          </table:table-cell>
          <table:table-cell office:value-type="string">
            <text:p>15-04-2021 3:45:06</text:p>
          </table:table-cell>
        </table:table-row>
        <table:table-row table:style-name="ro1">
          <table:table-cell office:value-type="float" office:value="3577173">
            <text:p>35771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K26P2v219ddH98o19kj6hjq2uguwgYv5fQXjgSwE8s72sz",50000000000]</text:p>
          </table:table-cell>
          <table:table-cell office:value-type="float" office:value="1618458336">
            <text:p>1618458336</text:p>
          </table:table-cell>
          <table:table-cell office:value-type="string">
            <text:p>15-04-2021 3:45:36</text:p>
          </table:table-cell>
        </table:table-row>
        <table:table-row table:style-name="ro1">
          <table:table-cell office:value-type="float" office:value="3577182">
            <text:p>357718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Dgt3E1YCMkQqqhgmQu6NAVufdnwt8q8SFPHVMxsf2zzdN",50000000000]</text:p>
          </table:table-cell>
          <table:table-cell office:value-type="float" office:value="1618458390">
            <text:p>1618458390</text:p>
          </table:table-cell>
          <table:table-cell office:value-type="string">
            <text:p>15-04-2021 3:46:30</text:p>
          </table:table-cell>
        </table:table-row>
        <table:table-row table:style-name="ro1">
          <table:table-cell office:value-type="float" office:value="3577189">
            <text:p>35771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Q9MYnPE1YieEidudCe5tbGxMM6D4syikqYwHkAeadi3kAw",50000000000]</text:p>
          </table:table-cell>
          <table:table-cell office:value-type="float" office:value="1618458432">
            <text:p>1618458432</text:p>
          </table:table-cell>
          <table:table-cell office:value-type="string">
            <text:p>15-04-2021 3:47:12</text:p>
          </table:table-cell>
        </table:table-row>
        <table:table-row table:style-name="ro1">
          <table:table-cell office:value-type="float" office:value="3577193">
            <text:p>35771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7yw5dXpGUZtsTfKMYJvqtaryhNUxR23HXphKQcAsyKyW2d",50000000000]</text:p>
          </table:table-cell>
          <table:table-cell office:value-type="float" office:value="1618458456">
            <text:p>1618458456</text:p>
          </table:table-cell>
          <table:table-cell office:value-type="string">
            <text:p>15-04-2021 3:47:36</text:p>
          </table:table-cell>
        </table:table-row>
        <table:table-row table:style-name="ro1">
          <table:table-cell office:value-type="float" office:value="3577211">
            <text:p>35772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ZuRN4T6C4HvHWBvzJyJVumqkpz7bLN8FHMaiXPuwzbACe",50000000000]</text:p>
          </table:table-cell>
          <table:table-cell office:value-type="float" office:value="1618458564">
            <text:p>1618458564</text:p>
          </table:table-cell>
          <table:table-cell office:value-type="string">
            <text:p>15-04-2021 3:49:24</text:p>
          </table:table-cell>
        </table:table-row>
        <table:table-row table:style-name="ro1">
          <table:table-cell office:value-type="float" office:value="3577213">
            <text:p>35772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zWdLDwiwkqhW8Xr5zw2KZWzYrRbX2suHurGd9n4iE75nmb",50000000000]</text:p>
          </table:table-cell>
          <table:table-cell office:value-type="float" office:value="1618458576">
            <text:p>1618458576</text:p>
          </table:table-cell>
          <table:table-cell office:value-type="string">
            <text:p>15-04-2021 3:49:36</text:p>
          </table:table-cell>
        </table:table-row>
        <table:table-row table:style-name="ro1">
          <table:table-cell office:value-type="float" office:value="3577232">
            <text:p>35772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ffvSQZ3gcpkC9rRGocZLT78p1kTJ5D7qz7z8bniRQfydm",50000000000]</text:p>
          </table:table-cell>
          <table:table-cell office:value-type="float" office:value="1618458690">
            <text:p>1618458690</text:p>
          </table:table-cell>
          <table:table-cell office:value-type="string">
            <text:p>15-04-2021 3:51:30</text:p>
          </table:table-cell>
        </table:table-row>
        <table:table-row table:style-name="ro1">
          <table:table-cell office:value-type="float" office:value="3577238">
            <text:p>35772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uXU6LtsyQ7UDe53mHqqFfqFwZsZrjBCqf2om9MMxZbAqJ",50000000000]</text:p>
          </table:table-cell>
          <table:table-cell office:value-type="float" office:value="1618458726">
            <text:p>1618458726</text:p>
          </table:table-cell>
          <table:table-cell office:value-type="string">
            <text:p>15-04-2021 3:52:06</text:p>
          </table:table-cell>
        </table:table-row>
        <table:table-row table:style-name="ro1">
          <table:table-cell office:value-type="float" office:value="3577256">
            <text:p>35772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71nd89Qm91EQ7RkaGuxuqKxhVvd2YmgwSHQLDKZ57Aace",50000000000]</text:p>
          </table:table-cell>
          <table:table-cell office:value-type="float" office:value="1618458834">
            <text:p>1618458834</text:p>
          </table:table-cell>
          <table:table-cell office:value-type="string">
            <text:p>15-04-2021 3:53:54</text:p>
          </table:table-cell>
        </table:table-row>
        <table:table-row table:style-name="ro1">
          <table:table-cell office:value-type="float" office:value="3577275">
            <text:p>35772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inmRs4iPYB2hB1iikcBKnQcDyV7Xb6JwtxcesKg6RUJUr9",50000000000]</text:p>
          </table:table-cell>
          <table:table-cell office:value-type="float" office:value="1618458948">
            <text:p>1618458948</text:p>
          </table:table-cell>
          <table:table-cell office:value-type="string">
            <text:p>15-04-2021 3:55:48</text:p>
          </table:table-cell>
        </table:table-row>
        <table:table-row table:style-name="ro1">
          <table:table-cell office:value-type="float" office:value="3577283">
            <text:p>35772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puCNUxUHyVCCaiHh4z65aZcTgBrQMGmVsZFsUkV36DPPt",50000000000]</text:p>
          </table:table-cell>
          <table:table-cell office:value-type="float" office:value="1618458996">
            <text:p>1618458996</text:p>
          </table:table-cell>
          <table:table-cell office:value-type="string">
            <text:p>15-04-2021 3:56:36</text:p>
          </table:table-cell>
        </table:table-row>
        <table:table-row table:style-name="ro1">
          <table:table-cell office:value-type="float" office:value="3577292">
            <text:p>35772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7EvDp9gwT6L2nLX4utoJXa1XeR2VLHjhFAXLuHsHjoqsty",50000000000]</text:p>
          </table:table-cell>
          <table:table-cell office:value-type="float" office:value="1618459050">
            <text:p>1618459050</text:p>
          </table:table-cell>
          <table:table-cell office:value-type="string">
            <text:p>15-04-2021 3:57:30</text:p>
          </table:table-cell>
        </table:table-row>
        <table:table-row table:style-name="ro1">
          <table:table-cell office:value-type="float" office:value="3577297">
            <text:p>35772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tBgTnebrPJGRf4jXVJDheYc8ihNWmTewid6DJgoGZSuK2",50000000000]</text:p>
          </table:table-cell>
          <table:table-cell office:value-type="float" office:value="1618459080">
            <text:p>1618459080</text:p>
          </table:table-cell>
          <table:table-cell office:value-type="string">
            <text:p>15-04-2021 3:58:00</text:p>
          </table:table-cell>
        </table:table-row>
        <table:table-row table:style-name="ro1">
          <table:table-cell office:value-type="float" office:value="3577318">
            <text:p>35773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y4Z5sNCJ9DBDXtdivTH9tq88xBMrgYa8aYWQ6ZrreKod6",50000000000]</text:p>
          </table:table-cell>
          <table:table-cell office:value-type="float" office:value="1618459206">
            <text:p>1618459206</text:p>
          </table:table-cell>
          <table:table-cell office:value-type="string">
            <text:p>15-04-2021 4:00:06</text:p>
          </table:table-cell>
        </table:table-row>
        <table:table-row table:style-name="ro1">
          <table:table-cell office:value-type="float" office:value="3577320">
            <text:p>35773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mphQaQbVkW1CYkzcdAr6imiVHy3mYyRcLp6JYhGEa5QPXz",50000000000]</text:p>
          </table:table-cell>
          <table:table-cell office:value-type="float" office:value="1618459218">
            <text:p>1618459218</text:p>
          </table:table-cell>
          <table:table-cell office:value-type="string">
            <text:p>15-04-2021 4:00:18</text:p>
          </table:table-cell>
        </table:table-row>
        <table:table-row table:style-name="ro1">
          <table:table-cell office:value-type="float" office:value="3577323">
            <text:p>357732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bTrnaCUXaL2QZW54U4kCzfS4sZkEVMycVT3kj5evEAySBb",50000000000]</text:p>
          </table:table-cell>
          <table:table-cell office:value-type="float" office:value="1618459236">
            <text:p>1618459236</text:p>
          </table:table-cell>
          <table:table-cell office:value-type="string">
            <text:p>15-04-2021 4:00:36</text:p>
          </table:table-cell>
        </table:table-row>
        <table:table-row table:style-name="ro1">
          <table:table-cell office:value-type="float" office:value="3577329">
            <text:p>35773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5ZL1oxrd8gye7xPh6Gw6vmVjNUG8Dh1rzV84B8GPbdEpm",50000000000]</text:p>
          </table:table-cell>
          <table:table-cell office:value-type="float" office:value="1618459272">
            <text:p>1618459272</text:p>
          </table:table-cell>
          <table:table-cell office:value-type="string">
            <text:p>15-04-2021 4:01:12</text:p>
          </table:table-cell>
        </table:table-row>
        <table:table-row table:style-name="ro1">
          <table:table-cell office:value-type="float" office:value="3577333">
            <text:p>35773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2YaSkaYrjoQXNDFMhmbyiMLMaXu1TD3K2FkXxSFQ2MUcAu",50000000000]</text:p>
          </table:table-cell>
          <table:table-cell office:value-type="float" office:value="1618459296">
            <text:p>1618459296</text:p>
          </table:table-cell>
          <table:table-cell office:value-type="string">
            <text:p>15-04-2021 4:01:36</text:p>
          </table:table-cell>
        </table:table-row>
        <table:table-row table:style-name="ro1">
          <table:table-cell office:value-type="float" office:value="3577336">
            <text:p>357733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3CPpCG5ZX5Xeb53ni9sRRn7vCrmDpVZRnEmPaPwbXYcBz",50000000000]</text:p>
          </table:table-cell>
          <table:table-cell office:value-type="float" office:value="1618459314">
            <text:p>1618459314</text:p>
          </table:table-cell>
          <table:table-cell office:value-type="string">
            <text:p>15-04-2021 4:01:54</text:p>
          </table:table-cell>
        </table:table-row>
        <table:table-row table:style-name="ro1">
          <table:table-cell office:value-type="float" office:value="3577345">
            <text:p>35773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BmB2TCnA75ArzFJ9DymEwwWRsymFjkPGohBjMC6FSnaX7",50000000000]</text:p>
          </table:table-cell>
          <table:table-cell office:value-type="float" office:value="1618459368">
            <text:p>1618459368</text:p>
          </table:table-cell>
          <table:table-cell office:value-type="string">
            <text:p>15-04-2021 4:02:48</text:p>
          </table:table-cell>
        </table:table-row>
        <table:table-row table:style-name="ro1">
          <table:table-cell office:value-type="float" office:value="3577361">
            <text:p>357736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7WBbN7YSNRWGpeRrcKoDMCYroLGdWhuE4Z3MUZkibmqZQ",50000000000]</text:p>
          </table:table-cell>
          <table:table-cell office:value-type="float" office:value="1618459464">
            <text:p>1618459464</text:p>
          </table:table-cell>
          <table:table-cell office:value-type="string">
            <text:p>15-04-2021 4:04:24</text:p>
          </table:table-cell>
        </table:table-row>
        <table:table-row table:style-name="ro1">
          <table:table-cell office:value-type="float" office:value="3577367">
            <text:p>35773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xACFNhLdBgYraJSyERHbQUygMyZVUKA3c3YSkQRcLUzujf",50000000000]</text:p>
          </table:table-cell>
          <table:table-cell office:value-type="float" office:value="1618459500">
            <text:p>1618459500</text:p>
          </table:table-cell>
          <table:table-cell office:value-type="string">
            <text:p>15-04-2021 4:05:00</text:p>
          </table:table-cell>
        </table:table-row>
        <table:table-row table:style-name="ro1">
          <table:table-cell office:value-type="float" office:value="3577385">
            <text:p>357738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kRLpFqKL6uxBRoVUxHNg97oLN3GTbT75qMbUAxY5DtECfz",50000000000]</text:p>
          </table:table-cell>
          <table:table-cell office:value-type="float" office:value="1618459608">
            <text:p>1618459608</text:p>
          </table:table-cell>
          <table:table-cell office:value-type="string">
            <text:p>15-04-2021 4:06:48</text:p>
          </table:table-cell>
        </table:table-row>
        <table:table-row table:style-name="ro1">
          <table:table-cell office:value-type="float" office:value="3577398">
            <text:p>357739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uQv6NmFdFebMtQMFXmTnn2sYGFAwQmMWzT7zcGYR4tVTDd",50000000000]</text:p>
          </table:table-cell>
          <table:table-cell office:value-type="float" office:value="1618459686">
            <text:p>1618459686</text:p>
          </table:table-cell>
          <table:table-cell office:value-type="string">
            <text:p>15-04-2021 4:08:06</text:p>
          </table:table-cell>
        </table:table-row>
        <table:table-row table:style-name="ro1">
          <table:table-cell office:value-type="float" office:value="3577418">
            <text:p>35774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ZdKMmfzJsSr4BpmkNbVXHiVyBce3ffWHe1MMsCbatttzBk",50000000000]</text:p>
          </table:table-cell>
          <table:table-cell office:value-type="float" office:value="1618459806">
            <text:p>1618459806</text:p>
          </table:table-cell>
          <table:table-cell office:value-type="string">
            <text:p>15-04-2021 4:10:06</text:p>
          </table:table-cell>
        </table:table-row>
        <table:table-row table:style-name="ro1">
          <table:table-cell office:value-type="float" office:value="3577431">
            <text:p>35774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Q3tethmoZdnrTDsyGFmLuA9y3GqXbWu3gYMLrPwXCYrEJQ",50000000000]</text:p>
          </table:table-cell>
          <table:table-cell office:value-type="float" office:value="1618459884">
            <text:p>1618459884</text:p>
          </table:table-cell>
          <table:table-cell office:value-type="string">
            <text:p>15-04-2021 4:11:24</text:p>
          </table:table-cell>
        </table:table-row>
        <table:table-row table:style-name="ro1">
          <table:table-cell office:value-type="float" office:value="3577447">
            <text:p>35774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xJoDsJpw6sNCtuS9UdRq6Sgj9EpYYUhyYQdWcLi1HqSggt",50000000000]</text:p>
          </table:table-cell>
          <table:table-cell office:value-type="float" office:value="1618459980">
            <text:p>1618459980</text:p>
          </table:table-cell>
          <table:table-cell office:value-type="string">
            <text:p>15-04-2021 4:13:00</text:p>
          </table:table-cell>
        </table:table-row>
        <table:table-row table:style-name="ro1">
          <table:table-cell office:value-type="float" office:value="3577452">
            <text:p>35774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zhuWce7wQJfKoGgVv3hNTWZv17cAU11qFiimsNoHfVYgFn",50000000000]</text:p>
          </table:table-cell>
          <table:table-cell office:value-type="float" office:value="1618460010">
            <text:p>1618460010</text:p>
          </table:table-cell>
          <table:table-cell office:value-type="string">
            <text:p>15-04-2021 4:13:30</text:p>
          </table:table-cell>
        </table:table-row>
        <table:table-row table:style-name="ro1">
          <table:table-cell office:value-type="float" office:value="3577459">
            <text:p>35774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zkT7vNZNoZc1osy48bUUxNv5x9Wh2akk8agLLPxiT54Z55",50000000000]</text:p>
          </table:table-cell>
          <table:table-cell office:value-type="float" office:value="1618460052">
            <text:p>1618460052</text:p>
          </table:table-cell>
          <table:table-cell office:value-type="string">
            <text:p>15-04-2021 4:14:12</text:p>
          </table:table-cell>
        </table:table-row>
        <table:table-row table:style-name="ro1">
          <table:table-cell office:value-type="float" office:value="3577578">
            <text:p>35775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Ljsoag71VtaRayQTTN9vrjJQL8D2eFUCKqqo73satWRvV6",50000000000]</text:p>
          </table:table-cell>
          <table:table-cell office:value-type="float" office:value="1618460766">
            <text:p>1618460766</text:p>
          </table:table-cell>
          <table:table-cell office:value-type="string">
            <text:p>15-04-2021 4:26:06</text:p>
          </table:table-cell>
        </table:table-row>
        <table:table-row table:style-name="ro1">
          <table:table-cell office:value-type="float" office:value="3577595">
            <text:p>357759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GYXS2mPYiscjKL37dh2T8qRw34Cc4ukp2WNnKA4GDtfaS7",50000000000]</text:p>
          </table:table-cell>
          <table:table-cell office:value-type="float" office:value="1618460868">
            <text:p>1618460868</text:p>
          </table:table-cell>
          <table:table-cell office:value-type="string">
            <text:p>15-04-2021 4:27:48</text:p>
          </table:table-cell>
        </table:table-row>
        <table:table-row table:style-name="ro1">
          <table:table-cell office:value-type="float" office:value="3577645">
            <text:p>35776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4332HeR5rkUHPzhknPnwBLAV2TJG5ujEYEDzmQNGrYikt4",50000000000]</text:p>
          </table:table-cell>
          <table:table-cell office:value-type="float" office:value="1618461168">
            <text:p>1618461168</text:p>
          </table:table-cell>
          <table:table-cell office:value-type="string">
            <text:p>15-04-2021 4:32:48</text:p>
          </table:table-cell>
        </table:table-row>
        <table:table-row table:style-name="ro1">
          <table:table-cell office:value-type="float" office:value="3577649">
            <text:p>357764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6gosXmuzN6zzziYgQDDnWm7PNmkLLaNsCEJUwziCtbvy26",50000000000]</text:p>
          </table:table-cell>
          <table:table-cell office:value-type="float" office:value="1618461192">
            <text:p>1618461192</text:p>
          </table:table-cell>
          <table:table-cell office:value-type="string">
            <text:p>15-04-2021 4:33:12</text:p>
          </table:table-cell>
        </table:table-row>
        <table:table-row table:style-name="ro1">
          <table:table-cell office:value-type="float" office:value="3577660">
            <text:p>35776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6G8YkGbUrDvpNPWdQAeSDdPayYT9iCC8RZJSm3DLmzRvn",50000000000]</text:p>
          </table:table-cell>
          <table:table-cell office:value-type="float" office:value="1618461258">
            <text:p>1618461258</text:p>
          </table:table-cell>
          <table:table-cell office:value-type="string">
            <text:p>15-04-2021 4:34:18</text:p>
          </table:table-cell>
        </table:table-row>
        <table:table-row table:style-name="ro1">
          <table:table-cell office:value-type="float" office:value="3577680">
            <text:p>35776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yz1Qem9SrGH69wGQS4oFARcsNvB22tubJU2rnWYsrWCVf",50000000000]</text:p>
          </table:table-cell>
          <table:table-cell office:value-type="float" office:value="1618461378">
            <text:p>1618461378</text:p>
          </table:table-cell>
          <table:table-cell office:value-type="string">
            <text:p>15-04-2021 4:36:18</text:p>
          </table:table-cell>
        </table:table-row>
        <table:table-row table:style-name="ro1">
          <table:table-cell office:value-type="float" office:value="3577702">
            <text:p>35777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5dvSo5ywRSZzYAcLUu52qvmtux4nga1kcBT3vMpeSxj9C",50000000000]</text:p>
          </table:table-cell>
          <table:table-cell office:value-type="float" office:value="1618461510">
            <text:p>1618461510</text:p>
          </table:table-cell>
          <table:table-cell office:value-type="string">
            <text:p>15-04-2021 4:38:30</text:p>
          </table:table-cell>
        </table:table-row>
        <table:table-row table:style-name="ro1">
          <table:table-cell office:value-type="float" office:value="3577716">
            <text:p>35777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UtXj9DqpvgKUv9xjGBA1NC3ZPPW65TQoB2Wc5FxC5yRL5",50000000000]</text:p>
          </table:table-cell>
          <table:table-cell office:value-type="float" office:value="1618461594">
            <text:p>1618461594</text:p>
          </table:table-cell>
          <table:table-cell office:value-type="string">
            <text:p>15-04-2021 4:39:54</text:p>
          </table:table-cell>
        </table:table-row>
        <table:table-row table:style-name="ro1">
          <table:table-cell office:value-type="float" office:value="3577719">
            <text:p>35777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1CuKd9p5Jk6P58j6SkiCfnU7UejoLtEyAT59MGXPL3cVhm",50000000000]</text:p>
          </table:table-cell>
          <table:table-cell office:value-type="float" office:value="1618461612">
            <text:p>1618461612</text:p>
          </table:table-cell>
          <table:table-cell office:value-type="string">
            <text:p>15-04-2021 4:40:12</text:p>
          </table:table-cell>
        </table:table-row>
        <table:table-row table:style-name="ro1">
          <table:table-cell office:value-type="float" office:value="3577723">
            <text:p>357772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HgxvA7FXL1sTQ1EPaaTr8Urzh3ACS4grogQ3ousAKSW9Y",50000000000]</text:p>
          </table:table-cell>
          <table:table-cell office:value-type="float" office:value="1618461636">
            <text:p>1618461636</text:p>
          </table:table-cell>
          <table:table-cell office:value-type="string">
            <text:p>15-04-2021 4:40:36</text:p>
          </table:table-cell>
        </table:table-row>
        <table:table-row table:style-name="ro1">
          <table:table-cell office:value-type="float" office:value="3577768">
            <text:p>35777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5nYD7uMC3iKf7sruLSDGmhUHEcXn9JFCmBSBXtUedKoxB",50000000000]</text:p>
          </table:table-cell>
          <table:table-cell office:value-type="float" office:value="1618461906">
            <text:p>1618461906</text:p>
          </table:table-cell>
          <table:table-cell office:value-type="string">
            <text:p>15-04-2021 4:45:06</text:p>
          </table:table-cell>
        </table:table-row>
        <table:table-row table:style-name="ro1">
          <table:table-cell office:value-type="float" office:value="3577826">
            <text:p>35778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qCDbT5amCQKAcRY8s5PxHTuFeDaLUfdzca6f4keEgsk6aB",50000000000]</text:p>
          </table:table-cell>
          <table:table-cell office:value-type="float" office:value="1618462254">
            <text:p>1618462254</text:p>
          </table:table-cell>
          <table:table-cell office:value-type="string">
            <text:p>15-04-2021 4:50:54</text:p>
          </table:table-cell>
        </table:table-row>
        <table:table-row table:style-name="ro1">
          <table:table-cell office:value-type="float" office:value="3577828">
            <text:p>35778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1aLC9GrMcS8StVuWnMgRQc8cMuVAy4FS2Fi2Q7un7gTG3",50000000000]</text:p>
          </table:table-cell>
          <table:table-cell office:value-type="float" office:value="1618462266">
            <text:p>1618462266</text:p>
          </table:table-cell>
          <table:table-cell office:value-type="string">
            <text:p>15-04-2021 4:51:06</text:p>
          </table:table-cell>
        </table:table-row>
        <table:table-row table:style-name="ro1">
          <table:table-cell office:value-type="float" office:value="3577858">
            <text:p>35778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iD3MqGPLJsxYdhDKZKjtrW6ZCVuXXrDiRuPyQ8RDBHfjY",50000000000]</text:p>
          </table:table-cell>
          <table:table-cell office:value-type="float" office:value="1618462446">
            <text:p>1618462446</text:p>
          </table:table-cell>
          <table:table-cell office:value-type="string">
            <text:p>15-04-2021 4:54:06</text:p>
          </table:table-cell>
        </table:table-row>
        <table:table-row table:style-name="ro1">
          <table:table-cell office:value-type="float" office:value="3577875">
            <text:p>35778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Xu3bcwWnCwmvRRacLPhKhCyPoLaEGyxjjb3biyZP6uXvyf",50000000000]</text:p>
          </table:table-cell>
          <table:table-cell office:value-type="float" office:value="1618462548">
            <text:p>1618462548</text:p>
          </table:table-cell>
          <table:table-cell office:value-type="string">
            <text:p>15-04-2021 4:55:48</text:p>
          </table:table-cell>
        </table:table-row>
        <table:table-row table:style-name="ro1">
          <table:table-cell office:value-type="float" office:value="3577954">
            <text:p>35779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7ajcjMEsMpKZBRb3YoEBcRN7wWk62768SHPTrahDtA1zDQ",50000000000]</text:p>
          </table:table-cell>
          <table:table-cell office:value-type="float" office:value="1618463022">
            <text:p>1618463022</text:p>
          </table:table-cell>
          <table:table-cell office:value-type="string">
            <text:p>15-04-2021 5:03:42</text:p>
          </table:table-cell>
        </table:table-row>
        <table:table-row table:style-name="ro1">
          <table:table-cell office:value-type="float" office:value="3577968">
            <text:p>35779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oMGuPiQ5d16rLx889AaFmEQkCkgLV18kxeVsgUpFUyJ4Zw",50000000000]</text:p>
          </table:table-cell>
          <table:table-cell office:value-type="float" office:value="1618463106">
            <text:p>1618463106</text:p>
          </table:table-cell>
          <table:table-cell office:value-type="string">
            <text:p>15-04-2021 5:05:06</text:p>
          </table:table-cell>
        </table:table-row>
        <table:table-row table:style-name="ro1">
          <table:table-cell office:value-type="float" office:value="3578020">
            <text:p>35780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SsqYtP2MMRCdXXkZN7gFnjW9WT12RWA2QAWwsrwk1JpwT3",50000000000]</text:p>
          </table:table-cell>
          <table:table-cell office:value-type="float" office:value="1618463418">
            <text:p>1618463418</text:p>
          </table:table-cell>
          <table:table-cell office:value-type="string">
            <text:p>15-04-2021 5:10:18</text:p>
          </table:table-cell>
        </table:table-row>
        <table:table-row table:style-name="ro1">
          <table:table-cell office:value-type="float" office:value="3578022">
            <text:p>35780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G9Y8SVfKuaNFPRqG1yWWcDdFTYA9sqoGU4w3WuMWHVHo11",50000000000]</text:p>
          </table:table-cell>
          <table:table-cell office:value-type="float" office:value="1618463430">
            <text:p>1618463430</text:p>
          </table:table-cell>
          <table:table-cell office:value-type="string">
            <text:p>15-04-2021 5:10:30</text:p>
          </table:table-cell>
        </table:table-row>
        <table:table-row table:style-name="ro1">
          <table:table-cell office:value-type="float" office:value="3578051">
            <text:p>35780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MRyf2gVAeHisw2C7ksychx8WBK88ThSq1FTHKyoH9UQLA",50000000000]</text:p>
          </table:table-cell>
          <table:table-cell office:value-type="float" office:value="1618463604">
            <text:p>1618463604</text:p>
          </table:table-cell>
          <table:table-cell office:value-type="string">
            <text:p>15-04-2021 5:13:24</text:p>
          </table:table-cell>
        </table:table-row>
        <table:table-row table:style-name="ro1">
          <table:table-cell office:value-type="float" office:value="3578055">
            <text:p>357805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qndZT2x7GVpddqNuPNjraD8mjHDfHJPQyF2ZySFpmqjzK",50000000000]</text:p>
          </table:table-cell>
          <table:table-cell office:value-type="float" office:value="1618463628">
            <text:p>1618463628</text:p>
          </table:table-cell>
          <table:table-cell office:value-type="string">
            <text:p>15-04-2021 5:13:48</text:p>
          </table:table-cell>
        </table:table-row>
        <table:table-row table:style-name="ro1">
          <table:table-cell office:value-type="float" office:value="3578102">
            <text:p>35781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q3hfVhZw2JWswyCSiB7mFuYqz2xEDAoBvj9ur6jr5WyYW9",50000000000]</text:p>
          </table:table-cell>
          <table:table-cell office:value-type="float" office:value="1618463910">
            <text:p>1618463910</text:p>
          </table:table-cell>
          <table:table-cell office:value-type="string">
            <text:p>15-04-2021 5:18:30</text:p>
          </table:table-cell>
        </table:table-row>
        <table:table-row table:style-name="ro1">
          <table:table-cell office:value-type="float" office:value="3578144">
            <text:p>35781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3B6udvyRfgiMPfZwcAzMUDSdTPNxBXYvHokjjXMfDfib9f",50000000000]</text:p>
          </table:table-cell>
          <table:table-cell office:value-type="float" office:value="1618464162">
            <text:p>1618464162</text:p>
          </table:table-cell>
          <table:table-cell office:value-type="string">
            <text:p>15-04-2021 5:22:42</text:p>
          </table:table-cell>
        </table:table-row>
        <table:table-row table:style-name="ro1">
          <table:table-cell office:value-type="float" office:value="3578163">
            <text:p>35781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ozvM6SgWfpibftUh4HEtghfw31hHqCN2j8egHxJoAZAxiK",50000000000]</text:p>
          </table:table-cell>
          <table:table-cell office:value-type="float" office:value="1618464276">
            <text:p>1618464276</text:p>
          </table:table-cell>
          <table:table-cell office:value-type="string">
            <text:p>15-04-2021 5:24:36</text:p>
          </table:table-cell>
        </table:table-row>
        <table:table-row table:style-name="ro1">
          <table:table-cell office:value-type="float" office:value="3578174">
            <text:p>357817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o5BVqwgm8kuBPqMH32y92Lxuq2gxVXq5S4PAoEqEemCW1",50000000000]</text:p>
          </table:table-cell>
          <table:table-cell office:value-type="float" office:value="1618464342">
            <text:p>1618464342</text:p>
          </table:table-cell>
          <table:table-cell office:value-type="string">
            <text:p>15-04-2021 5:25:42</text:p>
          </table:table-cell>
        </table:table-row>
        <table:table-row table:style-name="ro1">
          <table:table-cell office:value-type="float" office:value="3578177">
            <text:p>35781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m2kTQYFW9GKJ7krN7ZbXMp8dpkJNjQ5tD1y4hqVKUaFWD",50000000000]</text:p>
          </table:table-cell>
          <table:table-cell office:value-type="float" office:value="1618464360">
            <text:p>1618464360</text:p>
          </table:table-cell>
          <table:table-cell office:value-type="string">
            <text:p>15-04-2021 5:26:00</text:p>
          </table:table-cell>
        </table:table-row>
        <table:table-row table:style-name="ro1">
          <table:table-cell office:value-type="float" office:value="3578187">
            <text:p>35781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tic9p5b41BM1MBANiXHXQoq8gLito1dWtwpp7iEp3tG3Zr",50000000000]</text:p>
          </table:table-cell>
          <table:table-cell office:value-type="float" office:value="1618464420">
            <text:p>1618464420</text:p>
          </table:table-cell>
          <table:table-cell office:value-type="string">
            <text:p>15-04-2021 5:27:00</text:p>
          </table:table-cell>
        </table:table-row>
        <table:table-row table:style-name="ro1">
          <table:table-cell office:value-type="float" office:value="3578197">
            <text:p>35781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B1XYXSW4G4GU5VXPaUA66wBygkx92iuQ5dZtvjj75amRm",50000000000]</text:p>
          </table:table-cell>
          <table:table-cell office:value-type="float" office:value="1618464480">
            <text:p>1618464480</text:p>
          </table:table-cell>
          <table:table-cell office:value-type="string">
            <text:p>15-04-2021 5:28:00</text:p>
          </table:table-cell>
        </table:table-row>
        <table:table-row table:style-name="ro1">
          <table:table-cell office:value-type="float" office:value="3578220">
            <text:p>35782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iU4kwbdhLEt2okKHdntrcNvdkbUs5GzNmbnvTthQVWJxqX",50000000000]</text:p>
          </table:table-cell>
          <table:table-cell office:value-type="float" office:value="1618464618">
            <text:p>1618464618</text:p>
          </table:table-cell>
          <table:table-cell office:value-type="string">
            <text:p>15-04-2021 5:30:18</text:p>
          </table:table-cell>
        </table:table-row>
        <table:table-row table:style-name="ro1">
          <table:table-cell office:value-type="float" office:value="3578235">
            <text:p>357823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csRvFVMEmenvLv5JSs7w9MNrZWEJ9kRoejPcQhymbY9JwR",50000000000]</text:p>
          </table:table-cell>
          <table:table-cell office:value-type="float" office:value="1618464708">
            <text:p>1618464708</text:p>
          </table:table-cell>
          <table:table-cell office:value-type="string">
            <text:p>15-04-2021 5:31:48</text:p>
          </table:table-cell>
        </table:table-row>
        <table:table-row table:style-name="ro1">
          <table:table-cell office:value-type="float" office:value="3578268">
            <text:p>35782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6p4BQnrJKoLTs7L6DWsU7iHrUua9cF4MQQKnLMMcYPnAUy",50000000000]</text:p>
          </table:table-cell>
          <table:table-cell office:value-type="float" office:value="1618464906">
            <text:p>1618464906</text:p>
          </table:table-cell>
          <table:table-cell office:value-type="string">
            <text:p>15-04-2021 5:35:06</text:p>
          </table:table-cell>
        </table:table-row>
        <table:table-row table:style-name="ro1">
          <table:table-cell office:value-type="float" office:value="3578276">
            <text:p>35782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UtjcDMcZynFhA7TBdVq75eMS58GW6fZ1wvdYYyKaRYge3k",50000000000]</text:p>
          </table:table-cell>
          <table:table-cell office:value-type="float" office:value="1618464954">
            <text:p>1618464954</text:p>
          </table:table-cell>
          <table:table-cell office:value-type="string">
            <text:p>15-04-2021 5:35:54</text:p>
          </table:table-cell>
        </table:table-row>
        <table:table-row table:style-name="ro1">
          <table:table-cell office:value-type="float" office:value="3578301">
            <text:p>35783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aB4nv9DVyXwGRuGVixqfWC5tuQTnc7Exu96bpP1eESe4CN",50000000000]</text:p>
          </table:table-cell>
          <table:table-cell office:value-type="float" office:value="1618465104">
            <text:p>1618465104</text:p>
          </table:table-cell>
          <table:table-cell office:value-type="string">
            <text:p>15-04-2021 5:38:24</text:p>
          </table:table-cell>
        </table:table-row>
        <table:table-row table:style-name="ro1">
          <table:table-cell office:value-type="float" office:value="3578343">
            <text:p>35783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5jhdesiXj62qk8hR5oYm3Q2u1pQgzNg9DAy61JVzh7HeDv",50000000000]</text:p>
          </table:table-cell>
          <table:table-cell office:value-type="float" office:value="1618465356">
            <text:p>1618465356</text:p>
          </table:table-cell>
          <table:table-cell office:value-type="string">
            <text:p>15-04-2021 5:42:36</text:p>
          </table:table-cell>
        </table:table-row>
        <table:table-row table:style-name="ro1">
          <table:table-cell office:value-type="float" office:value="3578350">
            <text:p>35783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uwqfLQhQK8xT3zkHNz5uz2g9BwfUzDUHfdDC9VZHR5UtzB",50000000000]</text:p>
          </table:table-cell>
          <table:table-cell office:value-type="float" office:value="1618465398">
            <text:p>1618465398</text:p>
          </table:table-cell>
          <table:table-cell office:value-type="string">
            <text:p>15-04-2021 5:43:18</text:p>
          </table:table-cell>
        </table:table-row>
        <table:table-row table:style-name="ro1">
          <table:table-cell office:value-type="float" office:value="3578391">
            <text:p>357839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6AyM6ozHJ8xg9NX1fTR41uzpaiXvTB8pHRXhzdmudZM4u6",50000000000]</text:p>
          </table:table-cell>
          <table:table-cell office:value-type="float" office:value="1618465644">
            <text:p>1618465644</text:p>
          </table:table-cell>
          <table:table-cell office:value-type="string">
            <text:p>15-04-2021 5:47:24</text:p>
          </table:table-cell>
        </table:table-row>
        <table:table-row table:style-name="ro1">
          <table:table-cell office:value-type="float" office:value="3578395">
            <text:p>357839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gFGidRDkA2XmZoj1G6rgisTK9foiNUMmVTcLpw4Hf2TLrm",50000000000]</text:p>
          </table:table-cell>
          <table:table-cell office:value-type="float" office:value="1618465668">
            <text:p>1618465668</text:p>
          </table:table-cell>
          <table:table-cell office:value-type="string">
            <text:p>15-04-2021 5:47:48</text:p>
          </table:table-cell>
        </table:table-row>
        <table:table-row table:style-name="ro1">
          <table:table-cell office:value-type="float" office:value="3578402">
            <text:p>35784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sZqSqFZKzHgkqNaWJZpiEHjPodv9tvF7vAcgaCpx1ipch",50000000000]</text:p>
          </table:table-cell>
          <table:table-cell office:value-type="float" office:value="1618465710">
            <text:p>1618465710</text:p>
          </table:table-cell>
          <table:table-cell office:value-type="string">
            <text:p>15-04-2021 5:48:30</text:p>
          </table:table-cell>
        </table:table-row>
        <table:table-row table:style-name="ro1">
          <table:table-cell office:value-type="float" office:value="3578410">
            <text:p>35784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kv2QSiRdSkuvQKFehBN3cWbZVELRBxyu6tKKFDzgkWXsxV",50000000000]</text:p>
          </table:table-cell>
          <table:table-cell office:value-type="float" office:value="1618465758">
            <text:p>1618465758</text:p>
          </table:table-cell>
          <table:table-cell office:value-type="string">
            <text:p>15-04-2021 5:49:18</text:p>
          </table:table-cell>
        </table:table-row>
        <table:table-row table:style-name="ro1">
          <table:table-cell office:value-type="float" office:value="3578463">
            <text:p>35784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vjfcHickYrUUTuHuSfm6erYzWZJqJSfesdrDwCxjQMqY2",50000000000]</text:p>
          </table:table-cell>
          <table:table-cell office:value-type="float" office:value="1618466076">
            <text:p>1618466076</text:p>
          </table:table-cell>
          <table:table-cell office:value-type="string">
            <text:p>15-04-2021 5:54:36</text:p>
          </table:table-cell>
        </table:table-row>
        <table:table-row table:style-name="ro1">
          <table:table-cell office:value-type="float" office:value="3578469">
            <text:p>35784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XYwhYwU5AUVLkqKHezmSx2wuM6BXhUppKAqbFXE1ph7vr",50000000000]</text:p>
          </table:table-cell>
          <table:table-cell office:value-type="float" office:value="1618466112">
            <text:p>1618466112</text:p>
          </table:table-cell>
          <table:table-cell office:value-type="string">
            <text:p>15-04-2021 5:55:12</text:p>
          </table:table-cell>
        </table:table-row>
        <table:table-row table:style-name="ro1">
          <table:table-cell office:value-type="float" office:value="3578498">
            <text:p>357849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Q6ji67GDBCSjwsoq5VefgQ7K7C4Pmu48WbZcf2SxyrrFK",50000000000]</text:p>
          </table:table-cell>
          <table:table-cell office:value-type="float" office:value="1618466286">
            <text:p>1618466286</text:p>
          </table:table-cell>
          <table:table-cell office:value-type="string">
            <text:p>15-04-2021 5:58:06</text:p>
          </table:table-cell>
        </table:table-row>
        <table:table-row table:style-name="ro1">
          <table:table-cell office:value-type="float" office:value="3578539">
            <text:p>35785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a53ZnQqy7qLp15FYPTdUt2xo8kqihf5tdGdNmDXnMy6NsL",50000000000]</text:p>
          </table:table-cell>
          <table:table-cell office:value-type="float" office:value="1618466532">
            <text:p>1618466532</text:p>
          </table:table-cell>
          <table:table-cell office:value-type="string">
            <text:p>15-04-2021 6:02:12</text:p>
          </table:table-cell>
        </table:table-row>
        <table:table-row table:style-name="ro1">
          <table:table-cell office:value-type="float" office:value="3578566">
            <text:p>357856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WgEZpf61qPE9VKLEibwnKF6i9pWuzSr5pXhkcDiCF5AeB",50000000000]</text:p>
          </table:table-cell>
          <table:table-cell office:value-type="float" office:value="1618466694">
            <text:p>1618466694</text:p>
          </table:table-cell>
          <table:table-cell office:value-type="string">
            <text:p>15-04-2021 6:04:54</text:p>
          </table:table-cell>
        </table:table-row>
        <table:table-row table:style-name="ro1">
          <table:table-cell office:value-type="float" office:value="3578628">
            <text:p>35786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B5yX3HSLDfNP2GmFV2oKA8vmujV3BRPdmMb6C12buufncR",50000000000]</text:p>
          </table:table-cell>
          <table:table-cell office:value-type="float" office:value="1618467066">
            <text:p>1618467066</text:p>
          </table:table-cell>
          <table:table-cell office:value-type="string">
            <text:p>15-04-2021 6:11:06</text:p>
          </table:table-cell>
        </table:table-row>
        <table:table-row table:style-name="ro1">
          <table:table-cell office:value-type="float" office:value="3578677">
            <text:p>35786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AyZg2Exs2R41bjFgaQy7c4qgF5hofMLEoqBHZ6GP7VtLS",50000000000]</text:p>
          </table:table-cell>
          <table:table-cell office:value-type="float" office:value="1618467360">
            <text:p>1618467360</text:p>
          </table:table-cell>
          <table:table-cell office:value-type="string">
            <text:p>15-04-2021 6:16:00</text:p>
          </table:table-cell>
        </table:table-row>
        <table:table-row table:style-name="ro1">
          <table:table-cell office:value-type="float" office:value="3578706">
            <text:p>35787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DdYiEBXa7jJuXtKPhzMGSPFYxTXtM2bn4cMz1yH4tcnWv",50000000000]</text:p>
          </table:table-cell>
          <table:table-cell office:value-type="float" office:value="1618467534">
            <text:p>1618467534</text:p>
          </table:table-cell>
          <table:table-cell office:value-type="string">
            <text:p>15-04-2021 6:18:54</text:p>
          </table:table-cell>
        </table:table-row>
        <table:table-row table:style-name="ro1">
          <table:table-cell office:value-type="float" office:value="3578714">
            <text:p>35787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Z6HrsHVkbhD6vMjoTaAXuJThZPrXm7NSfFZbam7yXHyEb",50000000000]</text:p>
          </table:table-cell>
          <table:table-cell office:value-type="float" office:value="1618467582">
            <text:p>1618467582</text:p>
          </table:table-cell>
          <table:table-cell office:value-type="string">
            <text:p>15-04-2021 6:19:42</text:p>
          </table:table-cell>
        </table:table-row>
        <table:table-row table:style-name="ro1">
          <table:table-cell office:value-type="float" office:value="3578716">
            <text:p>35787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Kns11twUXzSgupYxNPvEBBiVLS3T4qbwjp5EGses7EcgAz",50000000000]</text:p>
          </table:table-cell>
          <table:table-cell office:value-type="float" office:value="1618467594">
            <text:p>1618467594</text:p>
          </table:table-cell>
          <table:table-cell office:value-type="string">
            <text:p>15-04-2021 6:19:54</text:p>
          </table:table-cell>
        </table:table-row>
        <table:table-row table:style-name="ro1">
          <table:table-cell office:value-type="float" office:value="3578719">
            <text:p>35787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2GRct83YCBamQWoEd4cuyaStwxozywGR6sWhhVHDtAfNqV",50000000000]</text:p>
          </table:table-cell>
          <table:table-cell office:value-type="float" office:value="1618467612">
            <text:p>1618467612</text:p>
          </table:table-cell>
          <table:table-cell office:value-type="string">
            <text:p>15-04-2021 6:20:12</text:p>
          </table:table-cell>
        </table:table-row>
        <table:table-row table:style-name="ro1">
          <table:table-cell office:value-type="float" office:value="3578722">
            <text:p>35787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YZaQjuVvLuXd5teyczSSnRuph9ASbRqZwTVPP4muWJSEPU",50000000000]</text:p>
          </table:table-cell>
          <table:table-cell office:value-type="float" office:value="1618467630">
            <text:p>1618467630</text:p>
          </table:table-cell>
          <table:table-cell office:value-type="string">
            <text:p>15-04-2021 6:20:30</text:p>
          </table:table-cell>
        </table:table-row>
        <table:table-row table:style-name="ro1">
          <table:table-cell office:value-type="float" office:value="3578730">
            <text:p>357873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8mNFFecha3e4SKPqkpb977m3NuUEctM4qWRJFppywwLZps",50000000000]</text:p>
          </table:table-cell>
          <table:table-cell office:value-type="float" office:value="1618467678">
            <text:p>1618467678</text:p>
          </table:table-cell>
          <table:table-cell office:value-type="string">
            <text:p>15-04-2021 6:21:18</text:p>
          </table:table-cell>
        </table:table-row>
        <table:table-row table:style-name="ro1">
          <table:table-cell office:value-type="float" office:value="3578905">
            <text:p>357890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KsHFm1EK668LkdTHH1uFAXDqRExSghbqvV1wb4dTQ3MsVJ",50000000000]</text:p>
          </table:table-cell>
          <table:table-cell office:value-type="float" office:value="1618468728">
            <text:p>1618468728</text:p>
          </table:table-cell>
          <table:table-cell office:value-type="string">
            <text:p>15-04-2021 6:38:48</text:p>
          </table:table-cell>
        </table:table-row>
        <table:table-row table:style-name="ro1">
          <table:table-cell office:value-type="float" office:value="3578926">
            <text:p>35789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85q69bsMwFhqFkXfh6X6wCHnqXG9rTKeVe4e3n4gdaAW7Q",50000000000]</text:p>
          </table:table-cell>
          <table:table-cell office:value-type="float" office:value="1618468854">
            <text:p>1618468854</text:p>
          </table:table-cell>
          <table:table-cell office:value-type="string">
            <text:p>15-04-2021 6:40:54</text:p>
          </table:table-cell>
        </table:table-row>
        <table:table-row table:style-name="ro1">
          <table:table-cell office:value-type="float" office:value="3578942">
            <text:p>35789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6oi7MukFxUbVfZgsjRW6qxr48eaqj9mWEib6e6p3PToPA",50000000000]</text:p>
          </table:table-cell>
          <table:table-cell office:value-type="float" office:value="1618468950">
            <text:p>1618468950</text:p>
          </table:table-cell>
          <table:table-cell office:value-type="string">
            <text:p>15-04-2021 6:42:30</text:p>
          </table:table-cell>
        </table:table-row>
        <table:table-row table:style-name="ro1">
          <table:table-cell office:value-type="float" office:value="3578952">
            <text:p>35789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y7Qg5HT5k1RSZmv47fniQ9XtxFSkNSVjeBLW1ZvQXeyP7T",50000000000]</text:p>
          </table:table-cell>
          <table:table-cell office:value-type="float" office:value="1618469010">
            <text:p>1618469010</text:p>
          </table:table-cell>
          <table:table-cell office:value-type="string">
            <text:p>15-04-2021 6:43:30</text:p>
          </table:table-cell>
        </table:table-row>
        <table:table-row table:style-name="ro1">
          <table:table-cell office:value-type="float" office:value="3578993">
            <text:p>35789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b1Sz82YU5DHA6MG6DJYxm4mykzqDGqJEUQCHd9w6aYuGW",50000000000]</text:p>
          </table:table-cell>
          <table:table-cell office:value-type="float" office:value="1618469256">
            <text:p>1618469256</text:p>
          </table:table-cell>
          <table:table-cell office:value-type="string">
            <text:p>15-04-2021 6:47:36</text:p>
          </table:table-cell>
        </table:table-row>
        <table:table-row table:style-name="ro1">
          <table:table-cell office:value-type="float" office:value="3579033">
            <text:p>35790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yKCiow8nLZED5EEdJPYmJFLQZ2jJCX58fpQUqit2xpouK",50000000000]</text:p>
          </table:table-cell>
          <table:table-cell office:value-type="float" office:value="1618469496">
            <text:p>1618469496</text:p>
          </table:table-cell>
          <table:table-cell office:value-type="string">
            <text:p>15-04-2021 6:51:36</text:p>
          </table:table-cell>
        </table:table-row>
        <table:table-row table:style-name="ro1">
          <table:table-cell office:value-type="float" office:value="3579083">
            <text:p>35790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mXgUhHN5BA7GQEYDfygk8MB2zbt59fLSPi1GmUL9pZw7DF",50000000000]</text:p>
          </table:table-cell>
          <table:table-cell office:value-type="float" office:value="1618469796">
            <text:p>1618469796</text:p>
          </table:table-cell>
          <table:table-cell office:value-type="string">
            <text:p>15-04-2021 6:56:36</text:p>
          </table:table-cell>
        </table:table-row>
        <table:table-row table:style-name="ro1">
          <table:table-cell office:value-type="float" office:value="3579088">
            <text:p>357908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SKc25uqCYVMX5AeTFcW8QzzatSqra885RRGokyrwDN8HQk",50000000000]</text:p>
          </table:table-cell>
          <table:table-cell office:value-type="float" office:value="1618469826">
            <text:p>1618469826</text:p>
          </table:table-cell>
          <table:table-cell office:value-type="string">
            <text:p>15-04-2021 6:57:06</text:p>
          </table:table-cell>
        </table:table-row>
        <table:table-row table:style-name="ro1">
          <table:table-cell office:value-type="float" office:value="3579171">
            <text:p>35791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mmC4YDFMoGyoBdQ8wuneijSRpnrGvs3A9prYcmTdTDqbN",50000000000]</text:p>
          </table:table-cell>
          <table:table-cell office:value-type="float" office:value="1618470324">
            <text:p>1618470324</text:p>
          </table:table-cell>
          <table:table-cell office:value-type="string">
            <text:p>15-04-2021 7:05:24</text:p>
          </table:table-cell>
        </table:table-row>
        <table:table-row table:style-name="ro1">
          <table:table-cell office:value-type="float" office:value="3579183">
            <text:p>35791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jemUD1YWXaCyp8U7tQoy543xtWhSbQszsHjGLGCwmPBeTj",50000000000]</text:p>
          </table:table-cell>
          <table:table-cell office:value-type="float" office:value="1618470396">
            <text:p>1618470396</text:p>
          </table:table-cell>
          <table:table-cell office:value-type="string">
            <text:p>15-04-2021 7:06:36</text:p>
          </table:table-cell>
        </table:table-row>
        <table:table-row table:style-name="ro1">
          <table:table-cell office:value-type="float" office:value="3579248">
            <text:p>35792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CPEFRHVTgSvgfZsKb3c43oiPQvrPFKCs3X8WaCHELPCAt",50000000000]</text:p>
          </table:table-cell>
          <table:table-cell office:value-type="float" office:value="1618470786">
            <text:p>1618470786</text:p>
          </table:table-cell>
          <table:table-cell office:value-type="string">
            <text:p>15-04-2021 7:13:06</text:p>
          </table:table-cell>
        </table:table-row>
        <table:table-row table:style-name="ro1">
          <table:table-cell office:value-type="float" office:value="3579331">
            <text:p>35793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uCzs8g1bsdRJTQDk6hxeT2N2cJRSCxn9yftqqKhv2Udyt7",50000000000]</text:p>
          </table:table-cell>
          <table:table-cell office:value-type="float" office:value="1618471284">
            <text:p>1618471284</text:p>
          </table:table-cell>
          <table:table-cell office:value-type="string">
            <text:p>15-04-2021 7:21:24</text:p>
          </table:table-cell>
        </table:table-row>
        <table:table-row table:style-name="ro1">
          <table:table-cell office:value-type="float" office:value="3579333">
            <text:p>35793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vei8pyETz9SPmPeT1HDc9SagsUxtuwamkj4PWa11WTwCk",50000000000]</text:p>
          </table:table-cell>
          <table:table-cell office:value-type="float" office:value="1618471296">
            <text:p>1618471296</text:p>
          </table:table-cell>
          <table:table-cell office:value-type="string">
            <text:p>15-04-2021 7:21:36</text:p>
          </table:table-cell>
        </table:table-row>
        <table:table-row table:style-name="ro1">
          <table:table-cell office:value-type="float" office:value="3579445">
            <text:p>35794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ckFST4UW3REshnRsY3tKeAChjrsUa9YdZFd4oMJhpkENCe",50000000000]</text:p>
          </table:table-cell>
          <table:table-cell office:value-type="float" office:value="1618471968">
            <text:p>1618471968</text:p>
          </table:table-cell>
          <table:table-cell office:value-type="string">
            <text:p>15-04-2021 7:32:48</text:p>
          </table:table-cell>
        </table:table-row>
        <table:table-row table:style-name="ro1">
          <table:table-cell office:value-type="float" office:value="3579506">
            <text:p>35795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J3noeRhxS3cJYuA9AX4xgwBMcGtNRFUXEHF6sKP1qdiWQ",50000000000]</text:p>
          </table:table-cell>
          <table:table-cell office:value-type="float" office:value="1618472334">
            <text:p>1618472334</text:p>
          </table:table-cell>
          <table:table-cell office:value-type="string">
            <text:p>15-04-2021 7:38:54</text:p>
          </table:table-cell>
        </table:table-row>
        <table:table-row table:style-name="ro1">
          <table:table-cell office:value-type="float" office:value="3579528">
            <text:p>35795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ric7TK1om5eAhnzRXVuW2MYLWXHeS8LeY5tDGcveewPvDc",50000000000]</text:p>
          </table:table-cell>
          <table:table-cell office:value-type="float" office:value="1618472466">
            <text:p>1618472466</text:p>
          </table:table-cell>
          <table:table-cell office:value-type="string">
            <text:p>15-04-2021 7:41:06</text:p>
          </table:table-cell>
        </table:table-row>
        <table:table-row table:style-name="ro1">
          <table:table-cell office:value-type="float" office:value="3579559">
            <text:p>35795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1Zo44DuXySz8Y97jxF1GcSVra38LMF19C6UNGxexmmjKz",50000000000]</text:p>
          </table:table-cell>
          <table:table-cell office:value-type="float" office:value="1618472652">
            <text:p>1618472652</text:p>
          </table:table-cell>
          <table:table-cell office:value-type="string">
            <text:p>15-04-2021 7:44:12</text:p>
          </table:table-cell>
        </table:table-row>
        <table:table-row table:style-name="ro1">
          <table:table-cell office:value-type="float" office:value="3579583">
            <text:p>35795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J7MdSZuTqSK7ZhM5zC4cE3aqPuEsb4VgaA1Uzq2YxQ3gGK",50000000000]</text:p>
          </table:table-cell>
          <table:table-cell office:value-type="float" office:value="1618472796">
            <text:p>1618472796</text:p>
          </table:table-cell>
          <table:table-cell office:value-type="string">
            <text:p>15-04-2021 7:46:36</text:p>
          </table:table-cell>
        </table:table-row>
        <table:table-row table:style-name="ro1">
          <table:table-cell office:value-type="float" office:value="3579594">
            <text:p>357959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pLgs4La8KKPW5skN6GxHoUFykHyWsxGigXcJJwWsPP8onx",50000000000]</text:p>
          </table:table-cell>
          <table:table-cell office:value-type="float" office:value="1618472862">
            <text:p>1618472862</text:p>
          </table:table-cell>
          <table:table-cell office:value-type="string">
            <text:p>15-04-2021 7:47:42</text:p>
          </table:table-cell>
        </table:table-row>
        <table:table-row table:style-name="ro1">
          <table:table-cell office:value-type="float" office:value="3579610">
            <text:p>35796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8TaXohB1kkZyLzf84Ku6VJwh9ztt6zGwhJyDBkqgQyT1R8",50000000000]</text:p>
          </table:table-cell>
          <table:table-cell office:value-type="float" office:value="1618472958">
            <text:p>1618472958</text:p>
          </table:table-cell>
          <table:table-cell office:value-type="string">
            <text:p>15-04-2021 7:49:18</text:p>
          </table:table-cell>
        </table:table-row>
        <table:table-row table:style-name="ro1">
          <table:table-cell office:value-type="float" office:value="3579660">
            <text:p>357966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yj87vugz82NCGRmkWDbJCwFExxYSYkSdCwGc73dd2EfJrU",50000000000]</text:p>
          </table:table-cell>
          <table:table-cell office:value-type="float" office:value="1618473258">
            <text:p>1618473258</text:p>
          </table:table-cell>
          <table:table-cell office:value-type="string">
            <text:p>15-04-2021 7:54:18</text:p>
          </table:table-cell>
        </table:table-row>
        <table:table-row table:style-name="ro1">
          <table:table-cell office:value-type="float" office:value="3579665">
            <text:p>35796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zYpYGZfnmeke82ndU5sjPYcryJkWPzYjDnH3Thvn3MMBwa",50000000000]</text:p>
          </table:table-cell>
          <table:table-cell office:value-type="float" office:value="1618473288">
            <text:p>1618473288</text:p>
          </table:table-cell>
          <table:table-cell office:value-type="string">
            <text:p>15-04-2021 7:54:48</text:p>
          </table:table-cell>
        </table:table-row>
        <table:table-row table:style-name="ro1">
          <table:table-cell office:value-type="float" office:value="3579718">
            <text:p>357971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LmmBeUWkdfprtas6i523qPR36JRXv8JKVsHycknKLAN6e4",50000000000]</text:p>
          </table:table-cell>
          <table:table-cell office:value-type="float" office:value="1618473606">
            <text:p>1618473606</text:p>
          </table:table-cell>
          <table:table-cell office:value-type="string">
            <text:p>15-04-2021 8:00:06</text:p>
          </table:table-cell>
        </table:table-row>
        <table:table-row table:style-name="ro1">
          <table:table-cell office:value-type="float" office:value="3579741">
            <text:p>357974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KZTCyiKnZPKYV84wxBMJZhTKduvW1DPZ7NgBVMr4KagZ35",50000000000]</text:p>
          </table:table-cell>
          <table:table-cell office:value-type="float" office:value="1618473744">
            <text:p>1618473744</text:p>
          </table:table-cell>
          <table:table-cell office:value-type="string">
            <text:p>15-04-2021 8:02:24</text:p>
          </table:table-cell>
        </table:table-row>
        <table:table-row table:style-name="ro1">
          <table:table-cell office:value-type="float" office:value="3579762">
            <text:p>35797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7YfW4maVAHJ4ir9hCFYi9nXTEAVouMn3p8e9nYWcDzq8sc",50000000000]</text:p>
          </table:table-cell>
          <table:table-cell office:value-type="float" office:value="1618473870">
            <text:p>1618473870</text:p>
          </table:table-cell>
          <table:table-cell office:value-type="string">
            <text:p>15-04-2021 8:04:30</text:p>
          </table:table-cell>
        </table:table-row>
        <table:table-row table:style-name="ro1">
          <table:table-cell office:value-type="float" office:value="3579892">
            <text:p>35798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XRiDzMKrTckWiPJRyaEsz3w75Bvu3MfPE9SGG7cTfCbHWq",50000000000]</text:p>
          </table:table-cell>
          <table:table-cell office:value-type="float" office:value="1618474650">
            <text:p>1618474650</text:p>
          </table:table-cell>
          <table:table-cell office:value-type="string">
            <text:p>15-04-2021 8:17:30</text:p>
          </table:table-cell>
        </table:table-row>
        <table:table-row table:style-name="ro1">
          <table:table-cell office:value-type="float" office:value="3579907">
            <text:p>35799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4mTy5Bw9RtPmHQVDKeva8H4Z5c8qsuvVkHXJn6dvJJEnB",50000000000]</text:p>
          </table:table-cell>
          <table:table-cell office:value-type="float" office:value="1618474740">
            <text:p>1618474740</text:p>
          </table:table-cell>
          <table:table-cell office:value-type="string">
            <text:p>15-04-2021 8:19:00</text:p>
          </table:table-cell>
        </table:table-row>
        <table:table-row table:style-name="ro1">
          <table:table-cell office:value-type="float" office:value="3579924">
            <text:p>357992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R3cZpj9y8Uwc7d71PRqzjdemfNVhRParQYBHWohrUsfWhq",50000000000]</text:p>
          </table:table-cell>
          <table:table-cell office:value-type="float" office:value="1618474842">
            <text:p>1618474842</text:p>
          </table:table-cell>
          <table:table-cell office:value-type="string">
            <text:p>15-04-2021 8:20:42</text:p>
          </table:table-cell>
        </table:table-row>
        <table:table-row table:style-name="ro1">
          <table:table-cell office:value-type="float" office:value="3579961">
            <text:p>357996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KXgBVzEDEELCnfNbYVDD52DHRyH7p52R26y7ZcTQgLRvg",50000000000]</text:p>
          </table:table-cell>
          <table:table-cell office:value-type="float" office:value="1618475064">
            <text:p>1618475064</text:p>
          </table:table-cell>
          <table:table-cell office:value-type="string">
            <text:p>15-04-2021 8:24:24</text:p>
          </table:table-cell>
        </table:table-row>
        <table:table-row table:style-name="ro1">
          <table:table-cell office:value-type="float" office:value="3579973">
            <text:p>35799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8xXGeUV4g4CkcG9Xi4jFgPZfcq3abA1dArhLdsYqfohZTV",50000000000]</text:p>
          </table:table-cell>
          <table:table-cell office:value-type="float" office:value="1618475136">
            <text:p>1618475136</text:p>
          </table:table-cell>
          <table:table-cell office:value-type="string">
            <text:p>15-04-2021 8:25:36</text:p>
          </table:table-cell>
        </table:table-row>
        <table:table-row table:style-name="ro1">
          <table:table-cell office:value-type="float" office:value="3579974">
            <text:p>357997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6L1Hn2uuKyVNwWWMDCXNuw2G2BnUyrWrG66D8AxEUFHVNK",50000000000]</text:p>
          </table:table-cell>
          <table:table-cell office:value-type="float" office:value="1618475142">
            <text:p>1618475142</text:p>
          </table:table-cell>
          <table:table-cell office:value-type="string">
            <text:p>15-04-2021 8:25:42</text:p>
          </table:table-cell>
        </table:table-row>
        <table:table-row table:style-name="ro1">
          <table:table-cell office:value-type="float" office:value="3579976">
            <text:p>35799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8StMFyL1GsHqaRtYzzMWfB5Qd2jJgfXack9peee2LjKXdg",50000000000]</text:p>
          </table:table-cell>
          <table:table-cell office:value-type="float" office:value="1618475154">
            <text:p>1618475154</text:p>
          </table:table-cell>
          <table:table-cell office:value-type="string">
            <text:p>15-04-2021 8:25:54</text:p>
          </table:table-cell>
        </table:table-row>
        <table:table-row table:style-name="ro1">
          <table:table-cell office:value-type="float" office:value="3579987">
            <text:p>357998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Qnum6Lc7mrY68xnMPg896jWH6VbRWExXr29k1hsjg2gR1",50000000000]</text:p>
          </table:table-cell>
          <table:table-cell office:value-type="float" office:value="1618475220">
            <text:p>1618475220</text:p>
          </table:table-cell>
          <table:table-cell office:value-type="string">
            <text:p>15-04-2021 8:27:00</text:p>
          </table:table-cell>
        </table:table-row>
        <table:table-row table:style-name="ro1">
          <table:table-cell office:value-type="float" office:value="3579988">
            <text:p>357998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iuyTHwLRKnUg8vYuGRAGH2HwQmUfUdubGxPvtHf9pSYA1g",50000000000]</text:p>
          </table:table-cell>
          <table:table-cell office:value-type="float" office:value="1618475226">
            <text:p>1618475226</text:p>
          </table:table-cell>
          <table:table-cell office:value-type="string">
            <text:p>15-04-2021 8:27:06</text:p>
          </table:table-cell>
        </table:table-row>
        <table:table-row table:style-name="ro1">
          <table:table-cell office:value-type="float" office:value="3580014">
            <text:p>35800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daXRzAtdKXeS3SLESULVzVS1FgCo5B9LjRMzjA6CF8Vn2",50000000000]</text:p>
          </table:table-cell>
          <table:table-cell office:value-type="float" office:value="1618475382">
            <text:p>1618475382</text:p>
          </table:table-cell>
          <table:table-cell office:value-type="string">
            <text:p>15-04-2021 8:29:42</text:p>
          </table:table-cell>
        </table:table-row>
        <table:table-row table:style-name="ro1">
          <table:table-cell office:value-type="float" office:value="3580019">
            <text:p>35800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5xWyVodWSpgSREb1fhjgbFn4fDMgKTJsxBtFLMR6ZNqjj",50000000000]</text:p>
          </table:table-cell>
          <table:table-cell office:value-type="float" office:value="1618475412">
            <text:p>1618475412</text:p>
          </table:table-cell>
          <table:table-cell office:value-type="string">
            <text:p>15-04-2021 8:30:12</text:p>
          </table:table-cell>
        </table:table-row>
        <table:table-row table:style-name="ro1">
          <table:table-cell office:value-type="float" office:value="3580036">
            <text:p>358003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9EAvKW1BcdcuXQatQHifkXSXeh1fjUGcRuMuChEuGFK3BM",50000000000]</text:p>
          </table:table-cell>
          <table:table-cell office:value-type="float" office:value="1618475514">
            <text:p>1618475514</text:p>
          </table:table-cell>
          <table:table-cell office:value-type="string">
            <text:p>15-04-2021 8:31:54</text:p>
          </table:table-cell>
        </table:table-row>
        <table:table-row table:style-name="ro1">
          <table:table-cell office:value-type="float" office:value="3580046">
            <text:p>358004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XtetoZBU4TMdobqUHmTcKiNAMRr62PuhMdUQqNsYaN3vHD",50000000000]</text:p>
          </table:table-cell>
          <table:table-cell office:value-type="float" office:value="1618475574">
            <text:p>1618475574</text:p>
          </table:table-cell>
          <table:table-cell office:value-type="string">
            <text:p>15-04-2021 8:32:54</text:p>
          </table:table-cell>
        </table:table-row>
        <table:table-row table:style-name="ro1">
          <table:table-cell office:value-type="float" office:value="3580057">
            <text:p>35800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Qy67hY55CyFTGGbrL1a2SL54efVngARDbjTYvSMpdZPjme",50000000000]</text:p>
          </table:table-cell>
          <table:table-cell office:value-type="float" office:value="1618475640">
            <text:p>1618475640</text:p>
          </table:table-cell>
          <table:table-cell office:value-type="string">
            <text:p>15-04-2021 8:34:00</text:p>
          </table:table-cell>
        </table:table-row>
        <table:table-row table:style-name="ro1">
          <table:table-cell office:value-type="float" office:value="3580085">
            <text:p>358008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rkYFQ5FGcz4nVNDvBFnVVvni7daPcUx9KgDAC4iy5JmaW",50000000000]</text:p>
          </table:table-cell>
          <table:table-cell office:value-type="float" office:value="1618475808">
            <text:p>1618475808</text:p>
          </table:table-cell>
          <table:table-cell office:value-type="string">
            <text:p>15-04-2021 8:36:48</text:p>
          </table:table-cell>
        </table:table-row>
        <table:table-row table:style-name="ro1">
          <table:table-cell office:value-type="float" office:value="3580111">
            <text:p>35801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TkQw4CxdL47FmdRFiAvYY8TcrLTCrKLjiu3utV6qQ5SxCC",50000000000]</text:p>
          </table:table-cell>
          <table:table-cell office:value-type="float" office:value="1618475964">
            <text:p>1618475964</text:p>
          </table:table-cell>
          <table:table-cell office:value-type="string">
            <text:p>15-04-2021 8:39:24</text:p>
          </table:table-cell>
        </table:table-row>
        <table:table-row table:style-name="ro1">
          <table:table-cell office:value-type="float" office:value="3580120">
            <text:p>358012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h2fhHMwFedtfsPdGi1kb5z5W3NscEVEWy8yzEYj4WvRrw",50000000000]</text:p>
          </table:table-cell>
          <table:table-cell office:value-type="float" office:value="1618476018">
            <text:p>1618476018</text:p>
          </table:table-cell>
          <table:table-cell office:value-type="string">
            <text:p>15-04-2021 8:40:18</text:p>
          </table:table-cell>
        </table:table-row>
        <table:table-row table:style-name="ro1">
          <table:table-cell office:value-type="float" office:value="3580163">
            <text:p>35801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pjzd47Ru9EgBPXiugsSSD1vLACgxpQWymZ91nDxiKWWNZH",50000000000]</text:p>
          </table:table-cell>
          <table:table-cell office:value-type="float" office:value="1618476276">
            <text:p>1618476276</text:p>
          </table:table-cell>
          <table:table-cell office:value-type="string">
            <text:p>15-04-2021 8:44:36</text:p>
          </table:table-cell>
        </table:table-row>
        <table:table-row table:style-name="ro1">
          <table:table-cell office:value-type="float" office:value="3580179">
            <text:p>35801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jhfoDyNk99muWCpUhoXkq4VNk8NcivUWT9BguVxhQmFAQ",50000000000]</text:p>
          </table:table-cell>
          <table:table-cell office:value-type="float" office:value="1618476372">
            <text:p>1618476372</text:p>
          </table:table-cell>
          <table:table-cell office:value-type="string">
            <text:p>15-04-2021 8:46:12</text:p>
          </table:table-cell>
        </table:table-row>
        <table:table-row table:style-name="ro1">
          <table:table-cell office:value-type="float" office:value="3580229">
            <text:p>35802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rcw5KnZnS9c6rZZww6SzgGXSqUK5nqifVSPnMHuYfGy4at",50000000000]</text:p>
          </table:table-cell>
          <table:table-cell office:value-type="float" office:value="1618476672">
            <text:p>1618476672</text:p>
          </table:table-cell>
          <table:table-cell office:value-type="string">
            <text:p>15-04-2021 8:51:12</text:p>
          </table:table-cell>
        </table:table-row>
        <table:table-row table:style-name="ro1">
          <table:table-cell office:value-type="float" office:value="3580231">
            <text:p>35802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htXnKfvkWFz7yykc7KXQpLGnK1kdjaKgbyu8hL2nSdq8qG",50000000000]</text:p>
          </table:table-cell>
          <table:table-cell office:value-type="float" office:value="1618476684">
            <text:p>1618476684</text:p>
          </table:table-cell>
          <table:table-cell office:value-type="string">
            <text:p>15-04-2021 8:51:24</text:p>
          </table:table-cell>
        </table:table-row>
        <table:table-row table:style-name="ro1">
          <table:table-cell office:value-type="float" office:value="3580233">
            <text:p>358023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E26X9VZN9y6zRhPxL7cS3j1sVNMhNFaMeqLjoKW9cUNa6w",50000000000]</text:p>
          </table:table-cell>
          <table:table-cell office:value-type="float" office:value="1618476696">
            <text:p>1618476696</text:p>
          </table:table-cell>
          <table:table-cell office:value-type="string">
            <text:p>15-04-2021 8:51:36</text:p>
          </table:table-cell>
        </table:table-row>
        <table:table-row table:style-name="ro1">
          <table:table-cell office:value-type="float" office:value="3580240">
            <text:p>358024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mrpE954jjo6pjmCafpovQuHb9cUF8cf1MNoh6jUUBwQDH9",50000000000]</text:p>
          </table:table-cell>
          <table:table-cell office:value-type="float" office:value="1618476738">
            <text:p>1618476738</text:p>
          </table:table-cell>
          <table:table-cell office:value-type="string">
            <text:p>15-04-2021 8:52:18</text:p>
          </table:table-cell>
        </table:table-row>
        <table:table-row table:style-name="ro1">
          <table:table-cell office:value-type="float" office:value="3580251">
            <text:p>358025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WxxgFrW6hXsifHm9ESy7xTBwbNJJNJouzNe3H3d5NKXvKa",50000000000]</text:p>
          </table:table-cell>
          <table:table-cell office:value-type="float" office:value="1618476804">
            <text:p>1618476804</text:p>
          </table:table-cell>
          <table:table-cell office:value-type="string">
            <text:p>15-04-2021 8:53:24</text:p>
          </table:table-cell>
        </table:table-row>
        <table:table-row table:style-name="ro1">
          <table:table-cell office:value-type="float" office:value="3580275">
            <text:p>35802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uWg1UyRkjH4PqjSmRmXaDHEkBMLg2UAcrqqHYfevTqX1NV",50000000000]</text:p>
          </table:table-cell>
          <table:table-cell office:value-type="float" office:value="1618476948">
            <text:p>1618476948</text:p>
          </table:table-cell>
          <table:table-cell office:value-type="string">
            <text:p>15-04-2021 8:55:48</text:p>
          </table:table-cell>
        </table:table-row>
        <table:table-row table:style-name="ro1">
          <table:table-cell office:value-type="float" office:value="3580280">
            <text:p>35802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tdRaBFwzZa2WZF7P2VbazM4d4Ra2X1DZutYuB9R6H54TC",50000000000]</text:p>
          </table:table-cell>
          <table:table-cell office:value-type="float" office:value="1618476978">
            <text:p>1618476978</text:p>
          </table:table-cell>
          <table:table-cell office:value-type="string">
            <text:p>15-04-2021 8:56:18</text:p>
          </table:table-cell>
        </table:table-row>
        <table:table-row table:style-name="ro1">
          <table:table-cell office:value-type="float" office:value="3580305">
            <text:p>358030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uEtZSDixN65wL2jsvZKRKYVSvpqCKmAYHK2d1GxFS8KthE",50000000000]</text:p>
          </table:table-cell>
          <table:table-cell office:value-type="float" office:value="1618477128">
            <text:p>1618477128</text:p>
          </table:table-cell>
          <table:table-cell office:value-type="string">
            <text:p>15-04-2021 8:58:48</text:p>
          </table:table-cell>
        </table:table-row>
        <table:table-row table:style-name="ro1">
          <table:table-cell office:value-type="float" office:value="3580348">
            <text:p>35803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J9G9szyWkTYfjSf4GEiY9XBEjTE5KD6x5GtVDZLmTSfUb4",50000000000]</text:p>
          </table:table-cell>
          <table:table-cell office:value-type="float" office:value="1618477386">
            <text:p>1618477386</text:p>
          </table:table-cell>
          <table:table-cell office:value-type="string">
            <text:p>15-04-2021 9:03:06</text:p>
          </table:table-cell>
        </table:table-row>
        <table:table-row table:style-name="ro1">
          <table:table-cell office:value-type="float" office:value="3580363">
            <text:p>35803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s9PJwY1tK38egxzRsXBye3bn8drkAJaHJEHA927Gp3KkPd",50000000000]</text:p>
          </table:table-cell>
          <table:table-cell office:value-type="float" office:value="1618477476">
            <text:p>1618477476</text:p>
          </table:table-cell>
          <table:table-cell office:value-type="string">
            <text:p>15-04-2021 9:04:36</text:p>
          </table:table-cell>
        </table:table-row>
        <table:table-row table:style-name="ro1">
          <table:table-cell office:value-type="float" office:value="3580367">
            <text:p>358036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XpXhKxwmfPWjwC1VSBUjueeKTwCwdoKD1bnSeNXeqPzB1M",50000000000]</text:p>
          </table:table-cell>
          <table:table-cell office:value-type="float" office:value="1618477500">
            <text:p>1618477500</text:p>
          </table:table-cell>
          <table:table-cell office:value-type="string">
            <text:p>15-04-2021 9:05:00</text:p>
          </table:table-cell>
        </table:table-row>
        <table:table-row table:style-name="ro1">
          <table:table-cell office:value-type="float" office:value="3580370">
            <text:p>358037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iJUM1CAcCvwk8Txspj5ywAcDyesT6pBabDZ83WHBveCPHz",50000000000]</text:p>
          </table:table-cell>
          <table:table-cell office:value-type="float" office:value="1618477518">
            <text:p>1618477518</text:p>
          </table:table-cell>
          <table:table-cell office:value-type="string">
            <text:p>15-04-2021 9:05:18</text:p>
          </table:table-cell>
        </table:table-row>
        <table:table-row table:style-name="ro1">
          <table:table-cell office:value-type="float" office:value="3580423">
            <text:p>358042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3rVj9pEWmQwaPtwjmAGXBbfjcMERxQfHq3xqtYANcKrLB9",50000000000]</text:p>
          </table:table-cell>
          <table:table-cell office:value-type="float" office:value="1618477836">
            <text:p>1618477836</text:p>
          </table:table-cell>
          <table:table-cell office:value-type="string">
            <text:p>15-04-2021 9:10:36</text:p>
          </table:table-cell>
        </table:table-row>
        <table:table-row table:style-name="ro1">
          <table:table-cell office:value-type="float" office:value="3580427">
            <text:p>35804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GRqea1ZfTCvx8raKa5YB96DzcDMY5NQ6ic3A9oWynhBMth",50000000000]</text:p>
          </table:table-cell>
          <table:table-cell office:value-type="float" office:value="1618477860">
            <text:p>1618477860</text:p>
          </table:table-cell>
          <table:table-cell office:value-type="string">
            <text:p>15-04-2021 9:11:00</text:p>
          </table:table-cell>
        </table:table-row>
        <table:table-row table:style-name="ro1">
          <table:table-cell office:value-type="float" office:value="3580438">
            <text:p>35804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hq25BGNzF9f5oomQoHd7KMvw8tuZVJYMmqgUE3cHQZVwNf",50000000000]</text:p>
          </table:table-cell>
          <table:table-cell office:value-type="float" office:value="1618477926">
            <text:p>1618477926</text:p>
          </table:table-cell>
          <table:table-cell office:value-type="string">
            <text:p>15-04-2021 9:12:06</text:p>
          </table:table-cell>
        </table:table-row>
        <table:table-row table:style-name="ro1">
          <table:table-cell office:value-type="float" office:value="3580439">
            <text:p>35804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1bBiJjzkckgTC4AXaV9Rkj59Wm6mx6BtJopgC3Sz22MgFg",50000000000]</text:p>
          </table:table-cell>
          <table:table-cell office:value-type="float" office:value="1618477932">
            <text:p>1618477932</text:p>
          </table:table-cell>
          <table:table-cell office:value-type="string">
            <text:p>15-04-2021 9:12:12</text:p>
          </table:table-cell>
        </table:table-row>
        <table:table-row table:style-name="ro1">
          <table:table-cell office:value-type="float" office:value="3580448">
            <text:p>35804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c5HzWNX4nUTt4PxzXY8z8rMBEaxCCbgXKcQjcjRmA9CCB",50000000000]</text:p>
          </table:table-cell>
          <table:table-cell office:value-type="float" office:value="1618477986">
            <text:p>1618477986</text:p>
          </table:table-cell>
          <table:table-cell office:value-type="string">
            <text:p>15-04-2021 9:13:06</text:p>
          </table:table-cell>
        </table:table-row>
        <table:table-row table:style-name="ro1">
          <table:table-cell office:value-type="float" office:value="3580501">
            <text:p>35805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V3ZV87S4D2mybjx2R6JB6LqkCEJkwCTHGfGTYeoCojNSE",50000000000]</text:p>
          </table:table-cell>
          <table:table-cell office:value-type="float" office:value="1618478304">
            <text:p>1618478304</text:p>
          </table:table-cell>
          <table:table-cell office:value-type="string">
            <text:p>15-04-2021 9:18:24</text:p>
          </table:table-cell>
        </table:table-row>
        <table:table-row table:style-name="ro1">
          <table:table-cell office:value-type="float" office:value="3580513">
            <text:p>35805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peRVYvz4wgvwVwvW3WZ942BewzrMUGr92wUWEaUHjwLsn9",50000000000]</text:p>
          </table:table-cell>
          <table:table-cell office:value-type="float" office:value="1618478376">
            <text:p>1618478376</text:p>
          </table:table-cell>
          <table:table-cell office:value-type="string">
            <text:p>15-04-2021 9:19:36</text:p>
          </table:table-cell>
        </table:table-row>
        <table:table-row table:style-name="ro1">
          <table:table-cell office:value-type="float" office:value="3580522">
            <text:p>35805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W9qRavSbVTrT6aS64y1wzQSoJiT7qgkcovhGqmcdWsudWK",50000000000]</text:p>
          </table:table-cell>
          <table:table-cell office:value-type="float" office:value="1618478430">
            <text:p>1618478430</text:p>
          </table:table-cell>
          <table:table-cell office:value-type="string">
            <text:p>15-04-2021 9:20:30</text:p>
          </table:table-cell>
        </table:table-row>
        <table:table-row table:style-name="ro1">
          <table:table-cell office:value-type="float" office:value="3580545">
            <text:p>358054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auXzfMdhbMBkxqcQA3gvukvUvxwiV6zefcDepCSNTQvvF6",50000000000]</text:p>
          </table:table-cell>
          <table:table-cell office:value-type="float" office:value="1618478568">
            <text:p>1618478568</text:p>
          </table:table-cell>
          <table:table-cell office:value-type="string">
            <text:p>15-04-2021 9:22:48</text:p>
          </table:table-cell>
        </table:table-row>
        <table:table-row table:style-name="ro1">
          <table:table-cell office:value-type="float" office:value="3580579">
            <text:p>35805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Cd7e6H4A6FisKD87nvXqLzf5WvdRGyR1wxKkVKrLLmkBdN",50000000000]</text:p>
          </table:table-cell>
          <table:table-cell office:value-type="float" office:value="1618478772">
            <text:p>1618478772</text:p>
          </table:table-cell>
          <table:table-cell office:value-type="string">
            <text:p>15-04-2021 9:26:12</text:p>
          </table:table-cell>
        </table:table-row>
        <table:table-row table:style-name="ro1">
          <table:table-cell office:value-type="float" office:value="3580604">
            <text:p>35806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eTixK7CLXdwvZiAyoUcrs4JzeHjeaw6fdwS52uZhJEAF1",50000000000]</text:p>
          </table:table-cell>
          <table:table-cell office:value-type="float" office:value="1618478922">
            <text:p>1618478922</text:p>
          </table:table-cell>
          <table:table-cell office:value-type="string">
            <text:p>15-04-2021 9:28:42</text:p>
          </table:table-cell>
        </table:table-row>
        <table:table-row table:style-name="ro1">
          <table:table-cell office:value-type="float" office:value="3580655">
            <text:p>358065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6w5nzNysGJ3Md71Hfk6CxyetUcquMeTWDqu9GMCcvPw48",50000000000]</text:p>
          </table:table-cell>
          <table:table-cell office:value-type="float" office:value="1618479228">
            <text:p>1618479228</text:p>
          </table:table-cell>
          <table:table-cell office:value-type="string">
            <text:p>15-04-2021 9:33:48</text:p>
          </table:table-cell>
        </table:table-row>
        <table:table-row table:style-name="ro1">
          <table:table-cell office:value-type="float" office:value="3580706">
            <text:p>35807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RRHa3X2qCS1sja17hMo7egaFUBkaxYMzQ89uYKTn1kqrx",50000000000]</text:p>
          </table:table-cell>
          <table:table-cell office:value-type="float" office:value="1618479534">
            <text:p>1618479534</text:p>
          </table:table-cell>
          <table:table-cell office:value-type="string">
            <text:p>15-04-2021 9:38:54</text:p>
          </table:table-cell>
        </table:table-row>
        <table:table-row table:style-name="ro1">
          <table:table-cell office:value-type="float" office:value="3580743">
            <text:p>35807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EHrXg25t6dfBa96j57QbVAt6VfV2GLSzzQjxY4EsjRGRm",50000000000]</text:p>
          </table:table-cell>
          <table:table-cell office:value-type="float" office:value="1618479756">
            <text:p>1618479756</text:p>
          </table:table-cell>
          <table:table-cell office:value-type="string">
            <text:p>15-04-2021 9:42:36</text:p>
          </table:table-cell>
        </table:table-row>
        <table:table-row table:style-name="ro1">
          <table:table-cell office:value-type="float" office:value="3580865">
            <text:p>35808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xTNssjCY1YVsELCrrxzcaY9nEoLo91nM67GxKtxSd9Bnhx",50000000000]</text:p>
          </table:table-cell>
          <table:table-cell office:value-type="float" office:value="1618480488">
            <text:p>1618480488</text:p>
          </table:table-cell>
          <table:table-cell office:value-type="string">
            <text:p>15-04-2021 9:54:48</text:p>
          </table:table-cell>
        </table:table-row>
        <table:table-row table:style-name="ro1">
          <table:table-cell office:value-type="float" office:value="3580897">
            <text:p>35808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jbc2fkedHPiY3y7ZLzh591nYoSyAecDCqdMZsZcLgPszEB",50000000000]</text:p>
          </table:table-cell>
          <table:table-cell office:value-type="float" office:value="1618480680">
            <text:p>1618480680</text:p>
          </table:table-cell>
          <table:table-cell office:value-type="string">
            <text:p>15-04-2021 9:58:00</text:p>
          </table:table-cell>
        </table:table-row>
        <table:table-row table:style-name="ro1">
          <table:table-cell office:value-type="float" office:value="3580929">
            <text:p>35809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UgMwgsM3zqGwGwQyrpzf8ANAaokPyZuPytm5xg33DeuWyo",50000000000]</text:p>
          </table:table-cell>
          <table:table-cell office:value-type="float" office:value="1618480872">
            <text:p>1618480872</text:p>
          </table:table-cell>
          <table:table-cell office:value-type="string">
            <text:p>15-04-2021 10:01:12</text:p>
          </table:table-cell>
        </table:table-row>
        <table:table-row table:style-name="ro1">
          <table:table-cell office:value-type="float" office:value="3580950">
            <text:p>35809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BwvashUH37wJjq2g2Y4iCiuBJ9xf2twfoqr4BBFuKkdKss",50000000000]</text:p>
          </table:table-cell>
          <table:table-cell office:value-type="float" office:value="1618480998">
            <text:p>1618480998</text:p>
          </table:table-cell>
          <table:table-cell office:value-type="string">
            <text:p>15-04-2021 10:03:18</text:p>
          </table:table-cell>
        </table:table-row>
        <table:table-row table:style-name="ro1">
          <table:table-cell office:value-type="float" office:value="3580956">
            <text:p>35809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hG8GTCK3cRZqsGeYdrZYMccS1P6YPUuEKTAdnvXTujrJo",50000000000]</text:p>
          </table:table-cell>
          <table:table-cell office:value-type="float" office:value="1618481034">
            <text:p>1618481034</text:p>
          </table:table-cell>
          <table:table-cell office:value-type="string">
            <text:p>15-04-2021 10:03:54</text:p>
          </table:table-cell>
        </table:table-row>
        <table:table-row table:style-name="ro1">
          <table:table-cell office:value-type="float" office:value="3580959">
            <text:p>35809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CkWogE1wuQmXsKa1VVHo4CsuNFrGS3FnF8VnsFFe31T7sJ",50000000000]</text:p>
          </table:table-cell>
          <table:table-cell office:value-type="float" office:value="1618481052">
            <text:p>1618481052</text:p>
          </table:table-cell>
          <table:table-cell office:value-type="string">
            <text:p>15-04-2021 10:04:12</text:p>
          </table:table-cell>
        </table:table-row>
        <table:table-row table:style-name="ro1">
          <table:table-cell office:value-type="float" office:value="3580975">
            <text:p>35809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9aDZ9e9dbukzi21W56Z9kAe98Kfw39aVXtw17P8T621SV",50000000000]</text:p>
          </table:table-cell>
          <table:table-cell office:value-type="float" office:value="1618481148">
            <text:p>1618481148</text:p>
          </table:table-cell>
          <table:table-cell office:value-type="string">
            <text:p>15-04-2021 10:05:48</text:p>
          </table:table-cell>
        </table:table-row>
        <table:table-row table:style-name="ro1">
          <table:table-cell office:value-type="float" office:value="3581012">
            <text:p>358101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VoeA6cucvFTAbrFGP92cC1hDJz8kNCfmvdvSU79YYWVk2c",50000000000]</text:p>
          </table:table-cell>
          <table:table-cell office:value-type="float" office:value="1618481370">
            <text:p>1618481370</text:p>
          </table:table-cell>
          <table:table-cell office:value-type="string">
            <text:p>15-04-2021 10:09:30</text:p>
          </table:table-cell>
        </table:table-row>
        <table:table-row table:style-name="ro1">
          <table:table-cell office:value-type="float" office:value="3581016">
            <text:p>35810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wtAa8dgYvW7xz7UJD2uxAh8ECJDckq8BVxP6yK6SeYFzb4",50000000000]</text:p>
          </table:table-cell>
          <table:table-cell office:value-type="float" office:value="1618481394">
            <text:p>1618481394</text:p>
          </table:table-cell>
          <table:table-cell office:value-type="string">
            <text:p>15-04-2021 10:09:54</text:p>
          </table:table-cell>
        </table:table-row>
        <table:table-row table:style-name="ro1">
          <table:table-cell office:value-type="float" office:value="3581043">
            <text:p>35810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mrMbsX7yAyZEL96Xrw5cmuwhtvXMoeytf9FSi9SfcK4aX1",50000000000]</text:p>
          </table:table-cell>
          <table:table-cell office:value-type="float" office:value="1618481556">
            <text:p>1618481556</text:p>
          </table:table-cell>
          <table:table-cell office:value-type="string">
            <text:p>15-04-2021 10:12:36</text:p>
          </table:table-cell>
        </table:table-row>
        <table:table-row table:style-name="ro1">
          <table:table-cell office:value-type="float" office:value="3581090">
            <text:p>35810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BPZQgpGrNeMeP8o6guy5yG3m9Vv3wPjbyDXkKLkdVkCAtU",50000000000]</text:p>
          </table:table-cell>
          <table:table-cell office:value-type="float" office:value="1618481838">
            <text:p>1618481838</text:p>
          </table:table-cell>
          <table:table-cell office:value-type="string">
            <text:p>15-04-2021 10:17:18</text:p>
          </table:table-cell>
        </table:table-row>
        <table:table-row table:style-name="ro1">
          <table:table-cell office:value-type="float" office:value="3581092">
            <text:p>358109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NnrZtuurgKuLovFufDK8exvTBPu5hYDrQtjY5Yax9pJHma",50000000000]</text:p>
          </table:table-cell>
          <table:table-cell office:value-type="float" office:value="1618481850">
            <text:p>1618481850</text:p>
          </table:table-cell>
          <table:table-cell office:value-type="string">
            <text:p>15-04-2021 10:17:30</text:p>
          </table:table-cell>
        </table:table-row>
        <table:table-row table:style-name="ro1">
          <table:table-cell office:value-type="float" office:value="3581150">
            <text:p>35811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sS5LqLJ3wLS7Qs9jag7zELEnipnksEAAV4cRuzvAd52pyT",50000000000]</text:p>
          </table:table-cell>
          <table:table-cell office:value-type="float" office:value="1618482198">
            <text:p>1618482198</text:p>
          </table:table-cell>
          <table:table-cell office:value-type="string">
            <text:p>15-04-2021 10:23:18</text:p>
          </table:table-cell>
        </table:table-row>
        <table:table-row table:style-name="ro1">
          <table:table-cell office:value-type="float" office:value="3581203">
            <text:p>35812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pA4po9U3LpUXsU3ZrzhhsPMFwsACUoS3REWm1nNG5xGtoF",50000000000]</text:p>
          </table:table-cell>
          <table:table-cell office:value-type="float" office:value="1618482516">
            <text:p>1618482516</text:p>
          </table:table-cell>
          <table:table-cell office:value-type="string">
            <text:p>15-04-2021 10:28:36</text:p>
          </table:table-cell>
        </table:table-row>
        <table:table-row table:style-name="ro1">
          <table:table-cell office:value-type="float" office:value="3581214">
            <text:p>358121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YUtoPMvAcCFdgTf2weAExuieYGqUEjYSsHk8WP7JETCzE",50000000000]</text:p>
          </table:table-cell>
          <table:table-cell office:value-type="float" office:value="1618482582">
            <text:p>1618482582</text:p>
          </table:table-cell>
          <table:table-cell office:value-type="string">
            <text:p>15-04-2021 10:29:42</text:p>
          </table:table-cell>
        </table:table-row>
        <table:table-row table:style-name="ro1">
          <table:table-cell office:value-type="float" office:value="3581264">
            <text:p>358126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923rrCWX5CLgpoA4na2RPaXTdTxsArbXzUwxfhd5Avme4Z",50000000000]</text:p>
          </table:table-cell>
          <table:table-cell office:value-type="float" office:value="1618482882">
            <text:p>1618482882</text:p>
          </table:table-cell>
          <table:table-cell office:value-type="string">
            <text:p>15-04-2021 10:34:42</text:p>
          </table:table-cell>
        </table:table-row>
        <table:table-row table:style-name="ro1">
          <table:table-cell office:value-type="float" office:value="3581289">
            <text:p>35812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ESN2N1mKoABc9SJo9VBcHQ5jZrg3mNVtXpFosUFK1mQPjm",50000000000]</text:p>
          </table:table-cell>
          <table:table-cell office:value-type="float" office:value="1618483032">
            <text:p>1618483032</text:p>
          </table:table-cell>
          <table:table-cell office:value-type="string">
            <text:p>15-04-2021 10:37:12</text:p>
          </table:table-cell>
        </table:table-row>
        <table:table-row table:style-name="ro1">
          <table:table-cell office:value-type="float" office:value="3581294">
            <text:p>358129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QTssD6eEFSSg9Sv8yDzRX3Nx6TMcyLbMy9EeTVUzu5C3zc",50000000000]</text:p>
          </table:table-cell>
          <table:table-cell office:value-type="float" office:value="1618483062">
            <text:p>1618483062</text:p>
          </table:table-cell>
          <table:table-cell office:value-type="string">
            <text:p>15-04-2021 10:37:42</text:p>
          </table:table-cell>
        </table:table-row>
        <table:table-row table:style-name="ro1">
          <table:table-cell office:value-type="float" office:value="3581298">
            <text:p>358129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JB6m9nZHWhqVLPiq1Fxd9JuzjX4EGj9igSf1VBRsvyy4z1",50000000000]</text:p>
          </table:table-cell>
          <table:table-cell office:value-type="float" office:value="1618483086">
            <text:p>1618483086</text:p>
          </table:table-cell>
          <table:table-cell office:value-type="string">
            <text:p>15-04-2021 10:38:06</text:p>
          </table:table-cell>
        </table:table-row>
        <table:table-row table:style-name="ro1">
          <table:table-cell office:value-type="float" office:value="3581341">
            <text:p>358134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XwheTcERuPwmBkKWrkewbF5ge7GNXCJbab4bsE6AaQKfv",50000000000]</text:p>
          </table:table-cell>
          <table:table-cell office:value-type="float" office:value="1618483344">
            <text:p>1618483344</text:p>
          </table:table-cell>
          <table:table-cell office:value-type="string">
            <text:p>15-04-2021 10:42:24</text:p>
          </table:table-cell>
        </table:table-row>
        <table:table-row table:style-name="ro1">
          <table:table-cell office:value-type="float" office:value="3581378">
            <text:p>35813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91jW92B4qvgYrd667yZ3cyTQ8gUFdgkTBs5AynJsAbxmuV",50000000000]</text:p>
          </table:table-cell>
          <table:table-cell office:value-type="float" office:value="1618483566">
            <text:p>1618483566</text:p>
          </table:table-cell>
          <table:table-cell office:value-type="string">
            <text:p>15-04-2021 10:46:06</text:p>
          </table:table-cell>
        </table:table-row>
        <table:table-row table:style-name="ro1">
          <table:table-cell office:value-type="float" office:value="3581400">
            <text:p>358140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kvw27QVKYTMEJRjQepie3QDg3EKyj7PmiLm5zFeKHwi6pY",50000000000]</text:p>
          </table:table-cell>
          <table:table-cell office:value-type="float" office:value="1618483698">
            <text:p>1618483698</text:p>
          </table:table-cell>
          <table:table-cell office:value-type="string">
            <text:p>15-04-2021 10:48:18</text:p>
          </table:table-cell>
        </table:table-row>
        <table:table-row table:style-name="ro1">
          <table:table-cell office:value-type="float" office:value="3581404">
            <text:p>35814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8noptmhn1wFbobiapMYdXkotfRGgrs84mb6eZtPzK6yG3P",50000000000]</text:p>
          </table:table-cell>
          <table:table-cell office:value-type="float" office:value="1618483722">
            <text:p>1618483722</text:p>
          </table:table-cell>
          <table:table-cell office:value-type="string">
            <text:p>15-04-2021 10:48:42</text:p>
          </table:table-cell>
        </table:table-row>
        <table:table-row table:style-name="ro1">
          <table:table-cell office:value-type="float" office:value="3581428">
            <text:p>358142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Y2jNmbGJeaA3XqZg4185TPsTe7auNJHjkj9NSSkiCTKyk",50000000000]</text:p>
          </table:table-cell>
          <table:table-cell office:value-type="float" office:value="1618483866">
            <text:p>1618483866</text:p>
          </table:table-cell>
          <table:table-cell office:value-type="string">
            <text:p>15-04-2021 10:51:06</text:p>
          </table:table-cell>
        </table:table-row>
        <table:table-row table:style-name="ro1">
          <table:table-cell office:value-type="float" office:value="3581439">
            <text:p>35814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dnyEVtDgZaopi2NMskEcRyU8EFPmnDcpzsiyqPAExaRLE",50000000000]</text:p>
          </table:table-cell>
          <table:table-cell office:value-type="float" office:value="1618483932">
            <text:p>1618483932</text:p>
          </table:table-cell>
          <table:table-cell office:value-type="string">
            <text:p>15-04-2021 10:52:12</text:p>
          </table:table-cell>
        </table:table-row>
        <table:table-row table:style-name="ro1">
          <table:table-cell office:value-type="float" office:value="3581450">
            <text:p>35814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5PrYchsziBh9pBhepg2n7JK2nWnf887BD2evHpMWAfmTuW",50000000000]</text:p>
          </table:table-cell>
          <table:table-cell office:value-type="float" office:value="1618483998">
            <text:p>1618483998</text:p>
          </table:table-cell>
          <table:table-cell office:value-type="string">
            <text:p>15-04-2021 10:53:18</text:p>
          </table:table-cell>
        </table:table-row>
        <table:table-row table:style-name="ro1">
          <table:table-cell office:value-type="float" office:value="3581465">
            <text:p>35814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Vj9tmheAoygdAbKrDH59zJzpTYUcqMzKwJxNz3K6oJxvbE",50000000000]</text:p>
          </table:table-cell>
          <table:table-cell office:value-type="float" office:value="1618484088">
            <text:p>1618484088</text:p>
          </table:table-cell>
          <table:table-cell office:value-type="string">
            <text:p>15-04-2021 10:54:48</text:p>
          </table:table-cell>
        </table:table-row>
        <table:table-row table:style-name="ro1">
          <table:table-cell office:value-type="float" office:value="3581538">
            <text:p>358153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UyB4hJewWbxWooMjkDQ5spM6Wyd8HGh8Eu4aE5zZdruUDN",50000000000]</text:p>
          </table:table-cell>
          <table:table-cell office:value-type="float" office:value="1618484526">
            <text:p>1618484526</text:p>
          </table:table-cell>
          <table:table-cell office:value-type="string">
            <text:p>15-04-2021 11:02:06</text:p>
          </table:table-cell>
        </table:table-row>
        <table:table-row table:style-name="ro1">
          <table:table-cell office:value-type="float" office:value="3581549">
            <text:p>358154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KqV3TgzJqjsLtomGoMxrk5T1FJTepCRjzq1mRgjzWaG6hB",50000000000]</text:p>
          </table:table-cell>
          <table:table-cell office:value-type="float" office:value="1618484592">
            <text:p>1618484592</text:p>
          </table:table-cell>
          <table:table-cell office:value-type="string">
            <text:p>15-04-2021 11:03:12</text:p>
          </table:table-cell>
        </table:table-row>
        <table:table-row table:style-name="ro1">
          <table:table-cell office:value-type="float" office:value="3581550">
            <text:p>35815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EJDywXftMjU4uBz4hshejjLYv5DCVC58qgBEdZXG3C3ZBH",50000000000]</text:p>
          </table:table-cell>
          <table:table-cell office:value-type="float" office:value="1618484598">
            <text:p>1618484598</text:p>
          </table:table-cell>
          <table:table-cell office:value-type="string">
            <text:p>15-04-2021 11:03:18</text:p>
          </table:table-cell>
        </table:table-row>
        <table:table-row table:style-name="ro1">
          <table:table-cell office:value-type="float" office:value="3581559">
            <text:p>35815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iMuZs6oB22pGok8KE3JoMfTm9oiv8vqseFN3vaUFmma3se",50000000000]</text:p>
          </table:table-cell>
          <table:table-cell office:value-type="float" office:value="1618484652">
            <text:p>1618484652</text:p>
          </table:table-cell>
          <table:table-cell office:value-type="string">
            <text:p>15-04-2021 11:04:12</text:p>
          </table:table-cell>
        </table:table-row>
        <table:table-row table:style-name="ro1">
          <table:table-cell office:value-type="float" office:value="3581581">
            <text:p>358158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KYBfCg7QCcafV91adRLTHzeeQN4Ae1fuPuDDp44fRPeNtX",50000000000]</text:p>
          </table:table-cell>
          <table:table-cell office:value-type="float" office:value="1618484784">
            <text:p>1618484784</text:p>
          </table:table-cell>
          <table:table-cell office:value-type="string">
            <text:p>15-04-2021 11:06:24</text:p>
          </table:table-cell>
        </table:table-row>
        <table:table-row table:style-name="ro1">
          <table:table-cell office:value-type="float" office:value="3581584">
            <text:p>358158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AswBjQfVhegm8CcNBRtY6DkFzunakyL9d2mp7uZFa27XZ",50000000000]</text:p>
          </table:table-cell>
          <table:table-cell office:value-type="float" office:value="1618484802">
            <text:p>1618484802</text:p>
          </table:table-cell>
          <table:table-cell office:value-type="string">
            <text:p>15-04-2021 11:06:42</text:p>
          </table:table-cell>
        </table:table-row>
        <table:table-row table:style-name="ro1">
          <table:table-cell office:value-type="float" office:value="3581647">
            <text:p>35816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Q4U6A4T8TyUm3eRomuyxoNiomKvvMYFocg4NCevPaHLys",50000000000]</text:p>
          </table:table-cell>
          <table:table-cell office:value-type="float" office:value="1618485180">
            <text:p>1618485180</text:p>
          </table:table-cell>
          <table:table-cell office:value-type="string">
            <text:p>15-04-2021 11:13:00</text:p>
          </table:table-cell>
        </table:table-row>
        <table:table-row table:style-name="ro1">
          <table:table-cell office:value-type="float" office:value="3581652">
            <text:p>358165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uTYJZBES6kkeoZgqcYYy8Qs8nB5wsEznXUmPbfFVYwDXnP",50000000000]</text:p>
          </table:table-cell>
          <table:table-cell office:value-type="float" office:value="1618485210">
            <text:p>1618485210</text:p>
          </table:table-cell>
          <table:table-cell office:value-type="string">
            <text:p>15-04-2021 11:13:30</text:p>
          </table:table-cell>
        </table:table-row>
        <table:table-row table:style-name="ro1">
          <table:table-cell office:value-type="float" office:value="3581661">
            <text:p>358166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s27vgKJQ4ffjS2wt36b6B4HCZrsGyiFRY1Dm92u8dLTWrJ",50000000000]</text:p>
          </table:table-cell>
          <table:table-cell office:value-type="float" office:value="1618485264">
            <text:p>1618485264</text:p>
          </table:table-cell>
          <table:table-cell office:value-type="string">
            <text:p>15-04-2021 11:14:24</text:p>
          </table:table-cell>
        </table:table-row>
        <table:table-row table:style-name="ro1">
          <table:table-cell office:value-type="float" office:value="3581671">
            <text:p>35816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rNJ1ZcoaZPgF9E9dbzWkJYp3XVN3zcrP2dbLhXxtTKcsaP",50000000000]</text:p>
          </table:table-cell>
          <table:table-cell office:value-type="float" office:value="1618485324">
            <text:p>1618485324</text:p>
          </table:table-cell>
          <table:table-cell office:value-type="string">
            <text:p>15-04-2021 11:15:24</text:p>
          </table:table-cell>
        </table:table-row>
        <table:table-row table:style-name="ro1">
          <table:table-cell office:value-type="float" office:value="3581674">
            <text:p>358167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hYWCYjdG7gA79EdiZbwWaAUv1R9tYr9T958gE8WVjcRbq",50000000000]</text:p>
          </table:table-cell>
          <table:table-cell office:value-type="float" office:value="1618485342">
            <text:p>1618485342</text:p>
          </table:table-cell>
          <table:table-cell office:value-type="string">
            <text:p>15-04-2021 11:15:42</text:p>
          </table:table-cell>
        </table:table-row>
        <table:table-row table:style-name="ro1">
          <table:table-cell office:value-type="float" office:value="3581681">
            <text:p>358168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DWhd9BzEHympsbqMyDq9vq3AyXTNsXo12jZ1YPmUSUGtdj",50000000000]</text:p>
          </table:table-cell>
          <table:table-cell office:value-type="float" office:value="1618485384">
            <text:p>1618485384</text:p>
          </table:table-cell>
          <table:table-cell office:value-type="string">
            <text:p>15-04-2021 11:16:24</text:p>
          </table:table-cell>
        </table:table-row>
        <table:table-row table:style-name="ro1">
          <table:table-cell office:value-type="float" office:value="3581690">
            <text:p>35816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9AjnVyXDNdrB1Goj7jRmoyEQwWAHTpVbWBV214VdAg5gcB",50000000000]</text:p>
          </table:table-cell>
          <table:table-cell office:value-type="float" office:value="1618485438">
            <text:p>1618485438</text:p>
          </table:table-cell>
          <table:table-cell office:value-type="string">
            <text:p>15-04-2021 11:17:18</text:p>
          </table:table-cell>
        </table:table-row>
        <table:table-row table:style-name="ro1">
          <table:table-cell office:value-type="float" office:value="3581743">
            <text:p>35817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W65Typpn3eYvmbpeaRuhsXmNNdsEjp6CMZUyNKAW5UDmk",50000000000]</text:p>
          </table:table-cell>
          <table:table-cell office:value-type="float" office:value="1618485756">
            <text:p>1618485756</text:p>
          </table:table-cell>
          <table:table-cell office:value-type="string">
            <text:p>15-04-2021 11:22:36</text:p>
          </table:table-cell>
        </table:table-row>
        <table:table-row table:style-name="ro1">
          <table:table-cell office:value-type="float" office:value="3581754">
            <text:p>35817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wSRfCmKm589KcUrwphnLjecLVo7mXGzy9rP9auG3A326gw",50000000000]</text:p>
          </table:table-cell>
          <table:table-cell office:value-type="float" office:value="1618485822">
            <text:p>1618485822</text:p>
          </table:table-cell>
          <table:table-cell office:value-type="string">
            <text:p>15-04-2021 11:23:42</text:p>
          </table:table-cell>
        </table:table-row>
        <table:table-row table:style-name="ro1">
          <table:table-cell office:value-type="float" office:value="3581763">
            <text:p>35817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rjfR3vLNxzGm7ivfHdXqSWcQSg72PrpNAvSqC6K982F5H",50000000000]</text:p>
          </table:table-cell>
          <table:table-cell office:value-type="float" office:value="1618485876">
            <text:p>1618485876</text:p>
          </table:table-cell>
          <table:table-cell office:value-type="string">
            <text:p>15-04-2021 11:24:36</text:p>
          </table:table-cell>
        </table:table-row>
        <table:table-row table:style-name="ro1">
          <table:table-cell office:value-type="float" office:value="3581773">
            <text:p>35817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xyQKhhmgHfCabutRVQ597U2ntfoRm37Xf5qwDQneRvyovE",50000000000]</text:p>
          </table:table-cell>
          <table:table-cell office:value-type="float" office:value="1618485936">
            <text:p>1618485936</text:p>
          </table:table-cell>
          <table:table-cell office:value-type="string">
            <text:p>15-04-2021 11:25:36</text:p>
          </table:table-cell>
        </table:table-row>
        <table:table-row table:style-name="ro1">
          <table:table-cell office:value-type="float" office:value="3581778">
            <text:p>35817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PuRcnyiCELsFA2YKtNuMXp7NXxVRwYbp9ApuxCf7cSjT2N",50000000000]</text:p>
          </table:table-cell>
          <table:table-cell office:value-type="float" office:value="1618485966">
            <text:p>1618485966</text:p>
          </table:table-cell>
          <table:table-cell office:value-type="string">
            <text:p>15-04-2021 11:26:06</text:p>
          </table:table-cell>
        </table:table-row>
        <table:table-row table:style-name="ro1">
          <table:table-cell office:value-type="float" office:value="3581781">
            <text:p>358178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nf2y7cgHkZh2GZfRfqcbL6mbqoi2TG3vGePVQkyMK2ev4Y",50000000000]</text:p>
          </table:table-cell>
          <table:table-cell office:value-type="float" office:value="1618485984">
            <text:p>1618485984</text:p>
          </table:table-cell>
          <table:table-cell office:value-type="string">
            <text:p>15-04-2021 11:26:24</text:p>
          </table:table-cell>
        </table:table-row>
        <table:table-row table:style-name="ro1">
          <table:table-cell office:value-type="float" office:value="3581842">
            <text:p>35818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1hNiRPuL474jTVoRUCLRB9Ja7QhJfLQKgqiWTen7teaosj",50000000000]</text:p>
          </table:table-cell>
          <table:table-cell office:value-type="float" office:value="1618486350">
            <text:p>1618486350</text:p>
          </table:table-cell>
          <table:table-cell office:value-type="string">
            <text:p>15-04-2021 11:32:30</text:p>
          </table:table-cell>
        </table:table-row>
        <table:table-row table:style-name="ro1">
          <table:table-cell office:value-type="float" office:value="3581843">
            <text:p>35818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iupcpaFQGpSjL6nG5VavcNeh7ubjZmZ4RQMnc82zr9XsZ9",50000000000]</text:p>
          </table:table-cell>
          <table:table-cell office:value-type="float" office:value="1618486356">
            <text:p>1618486356</text:p>
          </table:table-cell>
          <table:table-cell office:value-type="string">
            <text:p>15-04-2021 11:32:36</text:p>
          </table:table-cell>
        </table:table-row>
        <table:table-row table:style-name="ro1">
          <table:table-cell office:value-type="float" office:value="3581847">
            <text:p>35818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pF8vooBDrZBaUwnoBr1c9qLXUv3KzZNJrDvMnH3EBi66US",50000000000]</text:p>
          </table:table-cell>
          <table:table-cell office:value-type="float" office:value="1618486380">
            <text:p>1618486380</text:p>
          </table:table-cell>
          <table:table-cell office:value-type="string">
            <text:p>15-04-2021 11:33:00</text:p>
          </table:table-cell>
        </table:table-row>
        <table:table-row table:style-name="ro1">
          <table:table-cell office:value-type="float" office:value="3581850">
            <text:p>358185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6CUVLFvVEyWvqJpL4Rk456nKBJUcS5E8hGrPENXen5XL7",50000000000]</text:p>
          </table:table-cell>
          <table:table-cell office:value-type="float" office:value="1618486398">
            <text:p>1618486398</text:p>
          </table:table-cell>
          <table:table-cell office:value-type="string">
            <text:p>15-04-2021 11:33:18</text:p>
          </table:table-cell>
        </table:table-row>
        <table:table-row table:style-name="ro1">
          <table:table-cell office:value-type="float" office:value="3581854">
            <text:p>35818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XfwthC8uu5ATBCmrp8nJ9BizXPYYErVK4wPaDZ64shz5V",50000000000]</text:p>
          </table:table-cell>
          <table:table-cell office:value-type="float" office:value="1618486422">
            <text:p>1618486422</text:p>
          </table:table-cell>
          <table:table-cell office:value-type="string">
            <text:p>15-04-2021 11:33:42</text:p>
          </table:table-cell>
        </table:table-row>
        <table:table-row table:style-name="ro1">
          <table:table-cell office:value-type="float" office:value="3581855">
            <text:p>358185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WBwGQXHh81rCh976CiRqtQkzQzyfEWcYZyHvBpXVVF7pg",50000000000]</text:p>
          </table:table-cell>
          <table:table-cell office:value-type="float" office:value="1618486428">
            <text:p>1618486428</text:p>
          </table:table-cell>
          <table:table-cell office:value-type="string">
            <text:p>15-04-2021 11:33:48</text:p>
          </table:table-cell>
        </table:table-row>
        <table:table-row table:style-name="ro1">
          <table:table-cell office:value-type="float" office:value="3581859">
            <text:p>35818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YfSCeV4HHkLLBtVSW8TSbUpXrdTzeCidhC8GmhaeENTxW2",50000000000]</text:p>
          </table:table-cell>
          <table:table-cell office:value-type="float" office:value="1618486452">
            <text:p>1618486452</text:p>
          </table:table-cell>
          <table:table-cell office:value-type="string">
            <text:p>15-04-2021 11:34:12</text:p>
          </table:table-cell>
        </table:table-row>
        <table:table-row table:style-name="ro1">
          <table:table-cell office:value-type="float" office:value="3581868">
            <text:p>35818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g2HRGa1wdUnjd5AMpoxerqHGsF23vaJwTik5CNCo24HBC",50000000000]</text:p>
          </table:table-cell>
          <table:table-cell office:value-type="float" office:value="1618486506">
            <text:p>1618486506</text:p>
          </table:table-cell>
          <table:table-cell office:value-type="string">
            <text:p>15-04-2021 11:35:06</text:p>
          </table:table-cell>
        </table:table-row>
        <table:table-row table:style-name="ro1">
          <table:table-cell office:value-type="float" office:value="3581877">
            <text:p>358187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ZgLaV9jEU8jzLtdtxFbY8iRZyocCST5SVbVsGBtwTDBBu",50000000000]</text:p>
          </table:table-cell>
          <table:table-cell office:value-type="float" office:value="1618486560">
            <text:p>1618486560</text:p>
          </table:table-cell>
          <table:table-cell office:value-type="string">
            <text:p>15-04-2021 11:36:00</text:p>
          </table:table-cell>
        </table:table-row>
        <table:table-row table:style-name="ro1">
          <table:table-cell office:value-type="float" office:value="3581885">
            <text:p>358188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os8KBr5rYS3ahmNJQdHFWMRyCzLj8kXCYruNFoTby1Tupy",50000000000]</text:p>
          </table:table-cell>
          <table:table-cell office:value-type="float" office:value="1618486608">
            <text:p>1618486608</text:p>
          </table:table-cell>
          <table:table-cell office:value-type="string">
            <text:p>15-04-2021 11:36:48</text:p>
          </table:table-cell>
        </table:table-row>
        <table:table-row table:style-name="ro1">
          <table:table-cell office:value-type="float" office:value="3581889">
            <text:p>35818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4jRM2Wshne4Jn1io15mMf9MQprzMWFHLcWQwpmjsQgRf1J",50000000000]</text:p>
          </table:table-cell>
          <table:table-cell office:value-type="float" office:value="1618486632">
            <text:p>1618486632</text:p>
          </table:table-cell>
          <table:table-cell office:value-type="string">
            <text:p>15-04-2021 11:37:12</text:p>
          </table:table-cell>
        </table:table-row>
        <table:table-row table:style-name="ro1">
          <table:table-cell office:value-type="float" office:value="3581898">
            <text:p>358189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kfhyabcw6kp3KjvdypqwPo8igfnEDBnSi84oqZ4GHLV16",50000000000]</text:p>
          </table:table-cell>
          <table:table-cell office:value-type="float" office:value="1618486686">
            <text:p>1618486686</text:p>
          </table:table-cell>
          <table:table-cell office:value-type="string">
            <text:p>15-04-2021 11:38:06</text:p>
          </table:table-cell>
        </table:table-row>
        <table:table-row table:style-name="ro1">
          <table:table-cell office:value-type="float" office:value="3581901">
            <text:p>35819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MFqwkZKhgJoRQg3vkrtsobSLBHVa9k1ASgyBfucf3PVCc1",50000000000]</text:p>
          </table:table-cell>
          <table:table-cell office:value-type="float" office:value="1618486704">
            <text:p>1618486704</text:p>
          </table:table-cell>
          <table:table-cell office:value-type="string">
            <text:p>15-04-2021 11:38:24</text:p>
          </table:table-cell>
        </table:table-row>
        <table:table-row table:style-name="ro1">
          <table:table-cell office:value-type="float" office:value="3581904">
            <text:p>35819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JkSjmSMzcEHHonN4CoFQKVQQVRJPU53zY8N6Nz4eNszYmf",50000000000]</text:p>
          </table:table-cell>
          <table:table-cell office:value-type="float" office:value="1618486722">
            <text:p>1618486722</text:p>
          </table:table-cell>
          <table:table-cell office:value-type="string">
            <text:p>15-04-2021 11:38:42</text:p>
          </table:table-cell>
        </table:table-row>
        <table:table-row table:style-name="ro1">
          <table:table-cell office:value-type="float" office:value="3581908">
            <text:p>358190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EoRj8VNJFYdW4WGEU5pSfsCGX8i6NBnpWFpF1BhG16ufM",50000000000]</text:p>
          </table:table-cell>
          <table:table-cell office:value-type="float" office:value="1618486746">
            <text:p>1618486746</text:p>
          </table:table-cell>
          <table:table-cell office:value-type="string">
            <text:p>15-04-2021 11:39:06</text:p>
          </table:table-cell>
        </table:table-row>
        <table:table-row table:style-name="ro1">
          <table:table-cell office:value-type="float" office:value="3581929">
            <text:p>35819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63WcsfepsGGyJrej4tywFNt5mDkx1WTM321gJNxxiAuytK",50000000000]</text:p>
          </table:table-cell>
          <table:table-cell office:value-type="float" office:value="1618486872">
            <text:p>1618486872</text:p>
          </table:table-cell>
          <table:table-cell office:value-type="string">
            <text:p>15-04-2021 11:41:12</text:p>
          </table:table-cell>
        </table:table-row>
        <table:table-row table:style-name="ro1">
          <table:table-cell office:value-type="float" office:value="3581934">
            <text:p>35819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3BraxmWSHQjrpeB83FzYyjpyHdD4aVvNgFTxBep4ypEkPd",50000000000]</text:p>
          </table:table-cell>
          <table:table-cell office:value-type="float" office:value="1618486902">
            <text:p>1618486902</text:p>
          </table:table-cell>
          <table:table-cell office:value-type="string">
            <text:p>15-04-2021 11:41:42</text:p>
          </table:table-cell>
        </table:table-row>
        <table:table-row table:style-name="ro1">
          <table:table-cell office:value-type="float" office:value="3581959">
            <text:p>35819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XzBxuqmNCeMBPZoGqVMaSXWtAoET8bYPNNu6G3ZY3FgvXM",50000000000]</text:p>
          </table:table-cell>
          <table:table-cell office:value-type="float" office:value="1618487052">
            <text:p>1618487052</text:p>
          </table:table-cell>
          <table:table-cell office:value-type="string">
            <text:p>15-04-2021 11:44:12</text:p>
          </table:table-cell>
        </table:table-row>
        <table:table-row table:style-name="ro1">
          <table:table-cell office:value-type="float" office:value="3581973">
            <text:p>35819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9tfAP9praGGntdpRQXzkfugXGP75b846SVTLbDiX5DPc4d",50000000000]</text:p>
          </table:table-cell>
          <table:table-cell office:value-type="float" office:value="1618487136">
            <text:p>1618487136</text:p>
          </table:table-cell>
          <table:table-cell office:value-type="string">
            <text:p>15-04-2021 11:45:36</text:p>
          </table:table-cell>
        </table:table-row>
        <table:table-row table:style-name="ro1">
          <table:table-cell office:value-type="float" office:value="3581980">
            <text:p>358198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XoQ8DbZNFuQB4LfRRDJLfxbr1SJzMRJNFzbHEeHF1mak7u",50000000000]</text:p>
          </table:table-cell>
          <table:table-cell office:value-type="float" office:value="1618487178">
            <text:p>1618487178</text:p>
          </table:table-cell>
          <table:table-cell office:value-type="string">
            <text:p>15-04-2021 11:46:18</text:p>
          </table:table-cell>
        </table:table-row>
        <table:table-row table:style-name="ro1">
          <table:table-cell office:value-type="float" office:value="3581996">
            <text:p>35819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rhkRpxeArRvgd7B37wXKiddWMSR5qghrsm69GK6Vgv2np4",50000000000]</text:p>
          </table:table-cell>
          <table:table-cell office:value-type="float" office:value="1618487274">
            <text:p>1618487274</text:p>
          </table:table-cell>
          <table:table-cell office:value-type="string">
            <text:p>15-04-2021 11:47:54</text:p>
          </table:table-cell>
        </table:table-row>
        <table:table-row table:style-name="ro1">
          <table:table-cell office:value-type="float" office:value="3582000">
            <text:p>358200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5Zvm7pH4k1Hf2qxNYWiDUi41EFqyKfxaUq2rpbJmbZzPtv",50000000000]</text:p>
          </table:table-cell>
          <table:table-cell office:value-type="float" office:value="1618487298">
            <text:p>1618487298</text:p>
          </table:table-cell>
          <table:table-cell office:value-type="string">
            <text:p>15-04-2021 11:48:18</text:p>
          </table:table-cell>
        </table:table-row>
        <table:table-row table:style-name="ro1">
          <table:table-cell office:value-type="float" office:value="3582010">
            <text:p>358201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FzUSTbJNeU1SKUn4NXyZ2ueXwaAR9iQApbTtzE7DEVmVMU",50000000000]</text:p>
          </table:table-cell>
          <table:table-cell office:value-type="float" office:value="1618487358">
            <text:p>1618487358</text:p>
          </table:table-cell>
          <table:table-cell office:value-type="string">
            <text:p>15-04-2021 11:49:18</text:p>
          </table:table-cell>
        </table:table-row>
        <table:table-row table:style-name="ro1">
          <table:table-cell office:value-type="float" office:value="3582026">
            <text:p>358202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pS9yWgFjm53ye58dmfaARZ7xxmSHsqJ28L4PhyrZq4ombt",50000000000]</text:p>
          </table:table-cell>
          <table:table-cell office:value-type="float" office:value="1618487454">
            <text:p>1618487454</text:p>
          </table:table-cell>
          <table:table-cell office:value-type="string">
            <text:p>15-04-2021 11:50:54</text:p>
          </table:table-cell>
        </table:table-row>
        <table:table-row table:style-name="ro1">
          <table:table-cell office:value-type="float" office:value="3582029">
            <text:p>35820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eAWhgJEbQnvpL4sqGDYN3Vu42HY5cbE7cTT2jnwRc1mH2v",50000000000]</text:p>
          </table:table-cell>
          <table:table-cell office:value-type="float" office:value="1618487472">
            <text:p>1618487472</text:p>
          </table:table-cell>
          <table:table-cell office:value-type="string">
            <text:p>15-04-2021 11:51:12</text:p>
          </table:table-cell>
        </table:table-row>
        <table:table-row table:style-name="ro1">
          <table:table-cell office:value-type="float" office:value="3582034">
            <text:p>358203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GhpwY5zQKfimnjNJH3p6BgVfSKro5WxAaYHiBpjzTQEeDV",50000000000]</text:p>
          </table:table-cell>
          <table:table-cell office:value-type="float" office:value="1618487502">
            <text:p>1618487502</text:p>
          </table:table-cell>
          <table:table-cell office:value-type="string">
            <text:p>15-04-2021 11:51:42</text:p>
          </table:table-cell>
        </table:table-row>
        <table:table-row table:style-name="ro1">
          <table:table-cell office:value-type="float" office:value="3582047">
            <text:p>358204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8Puqv6K1ju9pf3YmahkDdSKHe86gvcCPgsEVnuiN3DSqLi",50000000000]</text:p>
          </table:table-cell>
          <table:table-cell office:value-type="float" office:value="1618487580">
            <text:p>1618487580</text:p>
          </table:table-cell>
          <table:table-cell office:value-type="string">
            <text:p>15-04-2021 11:53:00</text:p>
          </table:table-cell>
        </table:table-row>
        <table:table-row table:style-name="ro1">
          <table:table-cell office:value-type="float" office:value="3582054">
            <text:p>35820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GiRnAH4So5s2frqBzhVdoJrLUoaYtJEmsWyN1CW43TmHCh",50000000000]</text:p>
          </table:table-cell>
          <table:table-cell office:value-type="float" office:value="1618487622">
            <text:p>1618487622</text:p>
          </table:table-cell>
          <table:table-cell office:value-type="string">
            <text:p>15-04-2021 11:53:42</text:p>
          </table:table-cell>
        </table:table-row>
        <table:table-row table:style-name="ro1">
          <table:table-cell office:value-type="float" office:value="3582059">
            <text:p>358205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GjmqLTsrCvPG9jWjb9SVSxJ9pV6f4aCyJFvrRNkSCF9HSP",50000000000]</text:p>
          </table:table-cell>
          <table:table-cell office:value-type="float" office:value="1618487652">
            <text:p>1618487652</text:p>
          </table:table-cell>
          <table:table-cell office:value-type="string">
            <text:p>15-04-2021 11:54:12</text:p>
          </table:table-cell>
        </table:table-row>
        <table:table-row table:style-name="ro1">
          <table:table-cell office:value-type="float" office:value="3582069">
            <text:p>358206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oCsZ2UCSWdoVkyS8JhWukQE6uuMZ1EHJ3BNskmVnMSKknC",50000000000]</text:p>
          </table:table-cell>
          <table:table-cell office:value-type="float" office:value="1618487712">
            <text:p>1618487712</text:p>
          </table:table-cell>
          <table:table-cell office:value-type="string">
            <text:p>15-04-2021 11:55:12</text:p>
          </table:table-cell>
        </table:table-row>
        <table:table-row table:style-name="ro1">
          <table:table-cell office:value-type="float" office:value="3582078">
            <text:p>358207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8Xdg1vrbdRrAecw8dXba3iwGQYo3VXEYDyC63krAiB9sjW",50000000000]</text:p>
          </table:table-cell>
          <table:table-cell office:value-type="float" office:value="1618487766">
            <text:p>1618487766</text:p>
          </table:table-cell>
          <table:table-cell office:value-type="string">
            <text:p>15-04-2021 11:56:06</text:p>
          </table:table-cell>
        </table:table-row>
        <table:table-row table:style-name="ro1">
          <table:table-cell office:value-type="float" office:value="3582079">
            <text:p>358207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LtRwoKfMQaPLGsQyAet37r1byW2ere6bK24BYVzpHjBDBP",50000000000]</text:p>
          </table:table-cell>
          <table:table-cell office:value-type="float" office:value="1618487772">
            <text:p>1618487772</text:p>
          </table:table-cell>
          <table:table-cell office:value-type="string">
            <text:p>15-04-2021 11:56:12</text:p>
          </table:table-cell>
        </table:table-row>
        <table:table-row table:style-name="ro1">
          <table:table-cell office:value-type="float" office:value="3582104">
            <text:p>358210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F4CiAKbp6bDX4KPPUd1NLCPzGqwBffDcPX6BLXoBXQm2o",50000000000]</text:p>
          </table:table-cell>
          <table:table-cell office:value-type="float" office:value="1618487922">
            <text:p>1618487922</text:p>
          </table:table-cell>
          <table:table-cell office:value-type="string">
            <text:p>15-04-2021 11:58:42</text:p>
          </table:table-cell>
        </table:table-row>
        <table:table-row table:style-name="ro1">
          <table:table-cell office:value-type="float" office:value="3582113">
            <text:p>358211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JzUyxiEVSCGfxuMBtKxQHWpDjcSuJHhUxvDd2LUmu7XRKc",50000000000]</text:p>
          </table:table-cell>
          <table:table-cell office:value-type="float" office:value="1618487976">
            <text:p>1618487976</text:p>
          </table:table-cell>
          <table:table-cell office:value-type="string">
            <text:p>15-04-2021 11:59:36</text:p>
          </table:table-cell>
        </table:table-row>
        <table:table-row table:style-name="ro1">
          <table:table-cell office:value-type="float" office:value="3582122">
            <text:p>35821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hjkPfGXWCpnXcpHr64rtToh6VQcpVVnGHbYeFFJGTNEq5g",50000000000]</text:p>
          </table:table-cell>
          <table:table-cell office:value-type="float" office:value="1618488030">
            <text:p>1618488030</text:p>
          </table:table-cell>
          <table:table-cell office:value-type="string">
            <text:p>15-04-2021 12:00:30</text:p>
          </table:table-cell>
        </table:table-row>
        <table:table-row table:style-name="ro1">
          <table:table-cell office:value-type="float" office:value="3582156">
            <text:p>35821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qvwTVvzV2XEtX2iYLyV37Lx7m3kwYfXMXe7XbhVGbicR3",50000000000]</text:p>
          </table:table-cell>
          <table:table-cell office:value-type="float" office:value="1618488234">
            <text:p>1618488234</text:p>
          </table:table-cell>
          <table:table-cell office:value-type="string">
            <text:p>15-04-2021 12:03:54</text:p>
          </table:table-cell>
        </table:table-row>
        <table:table-row table:style-name="ro1">
          <table:table-cell office:value-type="float" office:value="3582193">
            <text:p>35821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N2r6jA5PRLapz6SLfpQRUCA7auqEk14a18LRjCCfQZhyKi",50000000000]</text:p>
          </table:table-cell>
          <table:table-cell office:value-type="float" office:value="1618488456">
            <text:p>1618488456</text:p>
          </table:table-cell>
          <table:table-cell office:value-type="string">
            <text:p>15-04-2021 12:07:36</text:p>
          </table:table-cell>
        </table:table-row>
        <table:table-row table:style-name="ro1">
          <table:table-cell office:value-type="float" office:value="3582206">
            <text:p>35822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j5durMbTUsxoQmbWpnABXNmnLdKRxGN1fzHb8oFBe7YAGc",50000000000]</text:p>
          </table:table-cell>
          <table:table-cell office:value-type="float" office:value="1618488534">
            <text:p>1618488534</text:p>
          </table:table-cell>
          <table:table-cell office:value-type="string">
            <text:p>15-04-2021 12:08:54</text:p>
          </table:table-cell>
        </table:table-row>
        <table:table-row table:style-name="ro1">
          <table:table-cell office:value-type="float" office:value="3582227">
            <text:p>358222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iCuYG1Wx74sLgxgGYUxdx6o7UtVHuK4emNcuwYymgVHN4Q",50000000000]</text:p>
          </table:table-cell>
          <table:table-cell office:value-type="float" office:value="1618488660">
            <text:p>1618488660</text:p>
          </table:table-cell>
          <table:table-cell office:value-type="string">
            <text:p>15-04-2021 12:11:00</text:p>
          </table:table-cell>
        </table:table-row>
        <table:table-row table:style-name="ro1">
          <table:table-cell office:value-type="float" office:value="3582288">
            <text:p>358228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b1HND49Nkep1HQdE2XWcoayGFmGSN77tFX7aozSPEPmYKk",50000000000]</text:p>
          </table:table-cell>
          <table:table-cell office:value-type="float" office:value="1618489026">
            <text:p>1618489026</text:p>
          </table:table-cell>
          <table:table-cell office:value-type="string">
            <text:p>15-04-2021 12:17:06</text:p>
          </table:table-cell>
        </table:table-row>
        <table:table-row table:style-name="ro1">
          <table:table-cell office:value-type="float" office:value="3582322">
            <text:p>358232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wxkNeDxArdxBp9H2UruzDDiZrxhAy5SXfUFB9cLxuUmoE7",50000000000]</text:p>
          </table:table-cell>
          <table:table-cell office:value-type="float" office:value="1618489230">
            <text:p>1618489230</text:p>
          </table:table-cell>
          <table:table-cell office:value-type="string">
            <text:p>15-04-2021 12:20:30</text:p>
          </table:table-cell>
        </table:table-row>
        <table:table-row table:style-name="ro1">
          <table:table-cell office:value-type="float" office:value="3582344">
            <text:p>358234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mrsKwM89ff3mBxErubuWiZGAmccEf5mcXZinvjKeCHoEo",50000000000]</text:p>
          </table:table-cell>
          <table:table-cell office:value-type="float" office:value="1618489362">
            <text:p>1618489362</text:p>
          </table:table-cell>
          <table:table-cell office:value-type="string">
            <text:p>15-04-2021 12:22:42</text:p>
          </table:table-cell>
        </table:table-row>
        <table:table-row table:style-name="ro1">
          <table:table-cell office:value-type="float" office:value="3582353">
            <text:p>358235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8mJm42H6DVMSLHey1kbJU4hk8NRDcg2QxG5c7rCS8ubwDN",50000000000]</text:p>
          </table:table-cell>
          <table:table-cell office:value-type="float" office:value="1618489416">
            <text:p>1618489416</text:p>
          </table:table-cell>
          <table:table-cell office:value-type="string">
            <text:p>15-04-2021 12:23:36</text:p>
          </table:table-cell>
        </table:table-row>
        <table:table-row table:style-name="ro1">
          <table:table-cell office:value-type="float" office:value="3582374">
            <text:p>358237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mfGAdvNrdRfB8KYRCRACe4svi5W7a5wfonQfuZvmH5gaWs",50000000000]</text:p>
          </table:table-cell>
          <table:table-cell office:value-type="float" office:value="1618489542">
            <text:p>1618489542</text:p>
          </table:table-cell>
          <table:table-cell office:value-type="string">
            <text:p>15-04-2021 12:25:42</text:p>
          </table:table-cell>
        </table:table-row>
        <table:table-row table:style-name="ro1">
          <table:table-cell office:value-type="float" office:value="3582386">
            <text:p>35823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4mVDMkP9KyiWCDPXSQmkRGTgfwU2dNVauN9mazSFmxyaK",50000000000]</text:p>
          </table:table-cell>
          <table:table-cell office:value-type="float" office:value="1618489614">
            <text:p>1618489614</text:p>
          </table:table-cell>
          <table:table-cell office:value-type="string">
            <text:p>15-04-2021 12:26:54</text:p>
          </table:table-cell>
        </table:table-row>
        <table:table-row table:style-name="ro1">
          <table:table-cell office:value-type="float" office:value="3582454">
            <text:p>35824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bPLHNp18ZUCwXiZ5K1XxNcGjJegbVw9GwsS4WinHf7RF4w",50000000000]</text:p>
          </table:table-cell>
          <table:table-cell office:value-type="float" office:value="1618490022">
            <text:p>1618490022</text:p>
          </table:table-cell>
          <table:table-cell office:value-type="string">
            <text:p>15-04-2021 12:33:42</text:p>
          </table:table-cell>
        </table:table-row>
        <table:table-row table:style-name="ro1">
          <table:table-cell office:value-type="float" office:value="3582465">
            <text:p>358246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JmwyMEMzWthSwYiknjW2Kddo7tBr3VumAgZdCKssts4rH",50000000000]</text:p>
          </table:table-cell>
          <table:table-cell office:value-type="float" office:value="1618490088">
            <text:p>1618490088</text:p>
          </table:table-cell>
          <table:table-cell office:value-type="string">
            <text:p>15-04-2021 12:34:48</text:p>
          </table:table-cell>
        </table:table-row>
        <table:table-row table:style-name="ro1">
          <table:table-cell office:value-type="float" office:value="3582499">
            <text:p>35824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DRup8WpJnPQyde9KBvL5ytC7mfqUZ87F9XX8knbZLg9TL",50000000000]</text:p>
          </table:table-cell>
          <table:table-cell office:value-type="float" office:value="1618490292">
            <text:p>1618490292</text:p>
          </table:table-cell>
          <table:table-cell office:value-type="string">
            <text:p>15-04-2021 12:38:12</text:p>
          </table:table-cell>
        </table:table-row>
        <table:table-row table:style-name="ro1">
          <table:table-cell office:value-type="float" office:value="3582508">
            <text:p>358250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jgJc7oe6dShDnQym8Qqn8wgaJurcMDGv35cJP54XNdBm5J",50000000000]</text:p>
          </table:table-cell>
          <table:table-cell office:value-type="float" office:value="1618490346">
            <text:p>1618490346</text:p>
          </table:table-cell>
          <table:table-cell office:value-type="string">
            <text:p>15-04-2021 12:39:06</text:p>
          </table:table-cell>
        </table:table-row>
        <table:table-row table:style-name="ro1">
          <table:table-cell office:value-type="float" office:value="3582532">
            <text:p>35825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xQomNjLd1Jb3u5ahAQ78kAdS74XmGGFy4w3hyHoibQwirV",50000000000]</text:p>
          </table:table-cell>
          <table:table-cell office:value-type="float" office:value="1618490490">
            <text:p>1618490490</text:p>
          </table:table-cell>
          <table:table-cell office:value-type="string">
            <text:p>15-04-2021 12:41:30</text:p>
          </table:table-cell>
        </table:table-row>
        <table:table-row table:style-name="ro1">
          <table:table-cell office:value-type="float" office:value="3582541">
            <text:p>358254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oM69zHBs9eQPYFqurtUUFWvjfKLzfRVCjSDWdm93xedUC9",50000000000]</text:p>
          </table:table-cell>
          <table:table-cell office:value-type="float" office:value="1618490544">
            <text:p>1618490544</text:p>
          </table:table-cell>
          <table:table-cell office:value-type="string">
            <text:p>15-04-2021 12:42:24</text:p>
          </table:table-cell>
        </table:table-row>
        <table:table-row table:style-name="ro1">
          <table:table-cell office:value-type="float" office:value="3582557">
            <text:p>35825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PsJUS3d5yqZMRa5T2JF9CJewWQnDhzj6VJZ1Vp5RpkCmA",50000000000]</text:p>
          </table:table-cell>
          <table:table-cell office:value-type="float" office:value="1618490640">
            <text:p>1618490640</text:p>
          </table:table-cell>
          <table:table-cell office:value-type="string">
            <text:p>15-04-2021 12:44:00</text:p>
          </table:table-cell>
        </table:table-row>
        <table:table-row table:style-name="ro1">
          <table:table-cell office:value-type="float" office:value="3582593">
            <text:p>358259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pDR4ewzfktgmxDDUVhYatXyaDkdTkkAGmcLBeFiTTWCew",50000000000]</text:p>
          </table:table-cell>
          <table:table-cell office:value-type="float" office:value="1618490856">
            <text:p>1618490856</text:p>
          </table:table-cell>
          <table:table-cell office:value-type="string">
            <text:p>15-04-2021 12:47:36</text:p>
          </table:table-cell>
        </table:table-row>
        <table:table-row table:style-name="ro1">
          <table:table-cell office:value-type="float" office:value="3582600">
            <text:p>358260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2pgNyGzqgJGHbMyJjeoYAhBfn8C32UtVz3HXDibtjptHcA",50000000000]</text:p>
          </table:table-cell>
          <table:table-cell office:value-type="float" office:value="1618490898">
            <text:p>1618490898</text:p>
          </table:table-cell>
          <table:table-cell office:value-type="string">
            <text:p>15-04-2021 12:48:18</text:p>
          </table:table-cell>
        </table:table-row>
        <table:table-row table:style-name="ro1">
          <table:table-cell office:value-type="float" office:value="3582648">
            <text:p>35826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8BzW32sDjjsKeDgKyR9UbrBLcf64UmTZ5YgKpZ7QacWgX1",50000000000]</text:p>
          </table:table-cell>
          <table:table-cell office:value-type="float" office:value="1618491186">
            <text:p>1618491186</text:p>
          </table:table-cell>
          <table:table-cell office:value-type="string">
            <text:p>15-04-2021 12:53:06</text:p>
          </table:table-cell>
        </table:table-row>
        <table:table-row table:style-name="ro1">
          <table:table-cell office:value-type="float" office:value="3582668">
            <text:p>358266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xTeYmYFFpCak7AKLnGKGkxXpuuLZCTtS8JatBhHiiqWTV",50000000000]</text:p>
          </table:table-cell>
          <table:table-cell office:value-type="float" office:value="1618491306">
            <text:p>1618491306</text:p>
          </table:table-cell>
          <table:table-cell office:value-type="string">
            <text:p>15-04-2021 12:55:06</text:p>
          </table:table-cell>
        </table:table-row>
        <table:table-row table:style-name="ro1">
          <table:table-cell office:value-type="float" office:value="3582681">
            <text:p>358268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3AmnQ9K2dbZgimJjViDD5113tDAxyQ5GAAywkbVMV9BsoL",50000000000]</text:p>
          </table:table-cell>
          <table:table-cell office:value-type="float" office:value="1618491384">
            <text:p>1618491384</text:p>
          </table:table-cell>
          <table:table-cell office:value-type="string">
            <text:p>15-04-2021 12:56:24</text:p>
          </table:table-cell>
        </table:table-row>
        <table:table-row table:style-name="ro1">
          <table:table-cell office:value-type="float" office:value="3582717">
            <text:p>358271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zn29UvAoZuoDzozqViLEiVYgkjbeeG5FhGcCg6azHbrcA2",50000000000]</text:p>
          </table:table-cell>
          <table:table-cell office:value-type="float" office:value="1618491600">
            <text:p>1618491600</text:p>
          </table:table-cell>
          <table:table-cell office:value-type="string">
            <text:p>15-04-2021 13:00:00</text:p>
          </table:table-cell>
        </table:table-row>
        <table:table-row table:style-name="ro1">
          <table:table-cell office:value-type="float" office:value="3582739">
            <text:p>35827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8nB3ELQ8BHpsuKSAw6YskWZTNoVmurTSCFni7sE7aKMjS",50000000000]</text:p>
          </table:table-cell>
          <table:table-cell office:value-type="float" office:value="1618491732">
            <text:p>1618491732</text:p>
          </table:table-cell>
          <table:table-cell office:value-type="string">
            <text:p>15-04-2021 13:02:12</text:p>
          </table:table-cell>
        </table:table-row>
        <table:table-row table:style-name="ro1">
          <table:table-cell office:value-type="float" office:value="3582761">
            <text:p>358276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2tuokf4LHVsrMumHP12ZPsWWkCXUi3ouoMhLf4QZ71PxWk",50000000000]</text:p>
          </table:table-cell>
          <table:table-cell office:value-type="float" office:value="1618491864">
            <text:p>1618491864</text:p>
          </table:table-cell>
          <table:table-cell office:value-type="string">
            <text:p>15-04-2021 13:04:24</text:p>
          </table:table-cell>
        </table:table-row>
        <table:table-row table:style-name="ro1">
          <table:table-cell office:value-type="float" office:value="3582807">
            <text:p>358280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nt28CNfoEWujGs7oHEUato1Po2QRWPipcFHBLpUFh6zxZN",50000000000]</text:p>
          </table:table-cell>
          <table:table-cell office:value-type="float" office:value="1618492140">
            <text:p>1618492140</text:p>
          </table:table-cell>
          <table:table-cell office:value-type="string">
            <text:p>15-04-2021 13:09:00</text:p>
          </table:table-cell>
        </table:table-row>
        <table:table-row table:style-name="ro1">
          <table:table-cell office:value-type="float" office:value="3582825">
            <text:p>358282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q1dEgQGRzi6wJdAsJtsegnmF8aodPiL74mKcNutPby82Aw",50000000000]</text:p>
          </table:table-cell>
          <table:table-cell office:value-type="float" office:value="1618492248">
            <text:p>1618492248</text:p>
          </table:table-cell>
          <table:table-cell office:value-type="string">
            <text:p>15-04-2021 13:10:48</text:p>
          </table:table-cell>
        </table:table-row>
        <table:table-row table:style-name="ro1">
          <table:table-cell office:value-type="float" office:value="3582848">
            <text:p>358284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SERXtEAem1owfwHgC5J87J92mYKMsGPa2n9MTezhQE7Pi2",50000000000]</text:p>
          </table:table-cell>
          <table:table-cell office:value-type="float" office:value="1618492386">
            <text:p>1618492386</text:p>
          </table:table-cell>
          <table:table-cell office:value-type="string">
            <text:p>15-04-2021 13:13:06</text:p>
          </table:table-cell>
        </table:table-row>
        <table:table-row table:style-name="ro1">
          <table:table-cell office:value-type="float" office:value="3582858">
            <text:p>35828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utKz2Yf9Pv7gopRFtPNdwnXmKEBqpmcq8mC27KvBb7SRNQ",50000000000]</text:p>
          </table:table-cell>
          <table:table-cell office:value-type="float" office:value="1618492446">
            <text:p>1618492446</text:p>
          </table:table-cell>
          <table:table-cell office:value-type="string">
            <text:p>15-04-2021 13:14:06</text:p>
          </table:table-cell>
        </table:table-row>
        <table:table-row table:style-name="ro1">
          <table:table-cell office:value-type="float" office:value="3582901">
            <text:p>35829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y7t4YhcMeTUUigNVFt2Gq4nRsqeh4PfbTZEJJQitM6Y2kA",50000000000]</text:p>
          </table:table-cell>
          <table:table-cell office:value-type="float" office:value="1618492704">
            <text:p>1618492704</text:p>
          </table:table-cell>
          <table:table-cell office:value-type="string">
            <text:p>15-04-2021 13:18:24</text:p>
          </table:table-cell>
        </table:table-row>
        <table:table-row table:style-name="ro1">
          <table:table-cell office:value-type="float" office:value="3582906">
            <text:p>358290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6S6FSnDGbNmeZeWVNU2bfWtZpD5hRZfVyD1Cyaj3kqL45K",50000000000]</text:p>
          </table:table-cell>
          <table:table-cell office:value-type="float" office:value="1618492734">
            <text:p>1618492734</text:p>
          </table:table-cell>
          <table:table-cell office:value-type="string">
            <text:p>15-04-2021 13:18:54</text:p>
          </table:table-cell>
        </table:table-row>
        <table:table-row table:style-name="ro1">
          <table:table-cell office:value-type="float" office:value="3582930">
            <text:p>358293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MrhpCMicDU3EpefNkF3Uga8mwjjc6dYQ2Zmff92iR88WSP",50000000000]</text:p>
          </table:table-cell>
          <table:table-cell office:value-type="float" office:value="1618492878">
            <text:p>1618492878</text:p>
          </table:table-cell>
          <table:table-cell office:value-type="string">
            <text:p>15-04-2021 13:21:18</text:p>
          </table:table-cell>
        </table:table-row>
        <table:table-row table:style-name="ro1">
          <table:table-cell office:value-type="float" office:value="3582932">
            <text:p>358293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XhFHMC8s9c65Lr145xku5nMopyqYJbbGSmPfFFH3XVvFR3",50000000000]</text:p>
          </table:table-cell>
          <table:table-cell office:value-type="float" office:value="1618492890">
            <text:p>1618492890</text:p>
          </table:table-cell>
          <table:table-cell office:value-type="string">
            <text:p>15-04-2021 13:21:30</text:p>
          </table:table-cell>
        </table:table-row>
        <table:table-row table:style-name="ro1">
          <table:table-cell office:value-type="float" office:value="3582954">
            <text:p>35829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3kQU4xKwDySiPZeAbTeYaQykV5DE9KNVBfGpgfKxJsz5XK",50000000000]</text:p>
          </table:table-cell>
          <table:table-cell office:value-type="float" office:value="1618493022">
            <text:p>1618493022</text:p>
          </table:table-cell>
          <table:table-cell office:value-type="string">
            <text:p>15-04-2021 13:23:42</text:p>
          </table:table-cell>
        </table:table-row>
        <table:table-row table:style-name="ro1">
          <table:table-cell office:value-type="float" office:value="3582972">
            <text:p>358297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iNavWj1UX3H6GbStKd2sfjYBpLrs7poz1da4iWr5n1j5Ha",50000000000]</text:p>
          </table:table-cell>
          <table:table-cell office:value-type="float" office:value="1618493130">
            <text:p>1618493130</text:p>
          </table:table-cell>
          <table:table-cell office:value-type="string">
            <text:p>15-04-2021 13:25:30</text:p>
          </table:table-cell>
        </table:table-row>
        <table:table-row table:style-name="ro1">
          <table:table-cell office:value-type="float" office:value="3582997">
            <text:p>358299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wevaPcytxiXSG5rnkrrXArCTUWpxp3j4xvvSncpkXupecd",50000000000]</text:p>
          </table:table-cell>
          <table:table-cell office:value-type="float" office:value="1618493280">
            <text:p>1618493280</text:p>
          </table:table-cell>
          <table:table-cell office:value-type="string">
            <text:p>15-04-2021 13:28:00</text:p>
          </table:table-cell>
        </table:table-row>
        <table:table-row table:style-name="ro1">
          <table:table-cell office:value-type="float" office:value="3583029">
            <text:p>358302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zT37U2ytP84vwkXje7ryiwesbRQj2JsrSkmeyt5YEKi8FM",50000000000]</text:p>
          </table:table-cell>
          <table:table-cell office:value-type="float" office:value="1618493472">
            <text:p>1618493472</text:p>
          </table:table-cell>
          <table:table-cell office:value-type="string">
            <text:p>15-04-2021 13:31:12</text:p>
          </table:table-cell>
        </table:table-row>
        <table:table-row table:style-name="ro1">
          <table:table-cell office:value-type="float" office:value="3583042">
            <text:p>358304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Fh5HKYRL3mu7tbrEMgBbTcE461b9mTxQkAyeBw1TQkd3uP",50000000000]</text:p>
          </table:table-cell>
          <table:table-cell office:value-type="float" office:value="1618493550">
            <text:p>1618493550</text:p>
          </table:table-cell>
          <table:table-cell office:value-type="string">
            <text:p>15-04-2021 13:32:30</text:p>
          </table:table-cell>
        </table:table-row>
        <table:table-row table:style-name="ro1">
          <table:table-cell office:value-type="float" office:value="3583076">
            <text:p>358307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bAnWTQGuFcyEerrUxBcbp3KxJ2hXCy7XZ2xJbuJFmX5Qyu",50000000000]</text:p>
          </table:table-cell>
          <table:table-cell office:value-type="float" office:value="1618493754">
            <text:p>1618493754</text:p>
          </table:table-cell>
          <table:table-cell office:value-type="string">
            <text:p>15-04-2021 13:35:54</text:p>
          </table:table-cell>
        </table:table-row>
        <table:table-row table:style-name="ro1">
          <table:table-cell office:value-type="float" office:value="3583083">
            <text:p>358308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dZzn3puBmuqM1PFDzaCUswYibpck7gUA3i9oXW5s3Gr5fv",50000000000]</text:p>
          </table:table-cell>
          <table:table-cell office:value-type="float" office:value="1618493796">
            <text:p>1618493796</text:p>
          </table:table-cell>
          <table:table-cell office:value-type="string">
            <text:p>15-04-2021 13:36:36</text:p>
          </table:table-cell>
        </table:table-row>
        <table:table-row table:style-name="ro1">
          <table:table-cell office:value-type="float" office:value="3583086">
            <text:p>35830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BZTQHqChtkmNKwX3QZjsudJExXw1oA18HGP3rsu8jFeXUR",50000000000]</text:p>
          </table:table-cell>
          <table:table-cell office:value-type="float" office:value="1618493814">
            <text:p>1618493814</text:p>
          </table:table-cell>
          <table:table-cell office:value-type="string">
            <text:p>15-04-2021 13:36:54</text:p>
          </table:table-cell>
        </table:table-row>
        <table:table-row table:style-name="ro1">
          <table:table-cell office:value-type="float" office:value="3583099">
            <text:p>35830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Focn45yQeMoiL3zuCyrZs2tvrZR1WntKbBBbHVj363Vfhu",50000000000]</text:p>
          </table:table-cell>
          <table:table-cell office:value-type="float" office:value="1618493892">
            <text:p>1618493892</text:p>
          </table:table-cell>
          <table:table-cell office:value-type="string">
            <text:p>15-04-2021 13:38:12</text:p>
          </table:table-cell>
        </table:table-row>
        <table:table-row table:style-name="ro1">
          <table:table-cell office:value-type="float" office:value="3583149">
            <text:p>358314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8Gut6aJjudnQsYfmznWqRG1L7KuERecLeMbaVf7zg2dmhL",50000000000]</text:p>
          </table:table-cell>
          <table:table-cell office:value-type="float" office:value="1618494192">
            <text:p>1618494192</text:p>
          </table:table-cell>
          <table:table-cell office:value-type="string">
            <text:p>15-04-2021 13:43:12</text:p>
          </table:table-cell>
        </table:table-row>
        <table:table-row table:style-name="ro1">
          <table:table-cell office:value-type="float" office:value="3583157">
            <text:p>3583157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Mhdh7vEqFGjYW2ddqVUNJk9CTf8XrvZc1cXDdNHVWp9pST",50000000000]</text:p>
          </table:table-cell>
          <table:table-cell office:value-type="float" office:value="1618494240">
            <text:p>1618494240</text:p>
          </table:table-cell>
          <table:table-cell office:value-type="string">
            <text:p>15-04-2021 13:44:00</text:p>
          </table:table-cell>
        </table:table-row>
        <table:table-row table:style-name="ro1">
          <table:table-cell office:value-type="float" office:value="3583171">
            <text:p>358317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VLNqf6nM4oBnYdeiKj3ZmUMForSJ8cjx1Tsc6kFynEm98k",50000000000]</text:p>
          </table:table-cell>
          <table:table-cell office:value-type="float" office:value="1618494324">
            <text:p>1618494324</text:p>
          </table:table-cell>
          <table:table-cell office:value-type="string">
            <text:p>15-04-2021 13:45:24</text:p>
          </table:table-cell>
        </table:table-row>
        <table:table-row table:style-name="ro1">
          <table:table-cell office:value-type="float" office:value="3583175">
            <text:p>358317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hQbjmDakvBVBKkCvWFshLha6gyC2dQurggur77Z1WWdfdd",50000000000]</text:p>
          </table:table-cell>
          <table:table-cell office:value-type="float" office:value="1618494348">
            <text:p>1618494348</text:p>
          </table:table-cell>
          <table:table-cell office:value-type="string">
            <text:p>15-04-2021 13:45:48</text:p>
          </table:table-cell>
        </table:table-row>
        <table:table-row table:style-name="ro1">
          <table:table-cell office:value-type="float" office:value="3583231">
            <text:p>35832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VVeFiGfMv3cVZfLtSYtwqmsjrh6vwLGxQxCsQhrGV8n45F",50000000000]</text:p>
          </table:table-cell>
          <table:table-cell office:value-type="float" office:value="1618494684">
            <text:p>1618494684</text:p>
          </table:table-cell>
          <table:table-cell office:value-type="string">
            <text:p>15-04-2021 13:51:24</text:p>
          </table:table-cell>
        </table:table-row>
        <table:table-row table:style-name="ro1">
          <table:table-cell office:value-type="float" office:value="3583243">
            <text:p>358324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tyNLB2erxHkG6ggXKmGNxp3Ms4FkHZAZEu6AuUVA9UdmPy",50000000000]</text:p>
          </table:table-cell>
          <table:table-cell office:value-type="float" office:value="1618494756">
            <text:p>1618494756</text:p>
          </table:table-cell>
          <table:table-cell office:value-type="string">
            <text:p>15-04-2021 13:52:36</text:p>
          </table:table-cell>
        </table:table-row>
        <table:table-row table:style-name="ro1">
          <table:table-cell office:value-type="float" office:value="3583256">
            <text:p>358325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UqjPJCBCjbSX5erjS7kSSWSyaRSQmxeKbgYK75uLdiqBgq",50000000000]</text:p>
          </table:table-cell>
          <table:table-cell office:value-type="float" office:value="1618494834">
            <text:p>1618494834</text:p>
          </table:table-cell>
          <table:table-cell office:value-type="string">
            <text:p>15-04-2021 13:53:54</text:p>
          </table:table-cell>
        </table:table-row>
        <table:table-row table:style-name="ro1">
          <table:table-cell office:value-type="float" office:value="3583262">
            <text:p>358326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6ZHoLHBUbjzKjcfHq19JG2CHMZWozNuUx4NSCB6DpqevSr",50000000000]</text:p>
          </table:table-cell>
          <table:table-cell office:value-type="float" office:value="1618494870">
            <text:p>1618494870</text:p>
          </table:table-cell>
          <table:table-cell office:value-type="string">
            <text:p>15-04-2021 13:54:30</text:p>
          </table:table-cell>
        </table:table-row>
        <table:table-row table:style-name="ro1">
          <table:table-cell office:value-type="float" office:value="3583286">
            <text:p>358328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gtrsMraTU2Bikp9rfjF8UZ2adNqQBGskVUVwEsfRWKUqA3",50000000000]</text:p>
          </table:table-cell>
          <table:table-cell office:value-type="float" office:value="1618495014">
            <text:p>1618495014</text:p>
          </table:table-cell>
          <table:table-cell office:value-type="string">
            <text:p>15-04-2021 13:56:54</text:p>
          </table:table-cell>
        </table:table-row>
        <table:table-row table:style-name="ro1">
          <table:table-cell office:value-type="float" office:value="3583303">
            <text:p>358330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GNC2dkSEwgYpj4juTxTdVGPjQQbq2pSJxDLSZ3pLn9a68",50000000000]</text:p>
          </table:table-cell>
          <table:table-cell office:value-type="float" office:value="1618495116">
            <text:p>1618495116</text:p>
          </table:table-cell>
          <table:table-cell office:value-type="string">
            <text:p>15-04-2021 13:58:36</text:p>
          </table:table-cell>
        </table:table-row>
        <table:table-row table:style-name="ro1">
          <table:table-cell office:value-type="float" office:value="3583312">
            <text:p>358331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n2vasRBtEBHig5YrFQvEALibLt8JTFT26JEieK5dLweeWQ",50000000000]</text:p>
          </table:table-cell>
          <table:table-cell office:value-type="float" office:value="1618495170">
            <text:p>1618495170</text:p>
          </table:table-cell>
          <table:table-cell office:value-type="string">
            <text:p>15-04-2021 13:59:30</text:p>
          </table:table-cell>
        </table:table-row>
        <table:table-row table:style-name="ro1">
          <table:table-cell office:value-type="float" office:value="3583336">
            <text:p>358333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FhN8cWQct5yDz8zf5hKVfxexyMuQJWhxwG2uLJNN2XqiuE",50000000000]</text:p>
          </table:table-cell>
          <table:table-cell office:value-type="float" office:value="1618495314">
            <text:p>1618495314</text:p>
          </table:table-cell>
          <table:table-cell office:value-type="string">
            <text:p>15-04-2021 14:01:54</text:p>
          </table:table-cell>
        </table:table-row>
        <table:table-row table:style-name="ro1">
          <table:table-cell office:value-type="float" office:value="3583349">
            <text:p>358334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jLdpc1akkwDx8hCgxetvWNoncNCRSRiT4BkTSGGSX2uoZW",50000000000]</text:p>
          </table:table-cell>
          <table:table-cell office:value-type="float" office:value="1618495392">
            <text:p>1618495392</text:p>
          </table:table-cell>
          <table:table-cell office:value-type="string">
            <text:p>15-04-2021 14:03:12</text:p>
          </table:table-cell>
        </table:table-row>
        <table:table-row table:style-name="ro1">
          <table:table-cell office:value-type="float" office:value="3583399">
            <text:p>35833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TTmi5TRdm3pRHW3VR5pwr4iFkPKGe8uRDmzxQNhXpDeMEt",50000000000]</text:p>
          </table:table-cell>
          <table:table-cell office:value-type="float" office:value="1618495692">
            <text:p>1618495692</text:p>
          </table:table-cell>
          <table:table-cell office:value-type="string">
            <text:p>15-04-2021 14:08:12</text:p>
          </table:table-cell>
        </table:table-row>
        <table:table-row table:style-name="ro1">
          <table:table-cell office:value-type="float" office:value="3583402">
            <text:p>358340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6by35YbTdLxkoW2bzymcuduyZQxvh4h2KkvwuXaztuTwBn",50000000000]</text:p>
          </table:table-cell>
          <table:table-cell office:value-type="float" office:value="1618495710">
            <text:p>1618495710</text:p>
          </table:table-cell>
          <table:table-cell office:value-type="string">
            <text:p>15-04-2021 14:08:30</text:p>
          </table:table-cell>
        </table:table-row>
        <table:table-row table:style-name="ro1">
          <table:table-cell office:value-type="float" office:value="3583411">
            <text:p>358341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qTGDVHSzytvN1ecvTo8LDNKamqWod2Zu4YMnHcFmGQu6pa9",50000000000]</text:p>
          </table:table-cell>
          <table:table-cell office:value-type="float" office:value="1618495764">
            <text:p>1618495764</text:p>
          </table:table-cell>
          <table:table-cell office:value-type="string">
            <text:p>15-04-2021 14:09:24</text:p>
          </table:table-cell>
        </table:table-row>
        <table:table-row table:style-name="ro1">
          <table:table-cell office:value-type="float" office:value="3583454">
            <text:p>35834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uesb4ide8KTbyzEkhWSYBgTKQxJfeUaikTSphtU6xTEfjH",50000000000]</text:p>
          </table:table-cell>
          <table:table-cell office:value-type="float" office:value="1618496022">
            <text:p>1618496022</text:p>
          </table:table-cell>
          <table:table-cell office:value-type="string">
            <text:p>15-04-2021 14:13:42</text:p>
          </table:table-cell>
        </table:table-row>
        <table:table-row table:style-name="ro1">
          <table:table-cell office:value-type="float" office:value="3583473">
            <text:p>358347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wFZvqzQWihV7VFoDD8oTT5QhgRqQLggCMSk8eCfpSJYW29",50000000000]</text:p>
          </table:table-cell>
          <table:table-cell office:value-type="float" office:value="1618496136">
            <text:p>1618496136</text:p>
          </table:table-cell>
          <table:table-cell office:value-type="string">
            <text:p>15-04-2021 14:15:36</text:p>
          </table:table-cell>
        </table:table-row>
        <table:table-row table:style-name="ro1">
          <table:table-cell office:value-type="float" office:value="3583482">
            <text:p>3583482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wsb5DvDJjQA6XERmU6ZutocWaoLyzZcmvWRk48BcJ9Bq2M",50000000000]</text:p>
          </table:table-cell>
          <table:table-cell office:value-type="float" office:value="1618496190">
            <text:p>1618496190</text:p>
          </table:table-cell>
          <table:table-cell office:value-type="string">
            <text:p>15-04-2021 14:16:30</text:p>
          </table:table-cell>
        </table:table-row>
        <table:table-row table:style-name="ro1">
          <table:table-cell office:value-type="float" office:value="3583496">
            <text:p>358349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kkS4pmZm7ZBAbRnkz4kVJVKBQcCtHT4x8FHgXvA9gw6dJc",50000000000]</text:p>
          </table:table-cell>
          <table:table-cell office:value-type="float" office:value="1618496274">
            <text:p>1618496274</text:p>
          </table:table-cell>
          <table:table-cell office:value-type="string">
            <text:p>15-04-2021 14:17:54</text:p>
          </table:table-cell>
        </table:table-row>
        <table:table-row table:style-name="ro1">
          <table:table-cell office:value-type="float" office:value="3583531">
            <text:p>358353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oKsz3zyMvMDaAop9STaeRHxoxQDdwxz1FNRWGeoGu4y9WLn",50000000000]</text:p>
          </table:table-cell>
          <table:table-cell office:value-type="float" office:value="1618496484">
            <text:p>1618496484</text:p>
          </table:table-cell>
          <table:table-cell office:value-type="string">
            <text:p>15-04-2021 14:21:24</text:p>
          </table:table-cell>
        </table:table-row>
        <table:table-row table:style-name="ro1">
          <table:table-cell office:value-type="float" office:value="3583539">
            <text:p>358353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3q3dgjh3YRFsR6EzzuhQWmoGv3THTG2p1eZUkquxBcbUwj",50000000000]</text:p>
          </table:table-cell>
          <table:table-cell office:value-type="float" office:value="1618496532">
            <text:p>1618496532</text:p>
          </table:table-cell>
          <table:table-cell office:value-type="string">
            <text:p>15-04-2021 14:22:12</text:p>
          </table:table-cell>
        </table:table-row>
        <table:table-row table:style-name="ro1">
          <table:table-cell office:value-type="float" office:value="3583554">
            <text:p>3583554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cPoXCb63neqtZ5NJVKwz4S2hA3Dtjzjd3ERfnLguTyEjmK",50000000000]</text:p>
          </table:table-cell>
          <table:table-cell office:value-type="float" office:value="1618496622">
            <text:p>1618496622</text:p>
          </table:table-cell>
          <table:table-cell office:value-type="string">
            <text:p>15-04-2021 14:23:42</text:p>
          </table:table-cell>
        </table:table-row>
        <table:table-row table:style-name="ro1">
          <table:table-cell office:value-type="float" office:value="3583558">
            <text:p>3583558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jHbrHRkPWMMGUwmqkeb9pCE2769yy55wExjCEVz5zJ7Aik",50000000000]</text:p>
          </table:table-cell>
          <table:table-cell office:value-type="float" office:value="1618496646">
            <text:p>1618496646</text:p>
          </table:table-cell>
          <table:table-cell office:value-type="string">
            <text:p>15-04-2021 14:24:06</text:p>
          </table:table-cell>
        </table:table-row>
        <table:table-row table:style-name="ro1">
          <table:table-cell office:value-type="float" office:value="3583563">
            <text:p>3583563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5U7k3QbDtn2K6NX6vttZaQBZsHK1pMuX6iCnjPX2WwMsor",50000000000]</text:p>
          </table:table-cell>
          <table:table-cell office:value-type="float" office:value="1618496676">
            <text:p>1618496676</text:p>
          </table:table-cell>
          <table:table-cell office:value-type="string">
            <text:p>15-04-2021 14:24:36</text:p>
          </table:table-cell>
        </table:table-row>
        <table:table-row table:style-name="ro1">
          <table:table-cell office:value-type="float" office:value="3583589">
            <text:p>358358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D1mvz7AeT3h2SxBCjPLQAAVnt96SMMSEudGuMqtW1dvG9Q",50000000000]</text:p>
          </table:table-cell>
          <table:table-cell office:value-type="float" office:value="1618496832">
            <text:p>1618496832</text:p>
          </table:table-cell>
          <table:table-cell office:value-type="string">
            <text:p>15-04-2021 14:27:12</text:p>
          </table:table-cell>
        </table:table-row>
        <table:table-row table:style-name="ro1">
          <table:table-cell office:value-type="float" office:value="3583590">
            <text:p>3583590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pKX7PHmdV1aqhWQ31mnwXq6CksksfzrahYS2azThXuCmikK",50000000000]</text:p>
          </table:table-cell>
          <table:table-cell office:value-type="float" office:value="1618496838">
            <text:p>1618496838</text:p>
          </table:table-cell>
          <table:table-cell office:value-type="string">
            <text:p>15-04-2021 14:27:18</text:p>
          </table:table-cell>
        </table:table-row>
        <table:table-row table:style-name="ro1">
          <table:table-cell office:value-type="float" office:value="3583699">
            <text:p>358369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rpQ6xgP2V5vurayKjvmaUsQ2QUP2eyCCxWSE7oTKEgS5ioq",50000000000]</text:p>
          </table:table-cell>
          <table:table-cell office:value-type="float" office:value="1618497492">
            <text:p>1618497492</text:p>
          </table:table-cell>
          <table:table-cell office:value-type="string">
            <text:p>15-04-2021 14:38:12</text:p>
          </table:table-cell>
        </table:table-row>
        <table:table-row table:style-name="ro1">
          <table:table-cell office:value-type="float" office:value="3583701">
            <text:p>3583701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wxM5wAkQQA2Hk6JGZHUybhU5nxUhHqTgbSqYoLhaSozDCx",50000000000]</text:p>
          </table:table-cell>
          <table:table-cell office:value-type="float" office:value="1618497504">
            <text:p>1618497504</text:p>
          </table:table-cell>
          <table:table-cell office:value-type="string">
            <text:p>15-04-2021 14:38:24</text:p>
          </table:table-cell>
        </table:table-row>
        <table:table-row table:style-name="ro1">
          <table:table-cell office:value-type="float" office:value="3583819">
            <text:p>3583819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D8qyELt4R8V32nML3iq4pbpx5Rd8SV57WE66cGj8dBAups",50000000000]</text:p>
          </table:table-cell>
          <table:table-cell office:value-type="float" office:value="1618498212">
            <text:p>1618498212</text:p>
          </table:table-cell>
          <table:table-cell office:value-type="string">
            <text:p>15-04-2021 14:50:12</text:p>
          </table:table-cell>
        </table:table-row>
        <table:table-row table:style-name="ro1">
          <table:table-cell office:value-type="float" office:value="3583825">
            <text:p>3583825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ta4LNcHKkbzXqxzxpq4K9jCtfvDbAWidQHVqiiCThgCPctP",50000000000]</text:p>
          </table:table-cell>
          <table:table-cell office:value-type="float" office:value="1618498248">
            <text:p>1618498248</text:p>
          </table:table-cell>
          <table:table-cell office:value-type="string">
            <text:p>15-04-2021 14:50:48</text:p>
          </table:table-cell>
        </table:table-row>
        <table:table-row table:style-name="ro1">
          <table:table-cell office:value-type="float" office:value="3583916">
            <text:p>3583916</text:p>
          </table:table-cell>
          <table:table-cell office:value-type="string">
            <text:p>faucets</text:p>
          </table:table-cell>
          <table:table-cell office:value-type="string">
            <text:p>Dripped</text:p>
          </table:table-cell>
          <table:table-cell office:value-type="string">
            <text:p>["3qpJ6wX49fMx2PGeVa7b6RRNt2cPZgibCgN3RzzCTNQNDie1","3sSaMVsutTruyhwTVmVWRqHQNXF3fFA19aj4UEYg1U4Kz7xG",50000000000]</text:p>
          </table:table-cell>
          <table:table-cell office:value-type="float" office:value="1618498794">
            <text:p>1618498794</text:p>
          </table:table-cell>
          <table:table-cell office:value-type="string">
            <text:p>15-04-2021 14:59: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15/04/2021</text:date>, <text:time>18:0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36" meta:object-count="0"/>
    <meta:generator>OpenOffice/4.1.9$Win32 OpenOffice.org_project/419m1$Build-9805</meta:generator>
  </office:meta>
</office:document-meta>
</file>